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04724" calcext:value-type="float">
            <text:p>0.404724</text:p>
          </table:table-cell>
          <table:table-cell office:value-type="float" office:value="0.346128" calcext:value-type="float">
            <text:p>0.346128</text:p>
          </table:table-cell>
          <table:table-cell office:value-type="float" office:value="5.17195" calcext:value-type="float">
            <text:p>5.17195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-1.83175E-018" calcext:value-type="float">
            <text:p>-1.83175E-18</text:p>
          </table:table-cell>
          <table:table-cell office:value-type="float" office:value="0.38084" calcext:value-type="float">
            <text:p>0.38084</text:p>
          </table:table-cell>
          <table:table-cell office:value-type="float" office:value="0.180083" calcext:value-type="float">
            <text:p>0.180083</text:p>
          </table:table-cell>
          <table:table-cell office:value-type="float" office:value="3.7051" calcext:value-type="float">
            <text:p>3.7051</text:p>
          </table:table-cell>
          <table:table-cell office:value-type="float" office:value="1.7315" calcext:value-type="float">
            <text:p>1.7315</text:p>
          </table:table-cell>
          <table:table-cell office:value-type="float" office:value="30.8839" calcext:value-type="float">
            <text:p>30.88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4569" calcext:value-type="float">
            <text:p>1.14569</text:p>
          </table:table-cell>
          <table:table-cell office:value-type="float" office:value="0.493669" calcext:value-type="float">
            <text:p>0.493669</text:p>
          </table:table-cell>
          <table:table-cell office:value-type="float" office:value="5.16826" calcext:value-type="float">
            <text:p>5.16826</text:p>
          </table:table-cell>
          <table:table-cell office:value-type="float" office:value="0.332732" calcext:value-type="float">
            <text:p>0.332732</text:p>
          </table:table-cell>
          <table:table-cell office:value-type="float" office:value="-0.0149901" calcext:value-type="float">
            <text:p>-0.0149901</text:p>
          </table:table-cell>
          <table:table-cell office:value-type="float" office:value="0.311308" calcext:value-type="float">
            <text:p>0.311308</text:p>
          </table:table-cell>
          <table:table-cell office:value-type="float" office:value="0.159389" calcext:value-type="float">
            <text:p>0.159389</text:p>
          </table:table-cell>
          <table:table-cell office:value-type="float" office:value="3.03065" calcext:value-type="float">
            <text:p>3.03065</text:p>
          </table:table-cell>
          <table:table-cell office:value-type="float" office:value="1.71539" calcext:value-type="float">
            <text:p>1.71539</text:p>
          </table:table-cell>
          <table:table-cell office:value-type="float" office:value="0.754818" calcext:value-type="float">
            <text:p>0.754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7611" calcext:value-type="float">
            <text:p>1.27611</text:p>
          </table:table-cell>
          <table:table-cell office:value-type="float" office:value="0.522206" calcext:value-type="float">
            <text:p>0.522206</text:p>
          </table:table-cell>
          <table:table-cell office:value-type="float" office:value="5.19601" calcext:value-type="float">
            <text:p>5.19601</text:p>
          </table:table-cell>
          <table:table-cell office:value-type="float" office:value="0.323328" calcext:value-type="float">
            <text:p>0.323328</text:p>
          </table:table-cell>
          <table:table-cell office:value-type="float" office:value="-0.0136454" calcext:value-type="float">
            <text:p>-0.0136454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0.143496" calcext:value-type="float">
            <text:p>0.143496</text:p>
          </table:table-cell>
          <table:table-cell office:value-type="float" office:value="2.62815" calcext:value-type="float">
            <text:p>2.62815</text:p>
          </table:table-cell>
          <table:table-cell office:value-type="float" office:value="1.69689" calcext:value-type="float">
            <text:p>1.69689</text:p>
          </table:table-cell>
          <table:table-cell office:value-type="float" office:value="1.83337" calcext:value-type="float">
            <text:p>1.833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0.609616" calcext:value-type="float">
            <text:p>0.609616</text:p>
          </table:table-cell>
          <table:table-cell office:value-type="float" office:value="5.21647" calcext:value-type="float">
            <text:p>5.21647</text:p>
          </table:table-cell>
          <table:table-cell office:value-type="float" office:value="0.266802" calcext:value-type="float">
            <text:p>0.266802</text:p>
          </table:table-cell>
          <table:table-cell office:value-type="float" office:value="-0.0288613" calcext:value-type="float">
            <text:p>-0.0288613</text:p>
          </table:table-cell>
          <table:table-cell office:value-type="float" office:value="0.248036" calcext:value-type="float">
            <text:p>0.248036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35187" calcext:value-type="float">
            <text:p>2.35187</text:p>
          </table:table-cell>
          <table:table-cell office:value-type="float" office:value="1.63463" calcext:value-type="float">
            <text:p>1.63463</text:p>
          </table:table-cell>
          <table:table-cell office:value-type="float" office:value="0.695221" calcext:value-type="float">
            <text:p>0.6952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81555" calcext:value-type="float">
            <text:p>1.81555</text:p>
          </table:table-cell>
          <table:table-cell office:value-type="float" office:value="0.568" calcext:value-type="float">
            <text:p>0.568</text:p>
          </table:table-cell>
          <table:table-cell office:value-type="float" office:value="5.42159" calcext:value-type="float">
            <text:p>5.42159</text:p>
          </table:table-cell>
          <table:table-cell office:value-type="float" office:value="0.0330166" calcext:value-type="float">
            <text:p>0.0330166</text:p>
          </table:table-cell>
          <table:table-cell office:value-type="float" office:value="-0.0823967" calcext:value-type="float">
            <text:p>-0.0823967</text:p>
          </table:table-cell>
          <table:table-cell office:value-type="float" office:value="0.229024" calcext:value-type="float">
            <text:p>0.229024</text:p>
          </table:table-cell>
          <table:table-cell office:value-type="float" office:value="0.118054" calcext:value-type="float">
            <text:p>0.118054</text:p>
          </table:table-cell>
          <table:table-cell office:value-type="float" office:value="2.14885" calcext:value-type="float">
            <text:p>2.14885</text:p>
          </table:table-cell>
          <table:table-cell office:value-type="float" office:value="1.4935" calcext:value-type="float">
            <text:p>1.4935</text:p>
          </table:table-cell>
          <table:table-cell office:value-type="float" office:value="1.56253" calcext:value-type="float">
            <text:p>1.562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168" calcext:value-type="float">
            <text:p>2.1168</text:p>
          </table:table-cell>
          <table:table-cell office:value-type="float" office:value="0.600688" calcext:value-type="float">
            <text:p>0.600688</text:p>
          </table:table-cell>
          <table:table-cell office:value-type="float" office:value="5.44075" calcext:value-type="float">
            <text:p>5.44075</text:p>
          </table:table-cell>
          <table:table-cell office:value-type="float" office:value="0.0504586" calcext:value-type="float">
            <text:p>0.0504586</text:p>
          </table:table-cell>
          <table:table-cell office:value-type="float" office:value="-0.0450869" calcext:value-type="float">
            <text:p>-0.0450869</text:p>
          </table:table-cell>
          <table:table-cell office:value-type="float" office:value="0.212655" calcext:value-type="float">
            <text:p>0.212655</text:p>
          </table:table-cell>
          <table:table-cell office:value-type="float" office:value="0.109305" calcext:value-type="float">
            <text:p>0.109305</text:p>
          </table:table-cell>
          <table:table-cell office:value-type="float" office:value="1.99146" calcext:value-type="float">
            <text:p>1.99146</text:p>
          </table:table-cell>
          <table:table-cell office:value-type="float" office:value="1.3856" calcext:value-type="float">
            <text:p>1.3856</text:p>
          </table:table-cell>
          <table:table-cell office:value-type="float" office:value="0.494668" calcext:value-type="float">
            <text:p>0.4946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3829" calcext:value-type="float">
            <text:p>2.33829</text:p>
          </table:table-cell>
          <table:table-cell office:value-type="float" office:value="0.640163" calcext:value-type="float">
            <text:p>0.640163</text:p>
          </table:table-cell>
          <table:table-cell office:value-type="float" office:value="5.29518" calcext:value-type="float">
            <text:p>5.29518</text:p>
          </table:table-cell>
          <table:table-cell office:value-type="float" office:value="0.0894119" calcext:value-type="float">
            <text:p>0.0894119</text:p>
          </table:table-cell>
          <table:table-cell office:value-type="float" office:value="-0.0359036" calcext:value-type="float">
            <text:p>-0.0359036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102944" calcext:value-type="float">
            <text:p>0.102944</text:p>
          </table:table-cell>
          <table:table-cell office:value-type="float" office:value="1.86305" calcext:value-type="float">
            <text:p>1.86305</text:p>
          </table:table-cell>
          <table:table-cell office:value-type="float" office:value="1.30469" calcext:value-type="float">
            <text:p>1.30469</text:p>
          </table:table-cell>
          <table:table-cell office:value-type="float" office:value="2.32164" calcext:value-type="float">
            <text:p>2.32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1301" calcext:value-type="float">
            <text:p>2.61301</text:p>
          </table:table-cell>
          <table:table-cell office:value-type="float" office:value="0.663942" calcext:value-type="float">
            <text:p>0.663942</text:p>
          </table:table-cell>
          <table:table-cell office:value-type="float" office:value="5.30836" calcext:value-type="float">
            <text:p>5.30836</text:p>
          </table:table-cell>
          <table:table-cell office:value-type="float" office:value="0.0837838" calcext:value-type="float">
            <text:p>0.0837838</text:p>
          </table:table-cell>
          <table:table-cell office:value-type="float" office:value="-0.0457856" calcext:value-type="float">
            <text:p>-0.0457856</text:p>
          </table:table-cell>
          <table:table-cell office:value-type="float" office:value="0.190774" calcext:value-type="float">
            <text:p>0.190774</text:p>
          </table:table-cell>
          <table:table-cell office:value-type="float" office:value="0.09876" calcext:value-type="float">
            <text:p>0.09876</text:p>
          </table:table-cell>
          <table:table-cell office:value-type="float" office:value="1.75678" calcext:value-type="float">
            <text:p>1.75678</text:p>
          </table:table-cell>
          <table:table-cell office:value-type="float" office:value="1.23657" calcext:value-type="float">
            <text:p>1.23657</text:p>
          </table:table-cell>
          <table:table-cell office:value-type="float" office:value="0.104782" calcext:value-type="float">
            <text:p>0.1047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8258" calcext:value-type="float">
            <text:p>2.88258</text:p>
          </table:table-cell>
          <table:table-cell office:value-type="float" office:value="0.657068" calcext:value-type="float">
            <text:p>0.657068</text:p>
          </table:table-cell>
          <table:table-cell office:value-type="float" office:value="5.32871" calcext:value-type="float">
            <text:p>5.32871</text:p>
          </table:table-cell>
          <table:table-cell office:value-type="float" office:value="0.041558" calcext:value-type="float">
            <text:p>0.041558</text:p>
          </table:table-cell>
          <table:table-cell office:value-type="float" office:value="-0.182619" calcext:value-type="float">
            <text:p>-0.182619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0.0947326" calcext:value-type="float">
            <text:p>0.0947326</text:p>
          </table:table-cell>
          <table:table-cell office:value-type="float" office:value="1.66715" calcext:value-type="float">
            <text:p>1.66715</text:p>
          </table:table-cell>
          <table:table-cell office:value-type="float" office:value="1.17396" calcext:value-type="float">
            <text:p>1.17396</text:p>
          </table:table-cell>
          <table:table-cell office:value-type="float" office:value="0.128371" calcext:value-type="float">
            <text:p>0.1283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1843" calcext:value-type="float">
            <text:p>3.11843</text:p>
          </table:table-cell>
          <table:table-cell office:value-type="float" office:value="0.659183" calcext:value-type="float">
            <text:p>0.659183</text:p>
          </table:table-cell>
          <table:table-cell office:value-type="float" office:value="5.29927" calcext:value-type="float">
            <text:p>5.29927</text:p>
          </table:table-cell>
          <table:table-cell office:value-type="float" office:value="0.0307657" calcext:value-type="float">
            <text:p>0.0307657</text:p>
          </table:table-cell>
          <table:table-cell office:value-type="float" office:value="-0.193963" calcext:value-type="float">
            <text:p>-0.193963</text:p>
          </table:table-cell>
          <table:table-cell office:value-type="float" office:value="0.17508" calcext:value-type="float">
            <text:p>0.17508</text:p>
          </table:table-cell>
          <table:table-cell office:value-type="float" office:value="0.0912039" calcext:value-type="float">
            <text:p>0.0912039</text:p>
          </table:table-cell>
          <table:table-cell office:value-type="float" office:value="1.58988" calcext:value-type="float">
            <text:p>1.58988</text:p>
          </table:table-cell>
          <table:table-cell office:value-type="float" office:value="1.11949" calcext:value-type="float">
            <text:p>1.11949</text:p>
          </table:table-cell>
          <table:table-cell office:value-type="float" office:value="0.65992" calcext:value-type="float">
            <text:p>0.659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0789" calcext:value-type="float">
            <text:p>3.40789</text:p>
          </table:table-cell>
          <table:table-cell office:value-type="float" office:value="0.554198" calcext:value-type="float">
            <text:p>0.554198</text:p>
          </table:table-cell>
          <table:table-cell office:value-type="float" office:value="5.37229" calcext:value-type="float">
            <text:p>5.37229</text:p>
          </table:table-cell>
          <table:table-cell office:value-type="float" office:value="-0.1295" calcext:value-type="float">
            <text:p>-0.1295</text:p>
          </table:table-cell>
          <table:table-cell office:value-type="float" office:value="-0.684304" calcext:value-type="float">
            <text:p>-0.684304</text:p>
          </table:table-cell>
          <table:table-cell office:value-type="float" office:value="0.168256" calcext:value-type="float">
            <text:p>0.168256</text:p>
          </table:table-cell>
          <table:table-cell office:value-type="float" office:value="0.0895313" calcext:value-type="float">
            <text:p>0.0895313</text:p>
          </table:table-cell>
          <table:table-cell office:value-type="float" office:value="1.52271" calcext:value-type="float">
            <text:p>1.52271</text:p>
          </table:table-cell>
          <table:table-cell office:value-type="float" office:value="1.09716" calcext:value-type="float">
            <text:p>1.09716</text:p>
          </table:table-cell>
          <table:table-cell office:value-type="float" office:value="1.91062" calcext:value-type="float">
            <text:p>1.91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71376" calcext:value-type="float">
            <text:p>3.71376</text:p>
          </table:table-cell>
          <table:table-cell office:value-type="float" office:value="0.44259" calcext:value-type="float">
            <text:p>0.44259</text:p>
          </table:table-cell>
          <table:table-cell office:value-type="float" office:value="5.45148" calcext:value-type="float">
            <text:p>5.45148</text:p>
          </table:table-cell>
          <table:table-cell office:value-type="float" office:value="-0.261402" calcext:value-type="float">
            <text:p>-0.261402</text:p>
          </table:table-cell>
          <table:table-cell office:value-type="float" office:value="-0.975495" calcext:value-type="float">
            <text:p>-0.975495</text:p>
          </table:table-cell>
          <table:table-cell office:value-type="float" office:value="0.161659" calcext:value-type="float">
            <text:p>0.161659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1.46314" calcext:value-type="float">
            <text:p>1.46314</text:p>
          </table:table-cell>
          <table:table-cell office:value-type="float" office:value="1.13825" calcext:value-type="float">
            <text:p>1.13825</text:p>
          </table:table-cell>
          <table:table-cell office:value-type="float" office:value="2.96289" calcext:value-type="float">
            <text:p>2.962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9368" calcext:value-type="float">
            <text:p>3.99368</text:p>
          </table:table-cell>
          <table:table-cell office:value-type="float" office:value="0.532761" calcext:value-type="float">
            <text:p>0.532761</text:p>
          </table:table-cell>
          <table:table-cell office:value-type="float" office:value="5.44884" calcext:value-type="float">
            <text:p>5.44884</text:p>
          </table:table-cell>
          <table:table-cell office:value-type="float" office:value="-0.103436" calcext:value-type="float">
            <text:p>-0.103436</text:p>
          </table:table-cell>
          <table:table-cell office:value-type="float" office:value="-0.376046" calcext:value-type="float">
            <text:p>-0.376046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00637" calcext:value-type="float">
            <text:p>0.100637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1.11384" calcext:value-type="float">
            <text:p>1.11384</text:p>
          </table:table-cell>
          <table:table-cell office:value-type="float" office:value="3.82942" calcext:value-type="float">
            <text:p>3.829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7008" calcext:value-type="float">
            <text:p>4.27008</text:p>
          </table:table-cell>
          <table:table-cell office:value-type="float" office:value="0.527307" calcext:value-type="float">
            <text:p>0.527307</text:p>
          </table:table-cell>
          <table:table-cell office:value-type="float" office:value="5.44412" calcext:value-type="float">
            <text:p>5.44412</text:p>
          </table:table-cell>
          <table:table-cell office:value-type="float" office:value="-0.0968305" calcext:value-type="float">
            <text:p>-0.0968305</text:p>
          </table:table-cell>
          <table:table-cell office:value-type="float" office:value="-0.310995" calcext:value-type="float">
            <text:p>-0.310995</text:p>
          </table:table-cell>
          <table:table-cell office:value-type="float" office:value="0.150809" calcext:value-type="float">
            <text:p>0.150809</text:p>
          </table:table-cell>
          <table:table-cell office:value-type="float" office:value="0.101897" calcext:value-type="float">
            <text:p>0.101897</text:p>
          </table:table-cell>
          <table:table-cell office:value-type="float" office:value="1.36481" calcext:value-type="float">
            <text:p>1.36481</text:p>
          </table:table-cell>
          <table:table-cell office:value-type="float" office:value="1.09175" calcext:value-type="float">
            <text:p>1.09175</text:p>
          </table:table-cell>
          <table:table-cell office:value-type="float" office:value="0.256411" calcext:value-type="float">
            <text:p>0.2564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2954" calcext:value-type="float">
            <text:p>4.52954</text:p>
          </table:table-cell>
          <table:table-cell office:value-type="float" office:value="0.567283" calcext:value-type="float">
            <text:p>0.567283</text:p>
          </table:table-cell>
          <table:table-cell office:value-type="float" office:value="5.35786" calcext:value-type="float">
            <text:p>5.35786</text:p>
          </table:table-cell>
          <table:table-cell office:value-type="float" office:value="-0.050042" calcext:value-type="float">
            <text:p>-0.050042</text:p>
          </table:table-cell>
          <table:table-cell office:value-type="float" office:value="-0.16724" calcext:value-type="float">
            <text:p>-0.16724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0.101097" calcext:value-type="float">
            <text:p>0.101097</text:p>
          </table:table-cell>
          <table:table-cell office:value-type="float" office:value="1.32217" calcext:value-type="float">
            <text:p>1.32217</text:p>
          </table:table-cell>
          <table:table-cell office:value-type="float" office:value="1.06393" calcext:value-type="float">
            <text:p>1.06393</text:p>
          </table:table-cell>
          <table:table-cell office:value-type="float" office:value="1.37639" calcext:value-type="float">
            <text:p>1.376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1731" calcext:value-type="float">
            <text:p>4.71731</text:p>
          </table:table-cell>
          <table:table-cell office:value-type="float" office:value="0.682093" calcext:value-type="float">
            <text:p>0.682093</text:p>
          </table:table-cell>
          <table:table-cell office:value-type="float" office:value="5.18863" calcext:value-type="float">
            <text:p>5.18863</text:p>
          </table:table-cell>
          <table:table-cell office:value-type="float" office:value="0.0623911" calcext:value-type="float">
            <text:p>0.0623911</text:p>
          </table:table-cell>
          <table:table-cell office:value-type="float" office:value="0.09365" calcext:value-type="float">
            <text:p>0.09365</text:p>
          </table:table-cell>
          <table:table-cell office:value-type="float" office:value="0.142186" calcext:value-type="float">
            <text:p>0.142186</text:p>
          </table:table-cell>
          <table:table-cell office:value-type="float" office:value="0.0981471" calcext:value-type="float">
            <text:p>0.0981471</text:p>
          </table:table-cell>
          <table:table-cell office:value-type="float" office:value="1.28269" calcext:value-type="float">
            <text:p>1.28269</text:p>
          </table:table-cell>
          <table:table-cell office:value-type="float" office:value="1.03235" calcext:value-type="float">
            <text:p>1.03235</text:p>
          </table:table-cell>
          <table:table-cell office:value-type="float" office:value="10.566" calcext:value-type="float">
            <text:p>10.5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6929" calcext:value-type="float">
            <text:p>4.96929</text:p>
          </table:table-cell>
          <table:table-cell office:value-type="float" office:value="0.681488" calcext:value-type="float">
            <text:p>0.681488</text:p>
          </table:table-cell>
          <table:table-cell office:value-type="float" office:value="5.11416" calcext:value-type="float">
            <text:p>5.11416</text:p>
          </table:table-cell>
          <table:table-cell office:value-type="float" office:value="0.0521703" calcext:value-type="float">
            <text:p>0.0521703</text:p>
          </table:table-cell>
          <table:table-cell office:value-type="float" office:value="0.0656321" calcext:value-type="float">
            <text:p>0.0656321</text:p>
          </table:table-cell>
          <table:table-cell office:value-type="float" office:value="0.138567" calcext:value-type="float">
            <text:p>0.138567</text:p>
          </table:table-cell>
          <table:table-cell office:value-type="float" office:value="0.0953827" calcext:value-type="float">
            <text:p>0.095382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1.00327" calcext:value-type="float">
            <text:p>1.00327</text:p>
          </table:table-cell>
          <table:table-cell office:value-type="float" office:value="1.62558" calcext:value-type="float">
            <text:p>1.625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2723" calcext:value-type="float">
            <text:p>5.2723</text:p>
          </table:table-cell>
          <table:table-cell office:value-type="float" office:value="0.673378" calcext:value-type="float">
            <text:p>0.673378</text:p>
          </table:table-cell>
          <table:table-cell office:value-type="float" office:value="5.18805" calcext:value-type="float">
            <text:p>5.18805</text:p>
          </table:table-cell>
          <table:table-cell office:value-type="float" office:value="0.0350994" calcext:value-type="float">
            <text:p>0.0350994</text:p>
          </table:table-cell>
          <table:table-cell office:value-type="float" office:value="0.0272166" calcext:value-type="float">
            <text:p>0.0272166</text:p>
          </table:table-cell>
          <table:table-cell office:value-type="float" office:value="0.134871" calcext:value-type="float">
            <text:p>0.134871</text:p>
          </table:table-cell>
          <table:table-cell office:value-type="float" office:value="0.0929619" calcext:value-type="float">
            <text:p>0.0929619</text:p>
          </table:table-cell>
          <table:table-cell office:value-type="float" office:value="1.21341" calcext:value-type="float">
            <text:p>1.21341</text:p>
          </table:table-cell>
          <table:table-cell office:value-type="float" office:value="0.976912" calcext:value-type="float">
            <text:p>0.976912</text:p>
          </table:table-cell>
          <table:table-cell office:value-type="float" office:value="3.29112" calcext:value-type="float">
            <text:p>3.291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321" calcext:value-type="float">
            <text:p>5.5321</text:p>
          </table:table-cell>
          <table:table-cell office:value-type="float" office:value="0.679479" calcext:value-type="float">
            <text:p>0.679479</text:p>
          </table:table-cell>
          <table:table-cell office:value-type="float" office:value="5.24867" calcext:value-type="float">
            <text:p>5.24867</text:p>
          </table:table-cell>
          <table:table-cell office:value-type="float" office:value="0.0352212" calcext:value-type="float">
            <text:p>0.0352212</text:p>
          </table:table-cell>
          <table:table-cell office:value-type="float" office:value="0.0246422" calcext:value-type="float">
            <text:p>0.0246422</text:p>
          </table:table-cell>
          <table:table-cell office:value-type="float" office:value="0.131457" calcext:value-type="float">
            <text:p>0.131457</text:p>
          </table:table-cell>
          <table:table-cell office:value-type="float" office:value="0.0908697" calcext:value-type="float">
            <text:p>0.0908697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0.95279" calcext:value-type="float">
            <text:p>0.95279</text:p>
          </table:table-cell>
          <table:table-cell office:value-type="float" office:value="1.6788" calcext:value-type="float">
            <text:p>1.67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2952" calcext:value-type="float">
            <text:p>5.82952</text:p>
          </table:table-cell>
          <table:table-cell office:value-type="float" office:value="0.691702" calcext:value-type="float">
            <text:p>0.691702</text:p>
          </table:table-cell>
          <table:table-cell office:value-type="float" office:value="5.30026" calcext:value-type="float">
            <text:p>5.30026</text:p>
          </table:table-cell>
          <table:table-cell office:value-type="float" office:value="0.03677" calcext:value-type="float">
            <text:p>0.03677</text:p>
          </table:table-cell>
          <table:table-cell office:value-type="float" office:value="0.0252481" calcext:value-type="float">
            <text:p>0.0252481</text:p>
          </table:table-cell>
          <table:table-cell office:value-type="float" office:value="0.128604" calcext:value-type="float">
            <text:p>0.128604</text:p>
          </table:table-cell>
          <table:table-cell office:value-type="float" office:value="0.0890342" calcext:value-type="float">
            <text:p>0.0890342</text:p>
          </table:table-cell>
          <table:table-cell office:value-type="float" office:value="1.1547" calcext:value-type="float">
            <text:p>1.1547</text:p>
          </table:table-cell>
          <table:table-cell office:value-type="float" office:value="0.930641" calcext:value-type="float">
            <text:p>0.930641</text:p>
          </table:table-cell>
          <table:table-cell office:value-type="float" office:value="1.97088" calcext:value-type="float">
            <text:p>1.9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7248" calcext:value-type="float">
            <text:p>6.07248</text:p>
          </table:table-cell>
          <table:table-cell office:value-type="float" office:value="0.617114" calcext:value-type="float">
            <text:p>0.617114</text:p>
          </table:table-cell>
          <table:table-cell office:value-type="float" office:value="5.19829" calcext:value-type="float">
            <text:p>5.19829</text:p>
          </table:table-cell>
          <table:table-cell office:value-type="float" office:value="-0.020969" calcext:value-type="float">
            <text:p>-0.020969</text:p>
          </table:table-cell>
          <table:table-cell office:value-type="float" office:value="-0.0708539" calcext:value-type="float">
            <text:p>-0.0708539</text:p>
          </table:table-cell>
          <table:table-cell office:value-type="float" office:value="0.125772" calcext:value-type="float">
            <text:p>0.125772</text:p>
          </table:table-cell>
          <table:table-cell office:value-type="float" office:value="0.0913304" calcext:value-type="float">
            <text:p>0.0913304</text:p>
          </table:table-cell>
          <table:table-cell office:value-type="float" office:value="1.12819" calcext:value-type="float">
            <text:p>1.12819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3.85874" calcext:value-type="float">
            <text:p>3.858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2797" calcext:value-type="float">
            <text:p>6.32797</text:p>
          </table:table-cell>
          <table:table-cell office:value-type="float" office:value="0.730974" calcext:value-type="float">
            <text:p>0.730974</text:p>
          </table:table-cell>
          <table:table-cell office:value-type="float" office:value="5.18428" calcext:value-type="float">
            <text:p>5.18428</text:p>
          </table:table-cell>
          <table:table-cell office:value-type="float" office:value="0.0551308" calcext:value-type="float">
            <text:p>0.0551308</text:p>
          </table:table-cell>
          <table:table-cell office:value-type="float" office:value="0.0525203" calcext:value-type="float">
            <text:p>0.0525203</text:p>
          </table:table-cell>
          <table:table-cell office:value-type="float" office:value="0.123111" calcext:value-type="float">
            <text:p>0.123111</text:p>
          </table:table-cell>
          <table:table-cell office:value-type="float" office:value="0.089676" calcext:value-type="float">
            <text:p>0.089676</text:p>
          </table:table-cell>
          <table:table-cell office:value-type="float" office:value="1.10341" calcext:value-type="float">
            <text:p>1.10341</text:p>
          </table:table-cell>
          <table:table-cell office:value-type="float" office:value="0.896454" calcext:value-type="float">
            <text:p>0.896454</text:p>
          </table:table-cell>
          <table:table-cell office:value-type="float" office:value="3.27677" calcext:value-type="float">
            <text:p>3.276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7792" calcext:value-type="float">
            <text:p>6.57792</text:p>
          </table:table-cell>
          <table:table-cell office:value-type="float" office:value="0.764233" calcext:value-type="float">
            <text:p>0.764233</text:p>
          </table:table-cell>
          <table:table-cell office:value-type="float" office:value="5.13914" calcext:value-type="float">
            <text:p>5.13914</text:p>
          </table:table-cell>
          <table:table-cell office:value-type="float" office:value="0.0697035" calcext:value-type="float">
            <text:p>0.0697035</text:p>
          </table:table-cell>
          <table:table-cell office:value-type="float" office:value="0.0702726" calcext:value-type="float">
            <text:p>0.0702726</text:p>
          </table:table-cell>
          <table:table-cell office:value-type="float" office:value="0.120568" calcext:value-type="float">
            <text:p>0.120568</text:p>
          </table:table-cell>
          <table:table-cell office:value-type="float" office:value="0.0879776" calcext:value-type="float">
            <text:p>0.0879776</text:p>
          </table:table-cell>
          <table:table-cell office:value-type="float" office:value="1.08018" calcext:value-type="float">
            <text:p>1.08018</text:p>
          </table:table-cell>
          <table:table-cell office:value-type="float" office:value="0.877983" calcext:value-type="float">
            <text:p>0.877983</text:p>
          </table:table-cell>
          <table:table-cell office:value-type="float" office:value="0.376044" calcext:value-type="float">
            <text:p>0.3760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267" calcext:value-type="float">
            <text:p>6.8267</text:p>
          </table:table-cell>
          <table:table-cell office:value-type="float" office:value="0.759564" calcext:value-type="float">
            <text:p>0.759564</text:p>
          </table:table-cell>
          <table:table-cell office:value-type="float" office:value="5.12935" calcext:value-type="float">
            <text:p>5.12935</text:p>
          </table:table-cell>
          <table:table-cell office:value-type="float" office:value="0.0595472" calcext:value-type="float">
            <text:p>0.0595472</text:p>
          </table:table-cell>
          <table:table-cell office:value-type="float" office:value="0.0509389" calcext:value-type="float">
            <text:p>0.0509389</text:p>
          </table:table-cell>
          <table:table-cell office:value-type="float" office:value="0.118144" calcext:value-type="float">
            <text:p>0.118144</text:p>
          </table:table-cell>
          <table:table-cell office:value-type="float" office:value="0.0869885" calcext:value-type="float">
            <text:p>0.0869885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0.861417" calcext:value-type="float">
            <text:p>0.861417</text:p>
          </table:table-cell>
          <table:table-cell office:value-type="float" office:value="0.240352" calcext:value-type="float">
            <text:p>0.2403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875" calcext:value-type="float">
            <text:p>7.06875</text:p>
          </table:table-cell>
          <table:table-cell office:value-type="float" office:value="0.744037" calcext:value-type="float">
            <text:p>0.744037</text:p>
          </table:table-cell>
          <table:table-cell office:value-type="float" office:value="5.01444" calcext:value-type="float">
            <text:p>5.01444</text:p>
          </table:table-cell>
          <table:table-cell office:value-type="float" office:value="0.0438202" calcext:value-type="float">
            <text:p>0.0438202</text:p>
          </table:table-cell>
          <table:table-cell office:value-type="float" office:value="0.0259016" calcext:value-type="float">
            <text:p>0.0259016</text:p>
          </table:table-cell>
          <table:table-cell office:value-type="float" office:value="0.115856" calcext:value-type="float">
            <text:p>0.115856</text:p>
          </table:table-cell>
          <table:table-cell office:value-type="float" office:value="0.0875929" calcext:value-type="float">
            <text:p>0.0875929</text:p>
          </table:table-cell>
          <table:table-cell office:value-type="float" office:value="1.03806" calcext:value-type="float">
            <text:p>1.03806</text:p>
          </table:table-cell>
          <table:table-cell office:value-type="float" office:value="0.847531" calcext:value-type="float">
            <text:p>0.847531</text:p>
          </table:table-cell>
          <table:table-cell office:value-type="float" office:value="2.72528" calcext:value-type="float">
            <text:p>2.725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8733" calcext:value-type="float">
            <text:p>7.28733</text:p>
          </table:table-cell>
          <table:table-cell office:value-type="float" office:value="0.826349" calcext:value-type="float">
            <text:p>0.826349</text:p>
          </table:table-cell>
          <table:table-cell office:value-type="float" office:value="4.96963" calcext:value-type="float">
            <text:p>4.96963</text:p>
          </table:table-cell>
          <table:table-cell office:value-type="float" office:value="0.0866258" calcext:value-type="float">
            <text:p>0.0866258</text:p>
          </table:table-cell>
          <table:table-cell office:value-type="float" office:value="0.0806423" calcext:value-type="float">
            <text:p>0.0806423</text:p>
          </table:table-cell>
          <table:table-cell office:value-type="float" office:value="0.113999" calcext:value-type="float">
            <text:p>0.113999</text:p>
          </table:table-cell>
          <table:table-cell office:value-type="float" office:value="0.0864718" calcext:value-type="float">
            <text:p>0.0864718</text:p>
          </table:table-cell>
          <table:table-cell office:value-type="float" office:value="1.01917" calcext:value-type="float">
            <text:p>1.01917</text:p>
          </table:table-cell>
          <table:table-cell office:value-type="float" office:value="0.832476" calcext:value-type="float">
            <text:p>0.832476</text:p>
          </table:table-cell>
          <table:table-cell office:value-type="float" office:value="2.38424" calcext:value-type="float">
            <text:p>2.384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58273" calcext:value-type="float">
            <text:p>7.58273</text:p>
          </table:table-cell>
          <table:table-cell office:value-type="float" office:value="0.83835" calcext:value-type="float">
            <text:p>0.83835</text:p>
          </table:table-cell>
          <table:table-cell office:value-type="float" office:value="5.13732" calcext:value-type="float">
            <text:p>5.13732</text:p>
          </table:table-cell>
          <table:table-cell office:value-type="float" office:value="0.0833725" calcext:value-type="float">
            <text:p>0.0833725</text:p>
          </table:table-cell>
          <table:table-cell office:value-type="float" office:value="0.0710143" calcext:value-type="float">
            <text:p>0.0710143</text:p>
          </table:table-cell>
          <table:table-cell office:value-type="float" office:value="0.111947" calcext:value-type="float">
            <text:p>0.111947</text:p>
          </table:table-cell>
          <table:table-cell office:value-type="float" office:value="0.0859118" calcext:value-type="float">
            <text:p>0.0859118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818698" calcext:value-type="float">
            <text:p>0.818698</text:p>
          </table:table-cell>
          <table:table-cell office:value-type="float" office:value="4.96683" calcext:value-type="float">
            <text:p>4.96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3541" calcext:value-type="float">
            <text:p>7.83541</text:p>
          </table:table-cell>
          <table:table-cell office:value-type="float" office:value="0.814173" calcext:value-type="float">
            <text:p>0.814173</text:p>
          </table:table-cell>
          <table:table-cell office:value-type="float" office:value="5.13034" calcext:value-type="float">
            <text:p>5.13034</text:p>
          </table:table-cell>
          <table:table-cell office:value-type="float" office:value="0.0626317" calcext:value-type="float">
            <text:p>0.0626317</text:p>
          </table:table-cell>
          <table:table-cell office:value-type="float" office:value="0.0410246" calcext:value-type="float">
            <text:p>0.0410246</text:p>
          </table:table-cell>
          <table:table-cell office:value-type="float" office:value="0.110007" calcext:value-type="float">
            <text:p>0.110007</text:p>
          </table:table-cell>
          <table:table-cell office:value-type="float" office:value="0.0876856" calcext:value-type="float">
            <text:p>0.0876856</text:p>
          </table:table-cell>
          <table:table-cell office:value-type="float" office:value="0.983408" calcext:value-type="float">
            <text:p>0.983408</text:p>
          </table:table-cell>
          <table:table-cell office:value-type="float" office:value="0.807735" calcext:value-type="float">
            <text:p>0.807735</text:p>
          </table:table-cell>
          <table:table-cell office:value-type="float" office:value="0.639575" calcext:value-type="float">
            <text:p>0.6395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8408" calcext:value-type="float">
            <text:p>8.08408</text:p>
          </table:table-cell>
          <table:table-cell office:value-type="float" office:value="0.832905" calcext:value-type="float">
            <text:p>0.832905</text:p>
          </table:table-cell>
          <table:table-cell office:value-type="float" office:value="5.04445" calcext:value-type="float">
            <text:p>5.04445</text:p>
          </table:table-cell>
          <table:table-cell office:value-type="float" office:value="0.0658618" calcext:value-type="float">
            <text:p>0.0658618</text:p>
          </table:table-cell>
          <table:table-cell office:value-type="float" office:value="0.0421099" calcext:value-type="float">
            <text:p>0.0421099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0.0902307" calcext:value-type="float">
            <text:p>0.0902307</text:p>
          </table:table-cell>
          <table:table-cell office:value-type="float" office:value="0.966932" calcext:value-type="float">
            <text:p>0.966932</text:p>
          </table:table-cell>
          <table:table-cell office:value-type="float" office:value="0.798028" calcext:value-type="float">
            <text:p>0.798028</text:p>
          </table:table-cell>
          <table:table-cell office:value-type="float" office:value="2.3154" calcext:value-type="float">
            <text:p>2.31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2201" calcext:value-type="float">
            <text:p>8.32201</text:p>
          </table:table-cell>
          <table:table-cell office:value-type="float" office:value="0.848059" calcext:value-type="float">
            <text:p>0.848059</text:p>
          </table:table-cell>
          <table:table-cell office:value-type="float" office:value="5.02458" calcext:value-type="float">
            <text:p>5.02458</text:p>
          </table:table-cell>
          <table:table-cell office:value-type="float" office:value="0.067649" calcext:value-type="float">
            <text:p>0.067649</text:p>
          </table:table-cell>
          <table:table-cell office:value-type="float" office:value="0.0418181" calcext:value-type="float">
            <text:p>0.0418181</text:p>
          </table:table-cell>
          <table:table-cell office:value-type="float" office:value="0.106551" calcext:value-type="float">
            <text:p>0.106551</text:p>
          </table:table-cell>
          <table:table-cell office:value-type="float" office:value="0.0938729" calcext:value-type="float">
            <text:p>0.0938729</text:p>
          </table:table-cell>
          <table:table-cell office:value-type="float" office:value="0.951279" calcext:value-type="float">
            <text:p>0.951279</text:p>
          </table:table-cell>
          <table:table-cell office:value-type="float" office:value="0.789638" calcext:value-type="float">
            <text:p>0.789638</text:p>
          </table:table-cell>
          <table:table-cell office:value-type="float" office:value="0.290765" calcext:value-type="float">
            <text:p>0.2907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9308" calcext:value-type="float">
            <text:p>8.59308</text:p>
          </table:table-cell>
          <table:table-cell office:value-type="float" office:value="0.93608" calcext:value-type="float">
            <text:p>0.93608</text:p>
          </table:table-cell>
          <table:table-cell office:value-type="float" office:value="5.17314" calcext:value-type="float">
            <text:p>5.17314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.0819849" calcext:value-type="float">
            <text:p>0.0819849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0.0949603" calcext:value-type="float">
            <text:p>0.0949603</text:p>
          </table:table-cell>
          <table:table-cell office:value-type="float" office:value="0.936403" calcext:value-type="float">
            <text:p>0.936403</text:p>
          </table:table-cell>
          <table:table-cell office:value-type="float" office:value="0.779354" calcext:value-type="float">
            <text:p>0.779354</text:p>
          </table:table-cell>
          <table:table-cell office:value-type="float" office:value="6.68782" calcext:value-type="float">
            <text:p>6.687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3253" calcext:value-type="float">
            <text:p>8.83253</text:p>
          </table:table-cell>
          <table:table-cell office:value-type="float" office:value="0.992255" calcext:value-type="float">
            <text:p>0.992255</text:p>
          </table:table-cell>
          <table:table-cell office:value-type="float" office:value="5.14993" calcext:value-type="float">
            <text:p>5.14993</text:p>
          </table:table-cell>
          <table:table-cell office:value-type="float" office:value="0.122729" calcext:value-type="float">
            <text:p>0.122729</text:p>
          </table:table-cell>
          <table:table-cell office:value-type="float" office:value="0.0985447" calcext:value-type="float">
            <text:p>0.0985447</text:p>
          </table:table-cell>
          <table:table-cell office:value-type="float" office:value="0.103385" calcext:value-type="float">
            <text:p>0.103385</text:p>
          </table:table-cell>
          <table:table-cell office:value-type="float" office:value="0.0955384" calcext:value-type="float">
            <text:p>0.0955384</text:p>
          </table:table-cell>
          <table:table-cell office:value-type="float" office:value="0.922164" calcext:value-type="float">
            <text:p>0.922164</text:p>
          </table:table-cell>
          <table:table-cell office:value-type="float" office:value="0.769098" calcext:value-type="float">
            <text:p>0.769098</text:p>
          </table:table-cell>
          <table:table-cell office:value-type="float" office:value="0.611468" calcext:value-type="float">
            <text:p>0.6114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12342" calcext:value-type="float">
            <text:p>9.12342</text:p>
          </table:table-cell>
          <table:table-cell office:value-type="float" office:value="1.03127" calcext:value-type="float">
            <text:p>1.03127</text:p>
          </table:table-cell>
          <table:table-cell office:value-type="float" office:value="5.2177" calcext:value-type="float">
            <text:p>5.2177</text:p>
          </table:table-cell>
          <table:table-cell office:value-type="float" office:value="0.12932" calcext:value-type="float">
            <text:p>0.12932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.0963764" calcext:value-type="float">
            <text:p>0.0963764</text:p>
          </table:table-cell>
          <table:table-cell office:value-type="float" office:value="0.908801" calcext:value-type="float">
            <text:p>0.908801</text:p>
          </table:table-cell>
          <table:table-cell office:value-type="float" office:value="0.759464" calcext:value-type="float">
            <text:p>0.759464</text:p>
          </table:table-cell>
          <table:table-cell office:value-type="float" office:value="6.84327" calcext:value-type="float">
            <text:p>6.84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256" calcext:value-type="float">
            <text:p>9.36256</text:p>
          </table:table-cell>
          <table:table-cell office:value-type="float" office:value="1.06248" calcext:value-type="float">
            <text:p>1.06248</text:p>
          </table:table-cell>
          <table:table-cell office:value-type="float" office:value="5.18892" calcext:value-type="float">
            <text:p>5.18892</text:p>
          </table:table-cell>
          <table:table-cell office:value-type="float" office:value="0.13379" calcext:value-type="float">
            <text:p>0.13379</text:p>
          </table:table-cell>
          <table:table-cell office:value-type="float" office:value="0.0996752" calcext:value-type="float">
            <text:p>0.0996752</text:p>
          </table:table-cell>
          <table:table-cell office:value-type="float" office:value="0.100413" calcext:value-type="float">
            <text:p>0.100413</text:p>
          </table:table-cell>
          <table:table-cell office:value-type="float" office:value="0.0978827" calcext:value-type="float">
            <text:p>0.0978827</text:p>
          </table:table-cell>
          <table:table-cell office:value-type="float" office:value="0.895953" calcext:value-type="float">
            <text:p>0.895953</text:p>
          </table:table-cell>
          <table:table-cell office:value-type="float" office:value="0.750721" calcext:value-type="float">
            <text:p>0.750721</text:p>
          </table:table-cell>
          <table:table-cell office:value-type="float" office:value="0.607155" calcext:value-type="float">
            <text:p>0.6071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298" calcext:value-type="float">
            <text:p>9.64298</text:p>
          </table:table-cell>
          <table:table-cell office:value-type="float" office:value="1.13423" calcext:value-type="float">
            <text:p>1.13423</text:p>
          </table:table-cell>
          <table:table-cell office:value-type="float" office:value="5.25194" calcext:value-type="float">
            <text:p>5.25194</text:p>
          </table:table-cell>
          <table:table-cell office:value-type="float" office:value="0.154061" calcext:value-type="float">
            <text:p>0.154061</text:p>
          </table:table-cell>
          <table:table-cell office:value-type="float" office:value="0.116311" calcext:value-type="float">
            <text:p>0.116311</text:p>
          </table:table-cell>
          <table:table-cell office:value-type="float" office:value="0.0991387" calcext:value-type="float">
            <text:p>0.0991387</text:p>
          </table:table-cell>
          <table:table-cell office:value-type="float" office:value="0.0985983" calcext:value-type="float">
            <text:p>0.0985983</text:p>
          </table:table-cell>
          <table:table-cell office:value-type="float" office:value="0.883949" calcext:value-type="float">
            <text:p>0.883949</text:p>
          </table:table-cell>
          <table:table-cell office:value-type="float" office:value="0.74172" calcext:value-type="float">
            <text:p>0.74172</text:p>
          </table:table-cell>
          <table:table-cell office:value-type="float" office:value="4.41436" calcext:value-type="float">
            <text:p>4.41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1977" calcext:value-type="float">
            <text:p>9.91977</text:p>
          </table:table-cell>
          <table:table-cell office:value-type="float" office:value="1.25731" calcext:value-type="float">
            <text:p>1.25731</text:p>
          </table:table-cell>
          <table:table-cell office:value-type="float" office:value="5.29228" calcext:value-type="float">
            <text:p>5.29228</text:p>
          </table:table-cell>
          <table:table-cell office:value-type="float" office:value="0.195297" calcext:value-type="float">
            <text:p>0.195297</text:p>
          </table:table-cell>
          <table:table-cell office:value-type="float" office:value="0.154843" calcext:value-type="float">
            <text:p>0.154843</text:p>
          </table:table-cell>
          <table:table-cell office:value-type="float" office:value="0.0982413" calcext:value-type="float">
            <text:p>0.0982413</text:p>
          </table:table-cell>
          <table:table-cell office:value-type="float" office:value="0.0976593" calcext:value-type="float">
            <text:p>0.0976593</text:p>
          </table:table-cell>
          <table:table-cell office:value-type="float" office:value="0.872557" calcext:value-type="float">
            <text:p>0.872557</text:p>
          </table:table-cell>
          <table:table-cell office:value-type="float" office:value="0.731898" calcext:value-type="float">
            <text:p>0.731898</text:p>
          </table:table-cell>
          <table:table-cell office:value-type="float" office:value="3.10708" calcext:value-type="float">
            <text:p>3.107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67" calcext:value-type="float">
            <text:p>10.167</text:p>
          </table:table-cell>
          <table:table-cell office:value-type="float" office:value="1.34301" calcext:value-type="float">
            <text:p>1.34301</text:p>
          </table:table-cell>
          <table:table-cell office:value-type="float" office:value="5.18716" calcext:value-type="float">
            <text:p>5.18716</text:p>
          </table:table-cell>
          <table:table-cell office:value-type="float" office:value="0.219405" calcext:value-type="float">
            <text:p>0.219405</text:p>
          </table:table-cell>
          <table:table-cell office:value-type="float" office:value="0.173668" calcext:value-type="float">
            <text:p>0.173668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0.096466" calcext:value-type="float">
            <text:p>0.096466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722319" calcext:value-type="float">
            <text:p>0.722319</text:p>
          </table:table-cell>
          <table:table-cell office:value-type="float" office:value="4.97462" calcext:value-type="float">
            <text:p>4.974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3921" calcext:value-type="float">
            <text:p>10.3921</text:p>
          </table:table-cell>
          <table:table-cell office:value-type="float" office:value="1.42199" calcext:value-type="float">
            <text:p>1.42199</text:p>
          </table:table-cell>
          <table:table-cell office:value-type="float" office:value="5.15179" calcext:value-type="float">
            <text:p>5.15179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185657" calcext:value-type="float">
            <text:p>0.185657</text:p>
          </table:table-cell>
          <table:table-cell office:value-type="float" office:value="0.0962381" calcext:value-type="float">
            <text:p>0.0962381</text:p>
          </table:table-cell>
          <table:table-cell office:value-type="float" office:value="0.095235" calcext:value-type="float">
            <text:p>0.095235</text:p>
          </table:table-cell>
          <table:table-cell office:value-type="float" office:value="0.850062" calcext:value-type="float">
            <text:p>0.850062</text:p>
          </table:table-cell>
          <table:table-cell office:value-type="float" office:value="0.713045" calcext:value-type="float">
            <text:p>0.713045</text:p>
          </table:table-cell>
          <table:table-cell office:value-type="float" office:value="1.17848" calcext:value-type="float">
            <text:p>1.178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226" calcext:value-type="float">
            <text:p>10.6226</text:p>
          </table:table-cell>
          <table:table-cell office:value-type="float" office:value="1.50019" calcext:value-type="float">
            <text:p>1.50019</text:p>
          </table:table-cell>
          <table:table-cell office:value-type="float" office:value="5.01734" calcext:value-type="float">
            <text:p>5.01734</text:p>
          </table:table-cell>
          <table:table-cell office:value-type="float" office:value="0.258117" calcext:value-type="float">
            <text:p>0.258117</text:p>
          </table:table-cell>
          <table:table-cell office:value-type="float" office:value="0.197977" calcext:value-type="float">
            <text:p>0.197977</text:p>
          </table:table-cell>
          <table:table-cell office:value-type="float" office:value="0.09506" calcext:value-type="float">
            <text:p>0.09506</text:p>
          </table:table-cell>
          <table:table-cell office:value-type="float" office:value="0.0940382" calcext:value-type="float">
            <text:p>0.0940382</text:p>
          </table:table-cell>
          <table:table-cell office:value-type="float" office:value="0.839461" calcext:value-type="float">
            <text:p>0.839461</text:p>
          </table:table-cell>
          <table:table-cell office:value-type="float" office:value="0.704124" calcext:value-type="float">
            <text:p>0.704124</text:p>
          </table:table-cell>
          <table:table-cell office:value-type="float" office:value="3.83313" calcext:value-type="float">
            <text:p>3.833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463" calcext:value-type="float">
            <text:p>10.8463</text:p>
          </table:table-cell>
          <table:table-cell office:value-type="float" office:value="1.5337" calcext:value-type="float">
            <text:p>1.5337</text:p>
          </table:table-cell>
          <table:table-cell office:value-type="float" office:value="4.98082" calcext:value-type="float">
            <text:p>4.98082</text:p>
          </table:table-cell>
          <table:table-cell office:value-type="float" office:value="0.255948" calcext:value-type="float">
            <text:p>0.255948</text:p>
          </table:table-cell>
          <table:table-cell office:value-type="float" office:value="0.185158" calcext:value-type="float">
            <text:p>0.185158</text:p>
          </table:table-cell>
          <table:table-cell office:value-type="float" office:value="0.0938994" calcext:value-type="float">
            <text:p>0.0938994</text:p>
          </table:table-cell>
          <table:table-cell office:value-type="float" office:value="0.0930168" calcext:value-type="float">
            <text:p>0.0930168</text:p>
          </table:table-cell>
          <table:table-cell office:value-type="float" office:value="0.829278" calcext:value-type="float">
            <text:p>0.829278</text:p>
          </table:table-cell>
          <table:table-cell office:value-type="float" office:value="0.695808" calcext:value-type="float">
            <text:p>0.695808</text:p>
          </table:table-cell>
          <table:table-cell office:value-type="float" office:value="1.08756" calcext:value-type="float">
            <text:p>1.08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33" calcext:value-type="float">
            <text:p>11.1133</text:p>
          </table:table-cell>
          <table:table-cell office:value-type="float" office:value="1.58519" calcext:value-type="float">
            <text:p>1.58519</text:p>
          </table:table-cell>
          <table:table-cell office:value-type="float" office:value="5.05295" calcext:value-type="float">
            <text:p>5.05295</text:p>
          </table:table-cell>
          <table:table-cell office:value-type="float" office:value="0.257291" calcext:value-type="float">
            <text:p>0.257291</text:p>
          </table:table-cell>
          <table:table-cell office:value-type="float" office:value="0.175883" calcext:value-type="float">
            <text:p>0.175883</text:p>
          </table:table-cell>
          <table:table-cell office:value-type="float" office:value="0.0928053" calcext:value-type="float">
            <text:p>0.0928053</text:p>
          </table:table-cell>
          <table:table-cell office:value-type="float" office:value="0.0922499" calcext:value-type="float">
            <text:p>0.0922499</text:p>
          </table:table-cell>
          <table:table-cell office:value-type="float" office:value="0.819347" calcext:value-type="float">
            <text:p>0.819347</text:p>
          </table:table-cell>
          <table:table-cell office:value-type="float" office:value="0.688013" calcext:value-type="float">
            <text:p>0.688013</text:p>
          </table:table-cell>
          <table:table-cell office:value-type="float" office:value="2.05071" calcext:value-type="float">
            <text:p>2.050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935" calcext:value-type="float">
            <text:p>11.3935</text:p>
          </table:table-cell>
          <table:table-cell office:value-type="float" office:value="1.63476" calcext:value-type="float">
            <text:p>1.63476</text:p>
          </table:table-cell>
          <table:table-cell office:value-type="float" office:value="5.1005" calcext:value-type="float">
            <text:p>5.1005</text:p>
          </table:table-cell>
          <table:table-cell office:value-type="float" office:value="0.256702" calcext:value-type="float">
            <text:p>0.256702</text:p>
          </table:table-cell>
          <table:table-cell office:value-type="float" office:value="0.165433" calcext:value-type="float">
            <text:p>0.165433</text:p>
          </table:table-cell>
          <table:table-cell office:value-type="float" office:value="0.0920607" calcext:value-type="float">
            <text:p>0.0920607</text:p>
          </table:table-cell>
          <table:table-cell office:value-type="float" office:value="0.0919247" calcext:value-type="float">
            <text:p>0.0919247</text:p>
          </table:table-cell>
          <table:table-cell office:value-type="float" office:value="0.809842" calcext:value-type="float">
            <text:p>0.809842</text:p>
          </table:table-cell>
          <table:table-cell office:value-type="float" office:value="0.680897" calcext:value-type="float">
            <text:p>0.680897</text:p>
          </table:table-cell>
          <table:table-cell office:value-type="float" office:value="2.00864" calcext:value-type="float">
            <text:p>2.008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24" calcext:value-type="float">
            <text:p>11.624</text:p>
          </table:table-cell>
          <table:table-cell office:value-type="float" office:value="1.68998" calcext:value-type="float">
            <text:p>1.68998</text:p>
          </table:table-cell>
          <table:table-cell office:value-type="float" office:value="5.03755" calcext:value-type="float">
            <text:p>5.03755</text:p>
          </table:table-cell>
          <table:table-cell office:value-type="float" office:value="0.262456" calcext:value-type="float">
            <text:p>0.262456</text:p>
          </table:table-cell>
          <table:table-cell office:value-type="float" office:value="0.163254" calcext:value-type="float">
            <text:p>0.163254</text:p>
          </table:table-cell>
          <table:table-cell office:value-type="float" office:value="0.0912075" calcext:value-type="float">
            <text:p>0.0912075</text:p>
          </table:table-cell>
          <table:table-cell office:value-type="float" office:value="0.0921148" calcext:value-type="float">
            <text:p>0.0921148</text:p>
          </table:table-cell>
          <table:table-cell office:value-type="float" office:value="0.800601" calcext:value-type="float">
            <text:p>0.800601</text:p>
          </table:table-cell>
          <table:table-cell office:value-type="float" office:value="0.674518" calcext:value-type="float">
            <text:p>0.674518</text:p>
          </table:table-cell>
          <table:table-cell office:value-type="float" office:value="0.759232" calcext:value-type="float">
            <text:p>0.7592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532" calcext:value-type="float">
            <text:p>11.8532</text:p>
          </table:table-cell>
          <table:table-cell office:value-type="float" office:value="1.7551" calcext:value-type="float">
            <text:p>1.7551</text:p>
          </table:table-cell>
          <table:table-cell office:value-type="float" office:value="5.01762" calcext:value-type="float">
            <text:p>5.01762</text:p>
          </table:table-cell>
          <table:table-cell office:value-type="float" office:value="0.271259" calcext:value-type="float">
            <text:p>0.271259</text:p>
          </table:table-cell>
          <table:table-cell office:value-type="float" office:value="0.164042" calcext:value-type="float">
            <text:p>0.164042</text:p>
          </table:table-cell>
          <table:table-cell office:value-type="float" office:value="0.0902857" calcext:value-type="float">
            <text:p>0.0902857</text:p>
          </table:table-cell>
          <table:table-cell office:value-type="float" office:value="0.0927219" calcext:value-type="float">
            <text:p>0.092721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668677" calcext:value-type="float">
            <text:p>0.668677</text:p>
          </table:table-cell>
          <table:table-cell office:value-type="float" office:value="0.295114" calcext:value-type="float">
            <text:p>0.295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1111" calcext:value-type="float">
            <text:p>12.1111</text:p>
          </table:table-cell>
          <table:table-cell office:value-type="float" office:value="1.84352" calcext:value-type="float">
            <text:p>1.84352</text:p>
          </table:table-cell>
          <table:table-cell office:value-type="float" office:value="5.10957" calcext:value-type="float">
            <text:p>5.10957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169602" calcext:value-type="float">
            <text:p>0.169602</text:p>
          </table:table-cell>
          <table:table-cell office:value-type="float" office:value="0.0895598" calcext:value-type="float">
            <text:p>0.0895598</text:p>
          </table:table-cell>
          <table:table-cell office:value-type="float" office:value="0.0932064" calcext:value-type="float">
            <text:p>0.0932064</text:p>
          </table:table-cell>
          <table:table-cell office:value-type="float" office:value="0.783238" calcext:value-type="float">
            <text:p>0.783238</text:p>
          </table:table-cell>
          <table:table-cell office:value-type="float" office:value="0.66279" calcext:value-type="float">
            <text:p>0.66279</text:p>
          </table:table-cell>
          <table:table-cell office:value-type="float" office:value="1.51095" calcext:value-type="float">
            <text:p>1.510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536" calcext:value-type="float">
            <text:p>12.3536</text:p>
          </table:table-cell>
          <table:table-cell office:value-type="float" office:value="1.87705" calcext:value-type="float">
            <text:p>1.87705</text:p>
          </table:table-cell>
          <table:table-cell office:value-type="float" office:value="5.09046" calcext:value-type="float">
            <text:p>5.09046</text:p>
          </table:table-cell>
          <table:table-cell office:value-type="float" office:value="0.277798" calcext:value-type="float">
            <text:p>0.277798</text:p>
          </table:table-cell>
          <table:table-cell office:value-type="float" office:value="0.152137" calcext:value-type="float">
            <text:p>0.152137</text:p>
          </table:table-cell>
          <table:table-cell office:value-type="float" office:value="0.0889101" calcext:value-type="float">
            <text:p>0.0889101</text:p>
          </table:table-cell>
          <table:table-cell office:value-type="float" office:value="0.0954014" calcext:value-type="float">
            <text:p>0.0954014</text:p>
          </table:table-cell>
          <table:table-cell office:value-type="float" office:value="0.775171" calcext:value-type="float">
            <text:p>0.775171</text:p>
          </table:table-cell>
          <table:table-cell office:value-type="float" office:value="0.658378" calcext:value-type="float">
            <text:p>0.658378</text:p>
          </table:table-cell>
          <table:table-cell office:value-type="float" office:value="0.597907" calcext:value-type="float">
            <text:p>0.597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104" calcext:value-type="float">
            <text:p>12.6104</text:p>
          </table:table-cell>
          <table:table-cell office:value-type="float" office:value="1.93987" calcext:value-type="float">
            <text:p>1.93987</text:p>
          </table:table-cell>
          <table:table-cell office:value-type="float" office:value="5.1598" calcext:value-type="float">
            <text:p>5.1598</text:p>
          </table:table-cell>
          <table:table-cell office:value-type="float" office:value="0.280032" calcext:value-type="float">
            <text:p>0.280032</text:p>
          </table:table-cell>
          <table:table-cell office:value-type="float" office:value="0.145419" calcext:value-type="float">
            <text:p>0.145419</text:p>
          </table:table-cell>
          <table:table-cell office:value-type="float" office:value="0.0885738" calcext:value-type="float">
            <text:p>0.0885738</text:p>
          </table:table-cell>
          <table:table-cell office:value-type="float" office:value="0.0985873" calcext:value-type="float">
            <text:p>0.0985873</text:p>
          </table:table-cell>
          <table:table-cell office:value-type="float" office:value="0.767876" calcext:value-type="float">
            <text:p>0.767876</text:p>
          </table:table-cell>
          <table:table-cell office:value-type="float" office:value="0.654675" calcext:value-type="float">
            <text:p>0.654675</text:p>
          </table:table-cell>
          <table:table-cell office:value-type="float" office:value="0.864065" calcext:value-type="float">
            <text:p>0.8640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123" calcext:value-type="float">
            <text:p>12.8123</text:p>
          </table:table-cell>
          <table:table-cell office:value-type="float" office:value="2.06828" calcext:value-type="float">
            <text:p>2.06828</text:p>
          </table:table-cell>
          <table:table-cell office:value-type="float" office:value="5.11858" calcext:value-type="float">
            <text:p>5.11858</text:p>
          </table:table-cell>
          <table:table-cell office:value-type="float" office:value="0.314787" calcext:value-type="float">
            <text:p>0.314787</text:p>
          </table:table-cell>
          <table:table-cell office:value-type="float" office:value="0.17557" calcext:value-type="float">
            <text:p>0.17557</text:p>
          </table:table-cell>
          <table:table-cell office:value-type="float" office:value="0.087833" calcext:value-type="float">
            <text:p>0.087833</text:p>
          </table:table-cell>
          <table:table-cell office:value-type="float" office:value="0.100349" calcext:value-type="float">
            <text:p>0.100349</text:p>
          </table:table-cell>
          <table:table-cell office:value-type="float" office:value="0.760478" calcext:value-type="float">
            <text:p>0.760478</text:p>
          </table:table-cell>
          <table:table-cell office:value-type="float" office:value="0.649999" calcext:value-type="float">
            <text:p>0.649999</text:p>
          </table:table-cell>
          <table:table-cell office:value-type="float" office:value="3.36773" calcext:value-type="float">
            <text:p>3.36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15" calcext:value-type="float">
            <text:p>13.0815</text:p>
          </table:table-cell>
          <table:table-cell office:value-type="float" office:value="2.17552" calcext:value-type="float">
            <text:p>2.17552</text:p>
          </table:table-cell>
          <table:table-cell office:value-type="float" office:value="5.24532" calcext:value-type="float">
            <text:p>5.24532</text:p>
          </table:table-cell>
          <table:table-cell office:value-type="float" office:value="0.33041" calcext:value-type="float">
            <text:p>0.33041</text:p>
          </table:table-cell>
          <table:table-cell office:value-type="float" office:value="0.181465" calcext:value-type="float">
            <text:p>0.181465</text:p>
          </table:table-cell>
          <table:table-cell office:value-type="float" office:value="0.0875789" calcext:value-type="float">
            <text:p>0.0875789</text:p>
          </table:table-cell>
          <table:table-cell office:value-type="float" office:value="0.101756" calcext:value-type="float">
            <text:p>0.101756</text:p>
          </table:table-cell>
          <table:table-cell office:value-type="float" office:value="0.754186" calcext:value-type="float">
            <text:p>0.754186</text:p>
          </table:table-cell>
          <table:table-cell office:value-type="float" office:value="0.645009" calcext:value-type="float">
            <text:p>0.645009</text:p>
          </table:table-cell>
          <table:table-cell office:value-type="float" office:value="3.21539" calcext:value-type="float">
            <text:p>3.215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2871" calcext:value-type="float">
            <text:p>13.2871</text:p>
          </table:table-cell>
          <table:table-cell office:value-type="float" office:value="2.31287" calcext:value-type="float">
            <text:p>2.31287</text:p>
          </table:table-cell>
          <table:table-cell office:value-type="float" office:value="5.20985" calcext:value-type="float">
            <text:p>5.20985</text:p>
          </table:table-cell>
          <table:table-cell office:value-type="float" office:value="0.364715" calcext:value-type="float">
            <text:p>0.364715</text:p>
          </table:table-cell>
          <table:table-cell office:value-type="float" office:value="0.209187" calcext:value-type="float">
            <text:p>0.209187</text:p>
          </table:table-cell>
          <table:table-cell office:value-type="float" office:value="0.0869799" calcext:value-type="float">
            <text:p>0.0869799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0.639476" calcext:value-type="float">
            <text:p>0.639476</text:p>
          </table:table-cell>
          <table:table-cell office:value-type="float" office:value="2.75176" calcext:value-type="float">
            <text:p>2.751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661" calcext:value-type="float">
            <text:p>13.4661</text:p>
          </table:table-cell>
          <table:table-cell office:value-type="float" office:value="2.44526" calcext:value-type="float">
            <text:p>2.44526</text:p>
          </table:table-cell>
          <table:table-cell office:value-type="float" office:value="5.02925" calcext:value-type="float">
            <text:p>5.02925</text:p>
          </table:table-cell>
          <table:table-cell office:value-type="float" office:value="0.400804" calcext:value-type="float">
            <text:p>0.400804</text:p>
          </table:table-cell>
          <table:table-cell office:value-type="float" office:value="0.240447" calcext:value-type="float">
            <text:p>0.240447</text:p>
          </table:table-cell>
          <table:table-cell office:value-type="float" office:value="0.0861399" calcext:value-type="float">
            <text:p>0.0861399</text:p>
          </table:table-cell>
          <table:table-cell office:value-type="float" office:value="0.102044" calcext:value-type="float">
            <text:p>0.102044</text:p>
          </table:table-cell>
          <table:table-cell office:value-type="float" office:value="0.740488" calcext:value-type="float">
            <text:p>0.74048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11.3543" calcext:value-type="float">
            <text:p>11.3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7164" calcext:value-type="float">
            <text:p>13.7164</text:p>
          </table:table-cell>
          <table:table-cell office:value-type="float" office:value="2.56529" calcext:value-type="float">
            <text:p>2.56529</text:p>
          </table:table-cell>
          <table:table-cell office:value-type="float" office:value="5.06793" calcext:value-type="float">
            <text:p>5.06793</text:p>
          </table:table-cell>
          <table:table-cell office:value-type="float" office:value="0.418954" calcext:value-type="float">
            <text:p>0.418954</text:p>
          </table:table-cell>
          <table:table-cell office:value-type="float" office:value="0.247013" calcext:value-type="float">
            <text:p>0.247013</text:p>
          </table:table-cell>
          <table:table-cell office:value-type="float" office:value="0.0853715" calcext:value-type="float">
            <text:p>0.0853715</text:p>
          </table:table-cell>
          <table:table-cell office:value-type="float" office:value="0.101752" calcext:value-type="float">
            <text:p>0.101752</text:p>
          </table:table-cell>
          <table:table-cell office:value-type="float" office:value="0.733611" calcext:value-type="float">
            <text:p>0.733611</text:p>
          </table:table-cell>
          <table:table-cell office:value-type="float" office:value="0.628364" calcext:value-type="float">
            <text:p>0.628364</text:p>
          </table:table-cell>
          <table:table-cell office:value-type="float" office:value="0.951812" calcext:value-type="float">
            <text:p>0.9518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365" calcext:value-type="float">
            <text:p>13.9365</text:p>
          </table:table-cell>
          <table:table-cell office:value-type="float" office:value="2.67309" calcext:value-type="float">
            <text:p>2.67309</text:p>
          </table:table-cell>
          <table:table-cell office:value-type="float" office:value="5.03497" calcext:value-type="float">
            <text:p>5.03497</text:p>
          </table:table-cell>
          <table:table-cell office:value-type="float" office:value="0.434622" calcext:value-type="float">
            <text:p>0.434622</text:p>
          </table:table-cell>
          <table:table-cell office:value-type="float" office:value="0.25133" calcext:value-type="float">
            <text:p>0.25133</text:p>
          </table:table-cell>
          <table:table-cell office:value-type="float" office:value="0.0846044" calcext:value-type="float">
            <text:p>0.0846044</text:p>
          </table:table-cell>
          <table:table-cell office:value-type="float" office:value="0.101567" calcext:value-type="float">
            <text:p>0.101567</text:p>
          </table:table-cell>
          <table:table-cell office:value-type="float" office:value="0.72688" calcext:value-type="float">
            <text:p>0.72688</text:p>
          </table:table-cell>
          <table:table-cell office:value-type="float" office:value="0.623062" calcext:value-type="float">
            <text:p>0.623062</text:p>
          </table:table-cell>
          <table:table-cell office:value-type="float" office:value="0.235893" calcext:value-type="float">
            <text:p>0.2358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663" calcext:value-type="float">
            <text:p>14.1663</text:p>
          </table:table-cell>
          <table:table-cell office:value-type="float" office:value="2.82871" calcext:value-type="float">
            <text:p>2.82871</text:p>
          </table:table-cell>
          <table:table-cell office:value-type="float" office:value="5.0675" calcext:value-type="float">
            <text:p>5.0675</text:p>
          </table:table-cell>
          <table:table-cell office:value-type="float" office:value="0.466285" calcext:value-type="float">
            <text:p>0.466285</text:p>
          </table:table-cell>
          <table:table-cell office:value-type="float" office:value="0.272024" calcext:value-type="float">
            <text:p>0.272024</text:p>
          </table:table-cell>
          <table:table-cell office:value-type="float" office:value="0.0838862" calcext:value-type="float">
            <text:p>0.0838862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720343" calcext:value-type="float">
            <text:p>0.720343</text:p>
          </table:table-cell>
          <table:table-cell office:value-type="float" office:value="0.617543" calcext:value-type="float">
            <text:p>0.617543</text:p>
          </table:table-cell>
          <table:table-cell office:value-type="float" office:value="0.905854" calcext:value-type="float">
            <text:p>0.9058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4174" calcext:value-type="float">
            <text:p>14.4174</text:p>
          </table:table-cell>
          <table:table-cell office:value-type="float" office:value="2.94057" calcext:value-type="float">
            <text:p>2.94057</text:p>
          </table:table-cell>
          <table:table-cell office:value-type="float" office:value="5.1696" calcext:value-type="float">
            <text:p>5.1696</text:p>
          </table:table-cell>
          <table:table-cell office:value-type="float" office:value="0.472301" calcext:value-type="float">
            <text:p>0.472301</text:p>
          </table:table-cell>
          <table:table-cell office:value-type="float" office:value="0.261126" calcext:value-type="float">
            <text:p>0.261126</text:p>
          </table:table-cell>
          <table:table-cell office:value-type="float" office:value="0.0834319" calcext:value-type="float">
            <text:p>0.0834319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0.714455" calcext:value-type="float">
            <text:p>0.714455</text:p>
          </table:table-cell>
          <table:table-cell office:value-type="float" office:value="0.612178" calcext:value-type="float">
            <text:p>0.612178</text:p>
          </table:table-cell>
          <table:table-cell office:value-type="float" office:value="1.29701" calcext:value-type="float">
            <text:p>1.297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221" calcext:value-type="float">
            <text:p>14.6221</text:p>
          </table:table-cell>
          <table:table-cell office:value-type="float" office:value="3.0188" calcext:value-type="float">
            <text:p>3.0188</text:p>
          </table:table-cell>
          <table:table-cell office:value-type="float" office:value="5.10876" calcext:value-type="float">
            <text:p>5.10876</text:p>
          </table:table-cell>
          <table:table-cell office:value-type="float" office:value="0.472547" calcext:value-type="float">
            <text:p>0.472547</text:p>
          </table:table-cell>
          <table:table-cell office:value-type="float" office:value="0.247427" calcext:value-type="float">
            <text:p>0.247427</text:p>
          </table:table-cell>
          <table:table-cell office:value-type="float" office:value="0.0828589" calcext:value-type="float">
            <text:p>0.0828589</text:p>
          </table:table-cell>
          <table:table-cell office:value-type="float" office:value="0.100499" calcext:value-type="float">
            <text:p>0.100499</text:p>
          </table:table-cell>
          <table:table-cell office:value-type="float" office:value="0.708695" calcext:value-type="float">
            <text:p>0.708695</text:p>
          </table:table-cell>
          <table:table-cell office:value-type="float" office:value="0.607427" calcext:value-type="float">
            <text:p>0.607427</text:p>
          </table:table-cell>
          <table:table-cell office:value-type="float" office:value="2.07268" calcext:value-type="float">
            <text:p>2.072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553" calcext:value-type="float">
            <text:p>14.8553</text:p>
          </table:table-cell>
          <table:table-cell office:value-type="float" office:value="3.1708" calcext:value-type="float">
            <text:p>3.1708</text:p>
          </table:table-cell>
          <table:table-cell office:value-type="float" office:value="5.18986" calcext:value-type="float">
            <text:p>5.18986</text:p>
          </table:table-cell>
          <table:table-cell office:value-type="float" office:value="0.495753" calcext:value-type="float">
            <text:p>0.495753</text:p>
          </table:table-cell>
          <table:table-cell office:value-type="float" office:value="0.257504" calcext:value-type="float">
            <text:p>0.257504</text:p>
          </table:table-cell>
          <table:table-cell office:value-type="float" office:value="0.0824749" calcext:value-type="float">
            <text:p>0.0824749</text:p>
          </table:table-cell>
          <table:table-cell office:value-type="float" office:value="0.100267" calcext:value-type="float">
            <text:p>0.100267</text:p>
          </table:table-cell>
          <table:table-cell office:value-type="float" office:value="0.703486" calcext:value-type="float">
            <text:p>0.703486</text:p>
          </table:table-cell>
          <table:table-cell office:value-type="float" office:value="0.60246" calcext:value-type="float">
            <text:p>0.60246</text:p>
          </table:table-cell>
          <table:table-cell office:value-type="float" office:value="3.78454" calcext:value-type="float">
            <text:p>3.784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658" calcext:value-type="float">
            <text:p>15.0658</text:p>
          </table:table-cell>
          <table:table-cell office:value-type="float" office:value="3.36315" calcext:value-type="float">
            <text:p>3.36315</text:p>
          </table:table-cell>
          <table:table-cell office:value-type="float" office:value="5.21646" calcext:value-type="float">
            <text:p>5.21646</text:p>
          </table:table-cell>
          <table:table-cell office:value-type="float" office:value="0.537538" calcext:value-type="float">
            <text:p>0.537538</text:p>
          </table:table-cell>
          <table:table-cell office:value-type="float" office:value="0.288824" calcext:value-type="float">
            <text:p>0.288824</text:p>
          </table:table-cell>
          <table:table-cell office:value-type="float" office:value="0.08207" calcext:value-type="float">
            <text:p>0.08207</text:p>
          </table:table-cell>
          <table:table-cell office:value-type="float" office:value="0.0994717" calcext:value-type="float">
            <text:p>0.0994717</text:p>
          </table:table-cell>
          <table:table-cell office:value-type="float" office:value="0.698217" calcext:value-type="float">
            <text:p>0.698217</text:p>
          </table:table-cell>
          <table:table-cell office:value-type="float" office:value="0.597336" calcext:value-type="float">
            <text:p>0.597336</text:p>
          </table:table-cell>
          <table:table-cell office:value-type="float" office:value="1.44613" calcext:value-type="float">
            <text:p>1.44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779" calcext:value-type="float">
            <text:p>15.2779</text:p>
          </table:table-cell>
          <table:table-cell office:value-type="float" office:value="3.52344" calcext:value-type="float">
            <text:p>3.52344</text:p>
          </table:table-cell>
          <table:table-cell office:value-type="float" office:value="5.16993" calcext:value-type="float">
            <text:p>5.16993</text:p>
          </table:table-cell>
          <table:table-cell office:value-type="float" office:value="0.565915" calcext:value-type="float">
            <text:p>0.565915</text:p>
          </table:table-cell>
          <table:table-cell office:value-type="float" office:value="0.306301" calcext:value-type="float">
            <text:p>0.306301</text:p>
          </table:table-cell>
          <table:table-cell office:value-type="float" office:value="0.0816929" calcext:value-type="float">
            <text:p>0.0816929</text:p>
          </table:table-cell>
          <table:table-cell office:value-type="float" office:value="0.0986397" calcext:value-type="float">
            <text:p>0.0986397</text:p>
          </table:table-cell>
          <table:table-cell office:value-type="float" office:value="0.69277" calcext:value-type="float">
            <text:p>0.69277</text:p>
          </table:table-cell>
          <table:table-cell office:value-type="float" office:value="0.592339" calcext:value-type="float">
            <text:p>0.592339</text:p>
          </table:table-cell>
          <table:table-cell office:value-type="float" office:value="2.82091" calcext:value-type="float">
            <text:p>2.820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929" calcext:value-type="float">
            <text:p>15.4929</text:p>
          </table:table-cell>
          <table:table-cell office:value-type="float" office:value="3.71403" calcext:value-type="float">
            <text:p>3.71403</text:p>
          </table:table-cell>
          <table:table-cell office:value-type="float" office:value="5.20788" calcext:value-type="float">
            <text:p>5.20788</text:p>
          </table:table-cell>
          <table:table-cell office:value-type="float" office:value="0.600845" calcext:value-type="float">
            <text:p>0.600845</text:p>
          </table:table-cell>
          <table:table-cell office:value-type="float" office:value="0.327413" calcext:value-type="float">
            <text:p>0.327413</text:p>
          </table:table-cell>
          <table:table-cell office:value-type="float" office:value="0.0814113" calcext:value-type="float">
            <text:p>0.0814113</text:p>
          </table:table-cell>
          <table:table-cell office:value-type="float" office:value="0.0980232" calcext:value-type="float">
            <text:p>0.0980232</text:p>
          </table:table-cell>
          <table:table-cell office:value-type="float" office:value="0.687413" calcext:value-type="float">
            <text:p>0.687413</text:p>
          </table:table-cell>
          <table:table-cell office:value-type="float" office:value="0.587621" calcext:value-type="float">
            <text:p>0.587621</text:p>
          </table:table-cell>
          <table:table-cell office:value-type="float" office:value="0.888967" calcext:value-type="float">
            <text:p>0.8889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7039" calcext:value-type="float">
            <text:p>15.7039</text:p>
          </table:table-cell>
          <table:table-cell office:value-type="float" office:value="3.84642" calcext:value-type="float">
            <text:p>3.84642</text:p>
          </table:table-cell>
          <table:table-cell office:value-type="float" office:value="5.18131" calcext:value-type="float">
            <text:p>5.18131</text:p>
          </table:table-cell>
          <table:table-cell office:value-type="float" office:value="0.61187" calcext:value-type="float">
            <text:p>0.61187</text:p>
          </table:table-cell>
          <table:table-cell office:value-type="float" office:value="0.322175" calcext:value-type="float">
            <text:p>0.322175</text:p>
          </table:table-cell>
          <table:table-cell office:value-type="float" office:value="0.0812177" calcext:value-type="float">
            <text:p>0.0812177</text:p>
          </table:table-cell>
          <table:table-cell office:value-type="float" office:value="0.097342" calcext:value-type="float">
            <text:p>0.097342</text:p>
          </table:table-cell>
          <table:table-cell office:value-type="float" office:value="0.682207" calcext:value-type="float">
            <text:p>0.682207</text:p>
          </table:table-cell>
          <table:table-cell office:value-type="float" office:value="0.582918" calcext:value-type="float">
            <text:p>0.582918</text:p>
          </table:table-cell>
          <table:table-cell office:value-type="float" office:value="0.912256" calcext:value-type="float">
            <text:p>0.9122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6" calcext:value-type="float">
            <text:p>15.9246</text:p>
          </table:table-cell>
          <table:table-cell office:value-type="float" office:value="3.99548" calcext:value-type="float">
            <text:p>3.99548</text:p>
          </table:table-cell>
          <table:table-cell office:value-type="float" office:value="5.19298" calcext:value-type="float">
            <text:p>5.19298</text:p>
          </table:table-cell>
          <table:table-cell office:value-type="float" office:value="0.625703" calcext:value-type="float">
            <text:p>0.625703</text:p>
          </table:table-cell>
          <table:table-cell office:value-type="float" office:value="0.319671" calcext:value-type="float">
            <text:p>0.319671</text:p>
          </table:table-cell>
          <table:table-cell office:value-type="float" office:value="0.0813145" calcext:value-type="float">
            <text:p>0.0813145</text:p>
          </table:table-cell>
          <table:table-cell office:value-type="float" office:value="0.0966869" calcext:value-type="float">
            <text:p>0.0966869</text:p>
          </table:table-cell>
          <table:table-cell office:value-type="float" office:value="0.677256" calcext:value-type="float">
            <text:p>0.677256</text:p>
          </table:table-cell>
          <table:table-cell office:value-type="float" office:value="0.578312" calcext:value-type="float">
            <text:p>0.578312</text:p>
          </table:table-cell>
          <table:table-cell office:value-type="float" office:value="0.148928" calcext:value-type="float">
            <text:p>0.1489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07" calcext:value-type="float">
            <text:p>16.1207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5.10592" calcext:value-type="float">
            <text:p>5.10592</text:p>
          </table:table-cell>
          <table:table-cell office:value-type="float" office:value="0.64891" calcext:value-type="float">
            <text:p>0.64891</text:p>
          </table:table-cell>
          <table:table-cell office:value-type="float" office:value="0.331404" calcext:value-type="float">
            <text:p>0.331404</text:p>
          </table:table-cell>
          <table:table-cell office:value-type="float" office:value="0.0813633" calcext:value-type="float">
            <text:p>0.0813633</text:p>
          </table:table-cell>
          <table:table-cell office:value-type="float" office:value="0.096078" calcext:value-type="float">
            <text:p>0.096078</text:p>
          </table:table-cell>
          <table:table-cell office:value-type="float" office:value="0.672128" calcext:value-type="float">
            <text:p>0.672128</text:p>
          </table:table-cell>
          <table:table-cell office:value-type="float" office:value="0.573783" calcext:value-type="float">
            <text:p>0.573783</text:p>
          </table:table-cell>
          <table:table-cell office:value-type="float" office:value="1.80603" calcext:value-type="float">
            <text:p>1.806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79" calcext:value-type="float">
            <text:p>16.3179</text:p>
          </table:table-cell>
          <table:table-cell office:value-type="float" office:value="4.34957" calcext:value-type="float">
            <text:p>4.34957</text:p>
          </table:table-cell>
          <table:table-cell office:value-type="float" office:value="5.14009" calcext:value-type="float">
            <text:p>5.14009</text:p>
          </table:table-cell>
          <table:table-cell office:value-type="float" office:value="0.681793" calcext:value-type="float">
            <text:p>0.681793</text:p>
          </table:table-cell>
          <table:table-cell office:value-type="float" office:value="0.348861" calcext:value-type="float">
            <text:p>0.348861</text:p>
          </table:table-cell>
          <table:table-cell office:value-type="float" office:value="0.0814361" calcext:value-type="float">
            <text:p>0.0814361</text:p>
          </table:table-cell>
          <table:table-cell office:value-type="float" office:value="0.0959301" calcext:value-type="float">
            <text:p>0.0959301</text:p>
          </table:table-cell>
          <table:table-cell office:value-type="float" office:value="0.667087" calcext:value-type="float">
            <text:p>0.667087</text:p>
          </table:table-cell>
          <table:table-cell office:value-type="float" office:value="0.569493" calcext:value-type="float">
            <text:p>0.569493</text:p>
          </table:table-cell>
          <table:table-cell office:value-type="float" office:value="0.589377" calcext:value-type="float">
            <text:p>0.5893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285" calcext:value-type="float">
            <text:p>16.5285</text:p>
          </table:table-cell>
          <table:table-cell office:value-type="float" office:value="4.5125" calcext:value-type="float">
            <text:p>4.5125</text:p>
          </table:table-cell>
          <table:table-cell office:value-type="float" office:value="5.16507" calcext:value-type="float">
            <text:p>5.16507</text:p>
          </table:table-cell>
          <table:table-cell office:value-type="float" office:value="0.695889" calcext:value-type="float">
            <text:p>0.695889</text:p>
          </table:table-cell>
          <table:table-cell office:value-type="float" office:value="0.344595" calcext:value-type="float">
            <text:p>0.344595</text:p>
          </table:table-cell>
          <table:table-cell office:value-type="float" office:value="0.0818307" calcext:value-type="float">
            <text:p>0.0818307</text:p>
          </table:table-cell>
          <table:table-cell office:value-type="float" office:value="0.095844" calcext:value-type="float">
            <text:p>0.095844</text:p>
          </table:table-cell>
          <table:table-cell office:value-type="float" office:value="0.662287" calcext:value-type="float">
            <text:p>0.662287</text:p>
          </table:table-cell>
          <table:table-cell office:value-type="float" office:value="0.565296" calcext:value-type="float">
            <text:p>0.565296</text:p>
          </table:table-cell>
          <table:table-cell office:value-type="float" office:value="0.593189" calcext:value-type="float">
            <text:p>0.593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051" calcext:value-type="float">
            <text:p>16.7051</text:p>
          </table:table-cell>
          <table:table-cell office:value-type="float" office:value="4.68335" calcext:value-type="float">
            <text:p>4.68335</text:p>
          </table:table-cell>
          <table:table-cell office:value-type="float" office:value="5.14507" calcext:value-type="float">
            <text:p>5.14507</text:p>
          </table:table-cell>
          <table:table-cell office:value-type="float" office:value="0.718387" calcext:value-type="float">
            <text:p>0.718387</text:p>
          </table:table-cell>
          <table:table-cell office:value-type="float" office:value="0.350318" calcext:value-type="float">
            <text:p>0.350318</text:p>
          </table:table-cell>
          <table:table-cell office:value-type="float" office:value="0.0819943" calcext:value-type="float">
            <text:p>0.0819943</text:p>
          </table:table-cell>
          <table:table-cell office:value-type="float" office:value="0.0958835" calcext:value-type="float">
            <text:p>0.0958835</text:p>
          </table:table-cell>
          <table:table-cell office:value-type="float" office:value="0.657528" calcext:value-type="float">
            <text:p>0.65752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47248" calcext:value-type="float">
            <text:p>0.5472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05" calcext:value-type="float">
            <text:p>16.8605</text:p>
          </table:table-cell>
          <table:table-cell office:value-type="float" office:value="4.86111" calcext:value-type="float">
            <text:p>4.86111</text:p>
          </table:table-cell>
          <table:table-cell office:value-type="float" office:value="4.98237" calcext:value-type="float">
            <text:p>4.98237</text:p>
          </table:table-cell>
          <table:table-cell office:value-type="float" office:value="0.754157" calcext:value-type="float">
            <text:p>0.754157</text:p>
          </table:table-cell>
          <table:table-cell office:value-type="float" office:value="0.378248" calcext:value-type="float">
            <text:p>0.378248</text:p>
          </table:table-cell>
          <table:table-cell office:value-type="float" office:value="0.081738" calcext:value-type="float">
            <text:p>0.081738</text:p>
          </table:table-cell>
          <table:table-cell office:value-type="float" office:value="0.0961075" calcext:value-type="float">
            <text:p>0.0961075</text:p>
          </table:table-cell>
          <table:table-cell office:value-type="float" office:value="0.652691" calcext:value-type="float">
            <text:p>0.652691</text:p>
          </table:table-cell>
          <table:table-cell office:value-type="float" office:value="0.557097" calcext:value-type="float">
            <text:p>0.557097</text:p>
          </table:table-cell>
          <table:table-cell office:value-type="float" office:value="4.36681" calcext:value-type="float">
            <text:p>4.366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241" calcext:value-type="float">
            <text:p>17.0241</text:p>
          </table:table-cell>
          <table:table-cell office:value-type="float" office:value="5.08987" calcext:value-type="float">
            <text:p>5.08987</text:p>
          </table:table-cell>
          <table:table-cell office:value-type="float" office:value="5.02468" calcext:value-type="float">
            <text:p>5.02468</text:p>
          </table:table-cell>
          <table:table-cell office:value-type="float" office:value="0.796082" calcext:value-type="float">
            <text:p>0.796082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0813174" calcext:value-type="float">
            <text:p>0.0813174</text:p>
          </table:table-cell>
          <table:table-cell office:value-type="float" office:value="0.0975563" calcext:value-type="float">
            <text:p>0.0975563</text:p>
          </table:table-cell>
          <table:table-cell office:value-type="float" office:value="0.648014" calcext:value-type="float">
            <text:p>0.648014</text:p>
          </table:table-cell>
          <table:table-cell office:value-type="float" office:value="0.553388" calcext:value-type="float">
            <text:p>0.553388</text:p>
          </table:table-cell>
          <table:table-cell office:value-type="float" office:value="1.01353" calcext:value-type="float">
            <text:p>1.013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52" calcext:value-type="float">
            <text:p>17.1952</text:p>
          </table:table-cell>
          <table:table-cell office:value-type="float" office:value="5.25264" calcext:value-type="float">
            <text:p>5.25264</text:p>
          </table:table-cell>
          <table:table-cell office:value-type="float" office:value="4.97886" calcext:value-type="float">
            <text:p>4.97886</text:p>
          </table:table-cell>
          <table:table-cell office:value-type="float" office:value="0.81219" calcext:value-type="float">
            <text:p>0.81219</text:p>
          </table:table-cell>
          <table:table-cell office:value-type="float" office:value="0.400197" calcext:value-type="float">
            <text:p>0.400197</text:p>
          </table:table-cell>
          <table:table-cell office:value-type="float" office:value="0.0808576" calcext:value-type="float">
            <text:p>0.0808576</text:p>
          </table:table-cell>
          <table:table-cell office:value-type="float" office:value="0.0986935" calcext:value-type="float">
            <text:p>0.0986935</text:p>
          </table:table-cell>
          <table:table-cell office:value-type="float" office:value="0.643465" calcext:value-type="float">
            <text:p>0.643465</text:p>
          </table:table-cell>
          <table:table-cell office:value-type="float" office:value="0.549589" calcext:value-type="float">
            <text:p>0.549589</text:p>
          </table:table-cell>
          <table:table-cell office:value-type="float" office:value="1.51612" calcext:value-type="float">
            <text:p>1.516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516" calcext:value-type="float">
            <text:p>17.3516</text:p>
          </table:table-cell>
          <table:table-cell office:value-type="float" office:value="5.4388" calcext:value-type="float">
            <text:p>5.4388</text:p>
          </table:table-cell>
          <table:table-cell office:value-type="float" office:value="4.9694" calcext:value-type="float">
            <text:p>4.9694</text:p>
          </table:table-cell>
          <table:table-cell office:value-type="float" office:value="0.836382" calcext:value-type="float">
            <text:p>0.836382</text:p>
          </table:table-cell>
          <table:table-cell office:value-type="float" office:value="0.404685" calcext:value-type="float">
            <text:p>0.404685</text:p>
          </table:table-cell>
          <table:table-cell office:value-type="float" office:value="0.0803204" calcext:value-type="float">
            <text:p>0.0803204</text:p>
          </table:table-cell>
          <table:table-cell office:value-type="float" office:value="0.1" calcext:value-type="float">
            <text:p>0.1</text:p>
          </table:table-cell>
          <table:table-cell office:value-type="float" office:value="0.639049" calcext:value-type="float">
            <text:p>0.639049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0.207047" calcext:value-type="float">
            <text:p>0.2070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092" calcext:value-type="float">
            <text:p>17.5092</text:p>
          </table:table-cell>
          <table:table-cell office:value-type="float" office:value="5.59936" calcext:value-type="float">
            <text:p>5.59936</text:p>
          </table:table-cell>
          <table:table-cell office:value-type="float" office:value="4.90044" calcext:value-type="float">
            <text:p>4.90044</text:p>
          </table:table-cell>
          <table:table-cell office:value-type="float" office:value="0.852308" calcext:value-type="float">
            <text:p>0.852308</text:p>
          </table:table-cell>
          <table:table-cell office:value-type="float" office:value="0.402641" calcext:value-type="float">
            <text:p>0.402641</text:p>
          </table:table-cell>
          <table:table-cell office:value-type="float" office:value="0.0797652" calcext:value-type="float">
            <text:p>0.0797652</text:p>
          </table:table-cell>
          <table:table-cell office:value-type="float" office:value="0.100825" calcext:value-type="float">
            <text:p>0.100825</text:p>
          </table:table-cell>
          <table:table-cell office:value-type="float" office:value="0.63479" calcext:value-type="float">
            <text:p>0.63479</text:p>
          </table:table-cell>
          <table:table-cell office:value-type="float" office:value="0.542112" calcext:value-type="float">
            <text:p>0.542112</text:p>
          </table:table-cell>
          <table:table-cell office:value-type="float" office:value="2.91261" calcext:value-type="float">
            <text:p>2.91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6964" calcext:value-type="float">
            <text:p>17.6964</text:p>
          </table:table-cell>
          <table:table-cell office:value-type="float" office:value="5.73109" calcext:value-type="float">
            <text:p>5.73109</text:p>
          </table:table-cell>
          <table:table-cell office:value-type="float" office:value="4.86397" calcext:value-type="float">
            <text:p>4.86397</text:p>
          </table:table-cell>
          <table:table-cell office:value-type="float" office:value="0.848032" calcext:value-type="float">
            <text:p>0.848032</text:p>
          </table:table-cell>
          <table:table-cell office:value-type="float" office:value="0.376778" calcext:value-type="float">
            <text:p>0.376778</text:p>
          </table:table-cell>
          <table:table-cell office:value-type="float" office:value="0.0792871" calcext:value-type="float">
            <text:p>0.0792871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630465" calcext:value-type="float">
            <text:p>0.630465</text:p>
          </table:table-cell>
          <table:table-cell office:value-type="float" office:value="0.538432" calcext:value-type="float">
            <text:p>0.538432</text:p>
          </table:table-cell>
          <table:table-cell office:value-type="float" office:value="1.22101" calcext:value-type="float">
            <text:p>1.221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431" calcext:value-type="float">
            <text:p>17.8431</text:p>
          </table:table-cell>
          <table:table-cell office:value-type="float" office:value="5.91726" calcext:value-type="float">
            <text:p>5.91726</text:p>
          </table:table-cell>
          <table:table-cell office:value-type="float" office:value="4.80408" calcext:value-type="float">
            <text:p>4.80408</text:p>
          </table:table-cell>
          <table:table-cell office:value-type="float" office:value="0.874539" calcext:value-type="float">
            <text:p>0.874539</text:p>
          </table:table-cell>
          <table:table-cell office:value-type="float" office:value="0.388826" calcext:value-type="float">
            <text:p>0.388826</text:p>
          </table:table-cell>
          <table:table-cell office:value-type="float" office:value="0.0787651" calcext:value-type="float">
            <text:p>0.0787651</text:p>
          </table:table-cell>
          <table:table-cell office:value-type="float" office:value="0.100686" calcext:value-type="float">
            <text:p>0.100686</text:p>
          </table:table-cell>
          <table:table-cell office:value-type="float" office:value="0.626323" calcext:value-type="float">
            <text:p>0.626323</text:p>
          </table:table-cell>
          <table:table-cell office:value-type="float" office:value="0.53488" calcext:value-type="float">
            <text:p>0.53488</text:p>
          </table:table-cell>
          <table:table-cell office:value-type="float" office:value="0.897199" calcext:value-type="float">
            <text:p>0.8971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14" calcext:value-type="float">
            <text:p>18.014</text:p>
          </table:table-cell>
          <table:table-cell office:value-type="float" office:value="6.116" calcext:value-type="float">
            <text:p>6.116</text:p>
          </table:table-cell>
          <table:table-cell office:value-type="float" office:value="4.83961" calcext:value-type="float">
            <text:p>4.8396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388097" calcext:value-type="float">
            <text:p>0.388097</text:p>
          </table:table-cell>
          <table:table-cell office:value-type="float" office:value="0.0782997" calcext:value-type="float">
            <text:p>0.0782997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0.622187" calcext:value-type="float">
            <text:p>0.622187</text:p>
          </table:table-cell>
          <table:table-cell office:value-type="float" office:value="0.531363" calcext:value-type="float">
            <text:p>0.531363</text:p>
          </table:table-cell>
          <table:table-cell office:value-type="float" office:value="0.814661" calcext:value-type="float">
            <text:p>0.8146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1661" calcext:value-type="float">
            <text:p>18.1661</text:p>
          </table:table-cell>
          <table:table-cell office:value-type="float" office:value="6.31891" calcext:value-type="float">
            <text:p>6.31891</text:p>
          </table:table-cell>
          <table:table-cell office:value-type="float" office:value="4.86377" calcext:value-type="float">
            <text:p>4.86377</text:p>
          </table:table-cell>
          <table:table-cell office:value-type="float" office:value="0.915772" calcext:value-type="float">
            <text:p>0.915772</text:p>
          </table:table-cell>
          <table:table-cell office:value-type="float" office:value="0.390916" calcext:value-type="float">
            <text:p>0.390916</text:p>
          </table:table-cell>
          <table:table-cell office:value-type="float" office:value="0.0778394" calcext:value-type="float">
            <text:p>0.0778394</text:p>
          </table:table-cell>
          <table:table-cell office:value-type="float" office:value="0.100885" calcext:value-type="float">
            <text:p>0.100885</text:p>
          </table:table-cell>
          <table:table-cell office:value-type="float" office:value="0.618109" calcext:value-type="float">
            <text:p>0.618109</text:p>
          </table:table-cell>
          <table:table-cell office:value-type="float" office:value="0.527884" calcext:value-type="float">
            <text:p>0.527884</text:p>
          </table:table-cell>
          <table:table-cell office:value-type="float" office:value="0.817973" calcext:value-type="float">
            <text:p>0.817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875" calcext:value-type="float">
            <text:p>18.2875</text:p>
          </table:table-cell>
          <table:table-cell office:value-type="float" office:value="6.56221" calcext:value-type="float">
            <text:p>6.56221</text:p>
          </table:table-cell>
          <table:table-cell office:value-type="float" office:value="4.90425" calcext:value-type="float">
            <text:p>4.90425</text:p>
          </table:table-cell>
          <table:table-cell office:value-type="float" office:value="0.957008" calcext:value-type="float">
            <text:p>0.957008</text:p>
          </table:table-cell>
          <table:table-cell office:value-type="float" office:value="0.413833" calcext:value-type="float">
            <text:p>0.413833</text:p>
          </table:table-cell>
          <table:table-cell office:value-type="float" office:value="0.0773324" calcext:value-type="float">
            <text:p>0.0773324</text:p>
          </table:table-cell>
          <table:table-cell office:value-type="float" office:value="0.101851" calcext:value-type="float">
            <text:p>0.101851</text:p>
          </table:table-cell>
          <table:table-cell office:value-type="float" office:value="0.614187" calcext:value-type="float">
            <text:p>0.614187</text:p>
          </table:table-cell>
          <table:table-cell office:value-type="float" office:value="0.524466" calcext:value-type="float">
            <text:p>0.524466</text:p>
          </table:table-cell>
          <table:table-cell office:value-type="float" office:value="0.955601" calcext:value-type="float">
            <text:p>0.9556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216" calcext:value-type="float">
            <text:p>18.4216</text:p>
          </table:table-cell>
          <table:table-cell office:value-type="float" office:value="6.77025" calcext:value-type="float">
            <text:p>6.77025</text:p>
          </table:table-cell>
          <table:table-cell office:value-type="float" office:value="4.89269" calcext:value-type="float">
            <text:p>4.89269</text:p>
          </table:table-cell>
          <table:table-cell office:value-type="float" office:value="0.982416" calcext:value-type="float">
            <text:p>0.982416</text:p>
          </table:table-cell>
          <table:table-cell office:value-type="float" office:value="0.420358" calcext:value-type="float">
            <text:p>0.420358</text:p>
          </table:table-cell>
          <table:table-cell office:value-type="float" office:value="0.0768455" calcext:value-type="float">
            <text:p>0.0768455</text:p>
          </table:table-cell>
          <table:table-cell office:value-type="float" office:value="0.102945" calcext:value-type="float">
            <text:p>0.102945</text:p>
          </table:table-cell>
          <table:table-cell office:value-type="float" office:value="0.610377" calcext:value-type="float">
            <text:p>0.610377</text:p>
          </table:table-cell>
          <table:table-cell office:value-type="float" office:value="0.521114" calcext:value-type="float">
            <text:p>0.521114</text:p>
          </table:table-cell>
          <table:table-cell office:value-type="float" office:value="0.301847" calcext:value-type="float">
            <text:p>0.3018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648" calcext:value-type="float">
            <text:p>18.5648</text:p>
          </table:table-cell>
          <table:table-cell office:value-type="float" office:value="6.91248" calcext:value-type="float">
            <text:p>6.91248</text:p>
          </table:table-cell>
          <table:table-cell office:value-type="float" office:value="4.8162" calcext:value-type="float">
            <text:p>4.8162</text:p>
          </table:table-cell>
          <table:table-cell office:value-type="float" office:value="0.982157" calcext:value-type="float">
            <text:p>0.982157</text:p>
          </table:table-cell>
          <table:table-cell office:value-type="float" office:value="0.397978" calcext:value-type="float">
            <text:p>0.397978</text:p>
          </table:table-cell>
          <table:table-cell office:value-type="float" office:value="0.0763619" calcext:value-type="float">
            <text:p>0.0763619</text:p>
          </table:table-cell>
          <table:table-cell office:value-type="float" office:value="0.102986" calcext:value-type="float">
            <text:p>0.102986</text:p>
          </table:table-cell>
          <table:table-cell office:value-type="float" office:value="0.606541" calcext:value-type="float">
            <text:p>0.606541</text:p>
          </table:table-cell>
          <table:table-cell office:value-type="float" office:value="0.51789" calcext:value-type="float">
            <text:p>0.51789</text:p>
          </table:table-cell>
          <table:table-cell office:value-type="float" office:value="1.46791" calcext:value-type="float">
            <text:p>1.467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7147" calcext:value-type="float">
            <text:p>18.7147</text:p>
          </table:table-cell>
          <table:table-cell office:value-type="float" office:value="7.11964" calcext:value-type="float">
            <text:p>7.11964</text:p>
          </table:table-cell>
          <table:table-cell office:value-type="float" office:value="4.88011" calcext:value-type="float">
            <text:p>4.88011</text:p>
          </table:table-cell>
          <table:table-cell office:value-type="float" office:value="0.994693" calcext:value-type="float">
            <text:p>0.994693</text:p>
          </table:table-cell>
          <table:table-cell office:value-type="float" office:value="0.386331" calcext:value-type="float">
            <text:p>0.386331</text:p>
          </table:table-cell>
          <table:table-cell office:value-type="float" office:value="0.0758887" calcext:value-type="float">
            <text:p>0.0758887</text:p>
          </table:table-cell>
          <table:table-cell office:value-type="float" office:value="0.103041" calcext:value-type="float">
            <text:p>0.103041</text:p>
          </table:table-cell>
          <table:table-cell office:value-type="float" office:value="0.602743" calcext:value-type="float">
            <text:p>0.602743</text:p>
          </table:table-cell>
          <table:table-cell office:value-type="float" office:value="0.514679" calcext:value-type="float">
            <text:p>0.514679</text:p>
          </table:table-cell>
          <table:table-cell office:value-type="float" office:value="0.731796" calcext:value-type="float">
            <text:p>0.7317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9065" calcext:value-type="float">
            <text:p>18.9065</text:p>
          </table:table-cell>
          <table:table-cell office:value-type="float" office:value="7.26635" calcext:value-type="float">
            <text:p>7.26635</text:p>
          </table:table-cell>
          <table:table-cell office:value-type="float" office:value="4.84897" calcext:value-type="float">
            <text:p>4.84897</text:p>
          </table:table-cell>
          <table:table-cell office:value-type="float" office:value="0.979513" calcext:value-type="float">
            <text:p>0.979513</text:p>
          </table:table-cell>
          <table:table-cell office:value-type="float" office:value="0.350145" calcext:value-type="float">
            <text:p>0.350145</text:p>
          </table:table-cell>
          <table:table-cell office:value-type="float" office:value="0.0758257" calcext:value-type="float">
            <text:p>0.0758257</text:p>
          </table:table-cell>
          <table:table-cell office:value-type="float" office:value="0.102525" calcext:value-type="float">
            <text:p>0.102525</text:p>
          </table:table-cell>
          <table:table-cell office:value-type="float" office:value="0.599288" calcext:value-type="float">
            <text:p>0.599288</text:p>
          </table:table-cell>
          <table:table-cell office:value-type="float" office:value="0.511871" calcext:value-type="float">
            <text:p>0.511871</text:p>
          </table:table-cell>
          <table:table-cell office:value-type="float" office:value="3.67849" calcext:value-type="float">
            <text:p>3.678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983" calcext:value-type="float">
            <text:p>18.9983</text:p>
          </table:table-cell>
          <table:table-cell office:value-type="float" office:value="7.45967" calcext:value-type="float">
            <text:p>7.45967</text:p>
          </table:table-cell>
          <table:table-cell office:value-type="float" office:value="4.73387" calcext:value-type="float">
            <text:p>4.73387</text:p>
          </table:table-cell>
          <table:table-cell office:value-type="float" office:value="1.01273" calcext:value-type="float">
            <text:p>1.01273</text:p>
          </table:table-cell>
          <table:table-cell office:value-type="float" office:value="0.372953" calcext:value-type="float">
            <text:p>0.372953</text:p>
          </table:table-cell>
          <table:table-cell office:value-type="float" office:value="0.075478" calcext:value-type="float">
            <text:p>0.075478</text:p>
          </table:table-cell>
          <table:table-cell office:value-type="float" office:value="0.101941" calcext:value-type="float">
            <text:p>0.101941</text:p>
          </table:table-cell>
          <table:table-cell office:value-type="float" office:value="0.595671" calcext:value-type="float">
            <text:p>0.595671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3.76982" calcext:value-type="float">
            <text:p>3.769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898" calcext:value-type="float">
            <text:p>19.0898</text:p>
          </table:table-cell>
          <table:table-cell office:value-type="float" office:value="7.72843" calcext:value-type="float">
            <text:p>7.72843</text:p>
          </table:table-cell>
          <table:table-cell office:value-type="float" office:value="4.80385" calcext:value-type="float">
            <text:p>4.80385</text:p>
          </table:table-cell>
          <table:table-cell office:value-type="float" office:value="1.05937" calcext:value-type="float">
            <text:p>1.05937</text:p>
          </table:table-cell>
          <table:table-cell office:value-type="float" office:value="0.402342" calcext:value-type="float">
            <text:p>0.402342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592075" calcext:value-type="float">
            <text:p>0.592075</text:p>
          </table:table-cell>
          <table:table-cell office:value-type="float" office:value="0.506535" calcext:value-type="float">
            <text:p>0.506535</text:p>
          </table:table-cell>
          <table:table-cell office:value-type="float" office:value="1.65732" calcext:value-type="float">
            <text:p>1.65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116" calcext:value-type="float">
            <text:p>19.2116</text:p>
          </table:table-cell>
          <table:table-cell office:value-type="float" office:value="7.93367" calcext:value-type="float">
            <text:p>7.93367</text:p>
          </table:table-cell>
          <table:table-cell office:value-type="float" office:value="4.81361" calcext:value-type="float">
            <text:p>4.81361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0.395991" calcext:value-type="float">
            <text:p>0.395991</text:p>
          </table:table-cell>
          <table:table-cell office:value-type="float" office:value="0.0746072" calcext:value-type="float">
            <text:p>0.0746072</text:p>
          </table:table-cell>
          <table:table-cell office:value-type="float" office:value="0.101396" calcext:value-type="float">
            <text:p>0.101396</text:p>
          </table:table-cell>
          <table:table-cell office:value-type="float" office:value="0.588578" calcext:value-type="float">
            <text:p>0.588578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254177" calcext:value-type="float">
            <text:p>0.254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903" calcext:value-type="float">
            <text:p>19.2903</text:p>
          </table:table-cell>
          <table:table-cell office:value-type="float" office:value="8.15296" calcext:value-type="float">
            <text:p>8.15296</text:p>
          </table:table-cell>
          <table:table-cell office:value-type="float" office:value="4.79818" calcext:value-type="float">
            <text:p>4.79818</text:p>
          </table:table-cell>
          <table:table-cell office:value-type="float" office:value="1.10654" calcext:value-type="float">
            <text:p>1.10654</text:p>
          </table:table-cell>
          <table:table-cell office:value-type="float" office:value="0.408414" calcext:value-type="float">
            <text:p>0.408414</text:p>
          </table:table-cell>
          <table:table-cell office:value-type="float" office:value="0.0741794" calcext:value-type="float">
            <text:p>0.0741794</text:p>
          </table:table-cell>
          <table:table-cell office:value-type="float" office:value="0.101081" calcext:value-type="float">
            <text:p>0.101081</text:p>
          </table:table-cell>
          <table:table-cell office:value-type="float" office:value="0.585113" calcext:value-type="float">
            <text:p>0.585113</text:p>
          </table:table-cell>
          <table:table-cell office:value-type="float" office:value="0.500892" calcext:value-type="float">
            <text:p>0.500892</text:p>
          </table:table-cell>
          <table:table-cell office:value-type="float" office:value="1.36845" calcext:value-type="float">
            <text:p>1.368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99" calcext:value-type="float">
            <text:p>19.3899</text:p>
          </table:table-cell>
          <table:table-cell office:value-type="float" office:value="8.36283" calcext:value-type="float">
            <text:p>8.36283</text:p>
          </table:table-cell>
          <table:table-cell office:value-type="float" office:value="4.81442" calcext:value-type="float">
            <text:p>4.81442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0.401782" calcext:value-type="float">
            <text:p>0.401782</text:p>
          </table:table-cell>
          <table:table-cell office:value-type="float" office:value="0.0737678" calcext:value-type="float">
            <text:p>0.0737678</text:p>
          </table:table-cell>
          <table:table-cell office:value-type="float" office:value="0.100685" calcext:value-type="float">
            <text:p>0.100685</text:p>
          </table:table-cell>
          <table:table-cell office:value-type="float" office:value="0.581745" calcext:value-type="float">
            <text:p>0.581745</text:p>
          </table:table-cell>
          <table:table-cell office:value-type="float" office:value="0.49812" calcext:value-type="float">
            <text:p>0.49812</text:p>
          </table:table-cell>
          <table:table-cell office:value-type="float" office:value="2.2062" calcext:value-type="float">
            <text:p>2.2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24" calcext:value-type="float">
            <text:p>19.4824</text:p>
          </table:table-cell>
          <table:table-cell office:value-type="float" office:value="8.51136" calcext:value-type="float">
            <text:p>8.51136</text:p>
          </table:table-cell>
          <table:table-cell office:value-type="float" office:value="4.70261" calcext:value-type="float">
            <text:p>4.70261</text:p>
          </table:table-cell>
          <table:table-cell office:value-type="float" office:value="1.12943" calcext:value-type="float">
            <text:p>1.12943</text:p>
          </table:table-cell>
          <table:table-cell office:value-type="float" office:value="0.386428" calcext:value-type="float">
            <text:p>0.386428</text:p>
          </table:table-cell>
          <table:table-cell office:value-type="float" office:value="0.0733799" calcext:value-type="float">
            <text:p>0.0733799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495952" calcext:value-type="float">
            <text:p>0.495952</text:p>
          </table:table-cell>
          <table:table-cell office:value-type="float" office:value="3.34739" calcext:value-type="float">
            <text:p>3.347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756" calcext:value-type="float">
            <text:p>19.5756</text:p>
          </table:table-cell>
          <table:table-cell office:value-type="float" office:value="8.71556" calcext:value-type="float">
            <text:p>8.71556</text:p>
          </table:table-cell>
          <table:table-cell office:value-type="float" office:value="4.66704" calcext:value-type="float">
            <text:p>4.66704</text:p>
          </table:table-cell>
          <table:table-cell office:value-type="float" office:value="1.15008" calcext:value-type="float">
            <text:p>1.15008</text:p>
          </table:table-cell>
          <table:table-cell office:value-type="float" office:value="0.389914" calcext:value-type="float">
            <text:p>0.389914</text:p>
          </table:table-cell>
          <table:table-cell office:value-type="float" office:value="0.0729963" calcext:value-type="float">
            <text:p>0.0729963</text:p>
          </table:table-cell>
          <table:table-cell office:value-type="float" office:value="0.0996401" calcext:value-type="float">
            <text:p>0.0996401</text:p>
          </table:table-cell>
          <table:table-cell office:value-type="float" office:value="0.575334" calcext:value-type="float">
            <text:p>0.575334</text:p>
          </table:table-cell>
          <table:table-cell office:value-type="float" office:value="0.494026" calcext:value-type="float">
            <text:p>0.494026</text:p>
          </table:table-cell>
          <table:table-cell office:value-type="float" office:value="0.476713" calcext:value-type="float">
            <text:p>0.476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327" calcext:value-type="float">
            <text:p>19.7327</text:p>
          </table:table-cell>
          <table:table-cell office:value-type="float" office:value="8.89677" calcext:value-type="float">
            <text:p>8.89677</text:p>
          </table:table-cell>
          <table:table-cell office:value-type="float" office:value="4.65755" calcext:value-type="float">
            <text:p>4.65755</text:p>
          </table:table-cell>
          <table:table-cell office:value-type="float" office:value="1.14102" calcext:value-type="float">
            <text:p>1.14102</text:p>
          </table:table-cell>
          <table:table-cell office:value-type="float" office:value="0.36053" calcext:value-type="float">
            <text:p>0.36053</text:p>
          </table:table-cell>
          <table:table-cell office:value-type="float" office:value="0.0727729" calcext:value-type="float">
            <text:p>0.0727729</text:p>
          </table:table-cell>
          <table:table-cell office:value-type="float" office:value="0.0994995" calcext:value-type="float">
            <text:p>0.0994995</text:p>
          </table:table-cell>
          <table:table-cell office:value-type="float" office:value="0.572767" calcext:value-type="float">
            <text:p>0.572767</text:p>
          </table:table-cell>
          <table:table-cell office:value-type="float" office:value="0.492598" calcext:value-type="float">
            <text:p>0.492598</text:p>
          </table:table-cell>
          <table:table-cell office:value-type="float" office:value="4.05162" calcext:value-type="float">
            <text:p>4.0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096" calcext:value-type="float">
            <text:p>19.8096</text:p>
          </table:table-cell>
          <table:table-cell office:value-type="float" office:value="9.11263" calcext:value-type="float">
            <text:p>9.11263</text:p>
          </table:table-cell>
          <table:table-cell office:value-type="float" office:value="4.61394" calcext:value-type="float">
            <text:p>4.61394</text:p>
          </table:table-cell>
          <table:table-cell office:value-type="float" office:value="1.16994" calcext:value-type="float">
            <text:p>1.16994</text:p>
          </table:table-cell>
          <table:table-cell office:value-type="float" office:value="0.37623" calcext:value-type="float">
            <text:p>0.37623</text:p>
          </table:table-cell>
          <table:table-cell office:value-type="float" office:value="0.0725232" calcext:value-type="float">
            <text:p>0.0725232</text:p>
          </table:table-cell>
          <table:table-cell office:value-type="float" office:value="0.0995085" calcext:value-type="float">
            <text:p>0.0995085</text:p>
          </table:table-cell>
          <table:table-cell office:value-type="float" office:value="0.570124" calcext:value-type="float">
            <text:p>0.570124</text:p>
          </table:table-cell>
          <table:table-cell office:value-type="float" office:value="0.491376" calcext:value-type="float">
            <text:p>0.491376</text:p>
          </table:table-cell>
          <table:table-cell office:value-type="float" office:value="0.944266" calcext:value-type="float">
            <text:p>0.9442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369" calcext:value-type="float">
            <text:p>19.9369</text:p>
          </table:table-cell>
          <table:table-cell office:value-type="float" office:value="9.34663" calcext:value-type="float">
            <text:p>9.34663</text:p>
          </table:table-cell>
          <table:table-cell office:value-type="float" office:value="4.6703" calcext:value-type="float">
            <text:p>4.6703</text:p>
          </table:table-cell>
          <table:table-cell office:value-type="float" office:value="1.18051" calcext:value-type="float">
            <text:p>1.18051</text:p>
          </table:table-cell>
          <table:table-cell office:value-type="float" office:value="0.36802" calcext:value-type="float">
            <text:p>0.36802</text:p>
          </table:table-cell>
          <table:table-cell office:value-type="float" office:value="0.0728376" calcext:value-type="float">
            <text:p>0.0728376</text:p>
          </table:table-cell>
          <table:table-cell office:value-type="float" office:value="0.099492" calcext:value-type="float">
            <text:p>0.099492</text:p>
          </table:table-cell>
          <table:table-cell office:value-type="float" office:value="0.568036" calcext:value-type="float">
            <text:p>0.568036</text:p>
          </table:table-cell>
          <table:table-cell office:value-type="float" office:value="0.489888" calcext:value-type="float">
            <text:p>0.489888</text:p>
          </table:table-cell>
          <table:table-cell office:value-type="float" office:value="3.21937" calcext:value-type="float">
            <text:p>3.219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874" calcext:value-type="float">
            <text:p>19.9874</text:p>
          </table:table-cell>
          <table:table-cell office:value-type="float" office:value="9.55883" calcext:value-type="float">
            <text:p>9.55883</text:p>
          </table:table-cell>
          <table:table-cell office:value-type="float" office:value="4.57879" calcext:value-type="float">
            <text:p>4.57879</text:p>
          </table:table-cell>
          <table:table-cell office:value-type="float" office:value="1.21756" calcext:value-type="float">
            <text:p>1.21756</text:p>
          </table:table-cell>
          <table:table-cell office:value-type="float" office:value="0.395254" calcext:value-type="float">
            <text:p>0.395254</text:p>
          </table:table-cell>
          <table:table-cell office:value-type="float" office:value="0.0728979" calcext:value-type="float">
            <text:p>0.0728979</text:p>
          </table:table-cell>
          <table:table-cell office:value-type="float" office:value="0.0997261" calcext:value-type="float">
            <text:p>0.0997261</text:p>
          </table:table-cell>
          <table:table-cell office:value-type="float" office:value="0.565565" calcext:value-type="float">
            <text:p>0.565565</text:p>
          </table:table-cell>
          <table:table-cell office:value-type="float" office:value="0.488859" calcext:value-type="float">
            <text:p>0.488859</text:p>
          </table:table-cell>
          <table:table-cell office:value-type="float" office:value="2.53462" calcext:value-type="float">
            <text:p>2.534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728" calcext:value-type="float">
            <text:p>20.0728</text:p>
          </table:table-cell>
          <table:table-cell office:value-type="float" office:value="9.80582" calcext:value-type="float">
            <text:p>9.80582</text:p>
          </table:table-cell>
          <table:table-cell office:value-type="float" office:value="4.63372" calcext:value-type="float">
            <text:p>4.63372</text:p>
          </table:table-cell>
          <table:table-cell office:value-type="float" office:value="1.2414" calcext:value-type="float">
            <text:p>1.2414</text:p>
          </table:table-cell>
          <table:table-cell office:value-type="float" office:value="0.399663" calcext:value-type="float">
            <text:p>0.399663</text:p>
          </table:table-cell>
          <table:table-cell office:value-type="float" office:value="0.0732425" calcext:value-type="float">
            <text:p>0.0732425</text:p>
          </table:table-cell>
          <table:table-cell office:value-type="float" office:value="0.0998064" calcext:value-type="float">
            <text:p>0.0998064</text:p>
          </table:table-cell>
          <table:table-cell office:value-type="float" office:value="0.563313" calcext:value-type="float">
            <text:p>0.563313</text:p>
          </table:table-cell>
          <table:table-cell office:value-type="float" office:value="0.48738" calcext:value-type="float">
            <text:p>0.48738</text:p>
          </table:table-cell>
          <table:table-cell office:value-type="float" office:value="0.965171" calcext:value-type="float">
            <text:p>0.9651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345" calcext:value-type="float">
            <text:p>20.1345</text:p>
          </table:table-cell>
          <table:table-cell office:value-type="float" office:value="10.0555" calcext:value-type="float">
            <text:p>10.0555</text:p>
          </table:table-cell>
          <table:table-cell office:value-type="float" office:value="4.69896" calcext:value-type="float">
            <text:p>4.69896</text:p>
          </table:table-cell>
          <table:table-cell office:value-type="float" office:value="1.26856" calcext:value-type="float">
            <text:p>1.26856</text:p>
          </table:table-cell>
          <table:table-cell office:value-type="float" office:value="0.403993" calcext:value-type="float">
            <text:p>0.403993</text:p>
          </table:table-cell>
          <table:table-cell office:value-type="float" office:value="0.0736411" calcext:value-type="float">
            <text:p>0.0736411</text:p>
          </table:table-cell>
          <table:table-cell office:value-type="float" office:value="0.0997406" calcext:value-type="float">
            <text:p>0.0997406</text:p>
          </table:table-cell>
          <table:table-cell office:value-type="float" office:value="0.561214" calcext:value-type="float">
            <text:p>0.561214</text:p>
          </table:table-cell>
          <table:table-cell office:value-type="float" office:value="0.485455" calcext:value-type="float">
            <text:p>0.485455</text:p>
          </table:table-cell>
          <table:table-cell office:value-type="float" office:value="7.30484" calcext:value-type="float">
            <text:p>7.304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824" calcext:value-type="float">
            <text:p>20.1824</text:p>
          </table:table-cell>
          <table:table-cell office:value-type="float" office:value="10.3351" calcext:value-type="float">
            <text:p>10.3351</text:p>
          </table:table-cell>
          <table:table-cell office:value-type="float" office:value="4.77881" calcext:value-type="float">
            <text:p>4.77881</text:p>
          </table:table-cell>
          <table:table-cell office:value-type="float" office:value="1.30682" calcext:value-type="float">
            <text:p>1.30682</text:p>
          </table:table-cell>
          <table:table-cell office:value-type="float" office:value="0.422687" calcext:value-type="float">
            <text:p>0.422687</text:p>
          </table:table-cell>
          <table:table-cell office:value-type="float" office:value="0.0739761" calcext:value-type="float">
            <text:p>0.0739761</text:p>
          </table:table-cell>
          <table:table-cell office:value-type="float" office:value="0.0993528" calcext:value-type="float">
            <text:p>0.0993528</text:p>
          </table:table-cell>
          <table:table-cell office:value-type="float" office:value="0.558984" calcext:value-type="float">
            <text:p>0.558984</text:p>
          </table:table-cell>
          <table:table-cell office:value-type="float" office:value="0.483117" calcext:value-type="float">
            <text:p>0.483117</text:p>
          </table:table-cell>
          <table:table-cell office:value-type="float" office:value="1.14472" calcext:value-type="float">
            <text:p>1.144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26" calcext:value-type="float">
            <text:p>20.2026</text:p>
          </table:table-cell>
          <table:table-cell office:value-type="float" office:value="10.5637" calcext:value-type="float">
            <text:p>10.5637</text:p>
          </table:table-cell>
          <table:table-cell office:value-type="float" office:value="4.70718" calcext:value-type="float">
            <text:p>4.70718</text:p>
          </table:table-cell>
          <table:table-cell office:value-type="float" office:value="1.34883" calcext:value-type="float">
            <text:p>1.34883</text:p>
          </table:table-cell>
          <table:table-cell office:value-type="float" office:value="0.452148" calcext:value-type="float">
            <text:p>0.452148</text:p>
          </table:table-cell>
          <table:table-cell office:value-type="float" office:value="0.0739917" calcext:value-type="float">
            <text:p>0.0739917</text:p>
          </table:table-cell>
          <table:table-cell office:value-type="float" office:value="0.0990301" calcext:value-type="float">
            <text:p>0.0990301</text:p>
          </table:table-cell>
          <table:table-cell office:value-type="float" office:value="0.556405" calcext:value-type="float">
            <text:p>0.556405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3.10021" calcext:value-type="float">
            <text:p>3.100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595" calcext:value-type="float">
            <text:p>20.2595</text:p>
          </table:table-cell>
          <table:table-cell office:value-type="float" office:value="10.8451" calcext:value-type="float">
            <text:p>10.8451</text:p>
          </table:table-cell>
          <table:table-cell office:value-type="float" office:value="4.79615" calcext:value-type="float">
            <text:p>4.79615</text:p>
          </table:table-cell>
          <table:table-cell office:value-type="float" office:value="1.37826" calcext:value-type="float">
            <text:p>1.37826</text:p>
          </table:table-cell>
          <table:table-cell office:value-type="float" office:value="0.459289" calcext:value-type="float">
            <text:p>0.459289</text:p>
          </table:table-cell>
          <table:table-cell office:value-type="float" office:value="0.0742143" calcext:value-type="float">
            <text:p>0.0742143</text:p>
          </table:table-cell>
          <table:table-cell office:value-type="float" office:value="0.098537" calcext:value-type="float">
            <text:p>0.098537</text:p>
          </table:table-cell>
          <table:table-cell office:value-type="float" office:value="0.553885" calcext:value-type="float">
            <text:p>0.553885</text:p>
          </table:table-cell>
          <table:table-cell office:value-type="float" office:value="0.478558" calcext:value-type="float">
            <text:p>0.478558</text:p>
          </table:table-cell>
          <table:table-cell office:value-type="float" office:value="2.1928" calcext:value-type="float">
            <text:p>2.19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884" calcext:value-type="float">
            <text:p>20.2884</text:p>
          </table:table-cell>
          <table:table-cell office:value-type="float" office:value="11.1027" calcext:value-type="float">
            <text:p>11.1027</text:p>
          </table:table-cell>
          <table:table-cell office:value-type="float" office:value="4.83563" calcext:value-type="float">
            <text:p>4.83563</text:p>
          </table:table-cell>
          <table:table-cell office:value-type="float" office:value="1.40889" calcext:value-type="float">
            <text:p>1.40889</text:p>
          </table:table-cell>
          <table:table-cell office:value-type="float" office:value="0.465807" calcext:value-type="float">
            <text:p>0.465807</text:p>
          </table:table-cell>
          <table:table-cell office:value-type="float" office:value="0.0743811" calcext:value-type="float">
            <text:p>0.0743811</text:p>
          </table:table-cell>
          <table:table-cell office:value-type="float" office:value="0.0980331" calcext:value-type="float">
            <text:p>0.0980331</text:p>
          </table:table-cell>
          <table:table-cell office:value-type="float" office:value="0.551357" calcext:value-type="float">
            <text:p>0.551357</text:p>
          </table:table-cell>
          <table:table-cell office:value-type="float" office:value="0.476123" calcext:value-type="float">
            <text:p>0.476123</text:p>
          </table:table-cell>
          <table:table-cell office:value-type="float" office:value="4.93541" calcext:value-type="float">
            <text:p>4.935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24" calcext:value-type="float">
            <text:p>20.3224</text:p>
          </table:table-cell>
          <table:table-cell office:value-type="float" office:value="11.344" calcext:value-type="float">
            <text:p>11.344</text:p>
          </table:table-cell>
          <table:table-cell office:value-type="float" office:value="4.83915" calcext:value-type="float">
            <text:p>4.83915</text:p>
          </table:table-cell>
          <table:table-cell office:value-type="float" office:value="1.43331" calcext:value-type="float">
            <text:p>1.43331</text:p>
          </table:table-cell>
          <table:table-cell office:value-type="float" office:value="0.466947" calcext:value-type="float">
            <text:p>0.466947</text:p>
          </table:table-cell>
          <table:table-cell office:value-type="float" office:value="0.0746338" calcext:value-type="float">
            <text:p>0.0746338</text:p>
          </table:table-cell>
          <table:table-cell office:value-type="float" office:value="0.0975368" calcext:value-type="float">
            <text:p>0.0975368</text:p>
          </table:table-cell>
          <table:table-cell office:value-type="float" office:value="0.548899" calcext:value-type="float">
            <text:p>0.548899</text:p>
          </table:table-cell>
          <table:table-cell office:value-type="float" office:value="0.473719" calcext:value-type="float">
            <text:p>0.473719</text:p>
          </table:table-cell>
          <table:table-cell office:value-type="float" office:value="0.00342808" calcext:value-type="float">
            <text:p>0.003428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756" calcext:value-type="float">
            <text:p>20.2756</text:p>
          </table:table-cell>
          <table:table-cell office:value-type="float" office:value="11.5818" calcext:value-type="float">
            <text:p>11.5818</text:p>
          </table:table-cell>
          <table:table-cell office:value-type="float" office:value="4.72632" calcext:value-type="float">
            <text:p>4.72632</text:p>
          </table:table-cell>
          <table:table-cell office:value-type="float" office:value="1.5003" calcext:value-type="float">
            <text:p>1.5003</text:p>
          </table:table-cell>
          <table:table-cell office:value-type="float" office:value="0.529008" calcext:value-type="float">
            <text:p>0.529008</text:p>
          </table:table-cell>
          <table:table-cell office:value-type="float" office:value="0.0743162" calcext:value-type="float">
            <text:p>0.0743162</text:p>
          </table:table-cell>
          <table:table-cell office:value-type="float" office:value="0.0970488" calcext:value-type="float">
            <text:p>0.0970488</text:p>
          </table:table-cell>
          <table:table-cell office:value-type="float" office:value="0.54615" calcext:value-type="float">
            <text:p>0.54615</text:p>
          </table:table-cell>
          <table:table-cell office:value-type="float" office:value="0.471475" calcext:value-type="float">
            <text:p>0.471475</text:p>
          </table:table-cell>
          <table:table-cell office:value-type="float" office:value="11.3253" calcext:value-type="float">
            <text:p>11.32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444" calcext:value-type="float">
            <text:p>20.3444</text:p>
          </table:table-cell>
          <table:table-cell office:value-type="float" office:value="11.8275" calcext:value-type="float">
            <text:p>11.8275</text:p>
          </table:table-cell>
          <table:table-cell office:value-type="float" office:value="4.75432" calcext:value-type="float">
            <text:p>4.75432</text:p>
          </table:table-cell>
          <table:table-cell office:value-type="float" office:value="1.50808" calcext:value-type="float">
            <text:p>1.50808</text:p>
          </table:table-cell>
          <table:table-cell office:value-type="float" office:value="0.510314" calcext:value-type="float">
            <text:p>0.510314</text:p>
          </table:table-cell>
          <table:table-cell office:value-type="float" office:value="0.0744141" calcext:value-type="float">
            <text:p>0.0744141</text:p>
          </table:table-cell>
          <table:table-cell office:value-type="float" office:value="0.0965671" calcext:value-type="float">
            <text:p>0.0965671</text:p>
          </table:table-cell>
          <table:table-cell office:value-type="float" office:value="0.543494" calcext:value-type="float">
            <text:p>0.543494</text:p>
          </table:table-cell>
          <table:table-cell office:value-type="float" office:value="0.469212" calcext:value-type="float">
            <text:p>0.469212</text:p>
          </table:table-cell>
          <table:table-cell office:value-type="float" office:value="4.53199" calcext:value-type="float">
            <text:p>4.531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676" calcext:value-type="float">
            <text:p>20.3676</text:p>
          </table:table-cell>
          <table:table-cell office:value-type="float" office:value="12.0636" calcext:value-type="float">
            <text:p>12.0636</text:p>
          </table:table-cell>
          <table:table-cell office:value-type="float" office:value="4.80522" calcext:value-type="float">
            <text:p>4.80522</text:p>
          </table:table-cell>
          <table:table-cell office:value-type="float" office:value="1.51906" calcext:value-type="float">
            <text:p>1.51906</text:p>
          </table:table-cell>
          <table:table-cell office:value-type="float" office:value="0.484173" calcext:value-type="float">
            <text:p>0.484173</text:p>
          </table:table-cell>
          <table:table-cell office:value-type="float" office:value="0.0746933" calcext:value-type="float">
            <text:p>0.0746933</text:p>
          </table:table-cell>
          <table:table-cell office:value-type="float" office:value="0.0960942" calcext:value-type="float">
            <text:p>0.0960942</text:p>
          </table:table-cell>
          <table:table-cell office:value-type="float" office:value="0.541041" calcext:value-type="float">
            <text:p>0.541041</text:p>
          </table:table-cell>
          <table:table-cell office:value-type="float" office:value="0.466918" calcext:value-type="float">
            <text:p>0.466918</text:p>
          </table:table-cell>
          <table:table-cell office:value-type="float" office:value="3.44094" calcext:value-type="float">
            <text:p>3.44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526" calcext:value-type="float">
            <text:p>20.3526</text:p>
          </table:table-cell>
          <table:table-cell office:value-type="float" office:value="12.3585" calcext:value-type="float">
            <text:p>12.3585</text:p>
          </table:table-cell>
          <table:table-cell office:value-type="float" office:value="4.90017" calcext:value-type="float">
            <text:p>4.90017</text:p>
          </table:table-cell>
          <table:table-cell office:value-type="float" office:value="1.55853" calcext:value-type="float">
            <text:p>1.55853</text:p>
          </table:table-cell>
          <table:table-cell office:value-type="float" office:value="0.499372" calcext:value-type="float">
            <text:p>0.499372</text:p>
          </table:table-cell>
          <table:table-cell office:value-type="float" office:value="0.074773" calcext:value-type="float">
            <text:p>0.074773</text:p>
          </table:table-cell>
          <table:table-cell office:value-type="float" office:value="0.0957422" calcext:value-type="float">
            <text:p>0.0957422</text:p>
          </table:table-cell>
          <table:table-cell office:value-type="float" office:value="0.538488" calcext:value-type="float">
            <text:p>0.538488</text:p>
          </table:table-cell>
          <table:table-cell office:value-type="float" office:value="0.464697" calcext:value-type="float">
            <text:p>0.464697</text:p>
          </table:table-cell>
          <table:table-cell office:value-type="float" office:value="1.24473" calcext:value-type="float">
            <text:p>1.244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071" calcext:value-type="float">
            <text:p>20.3071</text:p>
          </table:table-cell>
          <table:table-cell office:value-type="float" office:value="12.5908" calcext:value-type="float">
            <text:p>12.5908</text:p>
          </table:table-cell>
          <table:table-cell office:value-type="float" office:value="4.81663" calcext:value-type="float">
            <text:p>4.81663</text:p>
          </table:table-cell>
          <table:table-cell office:value-type="float" office:value="1.61147" calcext:value-type="float">
            <text:p>1.61147</text:p>
          </table:table-cell>
          <table:table-cell office:value-type="float" office:value="0.541892" calcext:value-type="float">
            <text:p>0.541892</text:p>
          </table:table-cell>
          <table:table-cell office:value-type="float" office:value="0.0745257" calcext:value-type="float">
            <text:p>0.0745257</text:p>
          </table:table-cell>
          <table:table-cell office:value-type="float" office:value="0.0953558" calcext:value-type="float">
            <text:p>0.0953558</text:p>
          </table:table-cell>
          <table:table-cell office:value-type="float" office:value="0.535903" calcext:value-type="float">
            <text:p>0.535903</text:p>
          </table:table-cell>
          <table:table-cell office:value-type="float" office:value="0.462459" calcext:value-type="float">
            <text:p>0.462459</text:p>
          </table:table-cell>
          <table:table-cell office:value-type="float" office:value="3.65361" calcext:value-type="float">
            <text:p>3.653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309" calcext:value-type="float">
            <text:p>20.3309</text:p>
          </table:table-cell>
          <table:table-cell office:value-type="float" office:value="12.8321" calcext:value-type="float">
            <text:p>12.8321</text:p>
          </table:table-cell>
          <table:table-cell office:value-type="float" office:value="4.81841" calcext:value-type="float">
            <text:p>4.81841</text:p>
          </table:table-cell>
          <table:table-cell office:value-type="float" office:value="1.62516" calcext:value-type="float">
            <text:p>1.62516</text:p>
          </table:table-cell>
          <table:table-cell office:value-type="float" office:value="0.528586" calcext:value-type="float">
            <text:p>0.528586</text:p>
          </table:table-cell>
          <table:table-cell office:value-type="float" office:value="0.0745491" calcext:value-type="float">
            <text:p>0.0745491</text:p>
          </table:table-cell>
          <table:table-cell office:value-type="float" office:value="0.094976" calcext:value-type="float">
            <text:p>0.094976</text:p>
          </table:table-cell>
          <table:table-cell office:value-type="float" office:value="0.533352" calcext:value-type="float">
            <text:p>0.533352</text:p>
          </table:table-cell>
          <table:table-cell office:value-type="float" office:value="0.460252" calcext:value-type="float">
            <text:p>0.460252</text:p>
          </table:table-cell>
          <table:table-cell office:value-type="float" office:value="1.68065" calcext:value-type="float">
            <text:p>1.68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2" calcext:value-type="float">
            <text:p>20.32</text:p>
          </table:table-cell>
          <table:table-cell office:value-type="float" office:value="13.0591" calcext:value-type="float">
            <text:p>13.0591</text:p>
          </table:table-cell>
          <table:table-cell office:value-type="float" office:value="4.7833" calcext:value-type="float">
            <text:p>4.7833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0.531196" calcext:value-type="float">
            <text:p>0.531196</text:p>
          </table:table-cell>
          <table:table-cell office:value-type="float" office:value="0.0746412" calcext:value-type="float">
            <text:p>0.0746412</text:p>
          </table:table-cell>
          <table:table-cell office:value-type="float" office:value="0.0945586" calcext:value-type="float">
            <text:p>0.0945586</text:p>
          </table:table-cell>
          <table:table-cell office:value-type="float" office:value="0.53084" calcext:value-type="float">
            <text:p>0.53084</text:p>
          </table:table-cell>
          <table:table-cell office:value-type="float" office:value="0.458089" calcext:value-type="float">
            <text:p>0.458089</text:p>
          </table:table-cell>
          <table:table-cell office:value-type="float" office:value="2.09454" calcext:value-type="float">
            <text:p>2.094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858" calcext:value-type="float">
            <text:p>20.2858</text:p>
          </table:table-cell>
          <table:table-cell office:value-type="float" office:value="13.2714" calcext:value-type="float">
            <text:p>13.2714</text:p>
          </table:table-cell>
          <table:table-cell office:value-type="float" office:value="4.73817" calcext:value-type="float">
            <text:p>4.73817</text:p>
          </table:table-cell>
          <table:table-cell office:value-type="float" office:value="1.68019" calcext:value-type="float">
            <text:p>1.68019</text:p>
          </table:table-cell>
          <table:table-cell office:value-type="float" office:value="0.533707" calcext:value-type="float">
            <text:p>0.533707</text:p>
          </table:table-cell>
          <table:table-cell office:value-type="float" office:value="0.0746313" calcext:value-type="float">
            <text:p>0.0746313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.528361" calcext:value-type="float">
            <text:p>0.528361</text:p>
          </table:table-cell>
          <table:table-cell office:value-type="float" office:value="0.456008" calcext:value-type="float">
            <text:p>0.456008</text:p>
          </table:table-cell>
          <table:table-cell office:value-type="float" office:value="1.00438" calcext:value-type="float">
            <text:p>1.00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481" calcext:value-type="float">
            <text:p>20.2481</text:p>
          </table:table-cell>
          <table:table-cell office:value-type="float" office:value="13.5038" calcext:value-type="float">
            <text:p>13.5038</text:p>
          </table:table-cell>
          <table:table-cell office:value-type="float" office:value="4.74273" calcext:value-type="float">
            <text:p>4.74273</text:p>
          </table:table-cell>
          <table:table-cell office:value-type="float" office:value="1.7079" calcext:value-type="float">
            <text:p>1.7079</text:p>
          </table:table-cell>
          <table:table-cell office:value-type="float" office:value="0.532345" calcext:value-type="float">
            <text:p>0.532345</text:p>
          </table:table-cell>
          <table:table-cell office:value-type="float" office:value="0.0745583" calcext:value-type="float">
            <text:p>0.0745583</text:p>
          </table:table-cell>
          <table:table-cell office:value-type="float" office:value="0.0936833" calcext:value-type="float">
            <text:p>0.0936833</text:p>
          </table:table-cell>
          <table:table-cell office:value-type="float" office:value="0.525914" calcext:value-type="float">
            <text:p>0.525914</text:p>
          </table:table-cell>
          <table:table-cell office:value-type="float" office:value="0.453946" calcext:value-type="float">
            <text:p>0.453946</text:p>
          </table:table-cell>
          <table:table-cell office:value-type="float" office:value="1.28123" calcext:value-type="float">
            <text:p>1.281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244" calcext:value-type="float">
            <text:p>20.2244</text:p>
          </table:table-cell>
          <table:table-cell office:value-type="float" office:value="13.7686" calcext:value-type="float">
            <text:p>13.7686</text:p>
          </table:table-cell>
          <table:table-cell office:value-type="float" office:value="4.79587" calcext:value-type="float">
            <text:p>4.79587</text:p>
          </table:table-cell>
          <table:table-cell office:value-type="float" office:value="1.73153" calcext:value-type="float">
            <text:p>1.73153</text:p>
          </table:table-cell>
          <table:table-cell office:value-type="float" office:value="0.529367" calcext:value-type="float">
            <text:p>0.529367</text:p>
          </table:table-cell>
          <table:table-cell office:value-type="float" office:value="0.074605" calcext:value-type="float">
            <text:p>0.074605</text:p>
          </table:table-cell>
          <table:table-cell office:value-type="float" office:value="0.093268" calcext:value-type="float">
            <text:p>0.093268</text:p>
          </table:table-cell>
          <table:table-cell office:value-type="float" office:value="0.523506" calcext:value-type="float">
            <text:p>0.523506</text:p>
          </table:table-cell>
          <table:table-cell office:value-type="float" office:value="0.451861" calcext:value-type="float">
            <text:p>0.451861</text:p>
          </table:table-cell>
          <table:table-cell office:value-type="float" office:value="1.31409" calcext:value-type="float">
            <text:p>1.314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12" calcext:value-type="float">
            <text:p>20.1712</text:p>
          </table:table-cell>
          <table:table-cell office:value-type="float" office:value="13.992" calcext:value-type="float">
            <text:p>13.992</text:p>
          </table:table-cell>
          <table:table-cell office:value-type="float" office:value="4.75847" calcext:value-type="float">
            <text:p>4.75847</text:p>
          </table:table-cell>
          <table:table-cell office:value-type="float" office:value="1.7666" calcext:value-type="float">
            <text:p>1.7666</text:p>
          </table:table-cell>
          <table:table-cell office:value-type="float" office:value="0.543589" calcext:value-type="float">
            <text:p>0.543589</text:p>
          </table:table-cell>
          <table:table-cell office:value-type="float" office:value="0.0745604" calcext:value-type="float">
            <text:p>0.0745604</text:p>
          </table:table-cell>
          <table:table-cell office:value-type="float" office:value="0.0928439" calcext:value-type="float">
            <text:p>0.0928439</text:p>
          </table:table-cell>
          <table:table-cell office:value-type="float" office:value="0.521121" calcext:value-type="float">
            <text:p>0.521121</text:p>
          </table:table-cell>
          <table:table-cell office:value-type="float" office:value="0.449834" calcext:value-type="float">
            <text:p>0.449834</text:p>
          </table:table-cell>
          <table:table-cell office:value-type="float" office:value="0.936052" calcext:value-type="float">
            <text:p>0.936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132" calcext:value-type="float">
            <text:p>20.1132</text:p>
          </table:table-cell>
          <table:table-cell office:value-type="float" office:value="14.2531" calcext:value-type="float">
            <text:p>14.2531</text:p>
          </table:table-cell>
          <table:table-cell office:value-type="float" office:value="4.81257" calcext:value-type="float">
            <text:p>4.81257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0.547232" calcext:value-type="float">
            <text:p>0.547232</text:p>
          </table:table-cell>
          <table:table-cell office:value-type="float" office:value="0.0744499" calcext:value-type="float">
            <text:p>0.0744499</text:p>
          </table:table-cell>
          <table:table-cell office:value-type="float" office:value="0.0924679" calcext:value-type="float">
            <text:p>0.0924679</text:p>
          </table:table-cell>
          <table:table-cell office:value-type="float" office:value="0.518775" calcext:value-type="float">
            <text:p>0.518775</text:p>
          </table:table-cell>
          <table:table-cell office:value-type="float" office:value="0.447804" calcext:value-type="float">
            <text:p>0.447804</text:p>
          </table:table-cell>
          <table:table-cell office:value-type="float" office:value="0.42001" calcext:value-type="float">
            <text:p>0.420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421" calcext:value-type="float">
            <text:p>20.0421</text:p>
          </table:table-cell>
          <table:table-cell office:value-type="float" office:value="14.4802" calcext:value-type="float">
            <text:p>14.4802</text:p>
          </table:table-cell>
          <table:table-cell office:value-type="float" office:value="4.80557" calcext:value-type="float">
            <text:p>4.80557</text:p>
          </table:table-cell>
          <table:table-cell office:value-type="float" office:value="1.82978" calcext:value-type="float">
            <text:p>1.82978</text:p>
          </table:table-cell>
          <table:table-cell office:value-type="float" office:value="0.552059" calcext:value-type="float">
            <text:p>0.552059</text:p>
          </table:table-cell>
          <table:table-cell office:value-type="float" office:value="0.0742436" calcext:value-type="float">
            <text:p>0.0742436</text:p>
          </table:table-cell>
          <table:table-cell office:value-type="float" office:value="0.0920796" calcext:value-type="float">
            <text:p>0.0920796</text:p>
          </table:table-cell>
          <table:table-cell office:value-type="float" office:value="0.516475" calcext:value-type="float">
            <text:p>0.516475</text:p>
          </table:table-cell>
          <table:table-cell office:value-type="float" office:value="0.445803" calcext:value-type="float">
            <text:p>0.445803</text:p>
          </table:table-cell>
          <table:table-cell office:value-type="float" office:value="1.42071" calcext:value-type="float">
            <text:p>1.420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309" calcext:value-type="float">
            <text:p>19.9309</text:p>
          </table:table-cell>
          <table:table-cell office:value-type="float" office:value="14.7416" calcext:value-type="float">
            <text:p>14.7416</text:p>
          </table:table-cell>
          <table:table-cell office:value-type="float" office:value="4.87751" calcext:value-type="float">
            <text:p>4.87751</text:p>
          </table:table-cell>
          <table:table-cell office:value-type="float" office:value="1.87407" calcext:value-type="float">
            <text:p>1.87407</text:p>
          </table:table-cell>
          <table:table-cell office:value-type="float" office:value="0.568366" calcext:value-type="float">
            <text:p>0.568366</text:p>
          </table:table-cell>
          <table:table-cell office:value-type="float" office:value="0.0739149" calcext:value-type="float">
            <text:p>0.0739149</text:p>
          </table:table-cell>
          <table:table-cell office:value-type="float" office:value="0.0918013" calcext:value-type="float">
            <text:p>0.0918013</text:p>
          </table:table-cell>
          <table:table-cell office:value-type="float" office:value="0.514377" calcext:value-type="float">
            <text:p>0.514377</text:p>
          </table:table-cell>
          <table:table-cell office:value-type="float" office:value="0.443834" calcext:value-type="float">
            <text:p>0.443834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641" calcext:value-type="float">
            <text:p>19.8641</text:p>
          </table:table-cell>
          <table:table-cell office:value-type="float" office:value="14.9577" calcext:value-type="float">
            <text:p>14.9577</text:p>
          </table:table-cell>
          <table:table-cell office:value-type="float" office:value="4.85955" calcext:value-type="float">
            <text:p>4.85955</text:p>
          </table:table-cell>
          <table:table-cell office:value-type="float" office:value="1.89375" calcext:value-type="float">
            <text:p>1.89375</text:p>
          </table:table-cell>
          <table:table-cell office:value-type="float" office:value="0.552979" calcext:value-type="float">
            <text:p>0.552979</text:p>
          </table:table-cell>
          <table:table-cell office:value-type="float" office:value="0.0735902" calcext:value-type="float">
            <text:p>0.0735902</text:p>
          </table:table-cell>
          <table:table-cell office:value-type="float" office:value="0.0914654" calcext:value-type="float">
            <text:p>0.0914654</text:p>
          </table:table-cell>
          <table:table-cell office:value-type="float" office:value="0.512221" calcext:value-type="float">
            <text:p>0.512221</text:p>
          </table:table-cell>
          <table:table-cell office:value-type="float" office:value="0.441886" calcext:value-type="float">
            <text:p>0.441886</text:p>
          </table:table-cell>
          <table:table-cell office:value-type="float" office:value="3.30274" calcext:value-type="float">
            <text:p>3.302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8333" calcext:value-type="float">
            <text:p>19.8333</text:p>
          </table:table-cell>
          <table:table-cell office:value-type="float" office:value="15.1736" calcext:value-type="float">
            <text:p>15.1736</text:p>
          </table:table-cell>
          <table:table-cell office:value-type="float" office:value="4.81204" calcext:value-type="float">
            <text:p>4.81204</text:p>
          </table:table-cell>
          <table:table-cell office:value-type="float" office:value="1.90417" calcext:value-type="float">
            <text:p>1.90417</text:p>
          </table:table-cell>
          <table:table-cell office:value-type="float" office:value="0.536242" calcext:value-type="float">
            <text:p>0.536242</text:p>
          </table:table-cell>
          <table:table-cell office:value-type="float" office:value="0.0733768" calcext:value-type="float">
            <text:p>0.0733768</text:p>
          </table:table-cell>
          <table:table-cell office:value-type="float" office:value="0.0910966" calcext:value-type="float">
            <text:p>0.0910966</text:p>
          </table:table-cell>
          <table:table-cell office:value-type="float" office:value="0.509992" calcext:value-type="float">
            <text:p>0.509992</text:p>
          </table:table-cell>
          <table:table-cell office:value-type="float" office:value="0.439961" calcext:value-type="float">
            <text:p>0.439961</text:p>
          </table:table-cell>
          <table:table-cell office:value-type="float" office:value="2.00255" calcext:value-type="float">
            <text:p>2.00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7071" calcext:value-type="float">
            <text:p>19.7071</text:p>
          </table:table-cell>
          <table:table-cell office:value-type="float" office:value="15.379" calcext:value-type="float">
            <text:p>15.379</text:p>
          </table:table-cell>
          <table:table-cell office:value-type="float" office:value="4.73693" calcext:value-type="float">
            <text:p>4.73693</text:p>
          </table:table-cell>
          <table:table-cell office:value-type="float" office:value="1.97144" calcext:value-type="float">
            <text:p>1.97144</text:p>
          </table:table-cell>
          <table:table-cell office:value-type="float" office:value="0.605648" calcext:value-type="float">
            <text:p>0.605648</text:p>
          </table:table-cell>
          <table:table-cell office:value-type="float" office:value="0.0730603" calcext:value-type="float">
            <text:p>0.0730603</text:p>
          </table:table-cell>
          <table:table-cell office:value-type="float" office:value="0.0907039" calcext:value-type="float">
            <text:p>0.0907039</text:p>
          </table:table-cell>
          <table:table-cell office:value-type="float" office:value="0.50803" calcext:value-type="float">
            <text:p>0.50803</text:p>
          </table:table-cell>
          <table:table-cell office:value-type="float" office:value="0.438254" calcext:value-type="float">
            <text:p>0.438254</text:p>
          </table:table-cell>
          <table:table-cell office:value-type="float" office:value="8.33687" calcext:value-type="float">
            <text:p>8.33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15.5625" calcext:value-type="float">
            <text:p>15.5625</text:p>
          </table:table-cell>
          <table:table-cell office:value-type="float" office:value="4.63873" calcext:value-type="float">
            <text:p>4.63873</text:p>
          </table:table-cell>
          <table:table-cell office:value-type="float" office:value="1.97926" calcext:value-type="float">
            <text:p>1.97926</text:p>
          </table:table-cell>
          <table:table-cell office:value-type="float" office:value="0.583913" calcext:value-type="float">
            <text:p>0.583913</text:p>
          </table:table-cell>
          <table:table-cell office:value-type="float" office:value="0.0729403" calcext:value-type="float">
            <text:p>0.0729403</text:p>
          </table:table-cell>
          <table:table-cell office:value-type="float" office:value="0.0903778" calcext:value-type="float">
            <text:p>0.0903778</text:p>
          </table:table-cell>
          <table:table-cell office:value-type="float" office:value="0.505869" calcext:value-type="float">
            <text:p>0.505869</text:p>
          </table:table-cell>
          <table:table-cell office:value-type="float" office:value="0.436756" calcext:value-type="float">
            <text:p>0.436756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895" calcext:value-type="float">
            <text:p>19.5895</text:p>
          </table:table-cell>
          <table:table-cell office:value-type="float" office:value="15.7627" calcext:value-type="float">
            <text:p>15.7627</text:p>
          </table:table-cell>
          <table:table-cell office:value-type="float" office:value="4.61829" calcext:value-type="float">
            <text:p>4.61829</text:p>
          </table:table-cell>
          <table:table-cell office:value-type="float" office:value="2.0065" calcext:value-type="float">
            <text:p>2.0065</text:p>
          </table:table-cell>
          <table:table-cell office:value-type="float" office:value="0.580725" calcext:value-type="float">
            <text:p>0.580725</text:p>
          </table:table-cell>
          <table:table-cell office:value-type="float" office:value="0.072838" calcext:value-type="float">
            <text:p>0.072838</text:p>
          </table:table-cell>
          <table:table-cell office:value-type="float" office:value="0.0901498" calcext:value-type="float">
            <text:p>0.0901498</text:p>
          </table:table-cell>
          <table:table-cell office:value-type="float" office:value="0.503727" calcext:value-type="float">
            <text:p>0.503727</text:p>
          </table:table-cell>
          <table:table-cell office:value-type="float" office:value="0.435352" calcext:value-type="float">
            <text:p>0.435352</text:p>
          </table:table-cell>
          <table:table-cell office:value-type="float" office:value="1.24547" calcext:value-type="float">
            <text:p>1.245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29" calcext:value-type="float">
            <text:p>19.4829</text:p>
          </table:table-cell>
          <table:table-cell office:value-type="float" office:value="15.981" calcext:value-type="float">
            <text:p>15.981</text:p>
          </table:table-cell>
          <table:table-cell office:value-type="float" office:value="4.64085" calcext:value-type="float">
            <text:p>4.64085</text:p>
          </table:table-cell>
          <table:table-cell office:value-type="float" office:value="2.03688" calcext:value-type="float">
            <text:p>2.03688</text:p>
          </table:table-cell>
          <table:table-cell office:value-type="float" office:value="0.581986" calcext:value-type="float">
            <text:p>0.581986</text:p>
          </table:table-cell>
          <table:table-cell office:value-type="float" office:value="0.0726888" calcext:value-type="float">
            <text:p>0.0726888</text:p>
          </table:table-cell>
          <table:table-cell office:value-type="float" office:value="0.0899276" calcext:value-type="float">
            <text:p>0.0899276</text:p>
          </table:table-cell>
          <table:table-cell office:value-type="float" office:value="0.501623" calcext:value-type="float">
            <text:p>0.501623</text:p>
          </table:table-cell>
          <table:table-cell office:value-type="float" office:value="0.43391" calcext:value-type="float">
            <text:p>0.43391</text:p>
          </table:table-cell>
          <table:table-cell office:value-type="float" office:value="0.0554144" calcext:value-type="float">
            <text:p>0.05541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22" calcext:value-type="float">
            <text:p>19.3822</text:p>
          </table:table-cell>
          <table:table-cell office:value-type="float" office:value="16.1866" calcext:value-type="float">
            <text:p>16.1866</text:p>
          </table:table-cell>
          <table:table-cell office:value-type="float" office:value="4.64905" calcext:value-type="float">
            <text:p>4.64905</text:p>
          </table:table-cell>
          <table:table-cell office:value-type="float" office:value="2.05603" calcext:value-type="float">
            <text:p>2.05603</text:p>
          </table:table-cell>
          <table:table-cell office:value-type="float" office:value="0.562671" calcext:value-type="float">
            <text:p>0.562671</text:p>
          </table:table-cell>
          <table:table-cell office:value-type="float" office:value="0.0725686" calcext:value-type="float">
            <text:p>0.0725686</text:p>
          </table:table-cell>
          <table:table-cell office:value-type="float" office:value="0.0897692" calcext:value-type="float">
            <text:p>0.0897692</text:p>
          </table:table-cell>
          <table:table-cell office:value-type="float" office:value="0.499529" calcext:value-type="float">
            <text:p>0.499529</text:p>
          </table:table-cell>
          <table:table-cell office:value-type="float" office:value="0.432398" calcext:value-type="float">
            <text:p>0.432398</text:p>
          </table:table-cell>
          <table:table-cell office:value-type="float" office:value="1.70651" calcext:value-type="float">
            <text:p>1.706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725" calcext:value-type="float">
            <text:p>19.2725</text:p>
          </table:table-cell>
          <table:table-cell office:value-type="float" office:value="16.3646" calcext:value-type="float">
            <text:p>16.3646</text:p>
          </table:table-cell>
          <table:table-cell office:value-type="float" office:value="4.60302" calcext:value-type="float">
            <text:p>4.60302</text:p>
          </table:table-cell>
          <table:table-cell office:value-type="float" office:value="2.08602" calcext:value-type="float">
            <text:p>2.08602</text:p>
          </table:table-cell>
          <table:table-cell office:value-type="float" office:value="0.564583" calcext:value-type="float">
            <text:p>0.564583</text:p>
          </table:table-cell>
          <table:table-cell office:value-type="float" office:value="0.0724585" calcext:value-type="float">
            <text:p>0.0724585</text:p>
          </table:table-cell>
          <table:table-cell office:value-type="float" office:value="0.0898893" calcext:value-type="float">
            <text:p>0.0898893</text:p>
          </table:table-cell>
          <table:table-cell office:value-type="float" office:value="0.497461" calcext:value-type="float">
            <text:p>0.497461</text:p>
          </table:table-cell>
          <table:table-cell office:value-type="float" office:value="0.43108" calcext:value-type="float">
            <text:p>0.43108</text:p>
          </table:table-cell>
          <table:table-cell office:value-type="float" office:value="0.539347" calcext:value-type="float">
            <text:p>0.5393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574" calcext:value-type="float">
            <text:p>19.1574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4.59166" calcext:value-type="float">
            <text:p>4.59166</text:p>
          </table:table-cell>
          <table:table-cell office:value-type="float" office:value="2.11579" calcext:value-type="float">
            <text:p>2.11579</text:p>
          </table:table-cell>
          <table:table-cell office:value-type="float" office:value="0.567833" calcext:value-type="float">
            <text:p>0.567833</text:p>
          </table:table-cell>
          <table:table-cell office:value-type="float" office:value="0.0723601" calcext:value-type="float">
            <text:p>0.0723601</text:p>
          </table:table-cell>
          <table:table-cell office:value-type="float" office:value="0.0901721" calcext:value-type="float">
            <text:p>0.0901721</text:p>
          </table:table-cell>
          <table:table-cell office:value-type="float" office:value="0.495419" calcext:value-type="float">
            <text:p>0.495419</text:p>
          </table:table-cell>
          <table:table-cell office:value-type="float" office:value="0.429842" calcext:value-type="float">
            <text:p>0.429842</text:p>
          </table:table-cell>
          <table:table-cell office:value-type="float" office:value="0.250452" calcext:value-type="float">
            <text:p>0.250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218" calcext:value-type="float">
            <text:p>19.0218</text:p>
          </table:table-cell>
          <table:table-cell office:value-type="float" office:value="16.7754" calcext:value-type="float">
            <text:p>16.7754</text:p>
          </table:table-cell>
          <table:table-cell office:value-type="float" office:value="4.64189" calcext:value-type="float">
            <text:p>4.64189</text:p>
          </table:table-cell>
          <table:table-cell office:value-type="float" office:value="2.14612" calcext:value-type="float">
            <text:p>2.14612</text:p>
          </table:table-cell>
          <table:table-cell office:value-type="float" office:value="0.569581" calcext:value-type="float">
            <text:p>0.569581</text:p>
          </table:table-cell>
          <table:table-cell office:value-type="float" office:value="0.072185" calcext:value-type="float">
            <text:p>0.072185</text:p>
          </table:table-cell>
          <table:table-cell office:value-type="float" office:value="0.0903379" calcext:value-type="float">
            <text:p>0.0903379</text:p>
          </table:table-cell>
          <table:table-cell office:value-type="float" office:value="0.493405" calcext:value-type="float">
            <text:p>0.493405</text:p>
          </table:table-cell>
          <table:table-cell office:value-type="float" office:value="0.428474" calcext:value-type="float">
            <text:p>0.428474</text:p>
          </table:table-cell>
          <table:table-cell office:value-type="float" office:value="0.269797" calcext:value-type="float">
            <text:p>0.2697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69" calcext:value-type="float">
            <text:p>18.8669</text:p>
          </table:table-cell>
          <table:table-cell office:value-type="float" office:value="16.9679" calcext:value-type="float">
            <text:p>16.9679</text:p>
          </table:table-cell>
          <table:table-cell office:value-type="float" office:value="4.64564" calcext:value-type="float">
            <text:p>4.64564</text:p>
          </table:table-cell>
          <table:table-cell office:value-type="float" office:value="2.20075" calcext:value-type="float">
            <text:p>2.20075</text:p>
          </table:table-cell>
          <table:table-cell office:value-type="float" office:value="0.617087" calcext:value-type="float">
            <text:p>0.617087</text:p>
          </table:table-cell>
          <table:table-cell office:value-type="float" office:value="0.071914" calcext:value-type="float">
            <text:p>0.071914</text:p>
          </table:table-cell>
          <table:table-cell office:value-type="float" office:value="0.0906079" calcext:value-type="float">
            <text:p>0.0906079</text:p>
          </table:table-cell>
          <table:table-cell office:value-type="float" office:value="0.491532" calcext:value-type="float">
            <text:p>0.491532</text:p>
          </table:table-cell>
          <table:table-cell office:value-type="float" office:value="0.427435" calcext:value-type="float">
            <text:p>0.427435</text:p>
          </table:table-cell>
          <table:table-cell office:value-type="float" office:value="6.91282" calcext:value-type="float">
            <text:p>6.912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846" calcext:value-type="float">
            <text:p>18.6846</text:p>
          </table:table-cell>
          <table:table-cell office:value-type="float" office:value="17.2155" calcext:value-type="float">
            <text:p>17.2155</text:p>
          </table:table-cell>
          <table:table-cell office:value-type="float" office:value="4.78776" calcext:value-type="float">
            <text:p>4.78776</text:p>
          </table:table-cell>
          <table:table-cell office:value-type="float" office:value="2.23679" calcext:value-type="float">
            <text:p>2.23679</text:p>
          </table:table-cell>
          <table:table-cell office:value-type="float" office:value="0.621603" calcext:value-type="float">
            <text:p>0.621603</text:p>
          </table:table-cell>
          <table:table-cell office:value-type="float" office:value="0.0716748" calcext:value-type="float">
            <text:p>0.0716748</text:p>
          </table:table-cell>
          <table:table-cell office:value-type="float" office:value="0.090468" calcext:value-type="float">
            <text:p>0.090468</text:p>
          </table:table-cell>
          <table:table-cell office:value-type="float" office:value="0.490004" calcext:value-type="float">
            <text:p>0.490004</text:p>
          </table:table-cell>
          <table:table-cell office:value-type="float" office:value="0.426049" calcext:value-type="float">
            <text:p>0.426049</text:p>
          </table:table-cell>
          <table:table-cell office:value-type="float" office:value="2.06089" calcext:value-type="float">
            <text:p>2.06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807" calcext:value-type="float">
            <text:p>18.5807</text:p>
          </table:table-cell>
          <table:table-cell office:value-type="float" office:value="17.417" calcext:value-type="float">
            <text:p>17.417</text:p>
          </table:table-cell>
          <table:table-cell office:value-type="float" office:value="4.77609" calcext:value-type="float">
            <text:p>4.77609</text:p>
          </table:table-cell>
          <table:table-cell office:value-type="float" office:value="2.22925" calcext:value-type="float">
            <text:p>2.22925</text:p>
          </table:table-cell>
          <table:table-cell office:value-type="float" office:value="0.557086" calcext:value-type="float">
            <text:p>0.557086</text:p>
          </table:table-cell>
          <table:table-cell office:value-type="float" office:value="0.0713914" calcext:value-type="float">
            <text:p>0.0713914</text:p>
          </table:table-cell>
          <table:table-cell office:value-type="float" office:value="0.0902954" calcext:value-type="float">
            <text:p>0.0902954</text:p>
          </table:table-cell>
          <table:table-cell office:value-type="float" office:value="0.488121" calcext:value-type="float">
            <text:p>0.488121</text:p>
          </table:table-cell>
          <table:table-cell office:value-type="float" office:value="0.424443" calcext:value-type="float">
            <text:p>0.424443</text:p>
          </table:table-cell>
          <table:table-cell office:value-type="float" office:value="5.79138" calcext:value-type="float">
            <text:p>5.791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3608" calcext:value-type="float">
            <text:p>18.3608</text:p>
          </table:table-cell>
          <table:table-cell office:value-type="float" office:value="17.6165" calcext:value-type="float">
            <text:p>17.6165</text:p>
          </table:table-cell>
          <table:table-cell office:value-type="float" office:value="4.86858" calcext:value-type="float">
            <text:p>4.86858</text:p>
          </table:table-cell>
          <table:table-cell office:value-type="float" office:value="2.27701" calcext:value-type="float">
            <text:p>2.27701</text:p>
          </table:table-cell>
          <table:table-cell office:value-type="float" office:value="0.575715" calcext:value-type="float">
            <text:p>0.575715</text:p>
          </table:table-cell>
          <table:table-cell office:value-type="float" office:value="0.0713815" calcext:value-type="float">
            <text:p>0.0713815</text:p>
          </table:table-cell>
          <table:table-cell office:value-type="float" office:value="0.0900836" calcext:value-type="float">
            <text:p>0.0900836</text:p>
          </table:table-cell>
          <table:table-cell office:value-type="float" office:value="0.48659" calcext:value-type="float">
            <text:p>0.48659</text:p>
          </table:table-cell>
          <table:table-cell office:value-type="float" office:value="0.422847" calcext:value-type="float">
            <text:p>0.422847</text:p>
          </table:table-cell>
          <table:table-cell office:value-type="float" office:value="3.93187" calcext:value-type="float">
            <text:p>3.931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17.8075" calcext:value-type="float">
            <text:p>17.8075</text:p>
          </table:table-cell>
          <table:table-cell office:value-type="float" office:value="4.86129" calcext:value-type="float">
            <text:p>4.86129</text:p>
          </table:table-cell>
          <table:table-cell office:value-type="float" office:value="2.28433" calcext:value-type="float">
            <text:p>2.28433</text:p>
          </table:table-cell>
          <table:table-cell office:value-type="float" office:value="0.538286" calcext:value-type="float">
            <text:p>0.538286</text:p>
          </table:table-cell>
          <table:table-cell office:value-type="float" office:value="0.0712861" calcext:value-type="float">
            <text:p>0.0712861</text:p>
          </table:table-cell>
          <table:table-cell office:value-type="float" office:value="0.0898589" calcext:value-type="float">
            <text:p>0.0898589</text:p>
          </table:table-cell>
          <table:table-cell office:value-type="float" office:value="0.484843" calcext:value-type="float">
            <text:p>0.484843</text:p>
          </table:table-cell>
          <table:table-cell office:value-type="float" office:value="0.421206" calcext:value-type="float">
            <text:p>0.421206</text:p>
          </table:table-cell>
          <table:table-cell office:value-type="float" office:value="2.49385" calcext:value-type="float">
            <text:p>2.49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16" calcext:value-type="float">
            <text:p>18.0916</text:p>
          </table:table-cell>
          <table:table-cell office:value-type="float" office:value="17.9911" calcext:value-type="float">
            <text:p>17.9911</text:p>
          </table:table-cell>
          <table:table-cell office:value-type="float" office:value="4.83238" calcext:value-type="float">
            <text:p>4.83238</text:p>
          </table:table-cell>
          <table:table-cell office:value-type="float" office:value="2.30216" calcext:value-type="float">
            <text:p>2.30216</text:p>
          </table:table-cell>
          <table:table-cell office:value-type="float" office:value="0.529789" calcext:value-type="float">
            <text:p>0.529789</text:p>
          </table:table-cell>
          <table:table-cell office:value-type="float" office:value="0.0710766" calcext:value-type="float">
            <text:p>0.0710766</text:p>
          </table:table-cell>
          <table:table-cell office:value-type="float" office:value="0.0896369" calcext:value-type="float">
            <text:p>0.0896369</text:p>
          </table:table-cell>
          <table:table-cell office:value-type="float" office:value="0.483017" calcext:value-type="float">
            <text:p>0.483017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9106" calcext:value-type="float">
            <text:p>0.91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174" calcext:value-type="float">
            <text:p>17.9174</text:p>
          </table:table-cell>
          <table:table-cell office:value-type="float" office:value="18.1463" calcext:value-type="float">
            <text:p>18.1463</text:p>
          </table:table-cell>
          <table:table-cell office:value-type="float" office:value="4.80738" calcext:value-type="float">
            <text:p>4.80738</text:p>
          </table:table-cell>
          <table:table-cell office:value-type="float" office:value="2.34247" calcext:value-type="float">
            <text:p>2.34247</text:p>
          </table:table-cell>
          <table:table-cell office:value-type="float" office:value="0.551707" calcext:value-type="float">
            <text:p>0.551707</text:p>
          </table:table-cell>
          <table:table-cell office:value-type="float" office:value="0.0709372" calcext:value-type="float">
            <text:p>0.0709372</text:p>
          </table:table-cell>
          <table:table-cell office:value-type="float" office:value="0.0895553" calcext:value-type="float">
            <text:p>0.0895553</text:p>
          </table:table-cell>
          <table:table-cell office:value-type="float" office:value="0.481253" calcext:value-type="float">
            <text:p>0.481253</text:p>
          </table:table-cell>
          <table:table-cell office:value-type="float" office:value="0.418048" calcext:value-type="float">
            <text:p>0.418048</text:p>
          </table:table-cell>
          <table:table-cell office:value-type="float" office:value="1.88287" calcext:value-type="float">
            <text:p>1.88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907" calcext:value-type="float">
            <text:p>17.7907</text:p>
          </table:table-cell>
          <table:table-cell office:value-type="float" office:value="18.2824" calcext:value-type="float">
            <text:p>18.2824</text:p>
          </table:table-cell>
          <table:table-cell office:value-type="float" office:value="4.70645" calcext:value-type="float">
            <text:p>4.70645</text:p>
          </table:table-cell>
          <table:table-cell office:value-type="float" office:value="2.36446" calcext:value-type="float">
            <text:p>2.36446</text:p>
          </table:table-cell>
          <table:table-cell office:value-type="float" office:value="0.546854" calcext:value-type="float">
            <text:p>0.546854</text:p>
          </table:table-cell>
          <table:table-cell office:value-type="float" office:value="0.0706736" calcext:value-type="float">
            <text:p>0.0706736</text:p>
          </table:table-cell>
          <table:table-cell office:value-type="float" office:value="0.0897966" calcext:value-type="float">
            <text:p>0.0897966</text:p>
          </table:table-cell>
          <table:table-cell office:value-type="float" office:value="0.479415" calcext:value-type="float">
            <text:p>0.479415</text:p>
          </table:table-cell>
          <table:table-cell office:value-type="float" office:value="0.41666" calcext:value-type="float">
            <text:p>0.41666</text:p>
          </table:table-cell>
          <table:table-cell office:value-type="float" office:value="1.04072" calcext:value-type="float">
            <text:p>1.040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594" calcext:value-type="float">
            <text:p>17.6594</text:p>
          </table:table-cell>
          <table:table-cell office:value-type="float" office:value="18.4608" calcext:value-type="float">
            <text:p>18.4608</text:p>
          </table:table-cell>
          <table:table-cell office:value-type="float" office:value="4.68293" calcext:value-type="float">
            <text:p>4.68293</text:p>
          </table:table-cell>
          <table:table-cell office:value-type="float" office:value="2.37314" calcext:value-type="float">
            <text:p>2.37314</text:p>
          </table:table-cell>
          <table:table-cell office:value-type="float" office:value="0.522815" calcext:value-type="float">
            <text:p>0.522815</text:p>
          </table:table-cell>
          <table:table-cell office:value-type="float" office:value="0.0704419" calcext:value-type="float">
            <text:p>0.0704419</text:p>
          </table:table-cell>
          <table:table-cell office:value-type="float" office:value="0.0899563" calcext:value-type="float">
            <text:p>0.0899563</text:p>
          </table:table-cell>
          <table:table-cell office:value-type="float" office:value="0.47763" calcext:value-type="float">
            <text:p>0.47763</text:p>
          </table:table-cell>
          <table:table-cell office:value-type="float" office:value="0.415179" calcext:value-type="float">
            <text:p>0.415179</text:p>
          </table:table-cell>
          <table:table-cell office:value-type="float" office:value="6.72054" calcext:value-type="float">
            <text:p>6.720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8.6476" calcext:value-type="float">
            <text:p>18.6476</text:p>
          </table:table-cell>
          <table:table-cell office:value-type="float" office:value="4.75885" calcext:value-type="float">
            <text:p>4.75885</text:p>
          </table:table-cell>
          <table:table-cell office:value-type="float" office:value="2.402" calcext:value-type="float">
            <text:p>2.402</text:p>
          </table:table-cell>
          <table:table-cell office:value-type="float" office:value="0.525042" calcext:value-type="float">
            <text:p>0.525042</text:p>
          </table:table-cell>
          <table:table-cell office:value-type="float" office:value="0.0701766" calcext:value-type="float">
            <text:p>0.0701766</text:p>
          </table:table-cell>
          <table:table-cell office:value-type="float" office:value="0.0899399" calcext:value-type="float">
            <text:p>0.0899399</text:p>
          </table:table-cell>
          <table:table-cell office:value-type="float" office:value="0.475831" calcext:value-type="float">
            <text:p>0.475831</text:p>
          </table:table-cell>
          <table:table-cell office:value-type="float" office:value="0.413646" calcext:value-type="float">
            <text:p>0.413646</text:p>
          </table:table-cell>
          <table:table-cell office:value-type="float" office:value="0.549516" calcext:value-type="float">
            <text:p>0.549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798" calcext:value-type="float">
            <text:p>17.2798</text:p>
          </table:table-cell>
          <table:table-cell office:value-type="float" office:value="18.788" calcext:value-type="float">
            <text:p>18.788</text:p>
          </table:table-cell>
          <table:table-cell office:value-type="float" office:value="4.735" calcext:value-type="float">
            <text:p>4.735</text:p>
          </table:table-cell>
          <table:table-cell office:value-type="float" office:value="2.435" calcext:value-type="float">
            <text:p>2.435</text:p>
          </table:table-cell>
          <table:table-cell office:value-type="float" office:value="0.535248" calcext:value-type="float">
            <text:p>0.535248</text:p>
          </table:table-cell>
          <table:table-cell office:value-type="float" office:value="0.0699144" calcext:value-type="float">
            <text:p>0.0699144</text:p>
          </table:table-cell>
          <table:table-cell office:value-type="float" office:value="0.0900894" calcext:value-type="float">
            <text:p>0.0900894</text:p>
          </table:table-cell>
          <table:table-cell office:value-type="float" office:value="0.474053" calcext:value-type="float">
            <text:p>0.474053</text:p>
          </table:table-cell>
          <table:table-cell office:value-type="float" office:value="0.412179" calcext:value-type="float">
            <text:p>0.412179</text:p>
          </table:table-cell>
          <table:table-cell office:value-type="float" office:value="1.68764" calcext:value-type="float">
            <text:p>1.687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204" calcext:value-type="float">
            <text:p>17.1204</text:p>
          </table:table-cell>
          <table:table-cell office:value-type="float" office:value="18.9217" calcext:value-type="float">
            <text:p>18.9217</text:p>
          </table:table-cell>
          <table:table-cell office:value-type="float" office:value="4.68141" calcext:value-type="float">
            <text:p>4.68141</text:p>
          </table:table-cell>
          <table:table-cell office:value-type="float" office:value="2.45993" calcext:value-type="float">
            <text:p>2.45993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0.0696809" calcext:value-type="float">
            <text:p>0.0696809</text:p>
          </table:table-cell>
          <table:table-cell office:value-type="float" office:value="0.0904543" calcext:value-type="float">
            <text:p>0.0904543</text:p>
          </table:table-cell>
          <table:table-cell office:value-type="float" office:value="0.472326" calcext:value-type="float">
            <text:p>0.472326</text:p>
          </table:table-cell>
          <table:table-cell office:value-type="float" office:value="0.410778" calcext:value-type="float">
            <text:p>0.410778</text:p>
          </table:table-cell>
          <table:table-cell office:value-type="float" office:value="0.277431" calcext:value-type="float">
            <text:p>0.2774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529" calcext:value-type="float">
            <text:p>16.9529</text:p>
          </table:table-cell>
          <table:table-cell office:value-type="float" office:value="19.0918" calcext:value-type="float">
            <text:p>19.0918</text:p>
          </table:table-cell>
          <table:table-cell office:value-type="float" office:value="4.69245" calcext:value-type="float">
            <text:p>4.69245</text:p>
          </table:table-cell>
          <table:table-cell office:value-type="float" office:value="2.47282" calcext:value-type="float">
            <text:p>2.47282</text:p>
          </table:table-cell>
          <table:table-cell office:value-type="float" office:value="0.515358" calcext:value-type="float">
            <text:p>0.515358</text:p>
          </table:table-cell>
          <table:table-cell office:value-type="float" office:value="0.0695162" calcext:value-type="float">
            <text:p>0.0695162</text:p>
          </table:table-cell>
          <table:table-cell office:value-type="float" office:value="0.0906237" calcext:value-type="float">
            <text:p>0.0906237</text:p>
          </table:table-cell>
          <table:table-cell office:value-type="float" office:value="0.470665" calcext:value-type="float">
            <text:p>0.470665</text:p>
          </table:table-cell>
          <table:table-cell office:value-type="float" office:value="0.409296" calcext:value-type="float">
            <text:p>0.409296</text:p>
          </table:table-cell>
          <table:table-cell office:value-type="float" office:value="3.14845" calcext:value-type="float">
            <text:p>3.148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341" calcext:value-type="float">
            <text:p>16.7341</text:p>
          </table:table-cell>
          <table:table-cell office:value-type="float" office:value="19.209" calcext:value-type="float">
            <text:p>19.209</text:p>
          </table:table-cell>
          <table:table-cell office:value-type="float" office:value="4.70206" calcext:value-type="float">
            <text:p>4.70206</text:p>
          </table:table-cell>
          <table:table-cell office:value-type="float" office:value="2.51278" calcext:value-type="float">
            <text:p>2.51278</text:p>
          </table:table-cell>
          <table:table-cell office:value-type="float" office:value="0.528761" calcext:value-type="float">
            <text:p>0.528761</text:p>
          </table:table-cell>
          <table:table-cell office:value-type="float" office:value="0.0692723" calcext:value-type="float">
            <text:p>0.0692723</text:p>
          </table:table-cell>
          <table:table-cell office:value-type="float" office:value="0.0910786" calcext:value-type="float">
            <text:p>0.0910786</text:p>
          </table:table-cell>
          <table:table-cell office:value-type="float" office:value="0.468973" calcext:value-type="float">
            <text:p>0.468973</text:p>
          </table:table-cell>
          <table:table-cell office:value-type="float" office:value="0.407887" calcext:value-type="float">
            <text:p>0.407887</text:p>
          </table:table-cell>
          <table:table-cell office:value-type="float" office:value="2.65969" calcext:value-type="float">
            <text:p>2.659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427" calcext:value-type="float">
            <text:p>16.5427</text:p>
          </table:table-cell>
          <table:table-cell office:value-type="float" office:value="19.364" calcext:value-type="float">
            <text:p>19.364</text:p>
          </table:table-cell>
          <table:table-cell office:value-type="float" office:value="4.72809" calcext:value-type="float">
            <text:p>4.72809</text:p>
          </table:table-cell>
          <table:table-cell office:value-type="float" office:value="2.53567" calcext:value-type="float">
            <text:p>2.53567</text:p>
          </table:table-cell>
          <table:table-cell office:value-type="float" office:value="0.527106" calcext:value-type="float">
            <text:p>0.527106</text:p>
          </table:table-cell>
          <table:table-cell office:value-type="float" office:value="0.0690372" calcext:value-type="float">
            <text:p>0.0690372</text:p>
          </table:table-cell>
          <table:table-cell office:value-type="float" office:value="0.0913733" calcext:value-type="float">
            <text:p>0.0913733</text:p>
          </table:table-cell>
          <table:table-cell office:value-type="float" office:value="0.467293" calcext:value-type="float">
            <text:p>0.467293</text:p>
          </table:table-cell>
          <table:table-cell office:value-type="float" office:value="0.406446" calcext:value-type="float">
            <text:p>0.406446</text:p>
          </table:table-cell>
          <table:table-cell office:value-type="float" office:value="3.25053" calcext:value-type="float">
            <text:p>3.25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05" calcext:value-type="float">
            <text:p>16.3105</text:p>
          </table:table-cell>
          <table:table-cell office:value-type="float" office:value="19.5306" calcext:value-type="float">
            <text:p>19.5306</text:p>
          </table:table-cell>
          <table:table-cell office:value-type="float" office:value="4.82312" calcext:value-type="float">
            <text:p>4.82312</text:p>
          </table:table-cell>
          <table:table-cell office:value-type="float" office:value="2.5615" calcext:value-type="float">
            <text:p>2.5615</text:p>
          </table:table-cell>
          <table:table-cell office:value-type="float" office:value="0.526043" calcext:value-type="float">
            <text:p>0.526043</text:p>
          </table:table-cell>
          <table:table-cell office:value-type="float" office:value="0.0688013" calcext:value-type="float">
            <text:p>0.0688013</text:p>
          </table:table-cell>
          <table:table-cell office:value-type="float" office:value="0.0913931" calcext:value-type="float">
            <text:p>0.0913931</text:p>
          </table:table-cell>
          <table:table-cell office:value-type="float" office:value="0.465612" calcext:value-type="float">
            <text:p>0.465612</text:p>
          </table:table-cell>
          <table:table-cell office:value-type="float" office:value="0.404982" calcext:value-type="float">
            <text:p>0.404982</text:p>
          </table:table-cell>
          <table:table-cell office:value-type="float" office:value="0.850177" calcext:value-type="float">
            <text:p>0.8501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4" calcext:value-type="float">
            <text:p>16.0894</text:p>
          </table:table-cell>
          <table:table-cell office:value-type="float" office:value="19.6141" calcext:value-type="float">
            <text:p>19.6141</text:p>
          </table:table-cell>
          <table:table-cell office:value-type="float" office:value="4.79663" calcext:value-type="float">
            <text:p>4.79663</text:p>
          </table:table-cell>
          <table:table-cell office:value-type="float" office:value="2.60898" calcext:value-type="float">
            <text:p>2.60898</text:p>
          </table:table-cell>
          <table:table-cell office:value-type="float" office:value="0.553417" calcext:value-type="float">
            <text:p>0.553417</text:p>
          </table:table-cell>
          <table:table-cell office:value-type="float" office:value="0.0686165" calcext:value-type="float">
            <text:p>0.0686165</text:p>
          </table:table-cell>
          <table:table-cell office:value-type="float" office:value="0.0918359" calcext:value-type="float">
            <text:p>0.0918359</text:p>
          </table:table-cell>
          <table:table-cell office:value-type="float" office:value="0.463962" calcext:value-type="float">
            <text:p>0.463962</text:p>
          </table:table-cell>
          <table:table-cell office:value-type="float" office:value="0.403636" calcext:value-type="float">
            <text:p>0.403636</text:p>
          </table:table-cell>
          <table:table-cell office:value-type="float" office:value="10.0203" calcext:value-type="float">
            <text:p>10.0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8818" calcext:value-type="float">
            <text:p>15.8818</text:p>
          </table:table-cell>
          <table:table-cell office:value-type="float" office:value="19.7593" calcext:value-type="float">
            <text:p>19.7593</text:p>
          </table:table-cell>
          <table:table-cell office:value-type="float" office:value="4.82743" calcext:value-type="float">
            <text:p>4.82743</text:p>
          </table:table-cell>
          <table:table-cell office:value-type="float" office:value="2.62951" calcext:value-type="float">
            <text:p>2.62951</text:p>
          </table:table-cell>
          <table:table-cell office:value-type="float" office:value="0.546449" calcext:value-type="float">
            <text:p>0.546449</text:p>
          </table:table-cell>
          <table:table-cell office:value-type="float" office:value="0.0684394" calcext:value-type="float">
            <text:p>0.0684394</text:p>
          </table:table-cell>
          <table:table-cell office:value-type="float" office:value="0.0920629" calcext:value-type="float">
            <text:p>0.0920629</text:p>
          </table:table-cell>
          <table:table-cell office:value-type="float" office:value="0.462334" calcext:value-type="float">
            <text:p>0.462334</text:p>
          </table:table-cell>
          <table:table-cell office:value-type="float" office:value="0.402243" calcext:value-type="float">
            <text:p>0.402243</text:p>
          </table:table-cell>
          <table:table-cell office:value-type="float" office:value="0.758699" calcext:value-type="float">
            <text:p>0.7586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51" calcext:value-type="float">
            <text:p>15.6951</text:p>
          </table:table-cell>
          <table:table-cell office:value-type="float" office:value="19.8811" calcext:value-type="float">
            <text:p>19.8811</text:p>
          </table:table-cell>
          <table:table-cell office:value-type="float" office:value="4.77944" calcext:value-type="float">
            <text:p>4.77944</text:p>
          </table:table-cell>
          <table:table-cell office:value-type="float" office:value="2.63822" calcext:value-type="float">
            <text:p>2.63822</text:p>
          </table:table-cell>
          <table:table-cell office:value-type="float" office:value="0.512968" calcext:value-type="float">
            <text:p>0.512968</text:p>
          </table:table-cell>
          <table:table-cell office:value-type="float" office:value="0.0682068" calcext:value-type="float">
            <text:p>0.0682068</text:p>
          </table:table-cell>
          <table:table-cell office:value-type="float" office:value="0.0922595" calcext:value-type="float">
            <text:p>0.0922595</text:p>
          </table:table-cell>
          <table:table-cell office:value-type="float" office:value="0.460713" calcext:value-type="float">
            <text:p>0.460713</text:p>
          </table:table-cell>
          <table:table-cell office:value-type="float" office:value="0.400826" calcext:value-type="float">
            <text:p>0.400826</text:p>
          </table:table-cell>
          <table:table-cell office:value-type="float" office:value="3.35912" calcext:value-type="float">
            <text:p>3.359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581" calcext:value-type="float">
            <text:p>15.4581</text:p>
          </table:table-cell>
          <table:table-cell office:value-type="float" office:value="20.0376" calcext:value-type="float">
            <text:p>20.0376</text:p>
          </table:table-cell>
          <table:table-cell office:value-type="float" office:value="4.86938" calcext:value-type="float">
            <text:p>4.86938</text:p>
          </table:table-cell>
          <table:table-cell office:value-type="float" office:value="2.65666" calcext:value-type="float">
            <text:p>2.65666</text:p>
          </table:table-cell>
          <table:table-cell office:value-type="float" office:value="0.505422" calcext:value-type="float">
            <text:p>0.505422</text:p>
          </table:table-cell>
          <table:table-cell office:value-type="float" office:value="0.0680402" calcext:value-type="float">
            <text:p>0.0680402</text:p>
          </table:table-cell>
          <table:table-cell office:value-type="float" office:value="0.0921411" calcext:value-type="float">
            <text:p>0.0921411</text:p>
          </table:table-cell>
          <table:table-cell office:value-type="float" office:value="0.459104" calcext:value-type="float">
            <text:p>0.459104</text:p>
          </table:table-cell>
          <table:table-cell office:value-type="float" office:value="0.399456" calcext:value-type="float">
            <text:p>0.399456</text:p>
          </table:table-cell>
          <table:table-cell office:value-type="float" office:value="1.28949" calcext:value-type="float">
            <text:p>1.289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28" calcext:value-type="float">
            <text:p>15.2428</text:p>
          </table:table-cell>
          <table:table-cell office:value-type="float" office:value="20.1823" calcext:value-type="float">
            <text:p>20.1823</text:p>
          </table:table-cell>
          <table:table-cell office:value-type="float" office:value="4.89978" calcext:value-type="float">
            <text:p>4.89978</text:p>
          </table:table-cell>
          <table:table-cell office:value-type="float" office:value="2.66824" calcext:value-type="float">
            <text:p>2.66824</text:p>
          </table:table-cell>
          <table:table-cell office:value-type="float" office:value="0.487095" calcext:value-type="float">
            <text:p>0.487095</text:p>
          </table:table-cell>
          <table:table-cell office:value-type="float" office:value="0.0678741" calcext:value-type="float">
            <text:p>0.0678741</text:p>
          </table:table-cell>
          <table:table-cell office:value-type="float" office:value="0.0918702" calcext:value-type="float">
            <text:p>0.0918702</text:p>
          </table:table-cell>
          <table:table-cell office:value-type="float" office:value="0.457509" calcext:value-type="float">
            <text:p>0.457509</text:p>
          </table:table-cell>
          <table:table-cell office:value-type="float" office:value="0.398238" calcext:value-type="float">
            <text:p>0.398238</text:p>
          </table:table-cell>
          <table:table-cell office:value-type="float" office:value="5.73357" calcext:value-type="float">
            <text:p>5.733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576" calcext:value-type="float">
            <text:p>15.0576</text:p>
          </table:table-cell>
          <table:table-cell office:value-type="float" office:value="20.3095" calcext:value-type="float">
            <text:p>20.3095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2.68131" calcext:value-type="float">
            <text:p>2.68131</text:p>
          </table:table-cell>
          <table:table-cell office:value-type="float" office:value="0.476726" calcext:value-type="float">
            <text:p>0.476726</text:p>
          </table:table-cell>
          <table:table-cell office:value-type="float" office:value="0.0676403" calcext:value-type="float">
            <text:p>0.0676403</text:p>
          </table:table-cell>
          <table:table-cell office:value-type="float" office:value="0.0915572" calcext:value-type="float">
            <text:p>0.0915572</text:p>
          </table:table-cell>
          <table:table-cell office:value-type="float" office:value="0.455941" calcext:value-type="float">
            <text:p>0.455941</text:p>
          </table:table-cell>
          <table:table-cell office:value-type="float" office:value="0.397157" calcext:value-type="float">
            <text:p>0.397157</text:p>
          </table:table-cell>
          <table:table-cell office:value-type="float" office:value="1.98438" calcext:value-type="float">
            <text:p>1.98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269" calcext:value-type="float">
            <text:p>14.8269</text:p>
          </table:table-cell>
          <table:table-cell office:value-type="float" office:value="20.394" calcext:value-type="float">
            <text:p>20.394</text:p>
          </table:table-cell>
          <table:table-cell office:value-type="float" office:value="4.8665" calcext:value-type="float">
            <text:p>4.8665</text:p>
          </table:table-cell>
          <table:table-cell office:value-type="float" office:value="2.71589" calcext:value-type="float">
            <text:p>2.71589</text:p>
          </table:table-cell>
          <table:table-cell office:value-type="float" office:value="0.490474" calcext:value-type="float">
            <text:p>0.490474</text:p>
          </table:table-cell>
          <table:table-cell office:value-type="float" office:value="0.067417" calcext:value-type="float">
            <text:p>0.067417</text:p>
          </table:table-cell>
          <table:table-cell office:value-type="float" office:value="0.0912617" calcext:value-type="float">
            <text:p>0.0912617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0.395986" calcext:value-type="float">
            <text:p>0.395986</text:p>
          </table:table-cell>
          <table:table-cell office:value-type="float" office:value="2.03317" calcext:value-type="float">
            <text:p>2.03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17" calcext:value-type="float">
            <text:p>14.6117</text:p>
          </table:table-cell>
          <table:table-cell office:value-type="float" office:value="20.5116" calcext:value-type="float">
            <text:p>20.5116</text:p>
          </table:table-cell>
          <table:table-cell office:value-type="float" office:value="4.87481" calcext:value-type="float">
            <text:p>4.87481</text:p>
          </table:table-cell>
          <table:table-cell office:value-type="float" office:value="2.73331" calcext:value-type="float">
            <text:p>2.73331</text:p>
          </table:table-cell>
          <table:table-cell office:value-type="float" office:value="0.483729" calcext:value-type="float">
            <text:p>0.483729</text:p>
          </table:table-cell>
          <table:table-cell office:value-type="float" office:value="0.0671883" calcext:value-type="float">
            <text:p>0.0671883</text:p>
          </table:table-cell>
          <table:table-cell office:value-type="float" office:value="0.0909518" calcext:value-type="float">
            <text:p>0.0909518</text:p>
          </table:table-cell>
          <table:table-cell office:value-type="float" office:value="0.452839" calcext:value-type="float">
            <text:p>0.452839</text:p>
          </table:table-cell>
          <table:table-cell office:value-type="float" office:value="0.394957" calcext:value-type="float">
            <text:p>0.394957</text:p>
          </table:table-cell>
          <table:table-cell office:value-type="float" office:value="0.657623" calcext:value-type="float">
            <text:p>0.657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23" calcext:value-type="float">
            <text:p>14.3723</text:p>
          </table:table-cell>
          <table:table-cell office:value-type="float" office:value="20.602" calcext:value-type="float">
            <text:p>20.602</text:p>
          </table:table-cell>
          <table:table-cell office:value-type="float" office:value="4.90475" calcext:value-type="float">
            <text:p>4.90475</text:p>
          </table:table-cell>
          <table:table-cell office:value-type="float" office:value="2.76613" calcext:value-type="float">
            <text:p>2.76613</text:p>
          </table:table-cell>
          <table:table-cell office:value-type="float" office:value="0.499005" calcext:value-type="float">
            <text:p>0.499005</text:p>
          </table:table-cell>
          <table:table-cell office:value-type="float" office:value="0.0669763" calcext:value-type="float">
            <text:p>0.0669763</text:p>
          </table:table-cell>
          <table:table-cell office:value-type="float" office:value="0.090649" calcext:value-type="float">
            <text:p>0.090649</text:p>
          </table:table-cell>
          <table:table-cell office:value-type="float" office:value="0.451308" calcext:value-type="float">
            <text:p>0.451308</text:p>
          </table:table-cell>
          <table:table-cell office:value-type="float" office:value="0.393883" calcext:value-type="float">
            <text:p>0.393883</text:p>
          </table:table-cell>
          <table:table-cell office:value-type="float" office:value="1.17387" calcext:value-type="float">
            <text:p>1.173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266" calcext:value-type="float">
            <text:p>14.1266</text:p>
          </table:table-cell>
          <table:table-cell office:value-type="float" office:value="20.6756" calcext:value-type="float">
            <text:p>20.6756</text:p>
          </table:table-cell>
          <table:table-cell office:value-type="float" office:value="4.91894" calcext:value-type="float">
            <text:p>4.91894</text:p>
          </table:table-cell>
          <table:table-cell office:value-type="float" office:value="2.7976" calcext:value-type="float">
            <text:p>2.7976</text:p>
          </table:table-cell>
          <table:table-cell office:value-type="float" office:value="0.505037" calcext:value-type="float">
            <text:p>0.505037</text:p>
          </table:table-cell>
          <table:table-cell office:value-type="float" office:value="0.066811" calcext:value-type="float">
            <text:p>0.066811</text:p>
          </table:table-cell>
          <table:table-cell office:value-type="float" office:value="0.0903461" calcext:value-type="float">
            <text:p>0.0903461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392763" calcext:value-type="float">
            <text:p>0.392763</text:p>
          </table:table-cell>
          <table:table-cell office:value-type="float" office:value="0.659209" calcext:value-type="float">
            <text:p>0.6592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872" calcext:value-type="float">
            <text:p>13.8872</text:p>
          </table:table-cell>
          <table:table-cell office:value-type="float" office:value="20.7494" calcext:value-type="float">
            <text:p>20.7494</text:p>
          </table:table-cell>
          <table:table-cell office:value-type="float" office:value="4.93536" calcext:value-type="float">
            <text:p>4.93536</text:p>
          </table:table-cell>
          <table:table-cell office:value-type="float" office:value="2.83036" calcext:value-type="float">
            <text:p>2.83036</text:p>
          </table:table-cell>
          <table:table-cell office:value-type="float" office:value="0.518546" calcext:value-type="float">
            <text:p>0.518546</text:p>
          </table:table-cell>
          <table:table-cell office:value-type="float" office:value="0.0666813" calcext:value-type="float">
            <text:p>0.0666813</text:p>
          </table:table-cell>
          <table:table-cell office:value-type="float" office:value="0.0900471" calcext:value-type="float">
            <text:p>0.0900471</text:p>
          </table:table-cell>
          <table:table-cell office:value-type="float" office:value="0.448327" calcext:value-type="float">
            <text:p>0.448327</text:p>
          </table:table-cell>
          <table:table-cell office:value-type="float" office:value="0.39159" calcext:value-type="float">
            <text:p>0.39159</text:p>
          </table:table-cell>
          <table:table-cell office:value-type="float" office:value="0.350825" calcext:value-type="float">
            <text:p>0.3508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6108" calcext:value-type="float">
            <text:p>13.6108</text:p>
          </table:table-cell>
          <table:table-cell office:value-type="float" office:value="20.8149" calcext:value-type="float">
            <text:p>20.8149</text:p>
          </table:table-cell>
          <table:table-cell office:value-type="float" office:value="4.99691" calcext:value-type="float">
            <text:p>4.99691</text:p>
          </table:table-cell>
          <table:table-cell office:value-type="float" office:value="2.8637" calcext:value-type="float">
            <text:p>2.8637</text:p>
          </table:table-cell>
          <table:table-cell office:value-type="float" office:value="0.524982" calcext:value-type="float">
            <text:p>0.524982</text:p>
          </table:table-cell>
          <table:table-cell office:value-type="float" office:value="0.0668348" calcext:value-type="float">
            <text:p>0.0668348</text:p>
          </table:table-cell>
          <table:table-cell office:value-type="float" office:value="0.0897508" calcext:value-type="float">
            <text:p>0.0897508</text:p>
          </table:table-cell>
          <table:table-cell office:value-type="float" office:value="0.446968" calcext:value-type="float">
            <text:p>0.446968</text:p>
          </table:table-cell>
          <table:table-cell office:value-type="float" office:value="0.39039" calcext:value-type="float">
            <text:p>0.39039</text:p>
          </table:table-cell>
          <table:table-cell office:value-type="float" office:value="1.53972" calcext:value-type="float">
            <text:p>1.539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59" calcext:value-type="float">
            <text:p>13.359</text:p>
          </table:table-cell>
          <table:table-cell office:value-type="float" office:value="20.8494" calcext:value-type="float">
            <text:p>20.8494</text:p>
          </table:table-cell>
          <table:table-cell office:value-type="float" office:value="5.01866" calcext:value-type="float">
            <text:p>5.01866</text:p>
          </table:table-cell>
          <table:table-cell office:value-type="float" office:value="2.91189" calcext:value-type="float">
            <text:p>2.91189</text:p>
          </table:table-cell>
          <table:table-cell office:value-type="float" office:value="0.561159" calcext:value-type="float">
            <text:p>0.561159</text:p>
          </table:table-cell>
          <table:table-cell office:value-type="float" office:value="0.0671489" calcext:value-type="float">
            <text:p>0.0671489</text:p>
          </table:table-cell>
          <table:table-cell office:value-type="float" office:value="0.0894666" calcext:value-type="float">
            <text:p>0.0894666</text:p>
          </table:table-cell>
          <table:table-cell office:value-type="float" office:value="0.445732" calcext:value-type="float">
            <text:p>0.445732</text:p>
          </table:table-cell>
          <table:table-cell office:value-type="float" office:value="0.389104" calcext:value-type="float">
            <text:p>0.389104</text:p>
          </table:table-cell>
          <table:table-cell office:value-type="float" office:value="2.53978" calcext:value-type="float">
            <text:p>2.539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172" calcext:value-type="float">
            <text:p>13.1172</text:p>
          </table:table-cell>
          <table:table-cell office:value-type="float" office:value="20.8888" calcext:value-type="float">
            <text:p>20.8888</text:p>
          </table:table-cell>
          <table:table-cell office:value-type="float" office:value="5.00203" calcext:value-type="float">
            <text:p>5.00203</text:p>
          </table:table-cell>
          <table:table-cell office:value-type="float" office:value="2.94414" calcext:value-type="float">
            <text:p>2.94414</text:p>
          </table:table-cell>
          <table:table-cell office:value-type="float" office:value="0.565303" calcext:value-type="float">
            <text:p>0.565303</text:p>
          </table:table-cell>
          <table:table-cell office:value-type="float" office:value="0.0675159" calcext:value-type="float">
            <text:p>0.0675159</text:p>
          </table:table-cell>
          <table:table-cell office:value-type="float" office:value="0.0892118" calcext:value-type="float">
            <text:p>0.0892118</text:p>
          </table:table-cell>
          <table:table-cell office:value-type="float" office:value="0.444475" calcext:value-type="float">
            <text:p>0.444475</text:p>
          </table:table-cell>
          <table:table-cell office:value-type="float" office:value="0.387842" calcext:value-type="float">
            <text:p>0.387842</text:p>
          </table:table-cell>
          <table:table-cell office:value-type="float" office:value="0.197737" calcext:value-type="float">
            <text:p>0.1977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32" calcext:value-type="float">
            <text:p>12.8832</text:p>
          </table:table-cell>
          <table:table-cell office:value-type="float" office:value="20.9477" calcext:value-type="float">
            <text:p>20.9477</text:p>
          </table:table-cell>
          <table:table-cell office:value-type="float" office:value="4.99056" calcext:value-type="float">
            <text:p>4.99056</text:p>
          </table:table-cell>
          <table:table-cell office:value-type="float" office:value="2.9667" calcext:value-type="float">
            <text:p>2.9667</text:p>
          </table:table-cell>
          <table:table-cell office:value-type="float" office:value="0.559599" calcext:value-type="float">
            <text:p>0.559599</text:p>
          </table:table-cell>
          <table:table-cell office:value-type="float" office:value="0.0678397" calcext:value-type="float">
            <text:p>0.0678397</text:p>
          </table:table-cell>
          <table:table-cell office:value-type="float" office:value="0.0889383" calcext:value-type="float">
            <text:p>0.0889383</text:p>
          </table:table-cell>
          <table:table-cell office:value-type="float" office:value="0.443189" calcext:value-type="float">
            <text:p>0.443189</text:p>
          </table:table-cell>
          <table:table-cell office:value-type="float" office:value="0.386588" calcext:value-type="float">
            <text:p>0.386588</text:p>
          </table:table-cell>
          <table:table-cell office:value-type="float" office:value="1.76931" calcext:value-type="float">
            <text:p>1.769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942" calcext:value-type="float">
            <text:p>12.6942</text:p>
          </table:table-cell>
          <table:table-cell office:value-type="float" office:value="20.9861" calcext:value-type="float">
            <text:p>20.9861</text:p>
          </table:table-cell>
          <table:table-cell office:value-type="float" office:value="4.89051" calcext:value-type="float">
            <text:p>4.89051</text:p>
          </table:table-cell>
          <table:table-cell office:value-type="float" office:value="2.99037" calcext:value-type="float">
            <text:p>2.99037</text:p>
          </table:table-cell>
          <table:table-cell office:value-type="float" office:value="0.556895" calcext:value-type="float">
            <text:p>0.556895</text:p>
          </table:table-cell>
          <table:table-cell office:value-type="float" office:value="0.0677722" calcext:value-type="float">
            <text:p>0.0677722</text:p>
          </table:table-cell>
          <table:table-cell office:value-type="float" office:value="0.0886732" calcext:value-type="float">
            <text:p>0.0886732</text:p>
          </table:table-cell>
          <table:table-cell office:value-type="float" office:value="0.44177" calcext:value-type="float">
            <text:p>0.44177</text:p>
          </table:table-cell>
          <table:table-cell office:value-type="float" office:value="0.385352" calcext:value-type="float">
            <text:p>0.385352</text:p>
          </table:table-cell>
          <table:table-cell office:value-type="float" office:value="2.10522" calcext:value-type="float">
            <text:p>2.105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37" calcext:value-type="float">
            <text:p>12.437</text:p>
          </table:table-cell>
          <table:table-cell office:value-type="float" office:value="21.0287" calcext:value-type="float">
            <text:p>21.0287</text:p>
          </table:table-cell>
          <table:table-cell office:value-type="float" office:value="4.92996" calcext:value-type="float">
            <text:p>4.92996</text:p>
          </table:table-cell>
          <table:table-cell office:value-type="float" office:value="3.01817" calcext:value-type="float">
            <text:p>3.01817</text:p>
          </table:table-cell>
          <table:table-cell office:value-type="float" office:value="0.559047" calcext:value-type="float">
            <text:p>0.559047</text:p>
          </table:table-cell>
          <table:table-cell office:value-type="float" office:value="0.067811" calcext:value-type="float">
            <text:p>0.067811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440397" calcext:value-type="float">
            <text:p>0.440397</text:p>
          </table:table-cell>
          <table:table-cell office:value-type="float" office:value="0.384133" calcext:value-type="float">
            <text:p>0.384133</text:p>
          </table:table-cell>
          <table:table-cell office:value-type="float" office:value="2.54447" calcext:value-type="float">
            <text:p>2.544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923" calcext:value-type="float">
            <text:p>12.1923</text:p>
          </table:table-cell>
          <table:table-cell office:value-type="float" office:value="21.0654" calcext:value-type="float">
            <text:p>21.0654</text:p>
          </table:table-cell>
          <table:table-cell office:value-type="float" office:value="4.93548" calcext:value-type="float">
            <text:p>4.93548</text:p>
          </table:table-cell>
          <table:table-cell office:value-type="float" office:value="3.04287" calcext:value-type="float">
            <text:p>3.04287</text:p>
          </table:table-cell>
          <table:table-cell office:value-type="float" office:value="0.555861" calcext:value-type="float">
            <text:p>0.555861</text:p>
          </table:table-cell>
          <table:table-cell office:value-type="float" office:value="0.067875" calcext:value-type="float">
            <text:p>0.067875</text:p>
          </table:table-cell>
          <table:table-cell office:value-type="float" office:value="0.0881222" calcext:value-type="float">
            <text:p>0.0881222</text:p>
          </table:table-cell>
          <table:table-cell office:value-type="float" office:value="0.439038" calcext:value-type="float">
            <text:p>0.439038</text:p>
          </table:table-cell>
          <table:table-cell office:value-type="float" office:value="0.382924" calcext:value-type="float">
            <text:p>0.382924</text:p>
          </table:table-cell>
          <table:table-cell office:value-type="float" office:value="0.116232" calcext:value-type="float">
            <text:p>0.1162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52" calcext:value-type="float">
            <text:p>11.952</text:p>
          </table:table-cell>
          <table:table-cell office:value-type="float" office:value="21.0858" calcext:value-type="float">
            <text:p>21.0858</text:p>
          </table:table-cell>
          <table:table-cell office:value-type="float" office:value="4.93734" calcext:value-type="float">
            <text:p>4.93734</text:p>
          </table:table-cell>
          <table:table-cell office:value-type="float" office:value="3.07357" calcext:value-type="float">
            <text:p>3.07357</text:p>
          </table:table-cell>
          <table:table-cell office:value-type="float" office:value="0.56309" calcext:value-type="float">
            <text:p>0.56309</text:p>
          </table:table-cell>
          <table:table-cell office:value-type="float" office:value="0.0679263" calcext:value-type="float">
            <text:p>0.0679263</text:p>
          </table:table-cell>
          <table:table-cell office:value-type="float" office:value="0.0878497" calcext:value-type="float">
            <text:p>0.0878497</text:p>
          </table:table-cell>
          <table:table-cell office:value-type="float" office:value="0.437691" calcext:value-type="float">
            <text:p>0.437691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144" calcext:value-type="float">
            <text:p>11.7144</text:p>
          </table:table-cell>
          <table:table-cell office:value-type="float" office:value="21.0555" calcext:value-type="float">
            <text:p>21.0555</text:p>
          </table:table-cell>
          <table:table-cell office:value-type="float" office:value="4.89959" calcext:value-type="float">
            <text:p>4.89959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0.577616" calcext:value-type="float">
            <text:p>0.577616</text:p>
          </table:table-cell>
          <table:table-cell office:value-type="float" office:value="0.0679435" calcext:value-type="float">
            <text:p>0.0679435</text:p>
          </table:table-cell>
          <table:table-cell office:value-type="float" office:value="0.0877087" calcext:value-type="float">
            <text:p>0.0877087</text:p>
          </table:table-cell>
          <table:table-cell office:value-type="float" office:value="0.436323" calcext:value-type="float">
            <text:p>0.436323</text:p>
          </table:table-cell>
          <table:table-cell office:value-type="float" office:value="0.380771" calcext:value-type="float">
            <text:p>0.380771</text:p>
          </table:table-cell>
          <table:table-cell office:value-type="float" office:value="2.01649" calcext:value-type="float">
            <text:p>2.016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654" calcext:value-type="float">
            <text:p>11.4654</text:p>
          </table:table-cell>
          <table:table-cell office:value-type="float" office:value="21.0427" calcext:value-type="float">
            <text:p>21.0427</text:p>
          </table:table-cell>
          <table:table-cell office:value-type="float" office:value="4.90482" calcext:value-type="float">
            <text:p>4.90482</text:p>
          </table:table-cell>
          <table:table-cell office:value-type="float" office:value="3.15172" calcext:value-type="float">
            <text:p>3.15172</text:p>
          </table:table-cell>
          <table:table-cell office:value-type="float" office:value="0.585461" calcext:value-type="float">
            <text:p>0.585461</text:p>
          </table:table-cell>
          <table:table-cell office:value-type="float" office:value="0.0679998" calcext:value-type="float">
            <text:p>0.0679998</text:p>
          </table:table-cell>
          <table:table-cell office:value-type="float" office:value="0.0876958" calcext:value-type="float">
            <text:p>0.0876958</text:p>
          </table:table-cell>
          <table:table-cell office:value-type="float" office:value="0.434966" calcext:value-type="float">
            <text:p>0.434966</text:p>
          </table:table-cell>
          <table:table-cell office:value-type="float" office:value="0.37996" calcext:value-type="float">
            <text:p>0.37996</text:p>
          </table:table-cell>
          <table:table-cell office:value-type="float" office:value="1.12933" calcext:value-type="float">
            <text:p>1.129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2567" calcext:value-type="float">
            <text:p>11.2567</text:p>
          </table:table-cell>
          <table:table-cell office:value-type="float" office:value="21.0338" calcext:value-type="float">
            <text:p>21.0338</text:p>
          </table:table-cell>
          <table:table-cell office:value-type="float" office:value="4.83878" calcext:value-type="float">
            <text:p>4.83878</text:p>
          </table:table-cell>
          <table:table-cell office:value-type="float" office:value="3.18142" calcext:value-type="float">
            <text:p>3.18142</text:p>
          </table:table-cell>
          <table:table-cell office:value-type="float" office:value="0.587032" calcext:value-type="float">
            <text:p>0.587032</text:p>
          </table:table-cell>
          <table:table-cell office:value-type="float" office:value="0.0678675" calcext:value-type="float">
            <text:p>0.0678675</text:p>
          </table:table-cell>
          <table:table-cell office:value-type="float" office:value="0.0877757" calcext:value-type="float">
            <text:p>0.0877757</text:p>
          </table:table-cell>
          <table:table-cell office:value-type="float" office:value="0.433625" calcext:value-type="float">
            <text:p>0.433625</text:p>
          </table:table-cell>
          <table:table-cell office:value-type="float" office:value="0.379237" calcext:value-type="float">
            <text:p>0.379237</text:p>
          </table:table-cell>
          <table:table-cell office:value-type="float" office:value="0.724213" calcext:value-type="float">
            <text:p>0.7242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93" calcext:value-type="float">
            <text:p>10.9993</text:p>
          </table:table-cell>
          <table:table-cell office:value-type="float" office:value="20.9964" calcext:value-type="float">
            <text:p>20.9964</text:p>
          </table:table-cell>
          <table:table-cell office:value-type="float" office:value="4.86466" calcext:value-type="float">
            <text:p>4.86466</text:p>
          </table:table-cell>
          <table:table-cell office:value-type="float" office:value="3.22049" calcext:value-type="float">
            <text:p>3.22049</text:p>
          </table:table-cell>
          <table:table-cell office:value-type="float" office:value="0.59767" calcext:value-type="float">
            <text:p>0.59767</text:p>
          </table:table-cell>
          <table:table-cell office:value-type="float" office:value="0.0677961" calcext:value-type="float">
            <text:p>0.0677961</text:p>
          </table:table-cell>
          <table:table-cell office:value-type="float" office:value="0.088157" calcext:value-type="float">
            <text:p>0.088157</text:p>
          </table:table-cell>
          <table:table-cell office:value-type="float" office:value="0.432291" calcext:value-type="float">
            <text:p>0.432291</text:p>
          </table:table-cell>
          <table:table-cell office:value-type="float" office:value="0.378832" calcext:value-type="float">
            <text:p>0.378832</text:p>
          </table:table-cell>
          <table:table-cell office:value-type="float" office:value="4.21513" calcext:value-type="float">
            <text:p>4.215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962" calcext:value-type="float">
            <text:p>10.7962</text:p>
          </table:table-cell>
          <table:table-cell office:value-type="float" office:value="20.9566" calcext:value-type="float">
            <text:p>20.9566</text:p>
          </table:table-cell>
          <table:table-cell office:value-type="float" office:value="4.78973" calcext:value-type="float">
            <text:p>4.78973</text:p>
          </table:table-cell>
          <table:table-cell office:value-type="float" office:value="3.25677" calcext:value-type="float">
            <text:p>3.25677</text:p>
          </table:table-cell>
          <table:table-cell office:value-type="float" office:value="0.60529" calcext:value-type="float">
            <text:p>0.60529</text:p>
          </table:table-cell>
          <table:table-cell office:value-type="float" office:value="0.0675971" calcext:value-type="float">
            <text:p>0.0675971</text:p>
          </table:table-cell>
          <table:table-cell office:value-type="float" office:value="0.0888806" calcext:value-type="float">
            <text:p>0.0888806</text:p>
          </table:table-cell>
          <table:table-cell office:value-type="float" office:value="0.43107" calcext:value-type="float">
            <text:p>0.43107</text:p>
          </table:table-cell>
          <table:table-cell office:value-type="float" office:value="0.378684" calcext:value-type="float">
            <text:p>0.378684</text:p>
          </table:table-cell>
          <table:table-cell office:value-type="float" office:value="0.617673" calcext:value-type="float">
            <text:p>0.6176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5513" calcext:value-type="float">
            <text:p>10.5513</text:p>
          </table:table-cell>
          <table:table-cell office:value-type="float" office:value="20.9518" calcext:value-type="float">
            <text:p>20.9518</text:p>
          </table:table-cell>
          <table:table-cell office:value-type="float" office:value="4.75646" calcext:value-type="float">
            <text:p>4.75646</text:p>
          </table:table-cell>
          <table:table-cell office:value-type="float" office:value="3.26888" calcext:value-type="float">
            <text:p>3.2688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0674013" calcext:value-type="float">
            <text:p>0.0674013</text:p>
          </table:table-cell>
          <table:table-cell office:value-type="float" office:value="0.0894996" calcext:value-type="float">
            <text:p>0.0894996</text:p>
          </table:table-cell>
          <table:table-cell office:value-type="float" office:value="0.429936" calcext:value-type="float">
            <text:p>0.429936</text:p>
          </table:table-cell>
          <table:table-cell office:value-type="float" office:value="0.378196" calcext:value-type="float">
            <text:p>0.378196</text:p>
          </table:table-cell>
          <table:table-cell office:value-type="float" office:value="5.34297" calcext:value-type="float">
            <text:p>5.342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35" calcext:value-type="float">
            <text:p>10.2635</text:p>
          </table:table-cell>
          <table:table-cell office:value-type="float" office:value="20.9806" calcext:value-type="float">
            <text:p>20.9806</text:p>
          </table:table-cell>
          <table:table-cell office:value-type="float" office:value="4.86232" calcext:value-type="float">
            <text:p>4.86232</text:p>
          </table:table-cell>
          <table:table-cell office:value-type="float" office:value="3.27354" calcext:value-type="float">
            <text:p>3.27354</text:p>
          </table:table-cell>
          <table:table-cell office:value-type="float" office:value="0.549086" calcext:value-type="float">
            <text:p>0.549086</text:p>
          </table:table-cell>
          <table:table-cell office:value-type="float" office:value="0.0673559" calcext:value-type="float">
            <text:p>0.0673559</text:p>
          </table:table-cell>
          <table:table-cell office:value-type="float" office:value="0.0896659" calcext:value-type="float">
            <text:p>0.0896659</text:p>
          </table:table-cell>
          <table:table-cell office:value-type="float" office:value="0.428652" calcext:value-type="float">
            <text:p>0.428652</text:p>
          </table:table-cell>
          <table:table-cell office:value-type="float" office:value="0.377386" calcext:value-type="float">
            <text:p>0.377386</text:p>
          </table:table-cell>
          <table:table-cell office:value-type="float" office:value="3.36919" calcext:value-type="float">
            <text:p>3.369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264" calcext:value-type="float">
            <text:p>10.0264</text:p>
          </table:table-cell>
          <table:table-cell office:value-type="float" office:value="20.961" calcext:value-type="float">
            <text:p>20.961</text:p>
          </table:table-cell>
          <table:table-cell office:value-type="float" office:value="4.85224" calcext:value-type="float">
            <text:p>4.85224</text:p>
          </table:table-cell>
          <table:table-cell office:value-type="float" office:value="3.29441" calcext:value-type="float">
            <text:p>3.29441</text:p>
          </table:table-cell>
          <table:table-cell office:value-type="float" office:value="0.541128" calcext:value-type="float">
            <text:p>0.541128</text:p>
          </table:table-cell>
          <table:table-cell office:value-type="float" office:value="0.0672789" calcext:value-type="float">
            <text:p>0.0672789</text:p>
          </table:table-cell>
          <table:table-cell office:value-type="float" office:value="0.0897926" calcext:value-type="float">
            <text:p>0.0897926</text:p>
          </table:table-cell>
          <table:table-cell office:value-type="float" office:value="0.427393" calcext:value-type="float">
            <text:p>0.427393</text:p>
          </table:table-cell>
          <table:table-cell office:value-type="float" office:value="0.376525" calcext:value-type="float">
            <text:p>0.376525</text:p>
          </table:table-cell>
          <table:table-cell office:value-type="float" office:value="1.01404" calcext:value-type="float">
            <text:p>1.014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84122" calcext:value-type="float">
            <text:p>9.84122</text:p>
          </table:table-cell>
          <table:table-cell office:value-type="float" office:value="20.9191" calcext:value-type="float">
            <text:p>20.9191</text:p>
          </table:table-cell>
          <table:table-cell office:value-type="float" office:value="4.75581" calcext:value-type="float">
            <text:p>4.75581</text:p>
          </table:table-cell>
          <table:table-cell office:value-type="float" office:value="3.32506" calcext:value-type="float">
            <text:p>3.32506</text:p>
          </table:table-cell>
          <table:table-cell office:value-type="float" office:value="0.546495" calcext:value-type="float">
            <text:p>0.546495</text:p>
          </table:table-cell>
          <table:table-cell office:value-type="float" office:value="0.0670782" calcext:value-type="float">
            <text:p>0.0670782</text:p>
          </table:table-cell>
          <table:table-cell office:value-type="float" office:value="0.0900037" calcext:value-type="float">
            <text:p>0.0900037</text:p>
          </table:table-cell>
          <table:table-cell office:value-type="float" office:value="0.426338" calcext:value-type="float">
            <text:p>0.426338</text:p>
          </table:table-cell>
          <table:table-cell office:value-type="float" office:value="0.375709" calcext:value-type="float">
            <text:p>0.375709</text:p>
          </table:table-cell>
          <table:table-cell office:value-type="float" office:value="1.59896" calcext:value-type="float">
            <text:p>1.598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1709" calcext:value-type="float">
            <text:p>9.61709</text:p>
          </table:table-cell>
          <table:table-cell office:value-type="float" office:value="20.9045" calcext:value-type="float">
            <text:p>20.9045</text:p>
          </table:table-cell>
          <table:table-cell office:value-type="float" office:value="4.68069" calcext:value-type="float">
            <text:p>4.68069</text:p>
          </table:table-cell>
          <table:table-cell office:value-type="float" office:value="3.33185" calcext:value-type="float">
            <text:p>3.33185</text:p>
          </table:table-cell>
          <table:table-cell office:value-type="float" office:value="0.513134" calcext:value-type="float">
            <text:p>0.513134</text:p>
          </table:table-cell>
          <table:table-cell office:value-type="float" office:value="0.0669015" calcext:value-type="float">
            <text:p>0.0669015</text:p>
          </table:table-cell>
          <table:table-cell office:value-type="float" office:value="0.0900551" calcext:value-type="float">
            <text:p>0.0900551</text:p>
          </table:table-cell>
          <table:table-cell office:value-type="float" office:value="0.425492" calcext:value-type="float">
            <text:p>0.425492</text:p>
          </table:table-cell>
          <table:table-cell office:value-type="float" office:value="0.374669" calcext:value-type="float">
            <text:p>0.374669</text:p>
          </table:table-cell>
          <table:table-cell office:value-type="float" office:value="2.34768" calcext:value-type="float">
            <text:p>2.347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42878" calcext:value-type="float">
            <text:p>9.42878</text:p>
          </table:table-cell>
          <table:table-cell office:value-type="float" office:value="20.8519" calcext:value-type="float">
            <text:p>20.8519</text:p>
          </table:table-cell>
          <table:table-cell office:value-type="float" office:value="4.60796" calcext:value-type="float">
            <text:p>4.60796</text:p>
          </table:table-cell>
          <table:table-cell office:value-type="float" office:value="3.36255" calcext:value-type="float">
            <text:p>3.36255</text:p>
          </table:table-cell>
          <table:table-cell office:value-type="float" office:value="0.519419" calcext:value-type="float">
            <text:p>0.519419</text:p>
          </table:table-cell>
          <table:table-cell office:value-type="float" office:value="0.0669603" calcext:value-type="float">
            <text:p>0.0669603</text:p>
          </table:table-cell>
          <table:table-cell office:value-type="float" office:value="0.0901774" calcext:value-type="float">
            <text:p>0.0901774</text:p>
          </table:table-cell>
          <table:table-cell office:value-type="float" office:value="0.424996" calcext:value-type="float">
            <text:p>0.424996</text:p>
          </table:table-cell>
          <table:table-cell office:value-type="float" office:value="0.373654" calcext:value-type="float">
            <text:p>0.373654</text:p>
          </table:table-cell>
          <table:table-cell office:value-type="float" office:value="0.762279" calcext:value-type="float">
            <text:p>0.7622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1442" calcext:value-type="float">
            <text:p>9.21442</text:p>
          </table:table-cell>
          <table:table-cell office:value-type="float" office:value="20.8077" calcext:value-type="float">
            <text:p>20.8077</text:p>
          </table:table-cell>
          <table:table-cell office:value-type="float" office:value="4.59434" calcext:value-type="float">
            <text:p>4.59434</text:p>
          </table:table-cell>
          <table:table-cell office:value-type="float" office:value="3.38653" calcext:value-type="float">
            <text:p>3.38653</text:p>
          </table:table-cell>
          <table:table-cell office:value-type="float" office:value="0.518532" calcext:value-type="float">
            <text:p>0.518532</text:p>
          </table:table-cell>
          <table:table-cell office:value-type="float" office:value="0.0672257" calcext:value-type="float">
            <text:p>0.0672257</text:p>
          </table:table-cell>
          <table:table-cell office:value-type="float" office:value="0.0902724" calcext:value-type="float">
            <text:p>0.0902724</text:p>
          </table:table-cell>
          <table:table-cell office:value-type="float" office:value="0.424603" calcext:value-type="float">
            <text:p>0.424603</text:p>
          </table:table-cell>
          <table:table-cell office:value-type="float" office:value="0.372634" calcext:value-type="float">
            <text:p>0.372634</text:p>
          </table:table-cell>
          <table:table-cell office:value-type="float" office:value="1.41687" calcext:value-type="float">
            <text:p>1.41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90748" calcext:value-type="float">
            <text:p>8.90748</text:p>
          </table:table-cell>
          <table:table-cell office:value-type="float" office:value="20.7794" calcext:value-type="float">
            <text:p>20.7794</text:p>
          </table:table-cell>
          <table:table-cell office:value-type="float" office:value="4.7431" calcext:value-type="float">
            <text:p>4.7431</text:p>
          </table:table-cell>
          <table:table-cell office:value-type="float" office:value="3.39368" calcext:value-type="float">
            <text:p>3.39368</text:p>
          </table:table-cell>
          <table:table-cell office:value-type="float" office:value="0.497451" calcext:value-type="float">
            <text:p>0.497451</text:p>
          </table:table-cell>
          <table:table-cell office:value-type="float" office:value="0.067084" calcext:value-type="float">
            <text:p>0.067084</text:p>
          </table:table-cell>
          <table:table-cell office:value-type="float" office:value="0.0902157" calcext:value-type="float">
            <text:p>0.0902157</text:p>
          </table:table-cell>
          <table:table-cell office:value-type="float" office:value="0.423624" calcext:value-type="float">
            <text:p>0.423624</text:p>
          </table:table-cell>
          <table:table-cell office:value-type="float" office:value="0.371568" calcext:value-type="float">
            <text:p>0.371568</text:p>
          </table:table-cell>
          <table:table-cell office:value-type="float" office:value="2.76142" calcext:value-type="float">
            <text:p>2.761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9825" calcext:value-type="float">
            <text:p>8.69825</text:p>
          </table:table-cell>
          <table:table-cell office:value-type="float" office:value="20.6994" calcext:value-type="float">
            <text:p>20.6994</text:p>
          </table:table-cell>
          <table:table-cell office:value-type="float" office:value="4.71464" calcext:value-type="float">
            <text:p>4.71464</text:p>
          </table:table-cell>
          <table:table-cell office:value-type="float" office:value="3.42789" calcext:value-type="float">
            <text:p>3.42789</text:p>
          </table:table-cell>
          <table:table-cell office:value-type="float" office:value="0.508207" calcext:value-type="float">
            <text:p>0.508207</text:p>
          </table:table-cell>
          <table:table-cell office:value-type="float" office:value="0.0670726" calcext:value-type="float">
            <text:p>0.0670726</text:p>
          </table:table-cell>
          <table:table-cell office:value-type="float" office:value="0.0902816" calcext:value-type="float">
            <text:p>0.0902816</text:p>
          </table:table-cell>
          <table:table-cell office:value-type="float" office:value="0.422798" calcext:value-type="float">
            <text:p>0.422798</text:p>
          </table:table-cell>
          <table:table-cell office:value-type="float" office:value="0.370556" calcext:value-type="float">
            <text:p>0.370556</text:p>
          </table:table-cell>
          <table:table-cell office:value-type="float" office:value="4.29149" calcext:value-type="float">
            <text:p>4.291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1086" calcext:value-type="float">
            <text:p>8.41086</text:p>
          </table:table-cell>
          <table:table-cell office:value-type="float" office:value="20.6182" calcext:value-type="float">
            <text:p>20.6182</text:p>
          </table:table-cell>
          <table:table-cell office:value-type="float" office:value="4.82573" calcext:value-type="float">
            <text:p>4.82573</text:p>
          </table:table-cell>
          <table:table-cell office:value-type="float" office:value="3.4508" calcext:value-type="float">
            <text:p>3.4508</text:p>
          </table:table-cell>
          <table:table-cell office:value-type="float" office:value="0.503787" calcext:value-type="float">
            <text:p>0.503787</text:p>
          </table:table-cell>
          <table:table-cell office:value-type="float" office:value="0.0668886" calcext:value-type="float">
            <text:p>0.0668886</text:p>
          </table:table-cell>
          <table:table-cell office:value-type="float" office:value="0.0904628" calcext:value-type="float">
            <text:p>0.0904628</text:p>
          </table:table-cell>
          <table:table-cell office:value-type="float" office:value="0.421717" calcext:value-type="float">
            <text:p>0.421717</text:p>
          </table:table-cell>
          <table:table-cell office:value-type="float" office:value="0.369599" calcext:value-type="float">
            <text:p>0.369599</text:p>
          </table:table-cell>
          <table:table-cell office:value-type="float" office:value="2.96624" calcext:value-type="float">
            <text:p>2.966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8334" calcext:value-type="float">
            <text:p>8.18334</text:p>
          </table:table-cell>
          <table:table-cell office:value-type="float" office:value="20.5385" calcext:value-type="float">
            <text:p>20.5385</text:p>
          </table:table-cell>
          <table:table-cell office:value-type="float" office:value="4.83105" calcext:value-type="float">
            <text:p>4.83105</text:p>
          </table:table-cell>
          <table:table-cell office:value-type="float" office:value="3.47842" calcext:value-type="float">
            <text:p>3.47842</text:p>
          </table:table-cell>
          <table:table-cell office:value-type="float" office:value="0.507545" calcext:value-type="float">
            <text:p>0.507545</text:p>
          </table:table-cell>
          <table:table-cell office:value-type="float" office:value="0.066721" calcext:value-type="float">
            <text:p>0.066721</text:p>
          </table:table-cell>
          <table:table-cell office:value-type="float" office:value="0.0907168" calcext:value-type="float">
            <text:p>0.0907168</text:p>
          </table:table-cell>
          <table:table-cell office:value-type="float" office:value="0.420666" calcext:value-type="float">
            <text:p>0.420666</text:p>
          </table:table-cell>
          <table:table-cell office:value-type="float" office:value="0.368691" calcext:value-type="float">
            <text:p>0.368691</text:p>
          </table:table-cell>
          <table:table-cell office:value-type="float" office:value="0.0556767" calcext:value-type="float">
            <text:p>0.05567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3676" calcext:value-type="float">
            <text:p>7.93676</text:p>
          </table:table-cell>
          <table:table-cell office:value-type="float" office:value="20.4589" calcext:value-type="float">
            <text:p>20.4589</text:p>
          </table:table-cell>
          <table:table-cell office:value-type="float" office:value="4.86497" calcext:value-type="float">
            <text:p>4.86497</text:p>
          </table:table-cell>
          <table:table-cell office:value-type="float" office:value="3.50025" calcext:value-type="float">
            <text:p>3.50025</text:p>
          </table:table-cell>
          <table:table-cell office:value-type="float" office:value="0.503483" calcext:value-type="float">
            <text:p>0.503483</text:p>
          </table:table-cell>
          <table:table-cell office:value-type="float" office:value="0.0665366" calcext:value-type="float">
            <text:p>0.0665366</text:p>
          </table:table-cell>
          <table:table-cell office:value-type="float" office:value="0.0910012" calcext:value-type="float">
            <text:p>0.0910012</text:p>
          </table:table-cell>
          <table:table-cell office:value-type="float" office:value="0.419576" calcext:value-type="float">
            <text:p>0.419576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61495" calcext:value-type="float">
            <text:p>0.161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2037" calcext:value-type="float">
            <text:p>7.72037</text:p>
          </table:table-cell>
          <table:table-cell office:value-type="float" office:value="20.3737" calcext:value-type="float">
            <text:p>20.3737</text:p>
          </table:table-cell>
          <table:table-cell office:value-type="float" office:value="4.87933" calcext:value-type="float">
            <text:p>4.87933</text:p>
          </table:table-cell>
          <table:table-cell office:value-type="float" office:value="3.53008" calcext:value-type="float">
            <text:p>3.53008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066384" calcext:value-type="float">
            <text:p>0.066384</text:p>
          </table:table-cell>
          <table:table-cell office:value-type="float" office:value="0.0913183" calcext:value-type="float">
            <text:p>0.0913183</text:p>
          </table:table-cell>
          <table:table-cell office:value-type="float" office:value="0.41851" calcext:value-type="float">
            <text:p>0.41851</text:p>
          </table:table-cell>
          <table:table-cell office:value-type="float" office:value="0.367006" calcext:value-type="float">
            <text:p>0.367006</text:p>
          </table:table-cell>
          <table:table-cell office:value-type="float" office:value="3.38119" calcext:value-type="float">
            <text:p>3.38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989" calcext:value-type="float">
            <text:p>7.3989</text:p>
          </table:table-cell>
          <table:table-cell office:value-type="float" office:value="20.316" calcext:value-type="float">
            <text:p>20.316</text:p>
          </table:table-cell>
          <table:table-cell office:value-type="float" office:value="5.03641" calcext:value-type="float">
            <text:p>5.03641</text:p>
          </table:table-cell>
          <table:table-cell office:value-type="float" office:value="3.5286" calcext:value-type="float">
            <text:p>3.5286</text:p>
          </table:table-cell>
          <table:table-cell office:value-type="float" office:value="0.484962" calcext:value-type="float">
            <text:p>0.484962</text:p>
          </table:table-cell>
          <table:table-cell office:value-type="float" office:value="0.0663522" calcext:value-type="float">
            <text:p>0.0663522</text:p>
          </table:table-cell>
          <table:table-cell office:value-type="float" office:value="0.0914185" calcext:value-type="float">
            <text:p>0.0914185</text:p>
          </table:table-cell>
          <table:table-cell office:value-type="float" office:value="0.41734" calcext:value-type="float">
            <text:p>0.41734</text:p>
          </table:table-cell>
          <table:table-cell office:value-type="float" office:value="0.366096" calcext:value-type="float">
            <text:p>0.366096</text:p>
          </table:table-cell>
          <table:table-cell office:value-type="float" office:value="3.44879" calcext:value-type="float">
            <text:p>3.448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6603" calcext:value-type="float">
            <text:p>7.16603</text:p>
          </table:table-cell>
          <table:table-cell office:value-type="float" office:value="20.2204" calcext:value-type="float">
            <text:p>20.2204</text:p>
          </table:table-cell>
          <table:table-cell office:value-type="float" office:value="5.02189" calcext:value-type="float">
            <text:p>5.02189</text:p>
          </table:table-cell>
          <table:table-cell office:value-type="float" office:value="3.54987" calcext:value-type="float">
            <text:p>3.54987</text:p>
          </table:table-cell>
          <table:table-cell office:value-type="float" office:value="0.479096" calcext:value-type="float">
            <text:p>0.479096</text:p>
          </table:table-cell>
          <table:table-cell office:value-type="float" office:value="0.0663357" calcext:value-type="float">
            <text:p>0.0663357</text:p>
          </table:table-cell>
          <table:table-cell office:value-type="float" office:value="0.0915479" calcext:value-type="float">
            <text:p>0.0915479</text:p>
          </table:table-cell>
          <table:table-cell office:value-type="float" office:value="0.41617" calcext:value-type="float">
            <text:p>0.41617</text:p>
          </table:table-cell>
          <table:table-cell office:value-type="float" office:value="0.365177" calcext:value-type="float">
            <text:p>0.365177</text:p>
          </table:table-cell>
          <table:table-cell office:value-type="float" office:value="0.26598" calcext:value-type="float">
            <text:p>0.26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9791" calcext:value-type="float">
            <text:p>6.89791</text:p>
          </table:table-cell>
          <table:table-cell office:value-type="float" office:value="20.1367" calcext:value-type="float">
            <text:p>20.1367</text:p>
          </table:table-cell>
          <table:table-cell office:value-type="float" office:value="5.08242" calcext:value-type="float">
            <text:p>5.08242</text:p>
          </table:table-cell>
          <table:table-cell office:value-type="float" office:value="3.56131" calcext:value-type="float">
            <text:p>3.56131</text:p>
          </table:table-cell>
          <table:table-cell office:value-type="float" office:value="0.465832" calcext:value-type="float">
            <text:p>0.465832</text:p>
          </table:table-cell>
          <table:table-cell office:value-type="float" office:value="0.0665991" calcext:value-type="float">
            <text:p>0.0665991</text:p>
          </table:table-cell>
          <table:table-cell office:value-type="float" office:value="0.0915955" calcext:value-type="float">
            <text:p>0.0915955</text:p>
          </table:table-cell>
          <table:table-cell office:value-type="float" office:value="0.415065" calcext:value-type="float">
            <text:p>0.415065</text:p>
          </table:table-cell>
          <table:table-cell office:value-type="float" office:value="0.364227" calcext:value-type="float">
            <text:p>0.364227</text:p>
          </table:table-cell>
          <table:table-cell office:value-type="float" office:value="0.593392" calcext:value-type="float">
            <text:p>0.5933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8" calcext:value-type="float">
            <text:p>6.6738</text:p>
          </table:table-cell>
          <table:table-cell office:value-type="float" office:value="20.0454" calcext:value-type="float">
            <text:p>20.0454</text:p>
          </table:table-cell>
          <table:table-cell office:value-type="float" office:value="5.0454" calcext:value-type="float">
            <text:p>5.0454</text:p>
          </table:table-cell>
          <table:table-cell office:value-type="float" office:value="3.57798" calcext:value-type="float">
            <text:p>3.57798</text:p>
          </table:table-cell>
          <table:table-cell office:value-type="float" office:value="0.455917" calcext:value-type="float">
            <text:p>0.455917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915857" calcext:value-type="float">
            <text:p>0.0915857</text:p>
          </table:table-cell>
          <table:table-cell office:value-type="float" office:value="0.413938" calcext:value-type="float">
            <text:p>0.413938</text:p>
          </table:table-cell>
          <table:table-cell office:value-type="float" office:value="0.36324" calcext:value-type="float">
            <text:p>0.36324</text:p>
          </table:table-cell>
          <table:table-cell office:value-type="float" office:value="0.611328" calcext:value-type="float">
            <text:p>0.611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256" calcext:value-type="float">
            <text:p>6.4256</text:p>
          </table:table-cell>
          <table:table-cell office:value-type="float" office:value="19.9529" calcext:value-type="float">
            <text:p>19.9529</text:p>
          </table:table-cell>
          <table:table-cell office:value-type="float" office:value="5.07443" calcext:value-type="float">
            <text:p>5.07443</text:p>
          </table:table-cell>
          <table:table-cell office:value-type="float" office:value="3.59169" calcext:value-type="float">
            <text:p>3.59169</text:p>
          </table:table-cell>
          <table:table-cell office:value-type="float" office:value="0.446592" calcext:value-type="float">
            <text:p>0.446592</text:p>
          </table:table-cell>
          <table:table-cell office:value-type="float" office:value="0.0672993" calcext:value-type="float">
            <text:p>0.0672993</text:p>
          </table:table-cell>
          <table:table-cell office:value-type="float" office:value="0.0915081" calcext:value-type="float">
            <text:p>0.0915081</text:p>
          </table:table-cell>
          <table:table-cell office:value-type="float" office:value="0.412861" calcext:value-type="float">
            <text:p>0.412861</text:p>
          </table:table-cell>
          <table:table-cell office:value-type="float" office:value="0.362246" calcext:value-type="float">
            <text:p>0.362246</text:p>
          </table:table-cell>
          <table:table-cell office:value-type="float" office:value="0.301413" calcext:value-type="float">
            <text:p>0.301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1065" calcext:value-type="float">
            <text:p>6.21065</text:p>
          </table:table-cell>
          <table:table-cell office:value-type="float" office:value="19.8596" calcext:value-type="float">
            <text:p>19.8596</text:p>
          </table:table-cell>
          <table:table-cell office:value-type="float" office:value="5.04211" calcext:value-type="float">
            <text:p>5.04211</text:p>
          </table:table-cell>
          <table:table-cell office:value-type="float" office:value="3.60924" calcext:value-type="float">
            <text:p>3.60924</text:p>
          </table:table-cell>
          <table:table-cell office:value-type="float" office:value="0.441777" calcext:value-type="float">
            <text:p>0.441777</text:p>
          </table:table-cell>
          <table:table-cell office:value-type="float" office:value="0.0676788" calcext:value-type="float">
            <text:p>0.0676788</text:p>
          </table:table-cell>
          <table:table-cell office:value-type="float" office:value="0.0913599" calcext:value-type="float">
            <text:p>0.0913599</text:p>
          </table:table-cell>
          <table:table-cell office:value-type="float" office:value="0.411763" calcext:value-type="float">
            <text:p>0.411763</text:p>
          </table:table-cell>
          <table:table-cell office:value-type="float" office:value="0.361249" calcext:value-type="float">
            <text:p>0.361249</text:p>
          </table:table-cell>
          <table:table-cell office:value-type="float" office:value="2.96557" calcext:value-type="float">
            <text:p>2.96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4532" calcext:value-type="float">
            <text:p>5.94532</text:p>
          </table:table-cell>
          <table:table-cell office:value-type="float" office:value="19.7651" calcext:value-type="float">
            <text:p>19.7651</text:p>
          </table:table-cell>
          <table:table-cell office:value-type="float" office:value="5.10252" calcext:value-type="float">
            <text:p>5.10252</text:p>
          </table:table-cell>
          <table:table-cell office:value-type="float" office:value="3.61681" calcext:value-type="float">
            <text:p>3.61681</text:p>
          </table:table-cell>
          <table:table-cell office:value-type="float" office:value="0.42663" calcext:value-type="float">
            <text:p>0.42663</text:p>
          </table:table-cell>
          <table:table-cell office:value-type="float" office:value="0.0685595" calcext:value-type="float">
            <text:p>0.0685595</text:p>
          </table:table-cell>
          <table:table-cell office:value-type="float" office:value="0.0911524" calcext:value-type="float">
            <text:p>0.0911524</text:p>
          </table:table-cell>
          <table:table-cell office:value-type="float" office:value="0.410795" calcext:value-type="float">
            <text:p>0.410795</text:p>
          </table:table-cell>
          <table:table-cell office:value-type="float" office:value="0.360266" calcext:value-type="float">
            <text:p>0.360266</text:p>
          </table:table-cell>
          <table:table-cell office:value-type="float" office:value="0.723334" calcext:value-type="float">
            <text:p>0.723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0814" calcext:value-type="float">
            <text:p>5.70814</text:p>
          </table:table-cell>
          <table:table-cell office:value-type="float" office:value="19.6222" calcext:value-type="float">
            <text:p>19.6222</text:p>
          </table:table-cell>
          <table:table-cell office:value-type="float" office:value="5.17286" calcext:value-type="float">
            <text:p>5.17286</text:p>
          </table:table-cell>
          <table:table-cell office:value-type="float" office:value="3.64872" calcext:value-type="float">
            <text:p>3.64872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96798" calcext:value-type="float">
            <text:p>0.0696798</text:p>
          </table:table-cell>
          <table:table-cell office:value-type="float" office:value="0.0910127" calcext:value-type="float">
            <text:p>0.0910127</text:p>
          </table:table-cell>
          <table:table-cell office:value-type="float" office:value="0.409903" calcext:value-type="float">
            <text:p>0.409903</text:p>
          </table:table-cell>
          <table:table-cell office:value-type="float" office:value="0.359313" calcext:value-type="float">
            <text:p>0.359313</text:p>
          </table:table-cell>
          <table:table-cell office:value-type="float" office:value="1.68121" calcext:value-type="float">
            <text:p>1.681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4165" calcext:value-type="float">
            <text:p>5.54165</text:p>
          </table:table-cell>
          <table:table-cell office:value-type="float" office:value="19.4983" calcext:value-type="float">
            <text:p>19.4983</text:p>
          </table:table-cell>
          <table:table-cell office:value-type="float" office:value="5.07452" calcext:value-type="float">
            <text:p>5.07452</text:p>
          </table:table-cell>
          <table:table-cell office:value-type="float" office:value="3.68075" calcext:value-type="float">
            <text:p>3.68075</text:p>
          </table:table-cell>
          <table:table-cell office:value-type="float" office:value="0.454757" calcext:value-type="float">
            <text:p>0.454757</text:p>
          </table:table-cell>
          <table:table-cell office:value-type="float" office:value="0.0701766" calcext:value-type="float">
            <text:p>0.0701766</text:p>
          </table:table-cell>
          <table:table-cell office:value-type="float" office:value="0.0908713" calcext:value-type="float">
            <text:p>0.0908713</text:p>
          </table:table-cell>
          <table:table-cell office:value-type="float" office:value="0.40882" calcext:value-type="float">
            <text:p>0.40882</text:p>
          </table:table-cell>
          <table:table-cell office:value-type="float" office:value="0.358371" calcext:value-type="float">
            <text:p>0.358371</text:p>
          </table:table-cell>
          <table:table-cell office:value-type="float" office:value="1.65372" calcext:value-type="float">
            <text:p>1.653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3919" calcext:value-type="float">
            <text:p>5.33919</text:p>
          </table:table-cell>
          <table:table-cell office:value-type="float" office:value="19.3503" calcext:value-type="float">
            <text:p>19.3503</text:p>
          </table:table-cell>
          <table:table-cell office:value-type="float" office:value="5.06856" calcext:value-type="float">
            <text:p>5.06856</text:p>
          </table:table-cell>
          <table:table-cell office:value-type="float" office:value="3.71205" calcext:value-type="float">
            <text:p>3.71205</text:p>
          </table:table-cell>
          <table:table-cell office:value-type="float" office:value="0.46474" calcext:value-type="float">
            <text:p>0.46474</text:p>
          </table:table-cell>
          <table:table-cell office:value-type="float" office:value="0.0705595" calcext:value-type="float">
            <text:p>0.0705595</text:p>
          </table:table-cell>
          <table:table-cell office:value-type="float" office:value="0.0908078" calcext:value-type="float">
            <text:p>0.0908078</text:p>
          </table:table-cell>
          <table:table-cell office:value-type="float" office:value="0.407723" calcext:value-type="float">
            <text:p>0.407723</text:p>
          </table:table-cell>
          <table:table-cell office:value-type="float" office:value="0.357493" calcext:value-type="float">
            <text:p>0.357493</text:p>
          </table:table-cell>
          <table:table-cell office:value-type="float" office:value="1.75093" calcext:value-type="float">
            <text:p>1.750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3001" calcext:value-type="float">
            <text:p>5.13001</text:p>
          </table:table-cell>
          <table:table-cell office:value-type="float" office:value="19.2478" calcext:value-type="float">
            <text:p>19.2478</text:p>
          </table:table-cell>
          <table:table-cell office:value-type="float" office:value="5.04385" calcext:value-type="float">
            <text:p>5.04385</text:p>
          </table:table-cell>
          <table:table-cell office:value-type="float" office:value="3.72439" calcext:value-type="float">
            <text:p>3.72439</text:p>
          </table:table-cell>
          <table:table-cell office:value-type="float" office:value="0.454508" calcext:value-type="float">
            <text:p>0.454508</text:p>
          </table:table-cell>
          <table:table-cell office:value-type="float" office:value="0.0709209" calcext:value-type="float">
            <text:p>0.0709209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0.406633" calcext:value-type="float">
            <text:p>0.406633</text:p>
          </table:table-cell>
          <table:table-cell office:value-type="float" office:value="0.356563" calcext:value-type="float">
            <text:p>0.356563</text:p>
          </table:table-cell>
          <table:table-cell office:value-type="float" office:value="2.0245" calcext:value-type="float">
            <text:p>2.02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4709" calcext:value-type="float">
            <text:p>4.94709</text:p>
          </table:table-cell>
          <table:table-cell office:value-type="float" office:value="19.1348" calcext:value-type="float">
            <text:p>19.1348</text:p>
          </table:table-cell>
          <table:table-cell office:value-type="float" office:value="4.94193" calcext:value-type="float">
            <text:p>4.94193</text:p>
          </table:table-cell>
          <table:table-cell office:value-type="float" office:value="3.73954" calcext:value-type="float">
            <text:p>3.73954</text:p>
          </table:table-cell>
          <table:table-cell office:value-type="float" office:value="0.441636" calcext:value-type="float">
            <text:p>0.441636</text:p>
          </table:table-cell>
          <table:table-cell office:value-type="float" office:value="0.0710712" calcext:value-type="float">
            <text:p>0.0710712</text:p>
          </table:table-cell>
          <table:table-cell office:value-type="float" office:value="0.0904031" calcext:value-type="float">
            <text:p>0.0904031</text:p>
          </table:table-cell>
          <table:table-cell office:value-type="float" office:value="0.405574" calcext:value-type="float">
            <text:p>0.405574</text:p>
          </table:table-cell>
          <table:table-cell office:value-type="float" office:value="0.355616" calcext:value-type="float">
            <text:p>0.355616</text:p>
          </table:table-cell>
          <table:table-cell office:value-type="float" office:value="4.71974" calcext:value-type="float">
            <text:p>4.719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8932" calcext:value-type="float">
            <text:p>4.78932</text:p>
          </table:table-cell>
          <table:table-cell office:value-type="float" office:value="18.9855" calcext:value-type="float">
            <text:p>18.9855</text:p>
          </table:table-cell>
          <table:table-cell office:value-type="float" office:value="4.87603" calcext:value-type="float">
            <text:p>4.87603</text:p>
          </table:table-cell>
          <table:table-cell office:value-type="float" office:value="3.77395" calcext:value-type="float">
            <text:p>3.77395</text:p>
          </table:table-cell>
          <table:table-cell office:value-type="float" office:value="0.455029" calcext:value-type="float">
            <text:p>0.455029</text:p>
          </table:table-cell>
          <table:table-cell office:value-type="float" office:value="0.0709652" calcext:value-type="float">
            <text:p>0.0709652</text:p>
          </table:table-cell>
          <table:table-cell office:value-type="float" office:value="0.0901892" calcext:value-type="float">
            <text:p>0.0901892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354674" calcext:value-type="float">
            <text:p>0.354674</text:p>
          </table:table-cell>
          <table:table-cell office:value-type="float" office:value="0.669343" calcext:value-type="float">
            <text:p>0.6693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7735" calcext:value-type="float">
            <text:p>4.57735</text:p>
          </table:table-cell>
          <table:table-cell office:value-type="float" office:value="18.8357" calcext:value-type="float">
            <text:p>18.8357</text:p>
          </table:table-cell>
          <table:table-cell office:value-type="float" office:value="4.93677" calcext:value-type="float">
            <text:p>4.93677</text:p>
          </table:table-cell>
          <table:table-cell office:value-type="float" office:value="3.79685" calcext:value-type="float">
            <text:p>3.79685</text:p>
          </table:table-cell>
          <table:table-cell office:value-type="float" office:value="0.458845" calcext:value-type="float">
            <text:p>0.458845</text:p>
          </table:table-cell>
          <table:table-cell office:value-type="float" office:value="0.0708932" calcext:value-type="float">
            <text:p>0.0708932</text:p>
          </table:table-cell>
          <table:table-cell office:value-type="float" office:value="0.0899838" calcext:value-type="float">
            <text:p>0.0899838</text:p>
          </table:table-cell>
          <table:table-cell office:value-type="float" office:value="0.403711" calcext:value-type="float">
            <text:p>0.403711</text:p>
          </table:table-cell>
          <table:table-cell office:value-type="float" office:value="0.353754" calcext:value-type="float">
            <text:p>0.353754</text:p>
          </table:table-cell>
          <table:table-cell office:value-type="float" office:value="1.54654" calcext:value-type="float">
            <text:p>1.546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0306" calcext:value-type="float">
            <text:p>4.40306</text:p>
          </table:table-cell>
          <table:table-cell office:value-type="float" office:value="18.7047" calcext:value-type="float">
            <text:p>18.7047</text:p>
          </table:table-cell>
          <table:table-cell office:value-type="float" office:value="4.89165" calcext:value-type="float">
            <text:p>4.89165</text:p>
          </table:table-cell>
          <table:table-cell office:value-type="float" office:value="3.818" calcext:value-type="float">
            <text:p>3.818</text:p>
          </table:table-cell>
          <table:table-cell office:value-type="float" office:value="0.457924" calcext:value-type="float">
            <text:p>0.457924</text:p>
          </table:table-cell>
          <table:table-cell office:value-type="float" office:value="0.0707389" calcext:value-type="float">
            <text:p>0.0707389</text:p>
          </table:table-cell>
          <table:table-cell office:value-type="float" office:value="0.0897537" calcext:value-type="float">
            <text:p>0.0897537</text:p>
          </table:table-cell>
          <table:table-cell office:value-type="float" office:value="0.402853" calcext:value-type="float">
            <text:p>0.402853</text:p>
          </table:table-cell>
          <table:table-cell office:value-type="float" office:value="0.352829" calcext:value-type="float">
            <text:p>0.352829</text:p>
          </table:table-cell>
          <table:table-cell office:value-type="float" office:value="1.11275" calcext:value-type="float">
            <text:p>1.11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2898" calcext:value-type="float">
            <text:p>4.22898</text:p>
          </table:table-cell>
          <table:table-cell office:value-type="float" office:value="18.5614" calcext:value-type="float">
            <text:p>18.5614</text:p>
          </table:table-cell>
          <table:table-cell office:value-type="float" office:value="4.81932" calcext:value-type="float">
            <text:p>4.81932</text:p>
          </table:table-cell>
          <table:table-cell office:value-type="float" office:value="3.83736" calcext:value-type="float">
            <text:p>3.83736</text:p>
          </table:table-cell>
          <table:table-cell office:value-type="float" office:value="0.449702" calcext:value-type="float">
            <text:p>0.449702</text:p>
          </table:table-cell>
          <table:table-cell office:value-type="float" office:value="0.0705554" calcext:value-type="float">
            <text:p>0.0705554</text:p>
          </table:table-cell>
          <table:table-cell office:value-type="float" office:value="0.08952" calcext:value-type="float">
            <text:p>0.08952</text:p>
          </table:table-cell>
          <table:table-cell office:value-type="float" office:value="0.402168" calcext:value-type="float">
            <text:p>0.402168</text:p>
          </table:table-cell>
          <table:table-cell office:value-type="float" office:value="0.351916" calcext:value-type="float">
            <text:p>0.351916</text:p>
          </table:table-cell>
          <table:table-cell office:value-type="float" office:value="1.23999" calcext:value-type="float">
            <text:p>1.239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0846" calcext:value-type="float">
            <text:p>4.10846</text:p>
          </table:table-cell>
          <table:table-cell office:value-type="float" office:value="18.4094" calcext:value-type="float">
            <text:p>18.4094</text:p>
          </table:table-cell>
          <table:table-cell office:value-type="float" office:value="4.7227" calcext:value-type="float">
            <text:p>4.7227</text:p>
          </table:table-cell>
          <table:table-cell office:value-type="float" office:value="3.87436" calcext:value-type="float">
            <text:p>3.87436</text:p>
          </table:table-cell>
          <table:table-cell office:value-type="float" office:value="0.466185" calcext:value-type="float">
            <text:p>0.466185</text:p>
          </table:table-cell>
          <table:table-cell office:value-type="float" office:value="0.070551" calcext:value-type="float">
            <text:p>0.070551</text:p>
          </table:table-cell>
          <table:table-cell office:value-type="float" office:value="0.0892879" calcext:value-type="float">
            <text:p>0.0892879</text:p>
          </table:table-cell>
          <table:table-cell office:value-type="float" office:value="0.40202" calcext:value-type="float">
            <text:p>0.40202</text:p>
          </table:table-cell>
          <table:table-cell office:value-type="float" office:value="0.351012" calcext:value-type="float">
            <text:p>0.351012</text:p>
          </table:table-cell>
          <table:table-cell office:value-type="float" office:value="1.72773" calcext:value-type="float">
            <text:p>1.72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1369" calcext:value-type="float">
            <text:p>3.913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549" calcext:value-type="float">
            <text:p>4.87549</text:p>
          </table:table-cell>
          <table:table-cell office:value-type="float" office:value="3.90421" calcext:value-type="float">
            <text:p>3.90421</text:p>
          </table:table-cell>
          <table:table-cell office:value-type="float" office:value="0.484602" calcext:value-type="float">
            <text:p>0.484602</text:p>
          </table:table-cell>
          <table:table-cell office:value-type="float" office:value="0.0705362" calcext:value-type="float">
            <text:p>0.0705362</text:p>
          </table:table-cell>
          <table:table-cell office:value-type="float" office:value="0.0890592" calcext:value-type="float">
            <text:p>0.0890592</text:p>
          </table:table-cell>
          <table:table-cell office:value-type="float" office:value="0.401573" calcext:value-type="float">
            <text:p>0.401573</text:p>
          </table:table-cell>
          <table:table-cell office:value-type="float" office:value="0.350182" calcext:value-type="float">
            <text:p>0.350182</text:p>
          </table:table-cell>
          <table:table-cell office:value-type="float" office:value="7.41408" calcext:value-type="float">
            <text:p>7.414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5141" calcext:value-type="float">
            <text:p>3.65141</text:p>
          </table:table-cell>
          <table:table-cell office:value-type="float" office:value="18.0938" calcext:value-type="float">
            <text:p>18.0938</text:p>
          </table:table-cell>
          <table:table-cell office:value-type="float" office:value="4.97992" calcext:value-type="float">
            <text:p>4.97992</text:p>
          </table:table-cell>
          <table:table-cell office:value-type="float" office:value="3.89721" calcext:value-type="float">
            <text:p>3.89721</text:p>
          </table:table-cell>
          <table:table-cell office:value-type="float" office:value="0.45083" calcext:value-type="float">
            <text:p>0.45083</text:p>
          </table:table-cell>
          <table:table-cell office:value-type="float" office:value="0.0703559" calcext:value-type="float">
            <text:p>0.0703559</text:p>
          </table:table-cell>
          <table:table-cell office:value-type="float" office:value="0.0888355" calcext:value-type="float">
            <text:p>0.088835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49327" calcext:value-type="float">
            <text:p>0.349327</text:p>
          </table:table-cell>
          <table:table-cell office:value-type="float" office:value="2.71741" calcext:value-type="float">
            <text:p>2.717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9635" calcext:value-type="float">
            <text:p>3.49635</text:p>
          </table:table-cell>
          <table:table-cell office:value-type="float" office:value="17.9432" calcext:value-type="float">
            <text:p>17.9432</text:p>
          </table:table-cell>
          <table:table-cell office:value-type="float" office:value="4.86865" calcext:value-type="float">
            <text:p>4.86865</text:p>
          </table:table-cell>
          <table:table-cell office:value-type="float" office:value="3.91524" calcext:value-type="float">
            <text:p>3.91524</text:p>
          </table:table-cell>
          <table:table-cell office:value-type="float" office:value="0.440338" calcext:value-type="float">
            <text:p>0.440338</text:p>
          </table:table-cell>
          <table:table-cell office:value-type="float" office:value="0.0702036" calcext:value-type="float">
            <text:p>0.0702036</text:p>
          </table:table-cell>
          <table:table-cell office:value-type="float" office:value="0.0886364" calcext:value-type="float">
            <text:p>0.0886364</text:p>
          </table:table-cell>
          <table:table-cell office:value-type="float" office:value="0.400013" calcext:value-type="float">
            <text:p>0.400013</text:p>
          </table:table-cell>
          <table:table-cell office:value-type="float" office:value="0.348435" calcext:value-type="float">
            <text:p>0.348435</text:p>
          </table:table-cell>
          <table:table-cell office:value-type="float" office:value="3.41908" calcext:value-type="float">
            <text:p>3.41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26446" calcext:value-type="float">
            <text:p>3.26446</text:p>
          </table:table-cell>
          <table:table-cell office:value-type="float" office:value="17.7746" calcext:value-type="float">
            <text:p>17.7746</text:p>
          </table:table-cell>
          <table:table-cell office:value-type="float" office:value="4.94931" calcext:value-type="float">
            <text:p>4.94931</text:p>
          </table:table-cell>
          <table:table-cell office:value-type="float" office:value="3.91948" calcext:value-type="float">
            <text:p>3.91948</text:p>
          </table:table-cell>
          <table:table-cell office:value-type="float" office:value="0.420695" calcext:value-type="float">
            <text:p>0.420695</text:p>
          </table:table-cell>
          <table:table-cell office:value-type="float" office:value="0.0700397" calcext:value-type="float">
            <text:p>0.0700397</text:p>
          </table:table-cell>
          <table:table-cell office:value-type="float" office:value="0.088445" calcext:value-type="float">
            <text:p>0.088445</text:p>
          </table:table-cell>
          <table:table-cell office:value-type="float" office:value="0.399115" calcext:value-type="float">
            <text:p>0.39911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1.25543" calcext:value-type="float">
            <text:p>1.255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7754" calcext:value-type="float">
            <text:p>3.07754</text:p>
          </table:table-cell>
          <table:table-cell office:value-type="float" office:value="17.5917" calcext:value-type="float">
            <text:p>17.5917</text:p>
          </table:table-cell>
          <table:table-cell office:value-type="float" office:value="5.03105" calcext:value-type="float">
            <text:p>5.03105</text:p>
          </table:table-cell>
          <table:table-cell office:value-type="float" office:value="3.9439" calcext:value-type="float">
            <text:p>3.9439</text:p>
          </table:table-cell>
          <table:table-cell office:value-type="float" office:value="0.430428" calcext:value-type="float">
            <text:p>0.430428</text:p>
          </table:table-cell>
          <table:table-cell office:value-type="float" office:value="0.0698858" calcext:value-type="float">
            <text:p>0.0698858</text:p>
          </table:table-cell>
          <table:table-cell office:value-type="float" office:value="0.0882417" calcext:value-type="float">
            <text:p>0.0882417</text:p>
          </table:table-cell>
          <table:table-cell office:value-type="float" office:value="0.398181" calcext:value-type="float">
            <text:p>0.398181</text:p>
          </table:table-cell>
          <table:table-cell office:value-type="float" office:value="0.346716" calcext:value-type="float">
            <text:p>0.346716</text:p>
          </table:table-cell>
          <table:table-cell office:value-type="float" office:value="2.27314" calcext:value-type="float">
            <text:p>2.273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0408" calcext:value-type="float">
            <text:p>2.90408</text:p>
          </table:table-cell>
          <table:table-cell office:value-type="float" office:value="17.4731" calcext:value-type="float">
            <text:p>17.4731</text:p>
          </table:table-cell>
          <table:table-cell office:value-type="float" office:value="4.97296" calcext:value-type="float">
            <text:p>4.97296</text:p>
          </table:table-cell>
          <table:table-cell office:value-type="float" office:value="3.94807" calcext:value-type="float">
            <text:p>3.94807</text:p>
          </table:table-cell>
          <table:table-cell office:value-type="float" office:value="0.413936" calcext:value-type="float">
            <text:p>0.413936</text:p>
          </table:table-cell>
          <table:table-cell office:value-type="float" office:value="0.0697244" calcext:value-type="float">
            <text:p>0.0697244</text:p>
          </table:table-cell>
          <table:table-cell office:value-type="float" office:value="0.0882328" calcext:value-type="float">
            <text:p>0.0882328</text:p>
          </table:table-cell>
          <table:table-cell office:value-type="float" office:value="0.397254" calcext:value-type="float">
            <text:p>0.397254</text:p>
          </table:table-cell>
          <table:table-cell office:value-type="float" office:value="0.345845" calcext:value-type="float">
            <text:p>0.345845</text:p>
          </table:table-cell>
          <table:table-cell office:value-type="float" office:value="6.25091" calcext:value-type="float">
            <text:p>6.250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076" calcext:value-type="float">
            <text:p>2.75076</text:p>
          </table:table-cell>
          <table:table-cell office:value-type="float" office:value="17.259" calcext:value-type="float">
            <text:p>17.259</text:p>
          </table:table-cell>
          <table:table-cell office:value-type="float" office:value="5.05858" calcext:value-type="float">
            <text:p>5.05858</text:p>
          </table:table-cell>
          <table:table-cell office:value-type="float" office:value="3.98908" calcext:value-type="float">
            <text:p>3.98908</text:p>
          </table:table-cell>
          <table:table-cell office:value-type="float" office:value="0.443294" calcext:value-type="float">
            <text:p>0.443294</text:p>
          </table:table-cell>
          <table:table-cell office:value-type="float" office:value="0.0695501" calcext:value-type="float">
            <text:p>0.0695501</text:p>
          </table:table-cell>
          <table:table-cell office:value-type="float" office:value="0.0880943" calcext:value-type="float">
            <text:p>0.0880943</text:p>
          </table:table-cell>
          <table:table-cell office:value-type="float" office:value="0.396392" calcext:value-type="float">
            <text:p>0.396392</text:p>
          </table:table-cell>
          <table:table-cell office:value-type="float" office:value="0.3451" calcext:value-type="float">
            <text:p>0.3451</text:p>
          </table:table-cell>
          <table:table-cell office:value-type="float" office:value="2.93816" calcext:value-type="float">
            <text:p>2.93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7527" calcext:value-type="float">
            <text:p>2.57527</text:p>
          </table:table-cell>
          <table:table-cell office:value-type="float" office:value="17.0715" calcext:value-type="float">
            <text:p>17.0715</text:p>
          </table:table-cell>
          <table:table-cell office:value-type="float" office:value="5.06862" calcext:value-type="float">
            <text:p>5.06862</text:p>
          </table:table-cell>
          <table:table-cell office:value-type="float" office:value="4.00718" calcext:value-type="float">
            <text:p>4.00718</text:p>
          </table:table-cell>
          <table:table-cell office:value-type="float" office:value="0.438984" calcext:value-type="float">
            <text:p>0.438984</text:p>
          </table:table-cell>
          <table:table-cell office:value-type="float" office:value="0.0693769" calcext:value-type="float">
            <text:p>0.0693769</text:p>
          </table:table-cell>
          <table:table-cell office:value-type="float" office:value="0.0879486" calcext:value-type="float">
            <text:p>0.0879486</text:p>
          </table:table-cell>
          <table:table-cell office:value-type="float" office:value="0.39555" calcext:value-type="float">
            <text:p>0.39555</text:p>
          </table:table-cell>
          <table:table-cell office:value-type="float" office:value="0.344376" calcext:value-type="float">
            <text:p>0.344376</text:p>
          </table:table-cell>
          <table:table-cell office:value-type="float" office:value="0.0403368" calcext:value-type="float">
            <text:p>0.04033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41812" calcext:value-type="float">
            <text:p>2.41812</text:p>
          </table:table-cell>
          <table:table-cell office:value-type="float" office:value="16.9057" calcext:value-type="float">
            <text:p>16.9057</text:p>
          </table:table-cell>
          <table:table-cell office:value-type="float" office:value="4.94554" calcext:value-type="float">
            <text:p>4.94554</text:p>
          </table:table-cell>
          <table:table-cell office:value-type="float" office:value="4.01683" calcext:value-type="float">
            <text:p>4.01683</text:p>
          </table:table-cell>
          <table:table-cell office:value-type="float" office:value="0.417954" calcext:value-type="float">
            <text:p>0.417954</text:p>
          </table:table-cell>
          <table:table-cell office:value-type="float" office:value="0.0692116" calcext:value-type="float">
            <text:p>0.0692116</text:p>
          </table:table-cell>
          <table:table-cell office:value-type="float" office:value="0.0878792" calcext:value-type="float">
            <text:p>0.0878792</text:p>
          </table:table-cell>
          <table:table-cell office:value-type="float" office:value="0.39485" calcext:value-type="float">
            <text:p>0.39485</text:p>
          </table:table-cell>
          <table:table-cell office:value-type="float" office:value="0.343524" calcext:value-type="float">
            <text:p>0.343524</text:p>
          </table:table-cell>
          <table:table-cell office:value-type="float" office:value="2.20173" calcext:value-type="float">
            <text:p>2.20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594" calcext:value-type="float">
            <text:p>2.25594</text:p>
          </table:table-cell>
          <table:table-cell office:value-type="float" office:value="16.7335" calcext:value-type="float">
            <text:p>16.7335</text:p>
          </table:table-cell>
          <table:table-cell office:value-type="float" office:value="4.93364" calcext:value-type="float">
            <text:p>4.93364</text:p>
          </table:table-cell>
          <table:table-cell office:value-type="float" office:value="4.03119" calcext:value-type="float">
            <text:p>4.03119</text:p>
          </table:table-cell>
          <table:table-cell office:value-type="float" office:value="0.41155" calcext:value-type="float">
            <text:p>0.41155</text:p>
          </table:table-cell>
          <table:table-cell office:value-type="float" office:value="0.0690538" calcext:value-type="float">
            <text:p>0.0690538</text:p>
          </table:table-cell>
          <table:table-cell office:value-type="float" office:value="0.0878939" calcext:value-type="float">
            <text:p>0.0878939</text:p>
          </table:table-cell>
          <table:table-cell office:value-type="float" office:value="0.394171" calcext:value-type="float">
            <text:p>0.394171</text:p>
          </table:table-cell>
          <table:table-cell office:value-type="float" office:value="0.342677" calcext:value-type="float">
            <text:p>0.342677</text:p>
          </table:table-cell>
          <table:table-cell office:value-type="float" office:value="0.528938" calcext:value-type="float">
            <text:p>0.5289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8518" calcext:value-type="float">
            <text:p>2.08518</text:p>
          </table:table-cell>
          <table:table-cell office:value-type="float" office:value="16.5369" calcext:value-type="float">
            <text:p>16.5369</text:p>
          </table:table-cell>
          <table:table-cell office:value-type="float" office:value="4.90724" calcext:value-type="float">
            <text:p>4.90724</text:p>
          </table:table-cell>
          <table:table-cell office:value-type="float" office:value="4.04335" calcext:value-type="float">
            <text:p>4.04335</text:p>
          </table:table-cell>
          <table:table-cell office:value-type="float" office:value="0.397221" calcext:value-type="float">
            <text:p>0.397221</text:p>
          </table:table-cell>
          <table:table-cell office:value-type="float" office:value="0.0688903" calcext:value-type="float">
            <text:p>0.0688903</text:p>
          </table:table-cell>
          <table:table-cell office:value-type="float" office:value="0.0878907" calcext:value-type="float">
            <text:p>0.0878907</text:p>
          </table:table-cell>
          <table:table-cell office:value-type="float" office:value="0.393518" calcext:value-type="float">
            <text:p>0.393518</text:p>
          </table:table-cell>
          <table:table-cell office:value-type="float" office:value="0.341848" calcext:value-type="float">
            <text:p>0.341848</text:p>
          </table:table-cell>
          <table:table-cell office:value-type="float" office:value="4.92064" calcext:value-type="float">
            <text:p>4.920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268" calcext:value-type="float">
            <text:p>1.9268</text:p>
          </table:table-cell>
          <table:table-cell office:value-type="float" office:value="16.3069" calcext:value-type="float">
            <text:p>16.3069</text:p>
          </table:table-cell>
          <table:table-cell office:value-type="float" office:value="4.95558" calcext:value-type="float">
            <text:p>4.95558</text:p>
          </table:table-cell>
          <table:table-cell office:value-type="float" office:value="4.06929" calcext:value-type="float">
            <text:p>4.06929</text:p>
          </table:table-cell>
          <table:table-cell office:value-type="float" office:value="0.402505" calcext:value-type="float">
            <text:p>0.402505</text:p>
          </table:table-cell>
          <table:table-cell office:value-type="float" office:value="0.0687318" calcext:value-type="float">
            <text:p>0.0687318</text:p>
          </table:table-cell>
          <table:table-cell office:value-type="float" office:value="0.0877542" calcext:value-type="float">
            <text:p>0.0877542</text:p>
          </table:table-cell>
          <table:table-cell office:value-type="float" office:value="0.392916" calcext:value-type="float">
            <text:p>0.392916</text:p>
          </table:table-cell>
          <table:table-cell office:value-type="float" office:value="0.341017" calcext:value-type="float">
            <text:p>0.341017</text:p>
          </table:table-cell>
          <table:table-cell office:value-type="float" office:value="2.20516" calcext:value-type="float">
            <text:p>2.20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787" calcext:value-type="float">
            <text:p>1.7787</text:p>
          </table:table-cell>
          <table:table-cell office:value-type="float" office:value="16.1305" calcext:value-type="float">
            <text:p>16.1305</text:p>
          </table:table-cell>
          <table:table-cell office:value-type="float" office:value="4.87984" calcext:value-type="float">
            <text:p>4.87984</text:p>
          </table:table-cell>
          <table:table-cell office:value-type="float" office:value="4.07986" calcext:value-type="float">
            <text:p>4.07986</text:p>
          </table:table-cell>
          <table:table-cell office:value-type="float" office:value="0.388089" calcext:value-type="float">
            <text:p>0.388089</text:p>
          </table:table-cell>
          <table:table-cell office:value-type="float" office:value="0.0685917" calcext:value-type="float">
            <text:p>0.0685917</text:p>
          </table:table-cell>
          <table:table-cell office:value-type="float" office:value="0.087696" calcext:value-type="float">
            <text:p>0.087696</text:p>
          </table:table-cell>
          <table:table-cell office:value-type="float" office:value="0.392418" calcext:value-type="float">
            <text:p>0.392418</text:p>
          </table:table-cell>
          <table:table-cell office:value-type="float" office:value="0.340212" calcext:value-type="float">
            <text:p>0.340212</text:p>
          </table:table-cell>
          <table:table-cell office:value-type="float" office:value="0.986529" calcext:value-type="float">
            <text:p>0.9865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7433" calcext:value-type="float">
            <text:p>1.57433</text:p>
          </table:table-cell>
          <table:table-cell office:value-type="float" office:value="15.9607" calcext:value-type="float">
            <text:p>15.9607</text:p>
          </table:table-cell>
          <table:table-cell office:value-type="float" office:value="4.92362" calcext:value-type="float">
            <text:p>4.92362</text:p>
          </table:table-cell>
          <table:table-cell office:value-type="float" office:value="4.07221" calcext:value-type="float">
            <text:p>4.07221</text:p>
          </table:table-cell>
          <table:table-cell office:value-type="float" office:value="0.359773" calcext:value-type="float">
            <text:p>0.359773</text:p>
          </table:table-cell>
          <table:table-cell office:value-type="float" office:value="0.0684405" calcext:value-type="float">
            <text:p>0.0684405</text:p>
          </table:table-cell>
          <table:table-cell office:value-type="float" office:value="0.0877923" calcext:value-type="float">
            <text:p>0.0877923</text:p>
          </table:table-cell>
          <table:table-cell office:value-type="float" office:value="0.391628" calcext:value-type="float">
            <text:p>0.391628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1.9114" calcext:value-type="float">
            <text:p>1.9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43866" calcext:value-type="float">
            <text:p>1.43866</text:p>
          </table:table-cell>
          <table:table-cell office:value-type="float" office:value="15.7306" calcext:value-type="float">
            <text:p>15.7306</text:p>
          </table:table-cell>
          <table:table-cell office:value-type="float" office:value="5.01936" calcext:value-type="float">
            <text:p>5.01936</text:p>
          </table:table-cell>
          <table:table-cell office:value-type="float" office:value="4.10591" calcext:value-type="float">
            <text:p>4.10591</text:p>
          </table:table-cell>
          <table:table-cell office:value-type="float" office:value="0.38267" calcext:value-type="float">
            <text:p>0.38267</text:p>
          </table:table-cell>
          <table:table-cell office:value-type="float" office:value="0.068276" calcext:value-type="float">
            <text:p>0.068276</text:p>
          </table:table-cell>
          <table:table-cell office:value-type="float" office:value="0.0877514" calcext:value-type="float">
            <text:p>0.0877514</text:p>
          </table:table-cell>
          <table:table-cell office:value-type="float" office:value="0.390897" calcext:value-type="float">
            <text:p>0.390897</text:p>
          </table:table-cell>
          <table:table-cell office:value-type="float" office:value="0.338642" calcext:value-type="float">
            <text:p>0.338642</text:p>
          </table:table-cell>
          <table:table-cell office:value-type="float" office:value="1.93757" calcext:value-type="float">
            <text:p>1.937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26408" calcext:value-type="float">
            <text:p>1.26408</text:p>
          </table:table-cell>
          <table:table-cell office:value-type="float" office:value="15.5107" calcext:value-type="float">
            <text:p>15.5107</text:p>
          </table:table-cell>
          <table:table-cell office:value-type="float" office:value="5.07283" calcext:value-type="float">
            <text:p>5.07283</text:p>
          </table:table-cell>
          <table:table-cell office:value-type="float" office:value="4.11648" calcext:value-type="float">
            <text:p>4.11648</text:p>
          </table:table-cell>
          <table:table-cell office:value-type="float" office:value="0.373027" calcext:value-type="float">
            <text:p>0.373027</text:p>
          </table:table-cell>
          <table:table-cell office:value-type="float" office:value="0.0681364" calcext:value-type="float">
            <text:p>0.0681364</text:p>
          </table:table-cell>
          <table:table-cell office:value-type="float" office:value="0.0876547" calcext:value-type="float">
            <text:p>0.0876547</text:p>
          </table:table-cell>
          <table:table-cell office:value-type="float" office:value="0.390089" calcext:value-type="float">
            <text:p>0.390089</text:p>
          </table:table-cell>
          <table:table-cell office:value-type="float" office:value="0.337861" calcext:value-type="float">
            <text:p>0.337861</text:p>
          </table:table-cell>
          <table:table-cell office:value-type="float" office:value="0.752189" calcext:value-type="float">
            <text:p>0.7521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1097" calcext:value-type="float">
            <text:p>1.11097</text:p>
          </table:table-cell>
          <table:table-cell office:value-type="float" office:value="15.3179" calcext:value-type="float">
            <text:p>15.3179</text:p>
          </table:table-cell>
          <table:table-cell office:value-type="float" office:value="5.04014" calcext:value-type="float">
            <text:p>5.04014</text:p>
          </table:table-cell>
          <table:table-cell office:value-type="float" office:value="4.12495" calcext:value-type="float">
            <text:p>4.12495</text:p>
          </table:table-cell>
          <table:table-cell office:value-type="float" office:value="0.360137" calcext:value-type="float">
            <text:p>0.360137</text:p>
          </table:table-cell>
          <table:table-cell office:value-type="float" office:value="0.0680077" calcext:value-type="float">
            <text:p>0.0680077</text:p>
          </table:table-cell>
          <table:table-cell office:value-type="float" office:value="0.0876169" calcext:value-type="float">
            <text:p>0.0876169</text:p>
          </table:table-cell>
          <table:table-cell office:value-type="float" office:value="0.389288" calcext:value-type="float">
            <text:p>0.389288</text:p>
          </table:table-cell>
          <table:table-cell office:value-type="float" office:value="0.337058" calcext:value-type="float">
            <text:p>0.337058</text:p>
          </table:table-cell>
          <table:table-cell office:value-type="float" office:value="1.05711" calcext:value-type="float">
            <text:p>1.057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96673" calcext:value-type="float">
            <text:p>0.896673</text:p>
          </table:table-cell>
          <table:table-cell office:value-type="float" office:value="15.096" calcext:value-type="float">
            <text:p>15.096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4.11899" calcext:value-type="float">
            <text:p>4.11899</text:p>
          </table:table-cell>
          <table:table-cell office:value-type="float" office:value="0.333986" calcext:value-type="float">
            <text:p>0.333986</text:p>
          </table:table-cell>
          <table:table-cell office:value-type="float" office:value="0.0681935" calcext:value-type="float">
            <text:p>0.0681935</text:p>
          </table:table-cell>
          <table:table-cell office:value-type="float" office:value="0.0875314" calcext:value-type="float">
            <text:p>0.0875314</text:p>
          </table:table-cell>
          <table:table-cell office:value-type="float" office:value="0.388365" calcext:value-type="float">
            <text:p>0.388365</text:p>
          </table:table-cell>
          <table:table-cell office:value-type="float" office:value="0.336271" calcext:value-type="float">
            <text:p>0.336271</text:p>
          </table:table-cell>
          <table:table-cell office:value-type="float" office:value="2.3287" calcext:value-type="float">
            <text:p>2.32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60321" calcext:value-type="float">
            <text:p>0.760321</text:p>
          </table:table-cell>
          <table:table-cell office:value-type="float" office:value="14.9167" calcext:value-type="float">
            <text:p>14.9167</text:p>
          </table:table-cell>
          <table:table-cell office:value-type="float" office:value="5.0276" calcext:value-type="float">
            <text:p>5.0276</text:p>
          </table:table-cell>
          <table:table-cell office:value-type="float" office:value="4.12538" calcext:value-type="float">
            <text:p>4.12538</text:p>
          </table:table-cell>
          <table:table-cell office:value-type="float" office:value="0.317439" calcext:value-type="float">
            <text:p>0.317439</text:p>
          </table:table-cell>
          <table:table-cell office:value-type="float" office:value="0.0683334" calcext:value-type="float">
            <text:p>0.0683334</text:p>
          </table:table-cell>
          <table:table-cell office:value-type="float" office:value="0.0875934" calcext:value-type="float">
            <text:p>0.0875934</text:p>
          </table:table-cell>
          <table:table-cell office:value-type="float" office:value="0.387462" calcext:value-type="float">
            <text:p>0.387462</text:p>
          </table:table-cell>
          <table:table-cell office:value-type="float" office:value="0.335515" calcext:value-type="float">
            <text:p>0.335515</text:p>
          </table:table-cell>
          <table:table-cell office:value-type="float" office:value="2.70438" calcext:value-type="float">
            <text:p>2.704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58573" calcext:value-type="float">
            <text:p>0.658573</text:p>
          </table:table-cell>
          <table:table-cell office:value-type="float" office:value="14.7047" calcext:value-type="float">
            <text:p>14.7047</text:p>
          </table:table-cell>
          <table:table-cell office:value-type="float" office:value="4.98948" calcext:value-type="float">
            <text:p>4.98948</text:p>
          </table:table-cell>
          <table:table-cell office:value-type="float" office:value="4.15406" calcext:value-type="float">
            <text:p>4.15406</text:p>
          </table:table-cell>
          <table:table-cell office:value-type="float" office:value="0.331095" calcext:value-type="float">
            <text:p>0.331095</text:p>
          </table:table-cell>
          <table:table-cell office:value-type="float" office:value="0.068276" calcext:value-type="float">
            <text:p>0.068276</text:p>
          </table:table-cell>
          <table:table-cell office:value-type="float" office:value="0.0876651" calcext:value-type="float">
            <text:p>0.0876651</text:p>
          </table:table-cell>
          <table:table-cell office:value-type="float" office:value="0.386666" calcext:value-type="float">
            <text:p>0.386666</text:p>
          </table:table-cell>
          <table:table-cell office:value-type="float" office:value="0.334758" calcext:value-type="float">
            <text:p>0.334758</text:p>
          </table:table-cell>
          <table:table-cell office:value-type="float" office:value="0.400794" calcext:value-type="float">
            <text:p>0.4007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39949" calcext:value-type="float">
            <text:p>0.539949</text:p>
          </table:table-cell>
          <table:table-cell office:value-type="float" office:value="14.4641" calcext:value-type="float">
            <text:p>14.4641</text:p>
          </table:table-cell>
          <table:table-cell office:value-type="float" office:value="5.0679" calcext:value-type="float">
            <text:p>5.0679</text:p>
          </table:table-cell>
          <table:table-cell office:value-type="float" office:value="4.18435" calcext:value-type="float">
            <text:p>4.18435</text:p>
          </table:table-cell>
          <table:table-cell office:value-type="float" office:value="0.350235" calcext:value-type="float">
            <text:p>0.350235</text:p>
          </table:table-cell>
          <table:table-cell office:value-type="float" office:value="0.0681599" calcext:value-type="float">
            <text:p>0.0681599</text:p>
          </table:table-cell>
          <table:table-cell office:value-type="float" office:value="0.0876178" calcext:value-type="float">
            <text:p>0.0876178</text:p>
          </table:table-cell>
          <table:table-cell office:value-type="float" office:value="0.385949" calcext:value-type="float">
            <text:p>0.385949</text:p>
          </table:table-cell>
          <table:table-cell office:value-type="float" office:value="0.333987" calcext:value-type="float">
            <text:p>0.333987</text:p>
          </table:table-cell>
          <table:table-cell office:value-type="float" office:value="1.66121" calcext:value-type="float">
            <text:p>1.661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64469" calcext:value-type="float">
            <text:p>0.364469</text:p>
          </table:table-cell>
          <table:table-cell office:value-type="float" office:value="14.2397" calcext:value-type="float">
            <text:p>14.2397</text:p>
          </table:table-cell>
          <table:table-cell office:value-type="float" office:value="5.12762" calcext:value-type="float">
            <text:p>5.12762</text:p>
          </table:table-cell>
          <table:table-cell office:value-type="float" office:value="4.18525" calcext:value-type="float">
            <text:p>4.18525</text:p>
          </table:table-cell>
          <table:table-cell office:value-type="float" office:value="0.332292" calcext:value-type="float">
            <text:p>0.332292</text:p>
          </table:table-cell>
          <table:table-cell office:value-type="float" office:value="0.0681984" calcext:value-type="float">
            <text:p>0.0681984</text:p>
          </table:table-cell>
          <table:table-cell office:value-type="float" office:value="0.0875443" calcext:value-type="float">
            <text:p>0.0875443</text:p>
          </table:table-cell>
          <table:table-cell office:value-type="float" office:value="0.38511" calcext:value-type="float">
            <text:p>0.38511</text:p>
          </table:table-cell>
          <table:table-cell office:value-type="float" office:value="0.333234" calcext:value-type="float">
            <text:p>0.333234</text:p>
          </table:table-cell>
          <table:table-cell office:value-type="float" office:value="0.861252" calcext:value-type="float">
            <text:p>0.8612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3038" calcext:value-type="float">
            <text:p>0.23038</text:p>
          </table:table-cell>
          <table:table-cell office:value-type="float" office:value="13.987" calcext:value-type="float">
            <text:p>13.987</text:p>
          </table:table-cell>
          <table:table-cell office:value-type="float" office:value="5.26409" calcext:value-type="float">
            <text:p>5.26409</text:p>
          </table:table-cell>
          <table:table-cell office:value-type="float" office:value="4.21146" calcext:value-type="float">
            <text:p>4.21146</text:p>
          </table:table-cell>
          <table:table-cell office:value-type="float" office:value="0.350041" calcext:value-type="float">
            <text:p>0.350041</text:p>
          </table:table-cell>
          <table:table-cell office:value-type="float" office:value="0.0682439" calcext:value-type="float">
            <text:p>0.0682439</text:p>
          </table:table-cell>
          <table:table-cell office:value-type="float" office:value="0.0873772" calcext:value-type="float">
            <text:p>0.0873772</text:p>
          </table:table-cell>
          <table:table-cell office:value-type="float" office:value="0.38428" calcext:value-type="float">
            <text:p>0.38428</text:p>
          </table:table-cell>
          <table:table-cell office:value-type="float" office:value="0.332772" calcext:value-type="float">
            <text:p>0.332772</text:p>
          </table:table-cell>
          <table:table-cell office:value-type="float" office:value="2.64434" calcext:value-type="float">
            <text:p>2.64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097" calcext:value-type="float">
            <text:p>0.217097</text:p>
          </table:table-cell>
          <table:table-cell office:value-type="float" office:value="13.7419" calcext:value-type="float">
            <text:p>13.7419</text:p>
          </table:table-cell>
          <table:table-cell office:value-type="float" office:value="5.16408" calcext:value-type="float">
            <text:p>5.16408</text:p>
          </table:table-cell>
          <table:table-cell office:value-type="float" office:value="4.27106" calcext:value-type="float">
            <text:p>4.27106</text:p>
          </table:table-cell>
          <table:table-cell office:value-type="float" office:value="0.394875" calcext:value-type="float">
            <text:p>0.394875</text:p>
          </table:table-cell>
          <table:table-cell office:value-type="float" office:value="0.0681394" calcext:value-type="float">
            <text:p>0.0681394</text:p>
          </table:table-cell>
          <table:table-cell office:value-type="float" office:value="0.0871799" calcext:value-type="float">
            <text:p>0.0871799</text:p>
          </table:table-cell>
          <table:table-cell office:value-type="float" office:value="0.384241" calcext:value-type="float">
            <text:p>0.384241</text:p>
          </table:table-cell>
          <table:table-cell office:value-type="float" office:value="0.332372" calcext:value-type="float">
            <text:p>0.332372</text:p>
          </table:table-cell>
          <table:table-cell office:value-type="float" office:value="3.9744" calcext:value-type="float">
            <text:p>3.97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06349" calcext:value-type="float">
            <text:p>0.106349</text:p>
          </table:table-cell>
          <table:table-cell office:value-type="float" office:value="13.4984" calcext:value-type="float">
            <text:p>13.4984</text:p>
          </table:table-cell>
          <table:table-cell office:value-type="float" office:value="5.22876" calcext:value-type="float">
            <text:p>5.22876</text:p>
          </table:table-cell>
          <table:table-cell office:value-type="float" office:value="4.29405" calcext:value-type="float">
            <text:p>4.29405</text:p>
          </table:table-cell>
          <table:table-cell office:value-type="float" office:value="0.401791" calcext:value-type="float">
            <text:p>0.401791</text:p>
          </table:table-cell>
          <table:table-cell office:value-type="float" office:value="0.0680911" calcext:value-type="float">
            <text:p>0.0680911</text:p>
          </table:table-cell>
          <table:table-cell office:value-type="float" office:value="0.0869814" calcext:value-type="float">
            <text:p>0.0869814</text:p>
          </table:table-cell>
          <table:table-cell office:value-type="float" office:value="0.384361" calcext:value-type="float">
            <text:p>0.384361</text:p>
          </table:table-cell>
          <table:table-cell office:value-type="float" office:value="0.332261" calcext:value-type="float">
            <text:p>0.332261</text:p>
          </table:table-cell>
          <table:table-cell office:value-type="float" office:value="0.828704" calcext:value-type="float">
            <text:p>0.8287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0580144" calcext:value-type="float">
            <text:p>-0.0580144</text:p>
          </table:table-cell>
          <table:table-cell office:value-type="float" office:value="13.2639" calcext:value-type="float">
            <text:p>13.2639</text:p>
          </table:table-cell>
          <table:table-cell office:value-type="float" office:value="5.28057" calcext:value-type="float">
            <text:p>5.28057</text:p>
          </table:table-cell>
          <table:table-cell office:value-type="float" office:value="4.29115" calcext:value-type="float">
            <text:p>4.29115</text:p>
          </table:table-cell>
          <table:table-cell office:value-type="float" office:value="0.377057" calcext:value-type="float">
            <text:p>0.377057</text:p>
          </table:table-cell>
          <table:table-cell office:value-type="float" office:value="0.067946" calcext:value-type="float">
            <text:p>0.067946</text:p>
          </table:table-cell>
          <table:table-cell office:value-type="float" office:value="0.0867915" calcext:value-type="float">
            <text:p>0.0867915</text:p>
          </table:table-cell>
          <table:table-cell office:value-type="float" office:value="0.384123" calcext:value-type="float">
            <text:p>0.384123</text:p>
          </table:table-cell>
          <table:table-cell office:value-type="float" office:value="0.332198" calcext:value-type="float">
            <text:p>0.332198</text:p>
          </table:table-cell>
          <table:table-cell office:value-type="float" office:value="1.16003" calcext:value-type="float">
            <text:p>1.160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72983" calcext:value-type="float">
            <text:p>-0.172983</text:p>
          </table:table-cell>
          <table:table-cell office:value-type="float" office:value="13.0469" calcext:value-type="float">
            <text:p>13.0469</text:p>
          </table:table-cell>
          <table:table-cell office:value-type="float" office:value="5.19116" calcext:value-type="float">
            <text:p>5.19116</text:p>
          </table:table-cell>
          <table:table-cell office:value-type="float" office:value="4.29886" calcext:value-type="float">
            <text:p>4.29886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067814" calcext:value-type="float">
            <text:p>0.067814</text:p>
          </table:table-cell>
          <table:table-cell office:value-type="float" office:value="0.0865965" calcext:value-type="float">
            <text:p>0.0865965</text:p>
          </table:table-cell>
          <table:table-cell office:value-type="float" office:value="0.383999" calcext:value-type="float">
            <text:p>0.383999</text:p>
          </table:table-cell>
          <table:table-cell office:value-type="float" office:value="0.331786" calcext:value-type="float">
            <text:p>0.331786</text:p>
          </table:table-cell>
          <table:table-cell office:value-type="float" office:value="1.2809" calcext:value-type="float">
            <text:p>1.28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75045" calcext:value-type="float">
            <text:p>-0.175045</text:p>
          </table:table-cell>
          <table:table-cell office:value-type="float" office:value="12.8263" calcext:value-type="float">
            <text:p>12.8263</text:p>
          </table:table-cell>
          <table:table-cell office:value-type="float" office:value="5.07666" calcext:value-type="float">
            <text:p>5.07666</text:p>
          </table:table-cell>
          <table:table-cell office:value-type="float" office:value="4.35125" calcext:value-type="float">
            <text:p>4.35125</text:p>
          </table:table-cell>
          <table:table-cell office:value-type="float" office:value="0.398379" calcext:value-type="float">
            <text:p>0.398379</text:p>
          </table:table-cell>
          <table:table-cell office:value-type="float" office:value="0.0683585" calcext:value-type="float">
            <text:p>0.0683585</text:p>
          </table:table-cell>
          <table:table-cell office:value-type="float" office:value="0.0864006" calcext:value-type="float">
            <text:p>0.0864006</text:p>
          </table:table-cell>
          <table:table-cell office:value-type="float" office:value="0.385275" calcext:value-type="float">
            <text:p>0.385275</text:p>
          </table:table-cell>
          <table:table-cell office:value-type="float" office:value="0.331287" calcext:value-type="float">
            <text:p>0.331287</text:p>
          </table:table-cell>
          <table:table-cell office:value-type="float" office:value="3.72116" calcext:value-type="float">
            <text:p>3.721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287143" calcext:value-type="float">
            <text:p>-0.287143</text:p>
          </table:table-cell>
          <table:table-cell office:value-type="float" office:value="12.6014" calcext:value-type="float">
            <text:p>12.6014</text:p>
          </table:table-cell>
          <table:table-cell office:value-type="float" office:value="5.00245" calcext:value-type="float">
            <text:p>5.00245</text:p>
          </table:table-cell>
          <table:table-cell office:value-type="float" office:value="4.35647" calcext:value-type="float">
            <text:p>4.35647</text:p>
          </table:table-cell>
          <table:table-cell office:value-type="float" office:value="0.377706" calcext:value-type="float">
            <text:p>0.377706</text:p>
          </table:table-cell>
          <table:table-cell office:value-type="float" office:value="0.0689582" calcext:value-type="float">
            <text:p>0.0689582</text:p>
          </table:table-cell>
          <table:table-cell office:value-type="float" office:value="0.0862058" calcext:value-type="float">
            <text:p>0.0862058</text:p>
          </table:table-cell>
          <table:table-cell office:value-type="float" office:value="0.386587" calcext:value-type="float">
            <text:p>0.386587</text:p>
          </table:table-cell>
          <table:table-cell office:value-type="float" office:value="0.330616" calcext:value-type="float">
            <text:p>0.330616</text:p>
          </table:table-cell>
          <table:table-cell office:value-type="float" office:value="3.2326" calcext:value-type="float">
            <text:p>3.23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04362" calcext:value-type="float">
            <text:p>-0.404362</text:p>
          </table:table-cell>
          <table:table-cell office:value-type="float" office:value="12.366" calcext:value-type="float">
            <text:p>12.366</text:p>
          </table:table-cell>
          <table:table-cell office:value-type="float" office:value="5.02986" calcext:value-type="float">
            <text:p>5.02986</text:p>
          </table:table-cell>
          <table:table-cell office:value-type="float" office:value="4.36316" calcext:value-type="float">
            <text:p>4.36316</text:p>
          </table:table-cell>
          <table:table-cell office:value-type="float" office:value="0.364424" calcext:value-type="float">
            <text:p>0.364424</text:p>
          </table:table-cell>
          <table:table-cell office:value-type="float" office:value="0.0695417" calcext:value-type="float">
            <text:p>0.0695417</text:p>
          </table:table-cell>
          <table:table-cell office:value-type="float" office:value="0.086013" calcext:value-type="float">
            <text:p>0.086013</text:p>
          </table:table-cell>
          <table:table-cell office:value-type="float" office:value="0.387744" calcext:value-type="float">
            <text:p>0.387744</text:p>
          </table:table-cell>
          <table:table-cell office:value-type="float" office:value="0.329969" calcext:value-type="float">
            <text:p>0.329969</text:p>
          </table:table-cell>
          <table:table-cell office:value-type="float" office:value="0.334882" calcext:value-type="float">
            <text:p>0.3348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18731" calcext:value-type="float">
            <text:p>-0.518731</text:p>
          </table:table-cell>
          <table:table-cell office:value-type="float" office:value="12.158" calcext:value-type="float">
            <text:p>12.158</text:p>
          </table:table-cell>
          <table:table-cell office:value-type="float" office:value="4.97247" calcext:value-type="float">
            <text:p>4.97247</text:p>
          </table:table-cell>
          <table:table-cell office:value-type="float" office:value="4.3636" calcext:value-type="float">
            <text:p>4.3636</text:p>
          </table:table-cell>
          <table:table-cell office:value-type="float" office:value="0.34298" calcext:value-type="float">
            <text:p>0.34298</text:p>
          </table:table-cell>
          <table:table-cell office:value-type="float" office:value="0.0701168" calcext:value-type="float">
            <text:p>0.0701168</text:p>
          </table:table-cell>
          <table:table-cell office:value-type="float" office:value="0.0858288" calcext:value-type="float">
            <text:p>0.0858288</text:p>
          </table:table-cell>
          <table:table-cell office:value-type="float" office:value="0.388759" calcext:value-type="float">
            <text:p>0.388759</text:p>
          </table:table-cell>
          <table:table-cell office:value-type="float" office:value="0.329243" calcext:value-type="float">
            <text:p>0.329243</text:p>
          </table:table-cell>
          <table:table-cell office:value-type="float" office:value="3.6871" calcext:value-type="float">
            <text:p>3.68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95688" calcext:value-type="float">
            <text:p>-0.595688</text:p>
          </table:table-cell>
          <table:table-cell office:value-type="float" office:value="11.9415" calcext:value-type="float">
            <text:p>11.9415</text:p>
          </table:table-cell>
          <table:table-cell office:value-type="float" office:value="4.94382" calcext:value-type="float">
            <text:p>4.94382</text:p>
          </table:table-cell>
          <table:table-cell office:value-type="float" office:value="4.38074" calcext:value-type="float">
            <text:p>4.38074</text:p>
          </table:table-cell>
          <table:table-cell office:value-type="float" office:value="0.343469" calcext:value-type="float">
            <text:p>0.343469</text:p>
          </table:table-cell>
          <table:table-cell office:value-type="float" office:value="0.0710589" calcext:value-type="float">
            <text:p>0.0710589</text:p>
          </table:table-cell>
          <table:table-cell office:value-type="float" office:value="0.0856664" calcext:value-type="float">
            <text:p>0.0856664</text:p>
          </table:table-cell>
          <table:table-cell office:value-type="float" office:value="0.390102" calcext:value-type="float">
            <text:p>0.390102</text:p>
          </table:table-cell>
          <table:table-cell office:value-type="float" office:value="0.328513" calcext:value-type="float">
            <text:p>0.328513</text:p>
          </table:table-cell>
          <table:table-cell office:value-type="float" office:value="0.505953" calcext:value-type="float">
            <text:p>0.5059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1352" calcext:value-type="float">
            <text:p>-0.71352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4.94131" calcext:value-type="float">
            <text:p>4.94131</text:p>
          </table:table-cell>
          <table:table-cell office:value-type="float" office:value="4.38055" calcext:value-type="float">
            <text:p>4.38055</text:p>
          </table:table-cell>
          <table:table-cell office:value-type="float" office:value="0.322998" calcext:value-type="float">
            <text:p>0.322998</text:p>
          </table:table-cell>
          <table:table-cell office:value-type="float" office:value="0.0718989" calcext:value-type="float">
            <text:p>0.0718989</text:p>
          </table:table-cell>
          <table:table-cell office:value-type="float" office:value="0.0855132" calcext:value-type="float">
            <text:p>0.0855132</text:p>
          </table:table-cell>
          <table:table-cell office:value-type="float" office:value="0.391167" calcext:value-type="float">
            <text:p>0.391167</text:p>
          </table:table-cell>
          <table:table-cell office:value-type="float" office:value="0.327786" calcext:value-type="float">
            <text:p>0.327786</text:p>
          </table:table-cell>
          <table:table-cell office:value-type="float" office:value="2.84108" calcext:value-type="float">
            <text:p>2.84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0731" calcext:value-type="float">
            <text:p>-0.90731</text:p>
          </table:table-cell>
          <table:table-cell office:value-type="float" office:value="11.4649" calcext:value-type="float">
            <text:p>11.4649</text:p>
          </table:table-cell>
          <table:table-cell office:value-type="float" office:value="5.04657" calcext:value-type="float">
            <text:p>5.0465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0.275163" calcext:value-type="float">
            <text:p>0.275163</text:p>
          </table:table-cell>
          <table:table-cell office:value-type="float" office:value="0.0720129" calcext:value-type="float">
            <text:p>0.0720129</text:p>
          </table:table-cell>
          <table:table-cell office:value-type="float" office:value="0.0853396" calcext:value-type="float">
            <text:p>0.0853396</text:p>
          </table:table-cell>
          <table:table-cell office:value-type="float" office:value="0.391122" calcext:value-type="float">
            <text:p>0.391122</text:p>
          </table:table-cell>
          <table:table-cell office:value-type="float" office:value="0.327068" calcext:value-type="float">
            <text:p>0.327068</text:p>
          </table:table-cell>
          <table:table-cell office:value-type="float" office:value="4.70717" calcext:value-type="float">
            <text:p>4.707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998036" calcext:value-type="float">
            <text:p>-0.998036</text:p>
          </table:table-cell>
          <table:table-cell office:value-type="float" office:value="11.2423" calcext:value-type="float">
            <text:p>11.2423</text:p>
          </table:table-cell>
          <table:table-cell office:value-type="float" office:value="4.94404" calcext:value-type="float">
            <text:p>4.94404</text:p>
          </table:table-cell>
          <table:table-cell office:value-type="float" office:value="4.35821" calcext:value-type="float">
            <text:p>4.35821</text:p>
          </table:table-cell>
          <table:table-cell office:value-type="float" office:value="0.259363" calcext:value-type="float">
            <text:p>0.259363</text:p>
          </table:table-cell>
          <table:table-cell office:value-type="float" office:value="0.0722263" calcext:value-type="float">
            <text:p>0.0722263</text:p>
          </table:table-cell>
          <table:table-cell office:value-type="float" office:value="0.0851869" calcext:value-type="float">
            <text:p>0.0851869</text:p>
          </table:table-cell>
          <table:table-cell office:value-type="float" office:value="0.391186" calcext:value-type="float">
            <text:p>0.391186</text:p>
          </table:table-cell>
          <table:table-cell office:value-type="float" office:value="0.326391" calcext:value-type="float">
            <text:p>0.326391</text:p>
          </table:table-cell>
          <table:table-cell office:value-type="float" office:value="2.81486" calcext:value-type="float">
            <text:p>2.814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492" calcext:value-type="float">
            <text:p>-1.17492</text:p>
          </table:table-cell>
          <table:table-cell office:value-type="float" office:value="11.0128" calcext:value-type="float">
            <text:p>11.0128</text:p>
          </table:table-cell>
          <table:table-cell office:value-type="float" office:value="5.01123" calcext:value-type="float">
            <text:p>5.01123</text:p>
          </table:table-cell>
          <table:table-cell office:value-type="float" office:value="4.33411" calcext:value-type="float">
            <text:p>4.33411</text:p>
          </table:table-cell>
          <table:table-cell office:value-type="float" office:value="0.219483" calcext:value-type="float">
            <text:p>0.219483</text:p>
          </table:table-cell>
          <table:table-cell office:value-type="float" office:value="0.0721138" calcext:value-type="float">
            <text:p>0.0721138</text:p>
          </table:table-cell>
          <table:table-cell office:value-type="float" office:value="0.0850488" calcext:value-type="float">
            <text:p>0.0850488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325717" calcext:value-type="float">
            <text:p>0.325717</text:p>
          </table:table-cell>
          <table:table-cell office:value-type="float" office:value="3.05108" calcext:value-type="float">
            <text:p>3.051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25883" calcext:value-type="float">
            <text:p>-1.25883</text:p>
          </table:table-cell>
          <table:table-cell office:value-type="float" office:value="10.7673" calcext:value-type="float">
            <text:p>10.7673</text:p>
          </table:table-cell>
          <table:table-cell office:value-type="float" office:value="5.08214" calcext:value-type="float">
            <text:p>5.08214</text:p>
          </table:table-cell>
          <table:table-cell office:value-type="float" office:value="4.35374" calcext:value-type="float">
            <text:p>4.35374</text:p>
          </table:table-cell>
          <table:table-cell office:value-type="float" office:value="0.233788" calcext:value-type="float">
            <text:p>0.233788</text:p>
          </table:table-cell>
          <table:table-cell office:value-type="float" office:value="0.0720592" calcext:value-type="float">
            <text:p>0.0720592</text:p>
          </table:table-cell>
          <table:table-cell office:value-type="float" office:value="0.0848948" calcext:value-type="float">
            <text:p>0.0848948</text:p>
          </table:table-cell>
          <table:table-cell office:value-type="float" office:value="0.390192" calcext:value-type="float">
            <text:p>0.390192</text:p>
          </table:table-cell>
          <table:table-cell office:value-type="float" office:value="0.325009" calcext:value-type="float">
            <text:p>0.325009</text:p>
          </table:table-cell>
          <table:table-cell office:value-type="float" office:value="1.12377" calcext:value-type="float">
            <text:p>1.123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4" calcext:value-type="float">
            <text:p>-1.3924</text:p>
          </table:table-cell>
          <table:table-cell office:value-type="float" office:value="10.5106" calcext:value-type="float">
            <text:p>10.5106</text:p>
          </table:table-cell>
          <table:table-cell office:value-type="float" office:value="5.14452" calcext:value-type="float">
            <text:p>5.14452</text:p>
          </table:table-cell>
          <table:table-cell office:value-type="float" office:value="4.34946" calcext:value-type="float">
            <text:p>4.34946</text:p>
          </table:table-cell>
          <table:table-cell office:value-type="float" office:value="0.216267" calcext:value-type="float">
            <text:p>0.216267</text:p>
          </table:table-cell>
          <table:table-cell office:value-type="float" office:value="0.0719242" calcext:value-type="float">
            <text:p>0.0719242</text:p>
          </table:table-cell>
          <table:table-cell office:value-type="float" office:value="0.0847174" calcext:value-type="float">
            <text:p>0.0847174</text:p>
          </table:table-cell>
          <table:table-cell office:value-type="float" office:value="0.389558" calcext:value-type="float">
            <text:p>0.389558</text:p>
          </table:table-cell>
          <table:table-cell office:value-type="float" office:value="0.324317" calcext:value-type="float">
            <text:p>0.324317</text:p>
          </table:table-cell>
          <table:table-cell office:value-type="float" office:value="1.13821" calcext:value-type="float">
            <text:p>1.13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48529" calcext:value-type="float">
            <text:p>-1.48529</text:p>
          </table:table-cell>
          <table:table-cell office:value-type="float" office:value="10.2474" calcext:value-type="float">
            <text:p>10.2474</text:p>
          </table:table-cell>
          <table:table-cell office:value-type="float" office:value="5.21908" calcext:value-type="float">
            <text:p>5.21908</text:p>
          </table:table-cell>
          <table:table-cell office:value-type="float" office:value="4.3647" calcext:value-type="float">
            <text:p>4.3647</text:p>
          </table:table-cell>
          <table:table-cell office:value-type="float" office:value="0.224204" calcext:value-type="float">
            <text:p>0.224204</text:p>
          </table:table-cell>
          <table:table-cell office:value-type="float" office:value="0.0718035" calcext:value-type="float">
            <text:p>0.0718035</text:p>
          </table:table-cell>
          <table:table-cell office:value-type="float" office:value="0.0845365" calcext:value-type="float">
            <text:p>0.0845365</text:p>
          </table:table-cell>
          <table:table-cell office:value-type="float" office:value="0.388968" calcext:value-type="float">
            <text:p>0.388968</text:p>
          </table:table-cell>
          <table:table-cell office:value-type="float" office:value="0.323721" calcext:value-type="float">
            <text:p>0.323721</text:p>
          </table:table-cell>
          <table:table-cell office:value-type="float" office:value="1.18287" calcext:value-type="float">
            <text:p>1.18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8274" calcext:value-type="float">
            <text:p>-1.58274</text:p>
          </table:table-cell>
          <table:table-cell office:value-type="float" office:value="10.0377" calcext:value-type="float">
            <text:p>10.0377</text:p>
          </table:table-cell>
          <table:table-cell office:value-type="float" office:value="5.17633" calcext:value-type="float">
            <text:p>5.17633</text:p>
          </table:table-cell>
          <table:table-cell office:value-type="float" office:value="4.36808" calcext:value-type="float">
            <text:p>4.36808</text:p>
          </table:table-cell>
          <table:table-cell office:value-type="float" office:value="0.21663" calcext:value-type="float">
            <text:p>0.21663</text:p>
          </table:table-cell>
          <table:table-cell office:value-type="float" office:value="0.0716864" calcext:value-type="float">
            <text:p>0.0716864</text:p>
          </table:table-cell>
          <table:table-cell office:value-type="float" office:value="0.0843663" calcext:value-type="float">
            <text:p>0.0843663</text:p>
          </table:table-cell>
          <table:table-cell office:value-type="float" office:value="0.388388" calcext:value-type="float">
            <text:p>0.388388</text:p>
          </table:table-cell>
          <table:table-cell office:value-type="float" office:value="0.323064" calcext:value-type="float">
            <text:p>0.323064</text:p>
          </table:table-cell>
          <table:table-cell office:value-type="float" office:value="2.16257" calcext:value-type="float">
            <text:p>2.162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66728" calcext:value-type="float">
            <text:p>-1.66728</text:p>
          </table:table-cell>
          <table:table-cell office:value-type="float" office:value="9.81052" calcext:value-type="float">
            <text:p>9.81052</text:p>
          </table:table-cell>
          <table:table-cell office:value-type="float" office:value="5.11991" calcext:value-type="float">
            <text:p>5.11991</text:p>
          </table:table-cell>
          <table:table-cell office:value-type="float" office:value="4.37538" calcext:value-type="float">
            <text:p>4.37538</text:p>
          </table:table-cell>
          <table:table-cell office:value-type="float" office:value="0.210337" calcext:value-type="float">
            <text:p>0.210337</text:p>
          </table:table-cell>
          <table:table-cell office:value-type="float" office:value="0.0716022" calcext:value-type="float">
            <text:p>0.0716022</text:p>
          </table:table-cell>
          <table:table-cell office:value-type="float" office:value="0.0842155" calcext:value-type="float">
            <text:p>0.0842155</text:p>
          </table:table-cell>
          <table:table-cell office:value-type="float" office:value="0.38788" calcext:value-type="float">
            <text:p>0.38788</text:p>
          </table:table-cell>
          <table:table-cell office:value-type="float" office:value="0.322376" calcext:value-type="float">
            <text:p>0.322376</text:p>
          </table:table-cell>
          <table:table-cell office:value-type="float" office:value="0.613992" calcext:value-type="float">
            <text:p>0.6139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4302" calcext:value-type="float">
            <text:p>-1.74302</text:p>
          </table:table-cell>
          <table:table-cell office:value-type="float" office:value="9.59171" calcext:value-type="float">
            <text:p>9.59171</text:p>
          </table:table-cell>
          <table:table-cell office:value-type="float" office:value="5.08091" calcext:value-type="float">
            <text:p>5.08091</text:p>
          </table:table-cell>
          <table:table-cell office:value-type="float" office:value="4.38652" calcext:value-type="float">
            <text:p>4.38652</text:p>
          </table:table-cell>
          <table:table-cell office:value-type="float" office:value="0.211495" calcext:value-type="float">
            <text:p>0.211495</text:p>
          </table:table-cell>
          <table:table-cell office:value-type="float" office:value="0.0715891" calcext:value-type="float">
            <text:p>0.0715891</text:p>
          </table:table-cell>
          <table:table-cell office:value-type="float" office:value="0.0841157" calcext:value-type="float">
            <text:p>0.0841157</text:p>
          </table:table-cell>
          <table:table-cell office:value-type="float" office:value="0.387492" calcext:value-type="float">
            <text:p>0.387492</text:p>
          </table:table-cell>
          <table:table-cell office:value-type="float" office:value="0.32169" calcext:value-type="float">
            <text:p>0.32169</text:p>
          </table:table-cell>
          <table:table-cell office:value-type="float" office:value="0.789935" calcext:value-type="float">
            <text:p>0.7899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5669" calcext:value-type="float">
            <text:p>-1.85669</text:p>
          </table:table-cell>
          <table:table-cell office:value-type="float" office:value="9.33803" calcext:value-type="float">
            <text:p>9.33803</text:p>
          </table:table-cell>
          <table:table-cell office:value-type="float" office:value="5.16454" calcext:value-type="float">
            <text:p>5.16454</text:p>
          </table:table-cell>
          <table:table-cell office:value-type="float" office:value="4.38791" calcext:value-type="float">
            <text:p>4.38791</text:p>
          </table:table-cell>
          <table:table-cell office:value-type="float" office:value="0.204818" calcext:value-type="float">
            <text:p>0.204818</text:p>
          </table:table-cell>
          <table:table-cell office:value-type="float" office:value="0.0715103" calcext:value-type="float">
            <text:p>0.0715103</text:p>
          </table:table-cell>
          <table:table-cell office:value-type="float" office:value="0.0839855" calcext:value-type="float">
            <text:p>0.0839855</text:p>
          </table:table-cell>
          <table:table-cell office:value-type="float" office:value="0.386982" calcext:value-type="float">
            <text:p>0.386982</text:p>
          </table:table-cell>
          <table:table-cell office:value-type="float" office:value="0.321033" calcext:value-type="float">
            <text:p>0.321033</text:p>
          </table:table-cell>
          <table:table-cell office:value-type="float" office:value="2.63203" calcext:value-type="float">
            <text:p>2.63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4522" calcext:value-type="float">
            <text:p>-1.94522</text:p>
          </table:table-cell>
          <table:table-cell office:value-type="float" office:value="9.04231" calcext:value-type="float">
            <text:p>9.04231</text:p>
          </table:table-cell>
          <table:table-cell office:value-type="float" office:value="5.24363" calcext:value-type="float">
            <text:p>5.24363</text:p>
          </table:table-cell>
          <table:table-cell office:value-type="float" office:value="4.40035" calcext:value-type="float">
            <text:p>4.40035</text:p>
          </table:table-cell>
          <table:table-cell office:value-type="float" office:value="0.206076" calcext:value-type="float">
            <text:p>0.206076</text:p>
          </table:table-cell>
          <table:table-cell office:value-type="float" office:value="0.0714479" calcext:value-type="float">
            <text:p>0.0714479</text:p>
          </table:table-cell>
          <table:table-cell office:value-type="float" office:value="0.0838107" calcext:value-type="float">
            <text:p>0.0838107</text:p>
          </table:table-cell>
          <table:table-cell office:value-type="float" office:value="0.386513" calcext:value-type="float">
            <text:p>0.386513</text:p>
          </table:table-cell>
          <table:table-cell office:value-type="float" office:value="0.320497" calcext:value-type="float">
            <text:p>0.320497</text:p>
          </table:table-cell>
          <table:table-cell office:value-type="float" office:value="3.90327" calcext:value-type="float">
            <text:p>3.90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02566" calcext:value-type="float">
            <text:p>-2.02566</text:p>
          </table:table-cell>
          <table:table-cell office:value-type="float" office:value="8.8229" calcext:value-type="float">
            <text:p>8.8229</text:p>
          </table:table-cell>
          <table:table-cell office:value-type="float" office:value="5.14793" calcext:value-type="float">
            <text:p>5.14793</text:p>
          </table:table-cell>
          <table:table-cell office:value-type="float" office:value="4.40305" calcext:value-type="float">
            <text:p>4.40305</text:p>
          </table:table-cell>
          <table:table-cell office:value-type="float" office:value="0.193401" calcext:value-type="float">
            <text:p>0.193401</text:p>
          </table:table-cell>
          <table:table-cell office:value-type="float" office:value="0.0714293" calcext:value-type="float">
            <text:p>0.0714293</text:p>
          </table:table-cell>
          <table:table-cell office:value-type="float" office:value="0.0836386" calcext:value-type="float">
            <text:p>0.0836386</text:p>
          </table:table-cell>
          <table:table-cell office:value-type="float" office:value="0.386109" calcext:value-type="float">
            <text:p>0.386109</text:p>
          </table:table-cell>
          <table:table-cell office:value-type="float" office:value="0.319839" calcext:value-type="float">
            <text:p>0.319839</text:p>
          </table:table-cell>
          <table:table-cell office:value-type="float" office:value="2.00896" calcext:value-type="float">
            <text:p>2.008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2461" calcext:value-type="float">
            <text:p>-2.12461</text:p>
          </table:table-cell>
          <table:table-cell office:value-type="float" office:value="8.56991" calcext:value-type="float">
            <text:p>8.56991</text:p>
          </table:table-cell>
          <table:table-cell office:value-type="float" office:value="5.1766" calcext:value-type="float">
            <text:p>5.1766</text:p>
          </table:table-cell>
          <table:table-cell office:value-type="float" office:value="4.40494" calcext:value-type="float">
            <text:p>4.40494</text:p>
          </table:table-cell>
          <table:table-cell office:value-type="float" office:value="0.18493" calcext:value-type="float">
            <text:p>0.18493</text:p>
          </table:table-cell>
          <table:table-cell office:value-type="float" office:value="0.0713836" calcext:value-type="float">
            <text:p>0.0713836</text:p>
          </table:table-cell>
          <table:table-cell office:value-type="float" office:value="0.0834636" calcext:value-type="float">
            <text:p>0.0834636</text:p>
          </table:table-cell>
          <table:table-cell office:value-type="float" office:value="0.385653" calcext:value-type="float">
            <text:p>0.385653</text:p>
          </table:table-cell>
          <table:table-cell office:value-type="float" office:value="0.319203" calcext:value-type="float">
            <text:p>0.319203</text:p>
          </table:table-cell>
          <table:table-cell office:value-type="float" office:value="0.218189" calcext:value-type="float">
            <text:p>0.2181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533" calcext:value-type="float">
            <text:p>-2.2533</text:p>
          </table:table-cell>
          <table:table-cell office:value-type="float" office:value="8.31444" calcext:value-type="float">
            <text:p>8.31444</text:p>
          </table:table-cell>
          <table:table-cell office:value-type="float" office:value="5.22034" calcext:value-type="float">
            <text:p>5.22034</text:p>
          </table:table-cell>
          <table:table-cell office:value-type="float" office:value="4.39388" calcext:value-type="float">
            <text:p>4.39388</text:p>
          </table:table-cell>
          <table:table-cell office:value-type="float" office:value="0.161881" calcext:value-type="float">
            <text:p>0.161881</text:p>
          </table:table-cell>
          <table:table-cell office:value-type="float" office:value="0.0712482" calcext:value-type="float">
            <text:p>0.0712482</text:p>
          </table:table-cell>
          <table:table-cell office:value-type="float" office:value="0.0832918" calcext:value-type="float">
            <text:p>0.0832918</text:p>
          </table:table-cell>
          <table:table-cell office:value-type="float" office:value="0.385004" calcext:value-type="float">
            <text:p>0.385004</text:p>
          </table:table-cell>
          <table:table-cell office:value-type="float" office:value="0.318587" calcext:value-type="float">
            <text:p>0.318587</text:p>
          </table:table-cell>
          <table:table-cell office:value-type="float" office:value="3.0373" calcext:value-type="float">
            <text:p>3.03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9994" calcext:value-type="float">
            <text:p>-2.29994</text:p>
          </table:table-cell>
          <table:table-cell office:value-type="float" office:value="8.08375" calcext:value-type="float">
            <text:p>8.08375</text:p>
          </table:table-cell>
          <table:table-cell office:value-type="float" office:value="5.16727" calcext:value-type="float">
            <text:p>5.16727</text:p>
          </table:table-cell>
          <table:table-cell office:value-type="float" office:value="4.41376" calcext:value-type="float">
            <text:p>4.41376</text:p>
          </table:table-cell>
          <table:table-cell office:value-type="float" office:value="0.174837" calcext:value-type="float">
            <text:p>0.174837</text:p>
          </table:table-cell>
          <table:table-cell office:value-type="float" office:value="0.0712217" calcext:value-type="float">
            <text:p>0.0712217</text:p>
          </table:table-cell>
          <table:table-cell office:value-type="float" office:value="0.0831191" calcext:value-type="float">
            <text:p>0.0831191</text:p>
          </table:table-cell>
          <table:table-cell office:value-type="float" office:value="0.384589" calcext:value-type="float">
            <text:p>0.384589</text:p>
          </table:table-cell>
          <table:table-cell office:value-type="float" office:value="0.317949" calcext:value-type="float">
            <text:p>0.317949</text:p>
          </table:table-cell>
          <table:table-cell office:value-type="float" office:value="0.685208" calcext:value-type="float">
            <text:p>0.6852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575" calcext:value-type="float">
            <text:p>-2.3575</text:p>
          </table:table-cell>
          <table:table-cell office:value-type="float" office:value="7.87536" calcext:value-type="float">
            <text:p>7.87536</text:p>
          </table:table-cell>
          <table:table-cell office:value-type="float" office:value="5.07624" calcext:value-type="float">
            <text:p>5.07624</text:p>
          </table:table-cell>
          <table:table-cell office:value-type="float" office:value="4.4242" calcext:value-type="float">
            <text:p>4.4242</text:p>
          </table:table-cell>
          <table:table-cell office:value-type="float" office:value="0.175365" calcext:value-type="float">
            <text:p>0.175365</text:p>
          </table:table-cell>
          <table:table-cell office:value-type="float" office:value="0.0713417" calcext:value-type="float">
            <text:p>0.0713417</text:p>
          </table:table-cell>
          <table:table-cell office:value-type="float" office:value="0.0829855" calcext:value-type="float">
            <text:p>0.0829855</text:p>
          </table:table-cell>
          <table:table-cell office:value-type="float" office:value="0.384378" calcext:value-type="float">
            <text:p>0.384378</text:p>
          </table:table-cell>
          <table:table-cell office:value-type="float" office:value="0.317294" calcext:value-type="float">
            <text:p>0.317294</text:p>
          </table:table-cell>
          <table:table-cell office:value-type="float" office:value="5.44911" calcext:value-type="float">
            <text:p>5.449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47431" calcext:value-type="float">
            <text:p>-2.47431</text:p>
          </table:table-cell>
          <table:table-cell office:value-type="float" office:value="7.62191" calcext:value-type="float">
            <text:p>7.62191</text:p>
          </table:table-cell>
          <table:table-cell office:value-type="float" office:value="5.12844" calcext:value-type="float">
            <text:p>5.12844</text:p>
          </table:table-cell>
          <table:table-cell office:value-type="float" office:value="4.416" calcext:value-type="float">
            <text:p>4.416</text:p>
          </table:table-cell>
          <table:table-cell office:value-type="float" office:value="0.157046" calcext:value-type="float">
            <text:p>0.157046</text:p>
          </table:table-cell>
          <table:table-cell office:value-type="float" office:value="0.0713262" calcext:value-type="float">
            <text:p>0.0713262</text:p>
          </table:table-cell>
          <table:table-cell office:value-type="float" office:value="0.082837" calcext:value-type="float">
            <text:p>0.082837</text:p>
          </table:table-cell>
          <table:table-cell office:value-type="float" office:value="0.383953" calcext:value-type="float">
            <text:p>0.383953</text:p>
          </table:table-cell>
          <table:table-cell office:value-type="float" office:value="0.316642" calcext:value-type="float">
            <text:p>0.316642</text:p>
          </table:table-cell>
          <table:table-cell office:value-type="float" office:value="0.939234" calcext:value-type="float">
            <text:p>0.9392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62922" calcext:value-type="float">
            <text:p>-2.62922</text:p>
          </table:table-cell>
          <table:table-cell office:value-type="float" office:value="7.38843" calcext:value-type="float">
            <text:p>7.38843</text:p>
          </table:table-cell>
          <table:table-cell office:value-type="float" office:value="5.09487" calcext:value-type="float">
            <text:p>5.09487</text:p>
          </table:table-cell>
          <table:table-cell office:value-type="float" office:value="4.38335" calcext:value-type="float">
            <text:p>4.38335</text:p>
          </table:table-cell>
          <table:table-cell office:value-type="float" office:value="0.104225" calcext:value-type="float">
            <text:p>0.104225</text:p>
          </table:table-cell>
          <table:table-cell office:value-type="float" office:value="0.0711799" calcext:value-type="float">
            <text:p>0.0711799</text:p>
          </table:table-cell>
          <table:table-cell office:value-type="float" office:value="0.0827092" calcext:value-type="float">
            <text:p>0.0827092</text:p>
          </table:table-cell>
          <table:table-cell office:value-type="float" office:value="0.38322" calcext:value-type="float">
            <text:p>0.38322</text:p>
          </table:table-cell>
          <table:table-cell office:value-type="float" office:value="0.316027" calcext:value-type="float">
            <text:p>0.316027</text:p>
          </table:table-cell>
          <table:table-cell office:value-type="float" office:value="6.23149" calcext:value-type="float">
            <text:p>6.231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3639" calcext:value-type="float">
            <text:p>-2.73639</text:p>
          </table:table-cell>
          <table:table-cell office:value-type="float" office:value="7.1307" calcext:value-type="float">
            <text:p>7.1307</text:p>
          </table:table-cell>
          <table:table-cell office:value-type="float" office:value="5.14125" calcext:value-type="float">
            <text:p>5.14125</text:p>
          </table:table-cell>
          <table:table-cell office:value-type="float" office:value="4.38006" calcext:value-type="float">
            <text:p>4.38006</text:p>
          </table:table-cell>
          <table:table-cell office:value-type="float" office:value="0.0948264" calcext:value-type="float">
            <text:p>0.0948264</text:p>
          </table:table-cell>
          <table:table-cell office:value-type="float" office:value="0.0710457" calcext:value-type="float">
            <text:p>0.0710457</text:p>
          </table:table-cell>
          <table:table-cell office:value-type="float" office:value="0.08256" calcext:value-type="float">
            <text:p>0.08256</text:p>
          </table:table-cell>
          <table:table-cell office:value-type="float" office:value="0.382457" calcext:value-type="float">
            <text:p>0.382457</text:p>
          </table:table-cell>
          <table:table-cell office:value-type="float" office:value="0.315392" calcext:value-type="float">
            <text:p>0.315392</text:p>
          </table:table-cell>
          <table:table-cell office:value-type="float" office:value="0.489772" calcext:value-type="float">
            <text:p>0.4897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79911" calcext:value-type="float">
            <text:p>-2.79911</text:p>
          </table:table-cell>
          <table:table-cell office:value-type="float" office:value="6.89849" calcext:value-type="float">
            <text:p>6.89849</text:p>
          </table:table-cell>
          <table:table-cell office:value-type="float" office:value="5.13177" calcext:value-type="float">
            <text:p>5.13177</text:p>
          </table:table-cell>
          <table:table-cell office:value-type="float" office:value="4.39486" calcext:value-type="float">
            <text:p>4.39486</text:p>
          </table:table-cell>
          <table:table-cell office:value-type="float" office:value="0.109364" calcext:value-type="float">
            <text:p>0.109364</text:p>
          </table:table-cell>
          <table:table-cell office:value-type="float" office:value="0.0709017" calcext:value-type="float">
            <text:p>0.0709017</text:p>
          </table:table-cell>
          <table:table-cell office:value-type="float" office:value="0.0824338" calcext:value-type="float">
            <text:p>0.0824338</text:p>
          </table:table-cell>
          <table:table-cell office:value-type="float" office:value="0.381765" calcext:value-type="float">
            <text:p>0.381765</text:p>
          </table:table-cell>
          <table:table-cell office:value-type="float" office:value="0.314755" calcext:value-type="float">
            <text:p>0.314755</text:p>
          </table:table-cell>
          <table:table-cell office:value-type="float" office:value="1.46923" calcext:value-type="float">
            <text:p>1.469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83836" calcext:value-type="float">
            <text:p>-2.83836</text:p>
          </table:table-cell>
          <table:table-cell office:value-type="float" office:value="6.6955" calcext:value-type="float">
            <text:p>6.6955</text:p>
          </table:table-cell>
          <table:table-cell office:value-type="float" office:value="5.03377" calcext:value-type="float">
            <text:p>5.03377</text:p>
          </table:table-cell>
          <table:table-cell office:value-type="float" office:value="4.41243" calcext:value-type="float">
            <text:p>4.41243</text:p>
          </table:table-cell>
          <table:table-cell office:value-type="float" office:value="0.122903" calcext:value-type="float">
            <text:p>0.122903</text:p>
          </table:table-cell>
          <table:table-cell office:value-type="float" office:value="0.070833" calcext:value-type="float">
            <text:p>0.070833</text:p>
          </table:table-cell>
          <table:table-cell office:value-type="float" office:value="0.0824376" calcext:value-type="float">
            <text:p>0.0824376</text:p>
          </table:table-cell>
          <table:table-cell office:value-type="float" office:value="0.381286" calcext:value-type="float">
            <text:p>0.381286</text:p>
          </table:table-cell>
          <table:table-cell office:value-type="float" office:value="0.314177" calcext:value-type="float">
            <text:p>0.314177</text:p>
          </table:table-cell>
          <table:table-cell office:value-type="float" office:value="2.18582" calcext:value-type="float">
            <text:p>2.185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89366" calcext:value-type="float">
            <text:p>-2.89366</text:p>
          </table:table-cell>
          <table:table-cell office:value-type="float" office:value="6.48018" calcext:value-type="float">
            <text:p>6.48018</text:p>
          </table:table-cell>
          <table:table-cell office:value-type="float" office:value="4.91154" calcext:value-type="float">
            <text:p>4.91154</text:p>
          </table:table-cell>
          <table:table-cell office:value-type="float" office:value="4.41597" calcext:value-type="float">
            <text:p>4.41597</text:p>
          </table:table-cell>
          <table:table-cell office:value-type="float" office:value="0.111173" calcext:value-type="float">
            <text:p>0.111173</text:p>
          </table:table-cell>
          <table:table-cell office:value-type="float" office:value="0.0708812" calcext:value-type="float">
            <text:p>0.0708812</text:p>
          </table:table-cell>
          <table:table-cell office:value-type="float" office:value="0.0825856" calcext:value-type="float">
            <text:p>0.0825856</text:p>
          </table:table-cell>
          <table:table-cell office:value-type="float" office:value="0.380942" calcext:value-type="float">
            <text:p>0.380942</text:p>
          </table:table-cell>
          <table:table-cell office:value-type="float" office:value="0.313828" calcext:value-type="float">
            <text:p>0.313828</text:p>
          </table:table-cell>
          <table:table-cell office:value-type="float" office:value="3.7049" calcext:value-type="float">
            <text:p>3.70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506" calcext:value-type="float">
            <text:p>-2.9506</text:p>
          </table:table-cell>
          <table:table-cell office:value-type="float" office:value="6.24505" calcext:value-type="float">
            <text:p>6.24505</text:p>
          </table:table-cell>
          <table:table-cell office:value-type="float" office:value="4.89924" calcext:value-type="float">
            <text:p>4.89924</text:p>
          </table:table-cell>
          <table:table-cell office:value-type="float" office:value="4.42701" calcext:value-type="float">
            <text:p>4.42701</text:p>
          </table:table-cell>
          <table:table-cell office:value-type="float" office:value="0.116933" calcext:value-type="float">
            <text:p>0.116933</text:p>
          </table:table-cell>
          <table:table-cell office:value-type="float" office:value="0.0710864" calcext:value-type="float">
            <text:p>0.0710864</text:p>
          </table:table-cell>
          <table:table-cell office:value-type="float" office:value="0.0827913" calcext:value-type="float">
            <text:p>0.0827913</text:p>
          </table:table-cell>
          <table:table-cell office:value-type="float" office:value="0.38077" calcext:value-type="float">
            <text:p>0.38077</text:p>
          </table:table-cell>
          <table:table-cell office:value-type="float" office:value="0.313474" calcext:value-type="float">
            <text:p>0.313474</text:p>
          </table:table-cell>
          <table:table-cell office:value-type="float" office:value="0.145283" calcext:value-type="float">
            <text:p>0.1452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07131" calcext:value-type="float">
            <text:p>-3.07131</text:p>
          </table:table-cell>
          <table:table-cell office:value-type="float" office:value="5.99542" calcext:value-type="float">
            <text:p>5.99542</text:p>
          </table:table-cell>
          <table:table-cell office:value-type="float" office:value="4.97663" calcext:value-type="float">
            <text:p>4.97663</text:p>
          </table:table-cell>
          <table:table-cell office:value-type="float" office:value="4.41464" calcext:value-type="float">
            <text:p>4.41464</text:p>
          </table:table-cell>
          <table:table-cell office:value-type="float" office:value="0.0984903" calcext:value-type="float">
            <text:p>0.0984903</text:p>
          </table:table-cell>
          <table:table-cell office:value-type="float" office:value="0.0711058" calcext:value-type="float">
            <text:p>0.0711058</text:p>
          </table:table-cell>
          <table:table-cell office:value-type="float" office:value="0.0829704" calcext:value-type="float">
            <text:p>0.0829704</text:p>
          </table:table-cell>
          <table:table-cell office:value-type="float" office:value="0.380344" calcext:value-type="float">
            <text:p>0.380344</text:p>
          </table:table-cell>
          <table:table-cell office:value-type="float" office:value="0.312994" calcext:value-type="float">
            <text:p>0.312994</text:p>
          </table:table-cell>
          <table:table-cell office:value-type="float" office:value="3.95938" calcext:value-type="float">
            <text:p>3.959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602" calcext:value-type="float">
            <text:p>-3.1602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595" calcext:value-type="float">
            <text:p>5.05595</text:p>
          </table:table-cell>
          <table:table-cell office:value-type="float" office:value="4.41635" calcext:value-type="float">
            <text:p>4.41635</text:p>
          </table:table-cell>
          <table:table-cell office:value-type="float" office:value="0.0942543" calcext:value-type="float">
            <text:p>0.0942543</text:p>
          </table:table-cell>
          <table:table-cell office:value-type="float" office:value="0.0711116" calcext:value-type="float">
            <text:p>0.0711116</text:p>
          </table:table-cell>
          <table:table-cell office:value-type="float" office:value="0.0829841" calcext:value-type="float">
            <text:p>0.0829841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0.312405" calcext:value-type="float">
            <text:p>0.312405</text:p>
          </table:table-cell>
          <table:table-cell office:value-type="float" office:value="1.89719" calcext:value-type="float">
            <text:p>1.89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6822" calcext:value-type="float">
            <text:p>-3.26822</text:p>
          </table:table-cell>
          <table:table-cell office:value-type="float" office:value="5.47045" calcext:value-type="float">
            <text:p>5.47045</text:p>
          </table:table-cell>
          <table:table-cell office:value-type="float" office:value="5.03751" calcext:value-type="float">
            <text:p>5.03751</text:p>
          </table:table-cell>
          <table:table-cell office:value-type="float" office:value="4.39946" calcext:value-type="float">
            <text:p>4.39946</text:p>
          </table:table-cell>
          <table:table-cell office:value-type="float" office:value="0.0608817" calcext:value-type="float">
            <text:p>0.0608817</text:p>
          </table:table-cell>
          <table:table-cell office:value-type="float" office:value="0.0710408" calcext:value-type="float">
            <text:p>0.0710408</text:p>
          </table:table-cell>
          <table:table-cell office:value-type="float" office:value="0.0829942" calcext:value-type="float">
            <text:p>0.0829942</text:p>
          </table:table-cell>
          <table:table-cell office:value-type="float" office:value="0.379269" calcext:value-type="float">
            <text:p>0.379269</text:p>
          </table:table-cell>
          <table:table-cell office:value-type="float" office:value="0.31187" calcext:value-type="float">
            <text:p>0.31187</text:p>
          </table:table-cell>
          <table:table-cell office:value-type="float" office:value="2.62947" calcext:value-type="float">
            <text:p>2.629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36857" calcext:value-type="float">
            <text:p>-3.36857</text:p>
          </table:table-cell>
          <table:table-cell office:value-type="float" office:value="5.20535" calcext:value-type="float">
            <text:p>5.20535</text:p>
          </table:table-cell>
          <table:table-cell office:value-type="float" office:value="5.10056" calcext:value-type="float">
            <text:p>5.10056</text:p>
          </table:table-cell>
          <table:table-cell office:value-type="float" office:value="4.39563" calcext:value-type="float">
            <text:p>4.39563</text:p>
          </table:table-cell>
          <table:table-cell office:value-type="float" office:value="0.0532316" calcext:value-type="float">
            <text:p>0.0532316</text:p>
          </table:table-cell>
          <table:table-cell office:value-type="float" office:value="0.0709357" calcext:value-type="float">
            <text:p>0.0709357</text:p>
          </table:table-cell>
          <table:table-cell office:value-type="float" office:value="0.0829333" calcext:value-type="float">
            <text:p>0.0829333</text:p>
          </table:table-cell>
          <table:table-cell office:value-type="float" office:value="0.378606" calcext:value-type="float">
            <text:p>0.378606</text:p>
          </table:table-cell>
          <table:table-cell office:value-type="float" office:value="0.311277" calcext:value-type="float">
            <text:p>0.311277</text:p>
          </table:table-cell>
          <table:table-cell office:value-type="float" office:value="0.793582" calcext:value-type="float">
            <text:p>0.7935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3926" calcext:value-type="float">
            <text:p>-3.4392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5.11064" calcext:value-type="float">
            <text:p>5.11064</text:p>
          </table:table-cell>
          <table:table-cell office:value-type="float" office:value="4.40413" calcext:value-type="float">
            <text:p>4.40413</text:p>
          </table:table-cell>
          <table:table-cell office:value-type="float" office:value="0.0621939" calcext:value-type="float">
            <text:p>0.0621939</text:p>
          </table:table-cell>
          <table:table-cell office:value-type="float" office:value="0.0708683" calcext:value-type="float">
            <text:p>0.0708683</text:p>
          </table:table-cell>
          <table:table-cell office:value-type="float" office:value="0.0828725" calcext:value-type="float">
            <text:p>0.0828725</text:p>
          </table:table-cell>
          <table:table-cell office:value-type="float" office:value="0.378014" calcext:value-type="float">
            <text:p>0.378014</text:p>
          </table:table-cell>
          <table:table-cell office:value-type="float" office:value="0.310671" calcext:value-type="float">
            <text:p>0.310671</text:p>
          </table:table-cell>
          <table:table-cell office:value-type="float" office:value="0.105418" calcext:value-type="float">
            <text:p>0.1054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55975" calcext:value-type="float">
            <text:p>-3.55975</text:p>
          </table:table-cell>
          <table:table-cell office:value-type="float" office:value="4.67479" calcext:value-type="float">
            <text:p>4.67479</text:p>
          </table:table-cell>
          <table:table-cell office:value-type="float" office:value="5.22274" calcext:value-type="float">
            <text:p>5.22274</text:p>
          </table:table-cell>
          <table:table-cell office:value-type="float" office:value="4.39438" calcext:value-type="float">
            <text:p>4.39438</text:p>
          </table:table-cell>
          <table:table-cell office:value-type="float" office:value="0.0483907" calcext:value-type="float">
            <text:p>0.0483907</text:p>
          </table:table-cell>
          <table:table-cell office:value-type="float" office:value="0.070737" calcext:value-type="float">
            <text:p>0.070737</text:p>
          </table:table-cell>
          <table:table-cell office:value-type="float" office:value="0.0827256" calcext:value-type="float">
            <text:p>0.0827256</text:p>
          </table:table-cell>
          <table:table-cell office:value-type="float" office:value="0.37732" calcext:value-type="float">
            <text:p>0.37732</text:p>
          </table:table-cell>
          <table:table-cell office:value-type="float" office:value="0.310083" calcext:value-type="float">
            <text:p>0.310083</text:p>
          </table:table-cell>
          <table:table-cell office:value-type="float" office:value="2.38571" calcext:value-type="float">
            <text:p>2.385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67085" calcext:value-type="float">
            <text:p>-3.67085</text:p>
          </table:table-cell>
          <table:table-cell office:value-type="float" office:value="4.42063" calcext:value-type="float">
            <text:p>4.42063</text:p>
          </table:table-cell>
          <table:table-cell office:value-type="float" office:value="5.21801" calcext:value-type="float">
            <text:p>5.21801</text:p>
          </table:table-cell>
          <table:table-cell office:value-type="float" office:value="4.37639" calcext:value-type="float">
            <text:p>4.37639</text:p>
          </table:table-cell>
          <table:table-cell office:value-type="float" office:value="0.0148396" calcext:value-type="float">
            <text:p>0.0148396</text:p>
          </table:table-cell>
          <table:table-cell office:value-type="float" office:value="0.0706003" calcext:value-type="float">
            <text:p>0.0706003</text:p>
          </table:table-cell>
          <table:table-cell office:value-type="float" office:value="0.0825704" calcext:value-type="float">
            <text:p>0.0825704</text:p>
          </table:table-cell>
          <table:table-cell office:value-type="float" office:value="0.376584" calcext:value-type="float">
            <text:p>0.376584</text:p>
          </table:table-cell>
          <table:table-cell office:value-type="float" office:value="0.309482" calcext:value-type="float">
            <text:p>0.309482</text:p>
          </table:table-cell>
          <table:table-cell office:value-type="float" office:value="2.52946" calcext:value-type="float">
            <text:p>2.529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0807" calcext:value-type="float">
            <text:p>-3.80807</text:p>
          </table:table-cell>
          <table:table-cell office:value-type="float" office:value="4.14277" calcext:value-type="float">
            <text:p>4.14277</text:p>
          </table:table-cell>
          <table:table-cell office:value-type="float" office:value="5.32523" calcext:value-type="float">
            <text:p>5.32523</text:p>
          </table:table-cell>
          <table:table-cell office:value-type="float" office:value="4.36135" calcext:value-type="float">
            <text:p>4.36135</text:p>
          </table:table-cell>
          <table:table-cell office:value-type="float" office:value="-0.00126121" calcext:value-type="float">
            <text:p>-0.00126121</text:p>
          </table:table-cell>
          <table:table-cell office:value-type="float" office:value="0.0705546" calcext:value-type="float">
            <text:p>0.0705546</text:p>
          </table:table-cell>
          <table:table-cell office:value-type="float" office:value="0.082416" calcext:value-type="float">
            <text:p>0.082416</text:p>
          </table:table-cell>
          <table:table-cell office:value-type="float" office:value="0.375887" calcext:value-type="float">
            <text:p>0.375887</text:p>
          </table:table-cell>
          <table:table-cell office:value-type="float" office:value="0.30895" calcext:value-type="float">
            <text:p>0.30895</text:p>
          </table:table-cell>
          <table:table-cell office:value-type="float" office:value="2.66477" calcext:value-type="float">
            <text:p>2.664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8897" calcext:value-type="float">
            <text:p>-3.8897</text:p>
          </table:table-cell>
          <table:table-cell office:value-type="float" office:value="3.90326" calcext:value-type="float">
            <text:p>3.90326</text:p>
          </table:table-cell>
          <table:table-cell office:value-type="float" office:value="5.31091" calcext:value-type="float">
            <text:p>5.31091</text:p>
          </table:table-cell>
          <table:table-cell office:value-type="float" office:value="4.3684" calcext:value-type="float">
            <text:p>4.3684</text:p>
          </table:table-cell>
          <table:table-cell office:value-type="float" office:value="0.0117297" calcext:value-type="float">
            <text:p>0.0117297</text:p>
          </table:table-cell>
          <table:table-cell office:value-type="float" office:value="0.0704911" calcext:value-type="float">
            <text:p>0.0704911</text:p>
          </table:table-cell>
          <table:table-cell office:value-type="float" office:value="0.0822591" calcext:value-type="float">
            <text:p>0.0822591</text:p>
          </table:table-cell>
          <table:table-cell office:value-type="float" office:value="0.375163" calcext:value-type="float">
            <text:p>0.375163</text:p>
          </table:table-cell>
          <table:table-cell office:value-type="float" office:value="0.308428" calcext:value-type="float">
            <text:p>0.308428</text:p>
          </table:table-cell>
          <table:table-cell office:value-type="float" office:value="1.10646" calcext:value-type="float">
            <text:p>1.106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589" calcext:value-type="float">
            <text:p>-3.9589</text:p>
          </table:table-cell>
          <table:table-cell office:value-type="float" office:value="3.67473" calcext:value-type="float">
            <text:p>3.67473</text:p>
          </table:table-cell>
          <table:table-cell office:value-type="float" office:value="5.25111" calcext:value-type="float">
            <text:p>5.25111</text:p>
          </table:table-cell>
          <table:table-cell office:value-type="float" office:value="4.37397" calcext:value-type="float">
            <text:p>4.37397</text:p>
          </table:table-cell>
          <table:table-cell office:value-type="float" office:value="0.0165093" calcext:value-type="float">
            <text:p>0.0165093</text:p>
          </table:table-cell>
          <table:table-cell office:value-type="float" office:value="0.070384" calcext:value-type="float">
            <text:p>0.070384</text:p>
          </table:table-cell>
          <table:table-cell office:value-type="float" office:value="0.0821006" calcext:value-type="float">
            <text:p>0.0821006</text:p>
          </table:table-cell>
          <table:table-cell office:value-type="float" office:value="0.374443" calcext:value-type="float">
            <text:p>0.374443</text:p>
          </table:table-cell>
          <table:table-cell office:value-type="float" office:value="0.307862" calcext:value-type="float">
            <text:p>0.307862</text:p>
          </table:table-cell>
          <table:table-cell office:value-type="float" office:value="0.680542" calcext:value-type="float">
            <text:p>0.6805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5737" calcext:value-type="float">
            <text:p>-4.05737</text:p>
          </table:table-cell>
          <table:table-cell office:value-type="float" office:value="3.47346" calcext:value-type="float">
            <text:p>3.47346</text:p>
          </table:table-cell>
          <table:table-cell office:value-type="float" office:value="5.15743" calcext:value-type="float">
            <text:p>5.15743</text:p>
          </table:table-cell>
          <table:table-cell office:value-type="float" office:value="4.35878" calcext:value-type="float">
            <text:p>4.35878</text:p>
          </table:table-cell>
          <table:table-cell office:value-type="float" office:value="-0.0098382" calcext:value-type="float">
            <text:p>-0.0098382</text:p>
          </table:table-cell>
          <table:table-cell office:value-type="float" office:value="0.0702968" calcext:value-type="float">
            <text:p>0.0702968</text:p>
          </table:table-cell>
          <table:table-cell office:value-type="float" office:value="0.0819951" calcext:value-type="float">
            <text:p>0.0819951</text:p>
          </table:table-cell>
          <table:table-cell office:value-type="float" office:value="0.373722" calcext:value-type="float">
            <text:p>0.373722</text:p>
          </table:table-cell>
          <table:table-cell office:value-type="float" office:value="0.307279" calcext:value-type="float">
            <text:p>0.307279</text:p>
          </table:table-cell>
          <table:table-cell office:value-type="float" office:value="4.39391" calcext:value-type="float">
            <text:p>4.39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4776" calcext:value-type="float">
            <text:p>-4.14776</text:p>
          </table:table-cell>
          <table:table-cell office:value-type="float" office:value="3.22929" calcext:value-type="float">
            <text:p>3.22929</text:p>
          </table:table-cell>
          <table:table-cell office:value-type="float" office:value="5.163" calcext:value-type="float">
            <text:p>5.163</text:p>
          </table:table-cell>
          <table:table-cell office:value-type="float" office:value="4.35819" calcext:value-type="float">
            <text:p>4.35819</text:p>
          </table:table-cell>
          <table:table-cell office:value-type="float" office:value="-0.00990619" calcext:value-type="float">
            <text:p>-0.00990619</text:p>
          </table:table-cell>
          <table:table-cell office:value-type="float" office:value="0.0702117" calcext:value-type="float">
            <text:p>0.0702117</text:p>
          </table:table-cell>
          <table:table-cell office:value-type="float" office:value="0.0818891" calcext:value-type="float">
            <text:p>0.0818891</text:p>
          </table:table-cell>
          <table:table-cell office:value-type="float" office:value="0.373006" calcext:value-type="float">
            <text:p>0.373006</text:p>
          </table:table-cell>
          <table:table-cell office:value-type="float" office:value="0.306694" calcext:value-type="float">
            <text:p>0.306694</text:p>
          </table:table-cell>
          <table:table-cell office:value-type="float" office:value="0.00581439" calcext:value-type="float">
            <text:p>0.00581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26694" calcext:value-type="float">
            <text:p>-4.26694</text:p>
          </table:table-cell>
          <table:table-cell office:value-type="float" office:value="2.97039" calcext:value-type="float">
            <text:p>2.97039</text:p>
          </table:table-cell>
          <table:table-cell office:value-type="float" office:value="5.21402" calcext:value-type="float">
            <text:p>5.21402</text:p>
          </table:table-cell>
          <table:table-cell office:value-type="float" office:value="4.34293" calcext:value-type="float">
            <text:p>4.34293</text:p>
          </table:table-cell>
          <table:table-cell office:value-type="float" office:value="-0.0333307" calcext:value-type="float">
            <text:p>-0.0333307</text:p>
          </table:table-cell>
          <table:table-cell office:value-type="float" office:value="0.0702156" calcext:value-type="float">
            <text:p>0.0702156</text:p>
          </table:table-cell>
          <table:table-cell office:value-type="float" office:value="0.0817554" calcext:value-type="float">
            <text:p>0.0817554</text:p>
          </table:table-cell>
          <table:table-cell office:value-type="float" office:value="0.372313" calcext:value-type="float">
            <text:p>0.372313</text:p>
          </table:table-cell>
          <table:table-cell office:value-type="float" office:value="0.306108" calcext:value-type="float">
            <text:p>0.306108</text:p>
          </table:table-cell>
          <table:table-cell office:value-type="float" office:value="1.01855" calcext:value-type="float">
            <text:p>1.018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583" calcext:value-type="float">
            <text:p>-4.3583</text:p>
          </table:table-cell>
          <table:table-cell office:value-type="float" office:value="2.69357" calcext:value-type="float">
            <text:p>2.69357</text:p>
          </table:table-cell>
          <table:table-cell office:value-type="float" office:value="5.27527" calcext:value-type="float">
            <text:p>5.27527</text:p>
          </table:table-cell>
          <table:table-cell office:value-type="float" office:value="4.34591" calcext:value-type="float">
            <text:p>4.34591</text:p>
          </table:table-cell>
          <table:table-cell office:value-type="float" office:value="-0.0283401" calcext:value-type="float">
            <text:p>-0.0283401</text:p>
          </table:table-cell>
          <table:table-cell office:value-type="float" office:value="0.0702187" calcext:value-type="float">
            <text:p>0.070218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05559" calcext:value-type="float">
            <text:p>0.305559</text:p>
          </table:table-cell>
          <table:table-cell office:value-type="float" office:value="1.18293" calcext:value-type="float">
            <text:p>1.182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46" calcext:value-type="float">
            <text:p>-4.446</text:p>
          </table:table-cell>
          <table:table-cell office:value-type="float" office:value="2.44442" calcext:value-type="float">
            <text:p>2.44442</text:p>
          </table:table-cell>
          <table:table-cell office:value-type="float" office:value="5.27509" calcext:value-type="float">
            <text:p>5.27509</text:p>
          </table:table-cell>
          <table:table-cell office:value-type="float" office:value="4.34878" calcext:value-type="float">
            <text:p>4.34878</text:p>
          </table:table-cell>
          <table:table-cell office:value-type="float" office:value="-0.021779" calcext:value-type="float">
            <text:p>-0.021779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0.0814474" calcext:value-type="float">
            <text:p>0.0814474</text:p>
          </table:table-cell>
          <table:table-cell office:value-type="float" office:value="0.370914" calcext:value-type="float">
            <text:p>0.370914</text:p>
          </table:table-cell>
          <table:table-cell office:value-type="float" office:value="0.305028" calcext:value-type="float">
            <text:p>0.305028</text:p>
          </table:table-cell>
          <table:table-cell office:value-type="float" office:value="0.111875" calcext:value-type="float">
            <text:p>0.1118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55222" calcext:value-type="float">
            <text:p>-4.55222</text:p>
          </table:table-cell>
          <table:table-cell office:value-type="float" office:value="2.17655" calcext:value-type="float">
            <text:p>2.17655</text:p>
          </table:table-cell>
          <table:table-cell office:value-type="float" office:value="5.33036" calcext:value-type="float">
            <text:p>5.33036</text:p>
          </table:table-cell>
          <table:table-cell office:value-type="float" office:value="4.34665" calcext:value-type="float">
            <text:p>4.34665</text:p>
          </table:table-cell>
          <table:table-cell office:value-type="float" office:value="-0.0219419" calcext:value-type="float">
            <text:p>-0.0219419</text:p>
          </table:table-cell>
          <table:table-cell office:value-type="float" office:value="0.0702378" calcext:value-type="float">
            <text:p>0.0702378</text:p>
          </table:table-cell>
          <table:table-cell office:value-type="float" office:value="0.0813229" calcext:value-type="float">
            <text:p>0.0813229</text:p>
          </table:table-cell>
          <table:table-cell office:value-type="float" office:value="0.370216" calcext:value-type="float">
            <text:p>0.370216</text:p>
          </table:table-cell>
          <table:table-cell office:value-type="float" office:value="0.304584" calcext:value-type="float">
            <text:p>0.304584</text:p>
          </table:table-cell>
          <table:table-cell office:value-type="float" office:value="0.592156" calcext:value-type="float">
            <text:p>0.5921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6192" calcext:value-type="float">
            <text:p>-4.66192</text:p>
          </table:table-cell>
          <table:table-cell office:value-type="float" office:value="1.94314" calcext:value-type="float">
            <text:p>1.94314</text:p>
          </table:table-cell>
          <table:table-cell office:value-type="float" office:value="5.31645" calcext:value-type="float">
            <text:p>5.31645</text:p>
          </table:table-cell>
          <table:table-cell office:value-type="float" office:value="4.32574" calcext:value-type="float">
            <text:p>4.32574</text:p>
          </table:table-cell>
          <table:table-cell office:value-type="float" office:value="-0.0604116" calcext:value-type="float">
            <text:p>-0.0604116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0811875" calcext:value-type="float">
            <text:p>0.0811875</text:p>
          </table:table-cell>
          <table:table-cell office:value-type="float" office:value="0.369566" calcext:value-type="float">
            <text:p>0.369566</text:p>
          </table:table-cell>
          <table:table-cell office:value-type="float" office:value="0.304078" calcext:value-type="float">
            <text:p>0.304078</text:p>
          </table:table-cell>
          <table:table-cell office:value-type="float" office:value="4.38543" calcext:value-type="float">
            <text:p>4.38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7913" calcext:value-type="float">
            <text:p>-4.77913</text:p>
          </table:table-cell>
          <table:table-cell office:value-type="float" office:value="1.66486" calcext:value-type="float">
            <text:p>1.66486</text:p>
          </table:table-cell>
          <table:table-cell office:value-type="float" office:value="5.39823" calcext:value-type="float">
            <text:p>5.39823</text:p>
          </table:table-cell>
          <table:table-cell office:value-type="float" office:value="4.32244" calcext:value-type="float">
            <text:p>4.32244</text:p>
          </table:table-cell>
          <table:table-cell office:value-type="float" office:value="-0.0589269" calcext:value-type="float">
            <text:p>-0.0589269</text:p>
          </table:table-cell>
          <table:table-cell office:value-type="float" office:value="0.0705581" calcext:value-type="float">
            <text:p>0.0705581</text:p>
          </table:table-cell>
          <table:table-cell office:value-type="float" office:value="0.0811332" calcext:value-type="float">
            <text:p>0.0811332</text:p>
          </table:table-cell>
          <table:table-cell office:value-type="float" office:value="0.368944" calcext:value-type="float">
            <text:p>0.368944</text:p>
          </table:table-cell>
          <table:table-cell office:value-type="float" office:value="0.30372" calcext:value-type="float">
            <text:p>0.30372</text:p>
          </table:table-cell>
          <table:table-cell office:value-type="float" office:value="1.36298" calcext:value-type="float">
            <text:p>1.36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0404" calcext:value-type="float">
            <text:p>-4.90404</text:p>
          </table:table-cell>
          <table:table-cell office:value-type="float" office:value="1.41121" calcext:value-type="float">
            <text:p>1.41121</text:p>
          </table:table-cell>
          <table:table-cell office:value-type="float" office:value="5.43713" calcext:value-type="float">
            <text:p>5.43713</text:p>
          </table:table-cell>
          <table:table-cell office:value-type="float" office:value="4.30707" calcext:value-type="float">
            <text:p>4.30707</text:p>
          </table:table-cell>
          <table:table-cell office:value-type="float" office:value="-0.0797951" calcext:value-type="float">
            <text:p>-0.0797951</text:p>
          </table:table-cell>
          <table:table-cell office:value-type="float" office:value="0.0709598" calcext:value-type="float">
            <text:p>0.0709598</text:p>
          </table:table-cell>
          <table:table-cell office:value-type="float" office:value="0.0811242" calcext:value-type="float">
            <text:p>0.0811242</text:p>
          </table:table-cell>
          <table:table-cell office:value-type="float" office:value="0.368424" calcext:value-type="float">
            <text:p>0.368424</text:p>
          </table:table-cell>
          <table:table-cell office:value-type="float" office:value="0.303405" calcext:value-type="float">
            <text:p>0.303405</text:p>
          </table:table-cell>
          <table:table-cell office:value-type="float" office:value="0.669214" calcext:value-type="float">
            <text:p>0.6692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95991" calcext:value-type="float">
            <text:p>-4.95991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5.3385" calcext:value-type="float">
            <text:p>5.3385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-0.0722767" calcext:value-type="float">
            <text:p>-0.0722767</text:p>
          </table:table-cell>
          <table:table-cell office:value-type="float" office:value="0.0710858" calcext:value-type="float">
            <text:p>0.0710858</text:p>
          </table:table-cell>
          <table:table-cell office:value-type="float" office:value="0.0810715" calcext:value-type="float">
            <text:p>0.0810715</text:p>
          </table:table-cell>
          <table:table-cell office:value-type="float" office:value="0.367773" calcext:value-type="float">
            <text:p>0.367773</text:p>
          </table:table-cell>
          <table:table-cell office:value-type="float" office:value="0.302961" calcext:value-type="float">
            <text:p>0.302961</text:p>
          </table:table-cell>
          <table:table-cell office:value-type="float" office:value="5.02648" calcext:value-type="float">
            <text:p>5.026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05402" calcext:value-type="float">
            <text:p>-5.05402</text:p>
          </table:table-cell>
          <table:table-cell office:value-type="float" office:value="0.97376" calcext:value-type="float">
            <text:p>0.97376</text:p>
          </table:table-cell>
          <table:table-cell office:value-type="float" office:value="5.25633" calcext:value-type="float">
            <text:p>5.25633</text:p>
          </table:table-cell>
          <table:table-cell office:value-type="float" office:value="4.30879" calcext:value-type="float">
            <text:p>4.30879</text:p>
          </table:table-cell>
          <table:table-cell office:value-type="float" office:value="-0.0735332" calcext:value-type="float">
            <text:p>-0.0735332</text:p>
          </table:table-cell>
          <table:table-cell office:value-type="float" office:value="0.0711798" calcext:value-type="float">
            <text:p>0.0711798</text:p>
          </table:table-cell>
          <table:table-cell office:value-type="float" office:value="0.0809544" calcext:value-type="float">
            <text:p>0.0809544</text:p>
          </table:table-cell>
          <table:table-cell office:value-type="float" office:value="0.367101" calcext:value-type="float">
            <text:p>0.367101</text:p>
          </table:table-cell>
          <table:table-cell office:value-type="float" office:value="0.302429" calcext:value-type="float">
            <text:p>0.302429</text:p>
          </table:table-cell>
          <table:table-cell office:value-type="float" office:value="1.18296" calcext:value-type="float">
            <text:p>1.18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1241" calcext:value-type="float">
            <text:p>-5.11241</text:p>
          </table:table-cell>
          <table:table-cell office:value-type="float" office:value="0.748174" calcext:value-type="float">
            <text:p>0.748174</text:p>
          </table:table-cell>
          <table:table-cell office:value-type="float" office:value="5.18181" calcext:value-type="float">
            <text:p>5.18181</text:p>
          </table:table-cell>
          <table:table-cell office:value-type="float" office:value="4.31457" calcext:value-type="float">
            <text:p>4.31457</text:p>
          </table:table-cell>
          <table:table-cell office:value-type="float" office:value="-0.0667241" calcext:value-type="float">
            <text:p>-0.0667241</text:p>
          </table:table-cell>
          <table:table-cell office:value-type="float" office:value="0.0711123" calcext:value-type="float">
            <text:p>0.0711123</text:p>
          </table:table-cell>
          <table:table-cell office:value-type="float" office:value="0.08082" calcext:value-type="float">
            <text:p>0.08082</text:p>
          </table:table-cell>
          <table:table-cell office:value-type="float" office:value="0.366433" calcext:value-type="float">
            <text:p>0.366433</text:p>
          </table:table-cell>
          <table:table-cell office:value-type="float" office:value="0.301876" calcext:value-type="float">
            <text:p>0.301876</text:p>
          </table:table-cell>
          <table:table-cell office:value-type="float" office:value="3.78363" calcext:value-type="float">
            <text:p>3.783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2099" calcext:value-type="float">
            <text:p>-5.2099</text:p>
          </table:table-cell>
          <table:table-cell office:value-type="float" office:value="0.44519" calcext:value-type="float">
            <text:p>0.44519</text:p>
          </table:table-cell>
          <table:table-cell office:value-type="float" office:value="5.32126" calcext:value-type="float">
            <text:p>5.32126</text:p>
          </table:table-cell>
          <table:table-cell office:value-type="float" office:value="4.31944" calcext:value-type="float">
            <text:p>4.31944</text:p>
          </table:table-cell>
          <table:table-cell office:value-type="float" office:value="-0.0607218" calcext:value-type="float">
            <text:p>-0.0607218</text:p>
          </table:table-cell>
          <table:table-cell office:value-type="float" office:value="0.0710309" calcext:value-type="float">
            <text:p>0.0710309</text:p>
          </table:table-cell>
          <table:table-cell office:value-type="float" office:value="0.0808626" calcext:value-type="float">
            <text:p>0.0808626</text:p>
          </table:table-cell>
          <table:table-cell office:value-type="float" office:value="0.36577" calcext:value-type="float">
            <text:p>0.36577</text:p>
          </table:table-cell>
          <table:table-cell office:value-type="float" office:value="0.301527" calcext:value-type="float">
            <text:p>0.301527</text:p>
          </table:table-cell>
          <table:table-cell office:value-type="float" office:value="5.15974" calcext:value-type="float">
            <text:p>5.159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8374" calcext:value-type="float">
            <text:p>-5.28374</text:p>
          </table:table-cell>
          <table:table-cell office:value-type="float" office:value="0.208687" calcext:value-type="float">
            <text:p>0.208687</text:p>
          </table:table-cell>
          <table:table-cell office:value-type="float" office:value="5.27807" calcext:value-type="float">
            <text:p>5.27807</text:p>
          </table:table-cell>
          <table:table-cell office:value-type="float" office:value="4.32235" calcext:value-type="float">
            <text:p>4.32235</text:p>
          </table:table-cell>
          <table:table-cell office:value-type="float" office:value="-0.0562726" calcext:value-type="float">
            <text:p>-0.0562726</text:p>
          </table:table-cell>
          <table:table-cell office:value-type="float" office:value="0.0709047" calcext:value-type="float">
            <text:p>0.0709047</text:p>
          </table:table-cell>
          <table:table-cell office:value-type="float" office:value="0.0809063" calcext:value-type="float">
            <text:p>0.0809063</text:p>
          </table:table-cell>
          <table:table-cell office:value-type="float" office:value="0.365162" calcext:value-type="float">
            <text:p>0.365162</text:p>
          </table:table-cell>
          <table:table-cell office:value-type="float" office:value="0.301148" calcext:value-type="float">
            <text:p>0.301148</text:p>
          </table:table-cell>
          <table:table-cell office:value-type="float" office:value="1.47361" calcext:value-type="float">
            <text:p>1.473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39284" calcext:value-type="float">
            <text:p>-5.39284</text:p>
          </table:table-cell>
          <table:table-cell office:value-type="float" office:value="-0.0281985" calcext:value-type="float">
            <text:p>-0.0281985</text:p>
          </table:table-cell>
          <table:table-cell office:value-type="float" office:value="5.24562" calcext:value-type="float">
            <text:p>5.24562</text:p>
          </table:table-cell>
          <table:table-cell office:value-type="float" office:value="4.32264" calcext:value-type="float">
            <text:p>4.32264</text:p>
          </table:table-cell>
          <table:table-cell office:value-type="float" office:value="-0.0439248" calcext:value-type="float">
            <text:p>-0.0439248</text:p>
          </table:table-cell>
          <table:table-cell office:value-type="float" office:value="0.0707807" calcext:value-type="float">
            <text:p>0.0707807</text:p>
          </table:table-cell>
          <table:table-cell office:value-type="float" office:value="0.0809565" calcext:value-type="float">
            <text:p>0.0809565</text:p>
          </table:table-cell>
          <table:table-cell office:value-type="float" office:value="0.364626" calcext:value-type="float">
            <text:p>0.364626</text:p>
          </table:table-cell>
          <table:table-cell office:value-type="float" office:value="0.30075" calcext:value-type="float">
            <text:p>0.30075</text:p>
          </table:table-cell>
          <table:table-cell office:value-type="float" office:value="30.344" calcext:value-type="float">
            <text:p>30.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46363" calcext:value-type="float">
            <text:p>-5.46363</text:p>
          </table:table-cell>
          <table:table-cell office:value-type="float" office:value="-0.261069" calcext:value-type="float">
            <text:p>-0.261069</text:p>
          </table:table-cell>
          <table:table-cell office:value-type="float" office:value="5.20327" calcext:value-type="float">
            <text:p>5.20327</text:p>
          </table:table-cell>
          <table:table-cell office:value-type="float" office:value="4.32644" calcext:value-type="float">
            <text:p>4.32644</text:p>
          </table:table-cell>
          <table:table-cell office:value-type="float" office:value="-0.0393695" calcext:value-type="float">
            <text:p>-0.0393695</text:p>
          </table:table-cell>
          <table:table-cell office:value-type="float" office:value="0.0706658" calcext:value-type="float">
            <text:p>0.0706658</text:p>
          </table:table-cell>
          <table:table-cell office:value-type="float" office:value="0.0810007" calcext:value-type="float">
            <text:p>0.0810007</text:p>
          </table:table-cell>
          <table:table-cell office:value-type="float" office:value="0.364234" calcext:value-type="float">
            <text:p>0.364234</text:p>
          </table:table-cell>
          <table:table-cell office:value-type="float" office:value="0.300334" calcext:value-type="float">
            <text:p>0.300334</text:p>
          </table:table-cell>
          <table:table-cell office:value-type="float" office:value="1.5283" calcext:value-type="float">
            <text:p>1.52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58184" calcext:value-type="float">
            <text:p>-5.58184</text:p>
          </table:table-cell>
          <table:table-cell office:value-type="float" office:value="-0.438678" calcext:value-type="float">
            <text:p>-0.438678</text:p>
          </table:table-cell>
          <table:table-cell office:value-type="float" office:value="5.11166" calcext:value-type="float">
            <text:p>5.11166</text:p>
          </table:table-cell>
          <table:table-cell office:value-type="float" office:value="4.30301" calcext:value-type="float">
            <text:p>4.30301</text:p>
          </table:table-cell>
          <table:table-cell office:value-type="float" office:value="-0.0691541" calcext:value-type="float">
            <text:p>-0.0691541</text:p>
          </table:table-cell>
          <table:table-cell office:value-type="float" office:value="0.070544" calcext:value-type="float">
            <text:p>0.070544</text:p>
          </table:table-cell>
          <table:table-cell office:value-type="float" office:value="0.080884" calcext:value-type="float">
            <text:p>0.080884</text:p>
          </table:table-cell>
          <table:table-cell office:value-type="float" office:value="0.363764" calcext:value-type="float">
            <text:p>0.363764</text:p>
          </table:table-cell>
          <table:table-cell office:value-type="float" office:value="0.299798" calcext:value-type="float">
            <text:p>0.299798</text:p>
          </table:table-cell>
          <table:table-cell office:value-type="float" office:value="3.95073" calcext:value-type="float">
            <text:p>3.950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71574" calcext:value-type="float">
            <text:p>-5.71574</text:p>
          </table:table-cell>
          <table:table-cell office:value-type="float" office:value="-0.619026" calcext:value-type="float">
            <text:p>-0.619026</text:p>
          </table:table-cell>
          <table:table-cell office:value-type="float" office:value="5.0349" calcext:value-type="float">
            <text:p>5.0349</text:p>
          </table:table-cell>
          <table:table-cell office:value-type="float" office:value="4.27932" calcext:value-type="float">
            <text:p>4.27932</text:p>
          </table:table-cell>
          <table:table-cell office:value-type="float" office:value="-0.0929192" calcext:value-type="float">
            <text:p>-0.0929192</text:p>
          </table:table-cell>
          <table:table-cell office:value-type="float" office:value="0.0704174" calcext:value-type="float">
            <text:p>0.0704174</text:p>
          </table:table-cell>
          <table:table-cell office:value-type="float" office:value="0.0807429" calcext:value-type="float">
            <text:p>0.0807429</text:p>
          </table:table-cell>
          <table:table-cell office:value-type="float" office:value="0.363229" calcext:value-type="float">
            <text:p>0.363229</text:p>
          </table:table-cell>
          <table:table-cell office:value-type="float" office:value="0.299277" calcext:value-type="float">
            <text:p>0.299277</text:p>
          </table:table-cell>
          <table:table-cell office:value-type="float" office:value="2.78819" calcext:value-type="float">
            <text:p>2.788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83017" calcext:value-type="float">
            <text:p>-5.83017</text:p>
          </table:table-cell>
          <table:table-cell office:value-type="float" office:value="-0.85509" calcext:value-type="float">
            <text:p>-0.85509</text:p>
          </table:table-cell>
          <table:table-cell office:value-type="float" office:value="5.12236" calcext:value-type="float">
            <text:p>5.12236</text:p>
          </table:table-cell>
          <table:table-cell office:value-type="float" office:value="4.26294" calcext:value-type="float">
            <text:p>4.26294</text:p>
          </table:table-cell>
          <table:table-cell office:value-type="float" office:value="-0.119122" calcext:value-type="float">
            <text:p>-0.119122</text:p>
          </table:table-cell>
          <table:table-cell office:value-type="float" office:value="0.0702914" calcext:value-type="float">
            <text:p>0.0702914</text:p>
          </table:table-cell>
          <table:table-cell office:value-type="float" office:value="0.0805997" calcext:value-type="float">
            <text:p>0.0805997</text:p>
          </table:table-cell>
          <table:table-cell office:value-type="float" office:value="0.362611" calcext:value-type="float">
            <text:p>0.362611</text:p>
          </table:table-cell>
          <table:table-cell office:value-type="float" office:value="0.298739" calcext:value-type="float">
            <text:p>0.298739</text:p>
          </table:table-cell>
          <table:table-cell office:value-type="float" office:value="5.80869" calcext:value-type="float">
            <text:p>5.808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92731" calcext:value-type="float">
            <text:p>-5.92731</text:p>
          </table:table-cell>
          <table:table-cell office:value-type="float" office:value="-1.12638" calcext:value-type="float">
            <text:p>-1.12638</text:p>
          </table:table-cell>
          <table:table-cell office:value-type="float" office:value="5.18632" calcext:value-type="float">
            <text:p>5.18632</text:p>
          </table:table-cell>
          <table:table-cell office:value-type="float" office:value="4.2703" calcext:value-type="float">
            <text:p>4.2703</text:p>
          </table:table-cell>
          <table:table-cell office:value-type="float" office:value="-0.102689" calcext:value-type="float">
            <text:p>-0.102689</text:p>
          </table:table-cell>
          <table:table-cell office:value-type="float" office:value="0.0701702" calcext:value-type="float">
            <text:p>0.0701702</text:p>
          </table:table-cell>
          <table:table-cell office:value-type="float" office:value="0.0804775" calcext:value-type="float">
            <text:p>0.0804775</text:p>
          </table:table-cell>
          <table:table-cell office:value-type="float" office:value="0.362049" calcext:value-type="float">
            <text:p>0.362049</text:p>
          </table:table-cell>
          <table:table-cell office:value-type="float" office:value="0.298272" calcext:value-type="float">
            <text:p>0.298272</text:p>
          </table:table-cell>
          <table:table-cell office:value-type="float" office:value="1.29719" calcext:value-type="float">
            <text:p>1.29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01755" calcext:value-type="float">
            <text:p>-6.01755</text:p>
          </table:table-cell>
          <table:table-cell office:value-type="float" office:value="-1.39749" calcext:value-type="float">
            <text:p>-1.39749</text:p>
          </table:table-cell>
          <table:table-cell office:value-type="float" office:value="5.24357" calcext:value-type="float">
            <text:p>5.24357</text:p>
          </table:table-cell>
          <table:table-cell office:value-type="float" office:value="4.27889" calcext:value-type="float">
            <text:p>4.27889</text:p>
          </table:table-cell>
          <table:table-cell office:value-type="float" office:value="-0.0872316" calcext:value-type="float">
            <text:p>-0.0872316</text:p>
          </table:table-cell>
          <table:table-cell office:value-type="float" office:value="0.0700906" calcext:value-type="float">
            <text:p>0.0700906</text:p>
          </table:table-cell>
          <table:table-cell office:value-type="float" office:value="0.0804564" calcext:value-type="float">
            <text:p>0.0804564</text:p>
          </table:table-cell>
          <table:table-cell office:value-type="float" office:value="0.361586" calcext:value-type="float">
            <text:p>0.361586</text:p>
          </table:table-cell>
          <table:table-cell office:value-type="float" office:value="0.29799" calcext:value-type="float">
            <text:p>0.29799</text:p>
          </table:table-cell>
          <table:table-cell office:value-type="float" office:value="2.61709" calcext:value-type="float">
            <text:p>2.617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5528" calcext:value-type="float">
            <text:p>-6.15528</text:p>
          </table:table-cell>
          <table:table-cell office:value-type="float" office:value="-1.60407" calcext:value-type="float">
            <text:p>-1.60407</text:p>
          </table:table-cell>
          <table:table-cell office:value-type="float" office:value="5.20758" calcext:value-type="float">
            <text:p>5.20758</text:p>
          </table:table-cell>
          <table:table-cell office:value-type="float" office:value="4.25948" calcext:value-type="float">
            <text:p>4.25948</text:p>
          </table:table-cell>
          <table:table-cell office:value-type="float" office:value="-0.104662" calcext:value-type="float">
            <text:p>-0.104662</text:p>
          </table:table-cell>
          <table:table-cell office:value-type="float" office:value="0.0699824" calcext:value-type="float">
            <text:p>0.0699824</text:p>
          </table:table-cell>
          <table:table-cell office:value-type="float" office:value="0.0803772" calcext:value-type="float">
            <text:p>0.0803772</text:p>
          </table:table-cell>
          <table:table-cell office:value-type="float" office:value="0.361071" calcext:value-type="float">
            <text:p>0.361071</text:p>
          </table:table-cell>
          <table:table-cell office:value-type="float" office:value="0.297605" calcext:value-type="float">
            <text:p>0.297605</text:p>
          </table:table-cell>
          <table:table-cell office:value-type="float" office:value="1.28327" calcext:value-type="float">
            <text:p>1.28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29663" calcext:value-type="float">
            <text:p>-6.29663</text:p>
          </table:table-cell>
          <table:table-cell office:value-type="float" office:value="-1.85329" calcext:value-type="float">
            <text:p>-1.85329</text:p>
          </table:table-cell>
          <table:table-cell office:value-type="float" office:value="5.34901" calcext:value-type="float">
            <text:p>5.34901</text:p>
          </table:table-cell>
          <table:table-cell office:value-type="float" office:value="4.23811" calcext:value-type="float">
            <text:p>4.23811</text:p>
          </table:table-cell>
          <table:table-cell office:value-type="float" office:value="-0.135719" calcext:value-type="float">
            <text:p>-0.135719</text:p>
          </table:table-cell>
          <table:table-cell office:value-type="float" office:value="0.0698596" calcext:value-type="float">
            <text:p>0.0698596</text:p>
          </table:table-cell>
          <table:table-cell office:value-type="float" office:value="0.0803667" calcext:value-type="float">
            <text:p>0.0803667</text:p>
          </table:table-cell>
          <table:table-cell office:value-type="float" office:value="0.360439" calcext:value-type="float">
            <text:p>0.360439</text:p>
          </table:table-cell>
          <table:table-cell office:value-type="float" office:value="0.297483" calcext:value-type="float">
            <text:p>0.297483</text:p>
          </table:table-cell>
          <table:table-cell office:value-type="float" office:value="4.13657" calcext:value-type="float">
            <text:p>4.13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40458" calcext:value-type="float">
            <text:p>-6.40458</text:p>
          </table:table-cell>
          <table:table-cell office:value-type="float" office:value="-2.10324" calcext:value-type="float">
            <text:p>-2.10324</text:p>
          </table:table-cell>
          <table:table-cell office:value-type="float" office:value="5.36057" calcext:value-type="float">
            <text:p>5.36057</text:p>
          </table:table-cell>
          <table:table-cell office:value-type="float" office:value="4.23865" calcext:value-type="float">
            <text:p>4.23865</text:p>
          </table:table-cell>
          <table:table-cell office:value-type="float" office:value="-0.127352" calcext:value-type="float">
            <text:p>-0.127352</text:p>
          </table:table-cell>
          <table:table-cell office:value-type="float" office:value="0.0697519" calcext:value-type="float">
            <text:p>0.0697519</text:p>
          </table:table-cell>
          <table:table-cell office:value-type="float" office:value="0.0804583" calcext:value-type="float">
            <text:p>0.0804583</text:p>
          </table:table-cell>
          <table:table-cell office:value-type="float" office:value="0.359838" calcext:value-type="float">
            <text:p>0.359838</text:p>
          </table:table-cell>
          <table:table-cell office:value-type="float" office:value="0.297502" calcext:value-type="float">
            <text:p>0.297502</text:p>
          </table:table-cell>
          <table:table-cell office:value-type="float" office:value="0.296386" calcext:value-type="float">
            <text:p>0.2963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5387" calcext:value-type="float">
            <text:p>-6.55387</text:p>
          </table:table-cell>
          <table:table-cell office:value-type="float" office:value="-2.30686" calcext:value-type="float">
            <text:p>-2.30686</text:p>
          </table:table-cell>
          <table:table-cell office:value-type="float" office:value="5.30655" calcext:value-type="float">
            <text:p>5.30655</text:p>
          </table:table-cell>
          <table:table-cell office:value-type="float" office:value="4.21753" calcext:value-type="float">
            <text:p>4.21753</text:p>
          </table:table-cell>
          <table:table-cell office:value-type="float" office:value="-0.143137" calcext:value-type="float">
            <text:p>-0.143137</text:p>
          </table:table-cell>
          <table:table-cell office:value-type="float" office:value="0.0696293" calcext:value-type="float">
            <text:p>0.0696293</text:p>
          </table:table-cell>
          <table:table-cell office:value-type="float" office:value="0.0804713" calcext:value-type="float">
            <text:p>0.0804713</text:p>
          </table:table-cell>
          <table:table-cell office:value-type="float" office:value="0.359222" calcext:value-type="float">
            <text:p>0.359222</text:p>
          </table:table-cell>
          <table:table-cell office:value-type="float" office:value="0.297302" calcext:value-type="float">
            <text:p>0.297302</text:p>
          </table:table-cell>
          <table:table-cell office:value-type="float" office:value="3.44493" calcext:value-type="float">
            <text:p>3.444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0329" calcext:value-type="float">
            <text:p>-6.70329</text:p>
          </table:table-cell>
          <table:table-cell office:value-type="float" office:value="-2.51498" calcext:value-type="float">
            <text:p>-2.51498</text:p>
          </table:table-cell>
          <table:table-cell office:value-type="float" office:value="5.28017" calcext:value-type="float">
            <text:p>5.28017</text:p>
          </table:table-cell>
          <table:table-cell office:value-type="float" office:value="4.19755" calcext:value-type="float">
            <text:p>4.19755</text:p>
          </table:table-cell>
          <table:table-cell office:value-type="float" office:value="-0.15809" calcext:value-type="float">
            <text:p>-0.15809</text:p>
          </table:table-cell>
          <table:table-cell office:value-type="float" office:value="0.0695132" calcext:value-type="float">
            <text:p>0.0695132</text:p>
          </table:table-cell>
          <table:table-cell office:value-type="float" office:value="0.0804404" calcext:value-type="float">
            <text:p>0.0804404</text:p>
          </table:table-cell>
          <table:table-cell office:value-type="float" office:value="0.358595" calcext:value-type="float">
            <text:p>0.358595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6406" calcext:value-type="float">
            <text:p>0.7364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5734" calcext:value-type="float">
            <text:p>-6.85734</text:p>
          </table:table-cell>
          <table:table-cell office:value-type="float" office:value="-2.73156" calcext:value-type="float">
            <text:p>-2.73156</text:p>
          </table:table-cell>
          <table:table-cell office:value-type="float" office:value="5.29032" calcext:value-type="float">
            <text:p>5.29032</text:p>
          </table:table-cell>
          <table:table-cell office:value-type="float" office:value="4.17823" calcext:value-type="float">
            <text:p>4.17823</text:p>
          </table:table-cell>
          <table:table-cell office:value-type="float" office:value="-0.172557" calcext:value-type="float">
            <text:p>-0.172557</text:p>
          </table:table-cell>
          <table:table-cell office:value-type="float" office:value="0.0694262" calcext:value-type="float">
            <text:p>0.0694262</text:p>
          </table:table-cell>
          <table:table-cell office:value-type="float" office:value="0.0804012" calcext:value-type="float">
            <text:p>0.0804012</text:p>
          </table:table-cell>
          <table:table-cell office:value-type="float" office:value="0.357968" calcext:value-type="float">
            <text:p>0.357968</text:p>
          </table:table-cell>
          <table:table-cell office:value-type="float" office:value="0.296682" calcext:value-type="float">
            <text:p>0.296682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95318" calcext:value-type="float">
            <text:p>-6.95318</text:p>
          </table:table-cell>
          <table:table-cell office:value-type="float" office:value="-2.9983" calcext:value-type="float">
            <text:p>-2.9983</text:p>
          </table:table-cell>
          <table:table-cell office:value-type="float" office:value="5.32753" calcext:value-type="float">
            <text:p>5.32753</text:p>
          </table:table-cell>
          <table:table-cell office:value-type="float" office:value="4.1914" calcext:value-type="float">
            <text:p>4.1914</text:p>
          </table:table-cell>
          <table:table-cell office:value-type="float" office:value="-0.147281" calcext:value-type="float">
            <text:p>-0.147281</text:p>
          </table:table-cell>
          <table:table-cell office:value-type="float" office:value="0.0693052" calcext:value-type="float">
            <text:p>0.0693052</text:p>
          </table:table-cell>
          <table:table-cell office:value-type="float" office:value="0.0805599" calcext:value-type="float">
            <text:p>0.0805599</text:p>
          </table:table-cell>
          <table:table-cell office:value-type="float" office:value="0.357372" calcext:value-type="float">
            <text:p>0.357372</text:p>
          </table:table-cell>
          <table:table-cell office:value-type="float" office:value="0.296652" calcext:value-type="float">
            <text:p>0.296652</text:p>
          </table:table-cell>
          <table:table-cell office:value-type="float" office:value="1.95672" calcext:value-type="float">
            <text:p>1.956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08177" calcext:value-type="float">
            <text:p>-7.08177</text:p>
          </table:table-cell>
          <table:table-cell office:value-type="float" office:value="-3.22068" calcext:value-type="float">
            <text:p>-3.22068</text:p>
          </table:table-cell>
          <table:table-cell office:value-type="float" office:value="5.28195" calcext:value-type="float">
            <text:p>5.28195</text:p>
          </table:table-cell>
          <table:table-cell office:value-type="float" office:value="4.18577" calcext:value-type="float">
            <text:p>4.18577</text:p>
          </table:table-cell>
          <table:table-cell office:value-type="float" office:value="-0.142813" calcext:value-type="float">
            <text:p>-0.142813</text:p>
          </table:table-cell>
          <table:table-cell office:value-type="float" office:value="0.0691881" calcext:value-type="float">
            <text:p>0.0691881</text:p>
          </table:table-cell>
          <table:table-cell office:value-type="float" office:value="0.0807514" calcext:value-type="float">
            <text:p>0.0807514</text:p>
          </table:table-cell>
          <table:table-cell office:value-type="float" office:value="0.356826" calcext:value-type="float">
            <text:p>0.356826</text:p>
          </table:table-cell>
          <table:table-cell office:value-type="float" office:value="0.296567" calcext:value-type="float">
            <text:p>0.296567</text:p>
          </table:table-cell>
          <table:table-cell office:value-type="float" office:value="0.293657" calcext:value-type="float">
            <text:p>0.293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0657" calcext:value-type="float">
            <text:p>-7.20657</text:p>
          </table:table-cell>
          <table:table-cell office:value-type="float" office:value="-3.41069" calcext:value-type="float">
            <text:p>-3.41069</text:p>
          </table:table-cell>
          <table:table-cell office:value-type="float" office:value="5.21665" calcext:value-type="float">
            <text:p>5.21665</text:p>
          </table:table-cell>
          <table:table-cell office:value-type="float" office:value="4.17141" calcext:value-type="float">
            <text:p>4.17141</text:p>
          </table:table-cell>
          <table:table-cell office:value-type="float" office:value="-0.152853" calcext:value-type="float">
            <text:p>-0.152853</text:p>
          </table:table-cell>
          <table:table-cell office:value-type="float" office:value="0.0690863" calcext:value-type="float">
            <text:p>0.0690863</text:p>
          </table:table-cell>
          <table:table-cell office:value-type="float" office:value="0.0808267" calcext:value-type="float">
            <text:p>0.0808267</text:p>
          </table:table-cell>
          <table:table-cell office:value-type="float" office:value="0.356308" calcext:value-type="float">
            <text:p>0.356308</text:p>
          </table:table-cell>
          <table:table-cell office:value-type="float" office:value="0.296325" calcext:value-type="float">
            <text:p>0.296325</text:p>
          </table:table-cell>
          <table:table-cell office:value-type="float" office:value="1.55372" calcext:value-type="float">
            <text:p>1.553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5311" calcext:value-type="float">
            <text:p>-7.35311</text:p>
          </table:table-cell>
          <table:table-cell office:value-type="float" office:value="-3.66134" calcext:value-type="float">
            <text:p>-3.66134</text:p>
          </table:table-cell>
          <table:table-cell office:value-type="float" office:value="5.26527" calcext:value-type="float">
            <text:p>5.26527</text:p>
          </table:table-cell>
          <table:table-cell office:value-type="float" office:value="4.1677" calcext:value-type="float">
            <text:p>4.1677</text:p>
          </table:table-cell>
          <table:table-cell office:value-type="float" office:value="-0.146724" calcext:value-type="float">
            <text:p>-0.146724</text:p>
          </table:table-cell>
          <table:table-cell office:value-type="float" office:value="0.0689806" calcext:value-type="float">
            <text:p>0.0689806</text:p>
          </table:table-cell>
          <table:table-cell office:value-type="float" office:value="0.0810987" calcext:value-type="float">
            <text:p>0.0810987</text:p>
          </table:table-cell>
          <table:table-cell office:value-type="float" office:value="0.355809" calcext:value-type="float">
            <text:p>0.355809</text:p>
          </table:table-cell>
          <table:table-cell office:value-type="float" office:value="0.296295" calcext:value-type="float">
            <text:p>0.296295</text:p>
          </table:table-cell>
          <table:table-cell office:value-type="float" office:value="4.34037" calcext:value-type="float">
            <text:p>4.340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0947" calcext:value-type="float">
            <text:p>-7.50947</text:p>
          </table:table-cell>
          <table:table-cell office:value-type="float" office:value="-3.79468" calcext:value-type="float">
            <text:p>-3.79468</text:p>
          </table:table-cell>
          <table:table-cell office:value-type="float" office:value="5.13963" calcext:value-type="float">
            <text:p>5.13963</text:p>
          </table:table-cell>
          <table:table-cell office:value-type="float" office:value="4.13074" calcext:value-type="float">
            <text:p>4.13074</text:p>
          </table:table-cell>
          <table:table-cell office:value-type="float" office:value="-0.183216" calcext:value-type="float">
            <text:p>-0.183216</text:p>
          </table:table-cell>
          <table:table-cell office:value-type="float" office:value="0.0688658" calcext:value-type="float">
            <text:p>0.0688658</text:p>
          </table:table-cell>
          <table:table-cell office:value-type="float" office:value="0.081042" calcext:value-type="float">
            <text:p>0.081042</text:p>
          </table:table-cell>
          <table:table-cell office:value-type="float" office:value="0.355258" calcext:value-type="float">
            <text:p>0.355258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5.33547" calcext:value-type="float">
            <text:p>5.335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65333" calcext:value-type="float">
            <text:p>-7.65333</text:p>
          </table:table-cell>
          <table:table-cell office:value-type="float" office:value="-4.00598" calcext:value-type="float">
            <text:p>-4.00598</text:p>
          </table:table-cell>
          <table:table-cell office:value-type="float" office:value="5.16167" calcext:value-type="float">
            <text:p>5.16167</text:p>
          </table:table-cell>
          <table:table-cell office:value-type="float" office:value="4.11881" calcext:value-type="float">
            <text:p>4.11881</text:p>
          </table:table-cell>
          <table:table-cell office:value-type="float" office:value="-0.188273" calcext:value-type="float">
            <text:p>-0.188273</text:p>
          </table:table-cell>
          <table:table-cell office:value-type="float" office:value="0.0687547" calcext:value-type="float">
            <text:p>0.0687547</text:p>
          </table:table-cell>
          <table:table-cell office:value-type="float" office:value="0.0809954" calcext:value-type="float">
            <text:p>0.0809954</text:p>
          </table:table-cell>
          <table:table-cell office:value-type="float" office:value="0.354699" calcext:value-type="float">
            <text:p>0.354699</text:p>
          </table:table-cell>
          <table:table-cell office:value-type="float" office:value="0.295491" calcext:value-type="float">
            <text:p>0.295491</text:p>
          </table:table-cell>
          <table:table-cell office:value-type="float" office:value="0.525973" calcext:value-type="float">
            <text:p>0.525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0962" calcext:value-type="float">
            <text:p>-7.80962</text:p>
          </table:table-cell>
          <table:table-cell office:value-type="float" office:value="-4.23323" calcext:value-type="float">
            <text:p>-4.23323</text:p>
          </table:table-cell>
          <table:table-cell office:value-type="float" office:value="5.19063" calcext:value-type="float">
            <text:p>5.19063</text:p>
          </table:table-cell>
          <table:table-cell office:value-type="float" office:value="4.10982" calcext:value-type="float">
            <text:p>4.10982</text:p>
          </table:table-cell>
          <table:table-cell office:value-type="float" office:value="-0.187037" calcext:value-type="float">
            <text:p>-0.187037</text:p>
          </table:table-cell>
          <table:table-cell office:value-type="float" office:value="0.0686405" calcext:value-type="float">
            <text:p>0.0686405</text:p>
          </table:table-cell>
          <table:table-cell office:value-type="float" office:value="0.0810198" calcext:value-type="float">
            <text:p>0.0810198</text:p>
          </table:table-cell>
          <table:table-cell office:value-type="float" office:value="0.354144" calcext:value-type="float">
            <text:p>0.354144</text:p>
          </table:table-cell>
          <table:table-cell office:value-type="float" office:value="0.295199" calcext:value-type="float">
            <text:p>0.295199</text:p>
          </table:table-cell>
          <table:table-cell office:value-type="float" office:value="0.484303" calcext:value-type="float">
            <text:p>0.4843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96054" calcext:value-type="float">
            <text:p>-7.96054</text:p>
          </table:table-cell>
          <table:table-cell office:value-type="float" office:value="-4.45258" calcext:value-type="float">
            <text:p>-4.45258</text:p>
          </table:table-cell>
          <table:table-cell office:value-type="float" office:value="5.19757" calcext:value-type="float">
            <text:p>5.19757</text:p>
          </table:table-cell>
          <table:table-cell office:value-type="float" office:value="4.10151" calcext:value-type="float">
            <text:p>4.10151</text:p>
          </table:table-cell>
          <table:table-cell office:value-type="float" office:value="-0.185259" calcext:value-type="float">
            <text:p>-0.185259</text:p>
          </table:table-cell>
          <table:table-cell office:value-type="float" office:value="0.0685285" calcext:value-type="float">
            <text:p>0.0685285</text:p>
          </table:table-cell>
          <table:table-cell office:value-type="float" office:value="0.0811091" calcext:value-type="float">
            <text:p>0.0811091</text:p>
          </table:table-cell>
          <table:table-cell office:value-type="float" office:value="0.353607" calcext:value-type="float">
            <text:p>0.353607</text:p>
          </table:table-cell>
          <table:table-cell office:value-type="float" office:value="0.294975" calcext:value-type="float">
            <text:p>0.294975</text:p>
          </table:table-cell>
          <table:table-cell office:value-type="float" office:value="0.369906" calcext:value-type="float">
            <text:p>0.3699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2463" calcext:value-type="float">
            <text:p>-8.12463</text:p>
          </table:table-cell>
          <table:table-cell office:value-type="float" office:value="-4.68983" calcext:value-type="float">
            <text:p>-4.68983</text:p>
          </table:table-cell>
          <table:table-cell office:value-type="float" office:value="5.24431" calcext:value-type="float">
            <text:p>5.24431</text:p>
          </table:table-cell>
          <table:table-cell office:value-type="float" office:value="4.09479" calcext:value-type="float">
            <text:p>4.09479</text:p>
          </table:table-cell>
          <table:table-cell office:value-type="float" office:value="-0.181287" calcext:value-type="float">
            <text:p>-0.181287</text:p>
          </table:table-cell>
          <table:table-cell office:value-type="float" office:value="0.0684133" calcext:value-type="float">
            <text:p>0.0684133</text:p>
          </table:table-cell>
          <table:table-cell office:value-type="float" office:value="0.0813838" calcext:value-type="float">
            <text:p>0.0813838</text:p>
          </table:table-cell>
          <table:table-cell office:value-type="float" office:value="0.353073" calcext:value-type="float">
            <text:p>0.353073</text:p>
          </table:table-cell>
          <table:table-cell office:value-type="float" office:value="0.294946" calcext:value-type="float">
            <text:p>0.294946</text:p>
          </table:table-cell>
          <table:table-cell office:value-type="float" office:value="1.1532" calcext:value-type="float">
            <text:p>1.15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6522" calcext:value-type="float">
            <text:p>-8.26522</text:p>
          </table:table-cell>
          <table:table-cell office:value-type="float" office:value="-4.88678" calcext:value-type="float">
            <text:p>-4.88678</text:p>
          </table:table-cell>
          <table:table-cell office:value-type="float" office:value="5.12189" calcext:value-type="float">
            <text:p>5.12189</text:p>
          </table:table-cell>
          <table:table-cell office:value-type="float" office:value="4.08956" calcext:value-type="float">
            <text:p>4.08956</text:p>
          </table:table-cell>
          <table:table-cell office:value-type="float" office:value="-0.171912" calcext:value-type="float">
            <text:p>-0.171912</text:p>
          </table:table-cell>
          <table:table-cell office:value-type="float" office:value="0.0683129" calcext:value-type="float">
            <text:p>0.0683129</text:p>
          </table:table-cell>
          <table:table-cell office:value-type="float" office:value="0.081648" calcext:value-type="float">
            <text:p>0.081648</text:p>
          </table:table-cell>
          <table:table-cell office:value-type="float" office:value="0.352711" calcext:value-type="float">
            <text:p>0.352711</text:p>
          </table:table-cell>
          <table:table-cell office:value-type="float" office:value="0.294729" calcext:value-type="float">
            <text:p>0.294729</text:p>
          </table:table-cell>
          <table:table-cell office:value-type="float" office:value="2.36746" calcext:value-type="float">
            <text:p>2.367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926" calcext:value-type="float">
            <text:p>-8.39926</text:p>
          </table:table-cell>
          <table:table-cell office:value-type="float" office:value="-5.10151" calcext:value-type="float">
            <text:p>-5.10151</text:p>
          </table:table-cell>
          <table:table-cell office:value-type="float" office:value="5.11971" calcext:value-type="float">
            <text:p>5.11971</text:p>
          </table:table-cell>
          <table:table-cell office:value-type="float" office:value="4.08784" calcext:value-type="float">
            <text:p>4.08784</text:p>
          </table:table-cell>
          <table:table-cell office:value-type="float" office:value="-0.164292" calcext:value-type="float">
            <text:p>-0.164292</text:p>
          </table:table-cell>
          <table:table-cell office:value-type="float" office:value="0.0682665" calcext:value-type="float">
            <text:p>0.0682665</text:p>
          </table:table-cell>
          <table:table-cell office:value-type="float" office:value="0.0820258" calcext:value-type="float">
            <text:p>0.0820258</text:p>
          </table:table-cell>
          <table:table-cell office:value-type="float" office:value="0.352469" calcext:value-type="float">
            <text:p>0.352469</text:p>
          </table:table-cell>
          <table:table-cell office:value-type="float" office:value="0.29464" calcext:value-type="float">
            <text:p>0.29464</text:p>
          </table:table-cell>
          <table:table-cell office:value-type="float" office:value="0.228249" calcext:value-type="float">
            <text:p>0.2282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46" calcext:value-type="float">
            <text:p>-8.546</text:p>
          </table:table-cell>
          <table:table-cell office:value-type="float" office:value="-5.26259" calcext:value-type="float">
            <text:p>-5.26259</text:p>
          </table:table-cell>
          <table:table-cell office:value-type="float" office:value="4.99231" calcext:value-type="float">
            <text:p>4.99231</text:p>
          </table:table-cell>
          <table:table-cell office:value-type="float" office:value="4.0709" calcext:value-type="float">
            <text:p>4.0709</text:p>
          </table:table-cell>
          <table:table-cell office:value-type="float" office:value="-0.171814" calcext:value-type="float">
            <text:p>-0.171814</text:p>
          </table:table-cell>
          <table:table-cell office:value-type="float" office:value="0.0682751" calcext:value-type="float">
            <text:p>0.0682751</text:p>
          </table:table-cell>
          <table:table-cell office:value-type="float" office:value="0.0822138" calcext:value-type="float">
            <text:p>0.0822138</text:p>
          </table:table-cell>
          <table:table-cell office:value-type="float" office:value="0.352408" calcext:value-type="float">
            <text:p>0.352408</text:p>
          </table:table-cell>
          <table:table-cell office:value-type="float" office:value="0.294305" calcext:value-type="float">
            <text:p>0.294305</text:p>
          </table:table-cell>
          <table:table-cell office:value-type="float" office:value="3.61155" calcext:value-type="float">
            <text:p>3.611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3509" calcext:value-type="float">
            <text:p>-8.73509</text:p>
          </table:table-cell>
          <table:table-cell office:value-type="float" office:value="-5.46193" calcext:value-type="float">
            <text:p>-5.46193</text:p>
          </table:table-cell>
          <table:table-cell office:value-type="float" office:value="5.02399" calcext:value-type="float">
            <text:p>5.02399</text:p>
          </table:table-cell>
          <table:table-cell office:value-type="float" office:value="4.05052" calcext:value-type="float">
            <text:p>4.05052</text:p>
          </table:table-cell>
          <table:table-cell office:value-type="float" office:value="-0.184272" calcext:value-type="float">
            <text:p>-0.184272</text:p>
          </table:table-cell>
          <table:table-cell office:value-type="float" office:value="0.0682203" calcext:value-type="float">
            <text:p>0.0682203</text:p>
          </table:table-cell>
          <table:table-cell office:value-type="float" office:value="0.082448" calcext:value-type="float">
            <text:p>0.082448</text:p>
          </table:table-cell>
          <table:table-cell office:value-type="float" office:value="0.352217" calcext:value-type="float">
            <text:p>0.352217</text:p>
          </table:table-cell>
          <table:table-cell office:value-type="float" office:value="0.29401" calcext:value-type="float">
            <text:p>0.29401</text:p>
          </table:table-cell>
          <table:table-cell office:value-type="float" office:value="1.88473" calcext:value-type="float">
            <text:p>1.884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8953" calcext:value-type="float">
            <text:p>-8.8953</text:p>
          </table:table-cell>
          <table:table-cell office:value-type="float" office:value="-5.65729" calcext:value-type="float">
            <text:p>-5.65729</text:p>
          </table:table-cell>
          <table:table-cell office:value-type="float" office:value="5.01559" calcext:value-type="float">
            <text:p>5.01559</text:p>
          </table:table-cell>
          <table:table-cell office:value-type="float" office:value="4.03959" calcext:value-type="float">
            <text:p>4.03959</text:p>
          </table:table-cell>
          <table:table-cell office:value-type="float" office:value="-0.185659" calcext:value-type="float">
            <text:p>-0.185659</text:p>
          </table:table-cell>
          <table:table-cell office:value-type="float" office:value="0.0681928" calcext:value-type="float">
            <text:p>0.0681928</text:p>
          </table:table-cell>
          <table:table-cell office:value-type="float" office:value="0.0827242" calcext:value-type="float">
            <text:p>0.0827242</text:p>
          </table:table-cell>
          <table:table-cell office:value-type="float" office:value="0.352079" calcext:value-type="float">
            <text:p>0.352079</text:p>
          </table:table-cell>
          <table:table-cell office:value-type="float" office:value="0.293755" calcext:value-type="float">
            <text:p>0.293755</text:p>
          </table:table-cell>
          <table:table-cell office:value-type="float" office:value="0.276922" calcext:value-type="float">
            <text:p>0.2769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5178" calcext:value-type="float">
            <text:p>-9.05178</text:p>
          </table:table-cell>
          <table:table-cell office:value-type="float" office:value="-5.84166" calcext:value-type="float">
            <text:p>-5.84166</text:p>
          </table:table-cell>
          <table:table-cell office:value-type="float" office:value="5.00087" calcext:value-type="float">
            <text:p>5.00087</text:p>
          </table:table-cell>
          <table:table-cell office:value-type="float" office:value="4.02737" calcext:value-type="float">
            <text:p>4.02737</text:p>
          </table:table-cell>
          <table:table-cell office:value-type="float" office:value="-0.189188" calcext:value-type="float">
            <text:p>-0.189188</text:p>
          </table:table-cell>
          <table:table-cell office:value-type="float" office:value="0.0682206" calcext:value-type="float">
            <text:p>0.0682206</text:p>
          </table:table-cell>
          <table:table-cell office:value-type="float" office:value="0.0829966" calcext:value-type="float">
            <text:p>0.0829966</text:p>
          </table:table-cell>
          <table:table-cell office:value-type="float" office:value="0.351996" calcext:value-type="float">
            <text:p>0.351996</text:p>
          </table:table-cell>
          <table:table-cell office:value-type="float" office:value="0.293524" calcext:value-type="float">
            <text:p>0.293524</text:p>
          </table:table-cell>
          <table:table-cell office:value-type="float" office:value="0.101024" calcext:value-type="float">
            <text:p>0.1010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115" calcext:value-type="float">
            <text:p>-9.19115</text:p>
          </table:table-cell>
          <table:table-cell office:value-type="float" office:value="-5.99217" calcext:value-type="float">
            <text:p>-5.99217</text:p>
          </table:table-cell>
          <table:table-cell office:value-type="float" office:value="4.87535" calcext:value-type="float">
            <text:p>4.87535</text:p>
          </table:table-cell>
          <table:table-cell office:value-type="float" office:value="4.01361" calcext:value-type="float">
            <text:p>4.01361</text:p>
          </table:table-cell>
          <table:table-cell office:value-type="float" office:value="-0.192846" calcext:value-type="float">
            <text:p>-0.192846</text:p>
          </table:table-cell>
          <table:table-cell office:value-type="float" office:value="0.0684158" calcext:value-type="float">
            <text:p>0.0684158</text:p>
          </table:table-cell>
          <table:table-cell office:value-type="float" office:value="0.0831089" calcext:value-type="float">
            <text:p>0.0831089</text:p>
          </table:table-cell>
          <table:table-cell office:value-type="float" office:value="0.352205" calcext:value-type="float">
            <text:p>0.352205</text:p>
          </table:table-cell>
          <table:table-cell office:value-type="float" office:value="0.29314" calcext:value-type="float">
            <text:p>0.29314</text:p>
          </table:table-cell>
          <table:table-cell office:value-type="float" office:value="5.62683" calcext:value-type="float">
            <text:p>5.62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6331" calcext:value-type="float">
            <text:p>-9.36331</text:p>
          </table:table-cell>
          <table:table-cell office:value-type="float" office:value="-6.09461" calcext:value-type="float">
            <text:p>-6.09461</text:p>
          </table:table-cell>
          <table:table-cell office:value-type="float" office:value="4.78173" calcext:value-type="float">
            <text:p>4.78173</text:p>
          </table:table-cell>
          <table:table-cell office:value-type="float" office:value="3.97549" calcext:value-type="float">
            <text:p>3.97549</text:p>
          </table:table-cell>
          <table:table-cell office:value-type="float" office:value="-0.225923" calcext:value-type="float">
            <text:p>-0.225923</text:p>
          </table:table-cell>
          <table:table-cell office:value-type="float" office:value="0.0686463" calcext:value-type="float">
            <text:p>0.0686463</text:p>
          </table:table-cell>
          <table:table-cell office:value-type="float" office:value="0.0829974" calcext:value-type="float">
            <text:p>0.0829974</text:p>
          </table:table-cell>
          <table:table-cell office:value-type="float" office:value="0.352334" calcext:value-type="float">
            <text:p>0.352334</text:p>
          </table:table-cell>
          <table:table-cell office:value-type="float" office:value="0.292656" calcext:value-type="float">
            <text:p>0.292656</text:p>
          </table:table-cell>
          <table:table-cell office:value-type="float" office:value="4.36482" calcext:value-type="float">
            <text:p>4.364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3984" calcext:value-type="float">
            <text:p>-9.53984</text:p>
          </table:table-cell>
          <table:table-cell office:value-type="float" office:value="-6.27819" calcext:value-type="float">
            <text:p>-6.27819</text:p>
          </table:table-cell>
          <table:table-cell office:value-type="float" office:value="4.81956" calcext:value-type="float">
            <text:p>4.81956</text:p>
          </table:table-cell>
          <table:table-cell office:value-type="float" office:value="3.96146" calcext:value-type="float">
            <text:p>3.96146</text:p>
          </table:table-cell>
          <table:table-cell office:value-type="float" office:value="-0.229067" calcext:value-type="float">
            <text:p>-0.229067</text:p>
          </table:table-cell>
          <table:table-cell office:value-type="float" office:value="0.0689041" calcext:value-type="float">
            <text:p>0.0689041</text:p>
          </table:table-cell>
          <table:table-cell office:value-type="float" office:value="0.0828997" calcext:value-type="float">
            <text:p>0.0828997</text:p>
          </table:table-cell>
          <table:table-cell office:value-type="float" office:value="0.352394" calcext:value-type="float">
            <text:p>0.352394</text:p>
          </table:table-cell>
          <table:table-cell office:value-type="float" office:value="0.29219" calcext:value-type="float">
            <text:p>0.29219</text:p>
          </table:table-cell>
          <table:table-cell office:value-type="float" office:value="1.08378" calcext:value-type="float">
            <text:p>1.0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824" calcext:value-type="float">
            <text:p>-9.6824</text:p>
          </table:table-cell>
          <table:table-cell office:value-type="float" office:value="-6.48423" calcext:value-type="float">
            <text:p>-6.48423</text:p>
          </table:table-cell>
          <table:table-cell office:value-type="float" office:value="4.83682" calcext:value-type="float">
            <text:p>4.83682</text:p>
          </table:table-cell>
          <table:table-cell office:value-type="float" office:value="3.96604" calcext:value-type="float">
            <text:p>3.96604</text:p>
          </table:table-cell>
          <table:table-cell office:value-type="float" office:value="-0.211139" calcext:value-type="float">
            <text:p>-0.211139</text:p>
          </table:table-cell>
          <table:table-cell office:value-type="float" office:value="0.0694473" calcext:value-type="float">
            <text:p>0.0694473</text:p>
          </table:table-cell>
          <table:table-cell office:value-type="float" office:value="0.0828854" calcext:value-type="float">
            <text:p>0.0828854</text:p>
          </table:table-cell>
          <table:table-cell office:value-type="float" office:value="0.352677" calcext:value-type="float">
            <text:p>0.352677</text:p>
          </table:table-cell>
          <table:table-cell office:value-type="float" office:value="0.291834" calcext:value-type="float">
            <text:p>0.291834</text:p>
          </table:table-cell>
          <table:table-cell office:value-type="float" office:value="0.557276" calcext:value-type="float">
            <text:p>0.5572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0252" calcext:value-type="float">
            <text:p>-9.90252</text:p>
          </table:table-cell>
          <table:table-cell office:value-type="float" office:value="-6.65158" calcext:value-type="float">
            <text:p>-6.65158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3.93434" calcext:value-type="float">
            <text:p>3.93434</text:p>
          </table:table-cell>
          <table:table-cell office:value-type="float" office:value="-0.23615" calcext:value-type="float">
            <text:p>-0.23615</text:p>
          </table:table-cell>
          <table:table-cell office:value-type="float" office:value="0.069752" calcext:value-type="float">
            <text:p>0.069752</text:p>
          </table:table-cell>
          <table:table-cell office:value-type="float" office:value="0.0828677" calcext:value-type="float">
            <text:p>0.0828677</text:p>
          </table:table-cell>
          <table:table-cell office:value-type="float" office:value="0.352512" calcext:value-type="float">
            <text:p>0.352512</text:p>
          </table:table-cell>
          <table:table-cell office:value-type="float" office:value="0.291557" calcext:value-type="float">
            <text:p>0.291557</text:p>
          </table:table-cell>
          <table:table-cell office:value-type="float" office:value="7.35351" calcext:value-type="float">
            <text:p>7.353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1059" calcext:value-type="float">
            <text:p>-10.1059</text:p>
          </table:table-cell>
          <table:table-cell office:value-type="float" office:value="-6.81856" calcext:value-type="float">
            <text:p>-6.81856</text:p>
          </table:table-cell>
          <table:table-cell office:value-type="float" office:value="4.96431" calcext:value-type="float">
            <text:p>4.96431</text:p>
          </table:table-cell>
          <table:table-cell office:value-type="float" office:value="3.91141" calcext:value-type="float">
            <text:p>3.91141</text:p>
          </table:table-cell>
          <table:table-cell office:value-type="float" office:value="-0.248085" calcext:value-type="float">
            <text:p>-0.248085</text:p>
          </table:table-cell>
          <table:table-cell office:value-type="float" office:value="0.0699742" calcext:value-type="float">
            <text:p>0.0699742</text:p>
          </table:table-cell>
          <table:table-cell office:value-type="float" office:value="0.0828561" calcext:value-type="float">
            <text:p>0.0828561</text:p>
          </table:table-cell>
          <table:table-cell office:value-type="float" office:value="0.352251" calcext:value-type="float">
            <text:p>0.352251</text:p>
          </table:table-cell>
          <table:table-cell office:value-type="float" office:value="0.291288" calcext:value-type="float">
            <text:p>0.291288</text:p>
          </table:table-cell>
          <table:table-cell office:value-type="float" office:value="0.784014" calcext:value-type="float">
            <text:p>0.7840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2904" calcext:value-type="float">
            <text:p>-10.2904</text:p>
          </table:table-cell>
          <table:table-cell office:value-type="float" office:value="-6.9825" calcext:value-type="float">
            <text:p>-6.9825</text:p>
          </table:table-cell>
          <table:table-cell office:value-type="float" office:value="4.99343" calcext:value-type="float">
            <text:p>4.99343</text:p>
          </table:table-cell>
          <table:table-cell office:value-type="float" office:value="3.8945" calcext:value-type="float">
            <text:p>3.8945</text:p>
          </table:table-cell>
          <table:table-cell office:value-type="float" office:value="-0.25393" calcext:value-type="float">
            <text:p>-0.25393</text:p>
          </table:table-cell>
          <table:table-cell office:value-type="float" office:value="0.0702413" calcext:value-type="float">
            <text:p>0.0702413</text:p>
          </table:table-cell>
          <table:table-cell office:value-type="float" office:value="0.0828525" calcext:value-type="float">
            <text:p>0.0828525</text:p>
          </table:table-cell>
          <table:table-cell office:value-type="float" office:value="0.351934" calcext:value-type="float">
            <text:p>0.351934</text:p>
          </table:table-cell>
          <table:table-cell office:value-type="float" office:value="0.291094" calcext:value-type="float">
            <text:p>0.291094</text:p>
          </table:table-cell>
          <table:table-cell office:value-type="float" office:value="0.980731" calcext:value-type="float">
            <text:p>0.9807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522" calcext:value-type="float">
            <text:p>-10.522</text:p>
          </table:table-cell>
          <table:table-cell office:value-type="float" office:value="-7.16664" calcext:value-type="float">
            <text:p>-7.16664</text:p>
          </table:table-cell>
          <table:table-cell office:value-type="float" office:value="5.0585" calcext:value-type="float">
            <text:p>5.0585</text:p>
          </table:table-cell>
          <table:table-cell office:value-type="float" office:value="3.87212" calcext:value-type="float">
            <text:p>3.87212</text:p>
          </table:table-cell>
          <table:table-cell office:value-type="float" office:value="-0.263579" calcext:value-type="float">
            <text:p>-0.263579</text:p>
          </table:table-cell>
          <table:table-cell office:value-type="float" office:value="0.0703226" calcext:value-type="float">
            <text:p>0.0703226</text:p>
          </table:table-cell>
          <table:table-cell office:value-type="float" office:value="0.0829468" calcext:value-type="float">
            <text:p>0.0829468</text:p>
          </table:table-cell>
          <table:table-cell office:value-type="float" office:value="0.35149" calcext:value-type="float">
            <text:p>0.35149</text:p>
          </table:table-cell>
          <table:table-cell office:value-type="float" office:value="0.290998" calcext:value-type="float">
            <text:p>0.290998</text:p>
          </table:table-cell>
          <table:table-cell office:value-type="float" office:value="3.84542" calcext:value-type="float">
            <text:p>3.845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7254" calcext:value-type="float">
            <text:p>-10.7254</text:p>
          </table:table-cell>
          <table:table-cell office:value-type="float" office:value="-7.31175" calcext:value-type="float">
            <text:p>-7.31175</text:p>
          </table:table-cell>
          <table:table-cell office:value-type="float" office:value="5.06255" calcext:value-type="float">
            <text:p>5.06255</text:p>
          </table:table-cell>
          <table:table-cell office:value-type="float" office:value="3.84757" calcext:value-type="float">
            <text:p>3.84757</text:p>
          </table:table-cell>
          <table:table-cell office:value-type="float" office:value="-0.276536" calcext:value-type="float">
            <text:p>-0.276536</text:p>
          </table:table-cell>
          <table:table-cell office:value-type="float" office:value="0.0703814" calcext:value-type="float">
            <text:p>0.0703814</text:p>
          </table:table-cell>
          <table:table-cell office:value-type="float" office:value="0.0830048" calcext:value-type="float">
            <text:p>0.0830048</text:p>
          </table:table-cell>
          <table:table-cell office:value-type="float" office:value="0.351004" calcext:value-type="float">
            <text:p>0.351004</text:p>
          </table:table-cell>
          <table:table-cell office:value-type="float" office:value="0.290862" calcext:value-type="float">
            <text:p>0.290862</text:p>
          </table:table-cell>
          <table:table-cell office:value-type="float" office:value="1.90925" calcext:value-type="float">
            <text:p>1.909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9738" calcext:value-type="float">
            <text:p>-10.9738</text:p>
          </table:table-cell>
          <table:table-cell office:value-type="float" office:value="-7.4767" calcext:value-type="float">
            <text:p>-7.4767</text:p>
          </table:table-cell>
          <table:table-cell office:value-type="float" office:value="5.12219" calcext:value-type="float">
            <text:p>5.12219</text:p>
          </table:table-cell>
          <table:table-cell office:value-type="float" office:value="3.8187" calcext:value-type="float">
            <text:p>3.8187</text:p>
          </table:table-cell>
          <table:table-cell office:value-type="float" office:value="-0.292129" calcext:value-type="float">
            <text:p>-0.292129</text:p>
          </table:table-cell>
          <table:table-cell office:value-type="float" office:value="0.0703028" calcext:value-type="float">
            <text:p>0.0703028</text:p>
          </table:table-cell>
          <table:table-cell office:value-type="float" office:value="0.0831237" calcext:value-type="float">
            <text:p>0.0831237</text:p>
          </table:table-cell>
          <table:table-cell office:value-type="float" office:value="0.35045" calcext:value-type="float">
            <text:p>0.35045</text:p>
          </table:table-cell>
          <table:table-cell office:value-type="float" office:value="0.290736" calcext:value-type="float">
            <text:p>0.290736</text:p>
          </table:table-cell>
          <table:table-cell office:value-type="float" office:value="3.73462" calcext:value-type="float">
            <text:p>3.734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601" calcext:value-type="float">
            <text:p>-11.1601</text:p>
          </table:table-cell>
          <table:table-cell office:value-type="float" office:value="-7.61702" calcext:value-type="float">
            <text:p>-7.61702</text:p>
          </table:table-cell>
          <table:table-cell office:value-type="float" office:value="5.04925" calcext:value-type="float">
            <text:p>5.04925</text:p>
          </table:table-cell>
          <table:table-cell office:value-type="float" office:value="3.80224" calcext:value-type="float">
            <text:p>3.80224</text:p>
          </table:table-cell>
          <table:table-cell office:value-type="float" office:value="-0.294146" calcext:value-type="float">
            <text:p>-0.294146</text:p>
          </table:table-cell>
          <table:table-cell office:value-type="float" office:value="0.0702616" calcext:value-type="float">
            <text:p>0.0702616</text:p>
          </table:table-cell>
          <table:table-cell office:value-type="float" office:value="0.083217" calcext:value-type="float">
            <text:p>0.083217</text:p>
          </table:table-cell>
          <table:table-cell office:value-type="float" office:value="0.349936" calcext:value-type="float">
            <text:p>0.349936</text:p>
          </table:table-cell>
          <table:table-cell office:value-type="float" office:value="0.290533" calcext:value-type="float">
            <text:p>0.290533</text:p>
          </table:table-cell>
          <table:table-cell office:value-type="float" office:value="1.32671" calcext:value-type="float">
            <text:p>1.326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125" calcext:value-type="float">
            <text:p>-11.3125</text:p>
          </table:table-cell>
          <table:table-cell office:value-type="float" office:value="-7.76641" calcext:value-type="float">
            <text:p>-7.76641</text:p>
          </table:table-cell>
          <table:table-cell office:value-type="float" office:value="4.99286" calcext:value-type="float">
            <text:p>4.99286</text:p>
          </table:table-cell>
          <table:table-cell office:value-type="float" office:value="3.79953" calcext:value-type="float">
            <text:p>3.79953</text:p>
          </table:table-cell>
          <table:table-cell office:value-type="float" office:value="-0.28183" calcext:value-type="float">
            <text:p>-0.28183</text:p>
          </table:table-cell>
          <table:table-cell office:value-type="float" office:value="0.0704221" calcext:value-type="float">
            <text:p>0.0704221</text:p>
          </table:table-cell>
          <table:table-cell office:value-type="float" office:value="0.0833413" calcext:value-type="float">
            <text:p>0.0833413</text:p>
          </table:table-cell>
          <table:table-cell office:value-type="float" office:value="0.349542" calcext:value-type="float">
            <text:p>0.349542</text:p>
          </table:table-cell>
          <table:table-cell office:value-type="float" office:value="0.290427" calcext:value-type="float">
            <text:p>0.290427</text:p>
          </table:table-cell>
          <table:table-cell office:value-type="float" office:value="2.96405" calcext:value-type="float">
            <text:p>2.96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056" calcext:value-type="float">
            <text:p>-11.5056</text:p>
          </table:table-cell>
          <table:table-cell office:value-type="float" office:value="-7.8946" calcext:value-type="float">
            <text:p>-7.8946</text:p>
          </table:table-cell>
          <table:table-cell office:value-type="float" office:value="4.94832" calcext:value-type="float">
            <text:p>4.94832</text:p>
          </table:table-cell>
          <table:table-cell office:value-type="float" office:value="3.77931" calcext:value-type="float">
            <text:p>3.77931</text:p>
          </table:table-cell>
          <table:table-cell office:value-type="float" office:value="-0.288738" calcext:value-type="float">
            <text:p>-0.288738</text:p>
          </table:table-cell>
          <table:table-cell office:value-type="float" office:value="0.0706619" calcext:value-type="float">
            <text:p>0.0706619</text:p>
          </table:table-cell>
          <table:table-cell office:value-type="float" office:value="0.0834237" calcext:value-type="float">
            <text:p>0.0834237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0.290261" calcext:value-type="float">
            <text:p>0.290261</text:p>
          </table:table-cell>
          <table:table-cell office:value-type="float" office:value="1.79007" calcext:value-type="float">
            <text:p>1.79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685" calcext:value-type="float">
            <text:p>-11.685</text:p>
          </table:table-cell>
          <table:table-cell office:value-type="float" office:value="-7.99736" calcext:value-type="float">
            <text:p>-7.99736</text:p>
          </table:table-cell>
          <table:table-cell office:value-type="float" office:value="4.88339" calcext:value-type="float">
            <text:p>4.88339</text:p>
          </table:table-cell>
          <table:table-cell office:value-type="float" office:value="3.756" calcext:value-type="float">
            <text:p>3.756</text:p>
          </table:table-cell>
          <table:table-cell office:value-type="float" office:value="-0.299203" calcext:value-type="float">
            <text:p>-0.299203</text:p>
          </table:table-cell>
          <table:table-cell office:value-type="float" office:value="0.0710973" calcext:value-type="float">
            <text:p>0.0710973</text:p>
          </table:table-cell>
          <table:table-cell office:value-type="float" office:value="0.0833991" calcext:value-type="float">
            <text:p>0.0833991</text:p>
          </table:table-cell>
          <table:table-cell office:value-type="float" office:value="0.348924" calcext:value-type="float">
            <text:p>0.348924</text:p>
          </table:table-cell>
          <table:table-cell office:value-type="float" office:value="0.289993" calcext:value-type="float">
            <text:p>0.289993</text:p>
          </table:table-cell>
          <table:table-cell office:value-type="float" office:value="2.96274" calcext:value-type="float">
            <text:p>2.96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8741" calcext:value-type="float">
            <text:p>-11.8741</text:p>
          </table:table-cell>
          <table:table-cell office:value-type="float" office:value="-8.11174" calcext:value-type="float">
            <text:p>-8.11174</text:p>
          </table:table-cell>
          <table:table-cell office:value-type="float" office:value="4.77203" calcext:value-type="float">
            <text:p>4.77203</text:p>
          </table:table-cell>
          <table:table-cell office:value-type="float" office:value="3.73533" calcext:value-type="float">
            <text:p>3.73533</text:p>
          </table:table-cell>
          <table:table-cell office:value-type="float" office:value="-0.305462" calcext:value-type="float">
            <text:p>-0.305462</text:p>
          </table:table-cell>
          <table:table-cell office:value-type="float" office:value="0.0717067" calcext:value-type="float">
            <text:p>0.0717067</text:p>
          </table:table-cell>
          <table:table-cell office:value-type="float" office:value="0.0833364" calcext:value-type="float">
            <text:p>0.0833364</text:p>
          </table:table-cell>
          <table:table-cell office:value-type="float" office:value="0.34887" calcext:value-type="float">
            <text:p>0.34887</text:p>
          </table:table-cell>
          <table:table-cell office:value-type="float" office:value="0.289627" calcext:value-type="float">
            <text:p>0.289627</text:p>
          </table:table-cell>
          <table:table-cell office:value-type="float" office:value="1.52112" calcext:value-type="float">
            <text:p>1.52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877" calcext:value-type="float">
            <text:p>-12.0877</text:p>
          </table:table-cell>
          <table:table-cell office:value-type="float" office:value="-8.20229" calcext:value-type="float">
            <text:p>-8.20229</text:p>
          </table:table-cell>
          <table:table-cell office:value-type="float" office:value="4.75165" calcext:value-type="float">
            <text:p>4.75165</text:p>
          </table:table-cell>
          <table:table-cell office:value-type="float" office:value="3.70202" calcext:value-type="float">
            <text:p>3.70202</text:p>
          </table:table-cell>
          <table:table-cell office:value-type="float" office:value="-0.325205" calcext:value-type="float">
            <text:p>-0.325205</text:p>
          </table:table-cell>
          <table:table-cell office:value-type="float" office:value="0.072323" calcext:value-type="float">
            <text:p>0.072323</text:p>
          </table:table-cell>
          <table:table-cell office:value-type="float" office:value="0.0832178" calcext:value-type="float">
            <text:p>0.0832178</text:p>
          </table:table-cell>
          <table:table-cell office:value-type="float" office:value="0.348749" calcext:value-type="float">
            <text:p>0.348749</text:p>
          </table:table-cell>
          <table:table-cell office:value-type="float" office:value="0.289201" calcext:value-type="float">
            <text:p>0.289201</text:p>
          </table:table-cell>
          <table:table-cell office:value-type="float" office:value="0.788585" calcext:value-type="float">
            <text:p>0.788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3161" calcext:value-type="float">
            <text:p>-12.3161</text:p>
          </table:table-cell>
          <table:table-cell office:value-type="float" office:value="-8.33458" calcext:value-type="float">
            <text:p>-8.33458</text:p>
          </table:table-cell>
          <table:table-cell office:value-type="float" office:value="4.89676" calcext:value-type="float">
            <text:p>4.89676</text:p>
          </table:table-cell>
          <table:table-cell office:value-type="float" office:value="3.68284" calcext:value-type="float">
            <text:p>3.68284</text:p>
          </table:table-cell>
          <table:table-cell office:value-type="float" office:value="-0.327767" calcext:value-type="float">
            <text:p>-0.327767</text:p>
          </table:table-cell>
          <table:table-cell office:value-type="float" office:value="0.0728501" calcext:value-type="float">
            <text:p>0.0728501</text:p>
          </table:table-cell>
          <table:table-cell office:value-type="float" office:value="0.0831145" calcext:value-type="float">
            <text:p>0.0831145</text:p>
          </table:table-cell>
          <table:table-cell office:value-type="float" office:value="0.348349" calcext:value-type="float">
            <text:p>0.348349</text:p>
          </table:table-cell>
          <table:table-cell office:value-type="float" office:value="0.288895" calcext:value-type="float">
            <text:p>0.288895</text:p>
          </table:table-cell>
          <table:table-cell office:value-type="float" office:value="2.9327" calcext:value-type="float">
            <text:p>2.9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5204" calcext:value-type="float">
            <text:p>-12.5204</text:p>
          </table:table-cell>
          <table:table-cell office:value-type="float" office:value="-8.41507" calcext:value-type="float">
            <text:p>-8.41507</text:p>
          </table:table-cell>
          <table:table-cell office:value-type="float" office:value="4.85134" calcext:value-type="float">
            <text:p>4.85134</text:p>
          </table:table-cell>
          <table:table-cell office:value-type="float" office:value="3.6527" calcext:value-type="float">
            <text:p>3.6527</text:p>
          </table:table-cell>
          <table:table-cell office:value-type="float" office:value="-0.343104" calcext:value-type="float">
            <text:p>-0.343104</text:p>
          </table:table-cell>
          <table:table-cell office:value-type="float" office:value="0.0734919" calcext:value-type="float">
            <text:p>0.0734919</text:p>
          </table:table-cell>
          <table:table-cell office:value-type="float" office:value="0.0829844" calcext:value-type="float">
            <text:p>0.0829844</text:p>
          </table:table-cell>
          <table:table-cell office:value-type="float" office:value="0.347965" calcext:value-type="float">
            <text:p>0.347965</text:p>
          </table:table-cell>
          <table:table-cell office:value-type="float" office:value="0.288506" calcext:value-type="float">
            <text:p>0.288506</text:p>
          </table:table-cell>
          <table:table-cell office:value-type="float" office:value="1.81988" calcext:value-type="float">
            <text:p>1.819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7206" calcext:value-type="float">
            <text:p>-12.7206</text:p>
          </table:table-cell>
          <table:table-cell office:value-type="float" office:value="-8.50529" calcext:value-type="float">
            <text:p>-8.50529</text:p>
          </table:table-cell>
          <table:table-cell office:value-type="float" office:value="4.74573" calcext:value-type="float">
            <text:p>4.74573</text:p>
          </table:table-cell>
          <table:table-cell office:value-type="float" office:value="3.62793" calcext:value-type="float">
            <text:p>3.62793</text:p>
          </table:table-cell>
          <table:table-cell office:value-type="float" office:value="-0.35226" calcext:value-type="float">
            <text:p>-0.35226</text:p>
          </table:table-cell>
          <table:table-cell office:value-type="float" office:value="0.0743088" calcext:value-type="float">
            <text:p>0.0743088</text:p>
          </table:table-cell>
          <table:table-cell office:value-type="float" office:value="0.0828604" calcext:value-type="float">
            <text:p>0.0828604</text:p>
          </table:table-cell>
          <table:table-cell office:value-type="float" office:value="0.347744" calcext:value-type="float">
            <text:p>0.347744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1.63864" calcext:value-type="float">
            <text:p>1.638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0015" calcext:value-type="float">
            <text:p>-13.0015</text:p>
          </table:table-cell>
          <table:table-cell office:value-type="float" office:value="-8.5959" calcext:value-type="float">
            <text:p>-8.5959</text:p>
          </table:table-cell>
          <table:table-cell office:value-type="float" office:value="4.82101" calcext:value-type="float">
            <text:p>4.82101</text:p>
          </table:table-cell>
          <table:table-cell office:value-type="float" office:value="3.58677" calcext:value-type="float">
            <text:p>3.58677</text:p>
          </table:table-cell>
          <table:table-cell office:value-type="float" office:value="-0.376761" calcext:value-type="float">
            <text:p>-0.376761</text:p>
          </table:table-cell>
          <table:table-cell office:value-type="float" office:value="0.0746841" calcext:value-type="float">
            <text:p>0.0746841</text:p>
          </table:table-cell>
          <table:table-cell office:value-type="float" office:value="0.0827517" calcext:value-type="float">
            <text:p>0.0827517</text:p>
          </table:table-cell>
          <table:table-cell office:value-type="float" office:value="0.347307" calcext:value-type="float">
            <text:p>0.347307</text:p>
          </table:table-cell>
          <table:table-cell office:value-type="float" office:value="0.28762" calcext:value-type="float">
            <text:p>0.28762</text:p>
          </table:table-cell>
          <table:table-cell office:value-type="float" office:value="4.70476" calcext:value-type="float">
            <text:p>4.70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2511" calcext:value-type="float">
            <text:p>-13.2511</text:p>
          </table:table-cell>
          <table:table-cell office:value-type="float" office:value="-8.70027" calcext:value-type="float">
            <text:p>-8.70027</text:p>
          </table:table-cell>
          <table:table-cell office:value-type="float" office:value="4.91292" calcext:value-type="float">
            <text:p>4.91292</text:p>
          </table:table-cell>
          <table:table-cell office:value-type="float" office:value="3.56286" calcext:value-type="float">
            <text:p>3.56286</text:p>
          </table:table-cell>
          <table:table-cell office:value-type="float" office:value="-0.381021" calcext:value-type="float">
            <text:p>-0.381021</text:p>
          </table:table-cell>
          <table:table-cell office:value-type="float" office:value="0.0749189" calcext:value-type="float">
            <text:p>0.0749189</text:p>
          </table:table-cell>
          <table:table-cell office:value-type="float" office:value="0.0826397" calcext:value-type="float">
            <text:p>0.0826397</text:p>
          </table:table-cell>
          <table:table-cell office:value-type="float" office:value="0.346783" calcext:value-type="float">
            <text:p>0.346783</text:p>
          </table:table-cell>
          <table:table-cell office:value-type="float" office:value="0.28718" calcext:value-type="float">
            <text:p>0.28718</text:p>
          </table:table-cell>
          <table:table-cell office:value-type="float" office:value="2.89025" calcext:value-type="float">
            <text:p>2.89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739" calcext:value-type="float">
            <text:p>-13.4739</text:p>
          </table:table-cell>
          <table:table-cell office:value-type="float" office:value="-8.7467" calcext:value-type="float">
            <text:p>-8.7467</text:p>
          </table:table-cell>
          <table:table-cell office:value-type="float" office:value="4.87365" calcext:value-type="float">
            <text:p>4.87365</text:p>
          </table:table-cell>
          <table:table-cell office:value-type="float" office:value="3.52513" calcext:value-type="float">
            <text:p>3.52513</text:p>
          </table:table-cell>
          <table:table-cell office:value-type="float" office:value="-0.401509" calcext:value-type="float">
            <text:p>-0.401509</text:p>
          </table:table-cell>
          <table:table-cell office:value-type="float" office:value="0.0751808" calcext:value-type="float">
            <text:p>0.0751808</text:p>
          </table:table-cell>
          <table:table-cell office:value-type="float" office:value="0.0826301" calcext:value-type="float">
            <text:p>0.0826301</text:p>
          </table:table-cell>
          <table:table-cell office:value-type="float" office:value="0.346262" calcext:value-type="float">
            <text:p>0.346262</text:p>
          </table:table-cell>
          <table:table-cell office:value-type="float" office:value="0.286747" calcext:value-type="float">
            <text:p>0.286747</text:p>
          </table:table-cell>
          <table:table-cell office:value-type="float" office:value="2.05759" calcext:value-type="float">
            <text:p>2.057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809" calcext:value-type="float">
            <text:p>-13.6809</text:p>
          </table:table-cell>
          <table:table-cell office:value-type="float" office:value="-8.79582" calcext:value-type="float">
            <text:p>-8.79582</text:p>
          </table:table-cell>
          <table:table-cell office:value-type="float" office:value="4.73135" calcext:value-type="float">
            <text:p>4.73135</text:p>
          </table:table-cell>
          <table:table-cell office:value-type="float" office:value="3.49146" calcext:value-type="float">
            <text:p>3.49146</text:p>
          </table:table-cell>
          <table:table-cell office:value-type="float" office:value="-0.418748" calcext:value-type="float">
            <text:p>-0.418748</text:p>
          </table:table-cell>
          <table:table-cell office:value-type="float" office:value="0.0755783" calcext:value-type="float">
            <text:p>0.0755783</text:p>
          </table:table-cell>
          <table:table-cell office:value-type="float" office:value="0.0827781" calcext:value-type="float">
            <text:p>0.0827781</text:p>
          </table:table-cell>
          <table:table-cell office:value-type="float" office:value="0.345857" calcext:value-type="float">
            <text:p>0.345857</text:p>
          </table:table-cell>
          <table:table-cell office:value-type="float" office:value="0.286423" calcext:value-type="float">
            <text:p>0.286423</text:p>
          </table:table-cell>
          <table:table-cell office:value-type="float" office:value="3.79698" calcext:value-type="float">
            <text:p>3.79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134" calcext:value-type="float">
            <text:p>-13.9134</text:p>
          </table:table-cell>
          <table:table-cell office:value-type="float" office:value="-8.89898" calcext:value-type="float">
            <text:p>-8.89898</text:p>
          </table:table-cell>
          <table:table-cell office:value-type="float" office:value="4.75986" calcext:value-type="float">
            <text:p>4.75986</text:p>
          </table:table-cell>
          <table:table-cell office:value-type="float" office:value="3.47781" calcext:value-type="float">
            <text:p>3.47781</text:p>
          </table:table-cell>
          <table:table-cell office:value-type="float" office:value="-0.410641" calcext:value-type="float">
            <text:p>-0.410641</text:p>
          </table:table-cell>
          <table:table-cell office:value-type="float" office:value="0.0759662" calcext:value-type="float">
            <text:p>0.0759662</text:p>
          </table:table-cell>
          <table:table-cell office:value-type="float" office:value="0.0828527" calcext:value-type="float">
            <text:p>0.0828527</text:p>
          </table:table-cell>
          <table:table-cell office:value-type="float" office:value="0.345432" calcext:value-type="float">
            <text:p>0.345432</text:p>
          </table:table-cell>
          <table:table-cell office:value-type="float" office:value="0.286031" calcext:value-type="float">
            <text:p>0.286031</text:p>
          </table:table-cell>
          <table:table-cell office:value-type="float" office:value="0.830207" calcext:value-type="float">
            <text:p>0.8302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696" calcext:value-type="float">
            <text:p>-14.1696</text:p>
          </table:table-cell>
          <table:table-cell office:value-type="float" office:value="-8.99012" calcext:value-type="float">
            <text:p>-8.99012</text:p>
          </table:table-cell>
          <table:table-cell office:value-type="float" office:value="4.9116" calcext:value-type="float">
            <text:p>4.9116</text:p>
          </table:table-cell>
          <table:table-cell office:value-type="float" office:value="3.46054" calcext:value-type="float">
            <text:p>3.46054</text:p>
          </table:table-cell>
          <table:table-cell office:value-type="float" office:value="-0.40395" calcext:value-type="float">
            <text:p>-0.40395</text:p>
          </table:table-cell>
          <table:table-cell office:value-type="float" office:value="0.0762155" calcext:value-type="float">
            <text:p>0.0762155</text:p>
          </table:table-cell>
          <table:table-cell office:value-type="float" office:value="0.0828886" calcext:value-type="float">
            <text:p>0.0828886</text:p>
          </table:table-cell>
          <table:table-cell office:value-type="float" office:value="0.344903" calcext:value-type="float">
            <text:p>0.344903</text:p>
          </table:table-cell>
          <table:table-cell office:value-type="float" office:value="0.285595" calcext:value-type="float">
            <text:p>0.285595</text:p>
          </table:table-cell>
          <table:table-cell office:value-type="float" office:value="2.89664" calcext:value-type="float">
            <text:p>2.896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399" calcext:value-type="float">
            <text:p>-14.399</text:p>
          </table:table-cell>
          <table:table-cell office:value-type="float" office:value="-9.0958" calcext:value-type="float">
            <text:p>-9.0958</text:p>
          </table:table-cell>
          <table:table-cell office:value-type="float" office:value="4.92216" calcext:value-type="float">
            <text:p>4.92216</text:p>
          </table:table-cell>
          <table:table-cell office:value-type="float" office:value="3.45326" calcext:value-type="float">
            <text:p>3.45326</text:p>
          </table:table-cell>
          <table:table-cell office:value-type="float" office:value="-0.390034" calcext:value-type="float">
            <text:p>-0.390034</text:p>
          </table:table-cell>
          <table:table-cell office:value-type="float" office:value="0.0764924" calcext:value-type="float">
            <text:p>0.0764924</text:p>
          </table:table-cell>
          <table:table-cell office:value-type="float" office:value="0.0828364" calcext:value-type="float">
            <text:p>0.0828364</text:p>
          </table:table-cell>
          <table:table-cell office:value-type="float" office:value="0.344378" calcext:value-type="float">
            <text:p>0.344378</text:p>
          </table:table-cell>
          <table:table-cell office:value-type="float" office:value="0.285174" calcext:value-type="float">
            <text:p>0.285174</text:p>
          </table:table-cell>
          <table:table-cell office:value-type="float" office:value="0.530984" calcext:value-type="float">
            <text:p>0.5309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263" calcext:value-type="float">
            <text:p>-14.6263</text:p>
          </table:table-cell>
          <table:table-cell office:value-type="float" office:value="-9.16808" calcext:value-type="float">
            <text:p>-9.16808</text:p>
          </table:table-cell>
          <table:table-cell office:value-type="float" office:value="4.88114" calcext:value-type="float">
            <text:p>4.88114</text:p>
          </table:table-cell>
          <table:table-cell office:value-type="float" office:value="3.43366" calcext:value-type="float">
            <text:p>3.43366</text:p>
          </table:table-cell>
          <table:table-cell office:value-type="float" office:value="-0.39114" calcext:value-type="float">
            <text:p>-0.39114</text:p>
          </table:table-cell>
          <table:table-cell office:value-type="float" office:value="0.0768179" calcext:value-type="float">
            <text:p>0.0768179</text:p>
          </table:table-cell>
          <table:table-cell office:value-type="float" office:value="0.0827792" calcext:value-type="float">
            <text:p>0.0827792</text:p>
          </table:table-cell>
          <table:table-cell office:value-type="float" office:value="0.34387" calcext:value-type="float">
            <text:p>0.34387</text:p>
          </table:table-cell>
          <table:table-cell office:value-type="float" office:value="0.284758" calcext:value-type="float">
            <text:p>0.284758</text:p>
          </table:table-cell>
          <table:table-cell office:value-type="float" office:value="0.311988" calcext:value-type="float">
            <text:p>0.311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145" calcext:value-type="float">
            <text:p>-14.9145</text:p>
          </table:table-cell>
          <table:table-cell office:value-type="float" office:value="-9.16879" calcext:value-type="float">
            <text:p>-9.16879</text:p>
          </table:table-cell>
          <table:table-cell office:value-type="float" office:value="4.92851" calcext:value-type="float">
            <text:p>4.92851</text:p>
          </table:table-cell>
          <table:table-cell office:value-type="float" office:value="3.37798" calcext:value-type="float">
            <text:p>3.37798</text:p>
          </table:table-cell>
          <table:table-cell office:value-type="float" office:value="-0.429283" calcext:value-type="float">
            <text:p>-0.429283</text:p>
          </table:table-cell>
          <table:table-cell office:value-type="float" office:value="0.0768929" calcext:value-type="float">
            <text:p>0.0768929</text:p>
          </table:table-cell>
          <table:table-cell office:value-type="float" office:value="0.082941" calcext:value-type="float">
            <text:p>0.082941</text:p>
          </table:table-cell>
          <table:table-cell office:value-type="float" office:value="0.343351" calcext:value-type="float">
            <text:p>0.343351</text:p>
          </table:table-cell>
          <table:table-cell office:value-type="float" office:value="0.284361" calcext:value-type="float">
            <text:p>0.284361</text:p>
          </table:table-cell>
          <table:table-cell office:value-type="float" office:value="2.38648" calcext:value-type="float">
            <text:p>2.386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746" calcext:value-type="float">
            <text:p>-15.1746</text:p>
          </table:table-cell>
          <table:table-cell office:value-type="float" office:value="-9.24172" calcext:value-type="float">
            <text:p>-9.24172</text:p>
          </table:table-cell>
          <table:table-cell office:value-type="float" office:value="4.96737" calcext:value-type="float">
            <text:p>4.96737</text:p>
          </table:table-cell>
          <table:table-cell office:value-type="float" office:value="3.36025" calcext:value-type="float">
            <text:p>3.36025</text:p>
          </table:table-cell>
          <table:table-cell office:value-type="float" office:value="-0.424941" calcext:value-type="float">
            <text:p>-0.424941</text:p>
          </table:table-cell>
          <table:table-cell office:value-type="float" office:value="0.0768938" calcext:value-type="float">
            <text:p>0.0768938</text:p>
          </table:table-cell>
          <table:table-cell office:value-type="float" office:value="0.0830416" calcext:value-type="float">
            <text:p>0.0830416</text:p>
          </table:table-cell>
          <table:table-cell office:value-type="float" office:value="0.342849" calcext:value-type="float">
            <text:p>0.342849</text:p>
          </table:table-cell>
          <table:table-cell office:value-type="float" office:value="0.283942" calcext:value-type="float">
            <text:p>0.283942</text:p>
          </table:table-cell>
          <table:table-cell office:value-type="float" office:value="4.46046" calcext:value-type="float">
            <text:p>4.46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462" calcext:value-type="float">
            <text:p>-15.4462</text:p>
          </table:table-cell>
          <table:table-cell office:value-type="float" office:value="-9.35003" calcext:value-type="float">
            <text:p>-9.35003</text:p>
          </table:table-cell>
          <table:table-cell office:value-type="float" office:value="5.03188" calcext:value-type="float">
            <text:p>5.03188</text:p>
          </table:table-cell>
          <table:table-cell office:value-type="float" office:value="3.35702" calcext:value-type="float">
            <text:p>3.35702</text:p>
          </table:table-cell>
          <table:table-cell office:value-type="float" office:value="-0.40528" calcext:value-type="float">
            <text:p>-0.40528</text:p>
          </table:table-cell>
          <table:table-cell office:value-type="float" office:value="0.0768181" calcext:value-type="float">
            <text:p>0.0768181</text:p>
          </table:table-cell>
          <table:table-cell office:value-type="float" office:value="0.0829741" calcext:value-type="float">
            <text:p>0.0829741</text:p>
          </table:table-cell>
          <table:table-cell office:value-type="float" office:value="0.342385" calcext:value-type="float">
            <text:p>0.342385</text:p>
          </table:table-cell>
          <table:table-cell office:value-type="float" office:value="0.283533" calcext:value-type="float">
            <text:p>0.283533</text:p>
          </table:table-cell>
          <table:table-cell office:value-type="float" office:value="5.1304" calcext:value-type="float">
            <text:p>5.13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43" calcext:value-type="float">
            <text:p>-15.6843</text:p>
          </table:table-cell>
          <table:table-cell office:value-type="float" office:value="-9.3838" calcext:value-type="float">
            <text:p>-9.3838</text:p>
          </table:table-cell>
          <table:table-cell office:value-type="float" office:value="4.92982" calcext:value-type="float">
            <text:p>4.92982</text:p>
          </table:table-cell>
          <table:table-cell office:value-type="float" office:value="3.32675" calcext:value-type="float">
            <text:p>3.32675</text:p>
          </table:table-cell>
          <table:table-cell office:value-type="float" office:value="-0.419731" calcext:value-type="float">
            <text:p>-0.419731</text:p>
          </table:table-cell>
          <table:table-cell office:value-type="float" office:value="0.0767477" calcext:value-type="float">
            <text:p>0.0767477</text:p>
          </table:table-cell>
          <table:table-cell office:value-type="float" office:value="0.0829393" calcext:value-type="float">
            <text:p>0.0829393</text:p>
          </table:table-cell>
          <table:table-cell office:value-type="float" office:value="0.341871" calcext:value-type="float">
            <text:p>0.341871</text:p>
          </table:table-cell>
          <table:table-cell office:value-type="float" office:value="0.283107" calcext:value-type="float">
            <text:p>0.283107</text:p>
          </table:table-cell>
          <table:table-cell office:value-type="float" office:value="2.15094" calcext:value-type="float">
            <text:p>2.15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451" calcext:value-type="float">
            <text:p>-15.9451</text:p>
          </table:table-cell>
          <table:table-cell office:value-type="float" office:value="-9.46269" calcext:value-type="float">
            <text:p>-9.46269</text:p>
          </table:table-cell>
          <table:table-cell office:value-type="float" office:value="4.96854" calcext:value-type="float">
            <text:p>4.96854</text:p>
          </table:table-cell>
          <table:table-cell office:value-type="float" office:value="3.31755" calcext:value-type="float">
            <text:p>3.31755</text:p>
          </table:table-cell>
          <table:table-cell office:value-type="float" office:value="-0.406969" calcext:value-type="float">
            <text:p>-0.406969</text:p>
          </table:table-cell>
          <table:table-cell office:value-type="float" office:value="0.0766488" calcext:value-type="float">
            <text:p>0.0766488</text:p>
          </table:table-cell>
          <table:table-cell office:value-type="float" office:value="0.0828353" calcext:value-type="float">
            <text:p>0.0828353</text:p>
          </table:table-cell>
          <table:table-cell office:value-type="float" office:value="0.34137" calcext:value-type="float">
            <text:p>0.34137</text:p>
          </table:table-cell>
          <table:table-cell office:value-type="float" office:value="0.28272" calcext:value-type="float">
            <text:p>0.28272</text:p>
          </table:table-cell>
          <table:table-cell office:value-type="float" office:value="2.03394" calcext:value-type="float">
            <text:p>2.033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928" calcext:value-type="float">
            <text:p>-16.1928</text:p>
          </table:table-cell>
          <table:table-cell office:value-type="float" office:value="-9.47722" calcext:value-type="float">
            <text:p>-9.47722</text:p>
          </table:table-cell>
          <table:table-cell office:value-type="float" office:value="4.92196" calcext:value-type="float">
            <text:p>4.92196</text:p>
          </table:table-cell>
          <table:table-cell office:value-type="float" office:value="3.2838" calcext:value-type="float">
            <text:p>3.2838</text:p>
          </table:table-cell>
          <table:table-cell office:value-type="float" office:value="-0.423376" calcext:value-type="float">
            <text:p>-0.423376</text:p>
          </table:table-cell>
          <table:table-cell office:value-type="float" office:value="0.0765448" calcext:value-type="float">
            <text:p>0.0765448</text:p>
          </table:table-cell>
          <table:table-cell office:value-type="float" office:value="0.0827671" calcext:value-type="float">
            <text:p>0.0827671</text:p>
          </table:table-cell>
          <table:table-cell office:value-type="float" office:value="0.34086" calcext:value-type="float">
            <text:p>0.34086</text:p>
          </table:table-cell>
          <table:table-cell office:value-type="float" office:value="0.282301" calcext:value-type="float">
            <text:p>0.282301</text:p>
          </table:table-cell>
          <table:table-cell office:value-type="float" office:value="2.2851" calcext:value-type="float">
            <text:p>2.28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44" calcext:value-type="float">
            <text:p>-16.444</text:p>
          </table:table-cell>
          <table:table-cell office:value-type="float" office:value="-9.47112" calcext:value-type="float">
            <text:p>-9.47112</text:p>
          </table:table-cell>
          <table:table-cell office:value-type="float" office:value="4.92477" calcext:value-type="float">
            <text:p>4.92477</text:p>
          </table:table-cell>
          <table:table-cell office:value-type="float" office:value="3.24626" calcext:value-type="float">
            <text:p>3.24626</text:p>
          </table:table-cell>
          <table:table-cell office:value-type="float" office:value="-0.440699" calcext:value-type="float">
            <text:p>-0.440699</text:p>
          </table:table-cell>
          <table:table-cell office:value-type="float" office:value="0.0764351" calcext:value-type="float">
            <text:p>0.0764351</text:p>
          </table:table-cell>
          <table:table-cell office:value-type="float" office:value="0.0827968" calcext:value-type="float">
            <text:p>0.0827968</text:p>
          </table:table-cell>
          <table:table-cell office:value-type="float" office:value="0.340357" calcext:value-type="float">
            <text:p>0.340357</text:p>
          </table:table-cell>
          <table:table-cell office:value-type="float" office:value="0.281886" calcext:value-type="float">
            <text:p>0.281886</text:p>
          </table:table-cell>
          <table:table-cell office:value-type="float" office:value="0.636069" calcext:value-type="float">
            <text:p>0.6360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559" calcext:value-type="float">
            <text:p>-16.6559</text:p>
          </table:table-cell>
          <table:table-cell office:value-type="float" office:value="-9.47738" calcext:value-type="float">
            <text:p>-9.47738</text:p>
          </table:table-cell>
          <table:table-cell office:value-type="float" office:value="4.8365" calcext:value-type="float">
            <text:p>4.8365</text:p>
          </table:table-cell>
          <table:table-cell office:value-type="float" office:value="3.21935" calcext:value-type="float">
            <text:p>3.21935</text:p>
          </table:table-cell>
          <table:table-cell office:value-type="float" office:value="-0.448144" calcext:value-type="float">
            <text:p>-0.448144</text:p>
          </table:table-cell>
          <table:table-cell office:value-type="float" office:value="0.0763639" calcext:value-type="float">
            <text:p>0.0763639</text:p>
          </table:table-cell>
          <table:table-cell office:value-type="float" office:value="0.0828933" calcext:value-type="float">
            <text:p>0.0828933</text:p>
          </table:table-cell>
          <table:table-cell office:value-type="float" office:value="0.33986" calcext:value-type="float">
            <text:p>0.33986</text:p>
          </table:table-cell>
          <table:table-cell office:value-type="float" office:value="0.281485" calcext:value-type="float">
            <text:p>0.281485</text:p>
          </table:table-cell>
          <table:table-cell office:value-type="float" office:value="5.07442" calcext:value-type="float">
            <text:p>5.0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428" calcext:value-type="float">
            <text:p>-16.9428</text:p>
          </table:table-cell>
          <table:table-cell office:value-type="float" office:value="-9.46005" calcext:value-type="float">
            <text:p>-9.46005</text:p>
          </table:table-cell>
          <table:table-cell office:value-type="float" office:value="4.90324" calcext:value-type="float">
            <text:p>4.90324</text:p>
          </table:table-cell>
          <table:table-cell office:value-type="float" office:value="3.17829" calcext:value-type="float">
            <text:p>3.17829</text:p>
          </table:table-cell>
          <table:table-cell office:value-type="float" office:value="-0.467502" calcext:value-type="float">
            <text:p>-0.467502</text:p>
          </table:table-cell>
          <table:table-cell office:value-type="float" office:value="0.0762508" calcext:value-type="float">
            <text:p>0.0762508</text:p>
          </table:table-cell>
          <table:table-cell office:value-type="float" office:value="0.0831549" calcext:value-type="float">
            <text:p>0.0831549</text:p>
          </table:table-cell>
          <table:table-cell office:value-type="float" office:value="0.339358" calcext:value-type="float">
            <text:p>0.339358</text:p>
          </table:table-cell>
          <table:table-cell office:value-type="float" office:value="0.281164" calcext:value-type="float">
            <text:p>0.281164</text:p>
          </table:table-cell>
          <table:table-cell office:value-type="float" office:value="1.72077" calcext:value-type="float">
            <text:p>1.72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78" calcext:value-type="float">
            <text:p>-17.1978</text:p>
          </table:table-cell>
          <table:table-cell office:value-type="float" office:value="-9.51461" calcext:value-type="float">
            <text:p>-9.51461</text:p>
          </table:table-cell>
          <table:table-cell office:value-type="float" office:value="4.96546" calcext:value-type="float">
            <text:p>4.96546</text:p>
          </table:table-cell>
          <table:table-cell office:value-type="float" office:value="3.17671" calcext:value-type="float">
            <text:p>3.17671</text:p>
          </table:table-cell>
          <table:table-cell office:value-type="float" office:value="-0.441449" calcext:value-type="float">
            <text:p>-0.441449</text:p>
          </table:table-cell>
          <table:table-cell office:value-type="float" office:value="0.076139" calcext:value-type="float">
            <text:p>0.076139</text:p>
          </table:table-cell>
          <table:table-cell office:value-type="float" office:value="0.0832278" calcext:value-type="float">
            <text:p>0.0832278</text:p>
          </table:table-cell>
          <table:table-cell office:value-type="float" office:value="0.338888" calcext:value-type="float">
            <text:p>0.338888</text:p>
          </table:table-cell>
          <table:table-cell office:value-type="float" office:value="0.280751" calcext:value-type="float">
            <text:p>0.280751</text:p>
          </table:table-cell>
          <table:table-cell office:value-type="float" office:value="7.73978" calcext:value-type="float">
            <text:p>7.739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607" calcext:value-type="float">
            <text:p>-17.4607</text:p>
          </table:table-cell>
          <table:table-cell office:value-type="float" office:value="-9.52902" calcext:value-type="float">
            <text:p>-9.52902</text:p>
          </table:table-cell>
          <table:table-cell office:value-type="float" office:value="4.98951" calcext:value-type="float">
            <text:p>4.98951</text:p>
          </table:table-cell>
          <table:table-cell office:value-type="float" office:value="3.1567" calcext:value-type="float">
            <text:p>3.1567</text:p>
          </table:table-cell>
          <table:table-cell office:value-type="float" office:value="-0.439178" calcext:value-type="float">
            <text:p>-0.439178</text:p>
          </table:table-cell>
          <table:table-cell office:value-type="float" office:value="0.0760402" calcext:value-type="float">
            <text:p>0.0760402</text:p>
          </table:table-cell>
          <table:table-cell office:value-type="float" office:value="0.0832729" calcext:value-type="float">
            <text:p>0.0832729</text:p>
          </table:table-cell>
          <table:table-cell office:value-type="float" office:value="0.338444" calcext:value-type="float">
            <text:p>0.338444</text:p>
          </table:table-cell>
          <table:table-cell office:value-type="float" office:value="0.280336" calcext:value-type="float">
            <text:p>0.280336</text:p>
          </table:table-cell>
          <table:table-cell office:value-type="float" office:value="0.481166" calcext:value-type="float">
            <text:p>0.4811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66" calcext:value-type="float">
            <text:p>-17.7166</text:p>
          </table:table-cell>
          <table:table-cell office:value-type="float" office:value="-9.52152" calcext:value-type="float">
            <text:p>-9.52152</text:p>
          </table:table-cell>
          <table:table-cell office:value-type="float" office:value="4.96418" calcext:value-type="float">
            <text:p>4.96418</text:p>
          </table:table-cell>
          <table:table-cell office:value-type="float" office:value="3.12806" calcext:value-type="float">
            <text:p>3.12806</text:p>
          </table:table-cell>
          <table:table-cell office:value-type="float" office:value="-0.44879" calcext:value-type="float">
            <text:p>-0.44879</text:p>
          </table:table-cell>
          <table:table-cell office:value-type="float" office:value="0.075957" calcext:value-type="float">
            <text:p>0.075957</text:p>
          </table:table-cell>
          <table:table-cell office:value-type="float" office:value="0.0833476" calcext:value-type="float">
            <text:p>0.0833476</text:p>
          </table:table-cell>
          <table:table-cell office:value-type="float" office:value="0.337982" calcext:value-type="float">
            <text:p>0.337982</text:p>
          </table:table-cell>
          <table:table-cell office:value-type="float" office:value="0.279926" calcext:value-type="float">
            <text:p>0.279926</text:p>
          </table:table-cell>
          <table:table-cell office:value-type="float" office:value="1.69403" calcext:value-type="float">
            <text:p>1.694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3" calcext:value-type="float">
            <text:p>-17.9723</text:p>
          </table:table-cell>
          <table:table-cell office:value-type="float" office:value="-9.48811" calcext:value-type="float">
            <text:p>-9.48811</text:p>
          </table:table-cell>
          <table:table-cell office:value-type="float" office:value="4.97757" calcext:value-type="float">
            <text:p>4.97757</text:p>
          </table:table-cell>
          <table:table-cell office:value-type="float" office:value="3.09398" calcext:value-type="float">
            <text:p>3.09398</text:p>
          </table:table-cell>
          <table:table-cell office:value-type="float" office:value="-0.46097" calcext:value-type="float">
            <text:p>-0.46097</text:p>
          </table:table-cell>
          <table:table-cell office:value-type="float" office:value="0.0758951" calcext:value-type="float">
            <text:p>0.0758951</text:p>
          </table:table-cell>
          <table:table-cell office:value-type="float" office:value="0.0835402" calcext:value-type="float">
            <text:p>0.0835402</text:p>
          </table:table-cell>
          <table:table-cell office:value-type="float" office:value="0.337535" calcext:value-type="float">
            <text:p>0.337535</text:p>
          </table:table-cell>
          <table:table-cell office:value-type="float" office:value="0.279543" calcext:value-type="float">
            <text:p>0.279543</text:p>
          </table:table-cell>
          <table:table-cell office:value-type="float" office:value="0.267083" calcext:value-type="float">
            <text:p>0.2670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24" calcext:value-type="float">
            <text:p>-18.2124</text:p>
          </table:table-cell>
          <table:table-cell office:value-type="float" office:value="-9.45662" calcext:value-type="float">
            <text:p>-9.45662</text:p>
          </table:table-cell>
          <table:table-cell office:value-type="float" office:value="4.92504" calcext:value-type="float">
            <text:p>4.92504</text:p>
          </table:table-cell>
          <table:table-cell office:value-type="float" office:value="3.06126" calcext:value-type="float">
            <text:p>3.06126</text:p>
          </table:table-cell>
          <table:table-cell office:value-type="float" office:value="-0.474582" calcext:value-type="float">
            <text:p>-0.474582</text:p>
          </table:table-cell>
          <table:table-cell office:value-type="float" office:value="0.0758277" calcext:value-type="float">
            <text:p>0.0758277</text:p>
          </table:table-cell>
          <table:table-cell office:value-type="float" office:value="0.0838327" calcext:value-type="float">
            <text:p>0.0838327</text:p>
          </table:table-cell>
          <table:table-cell office:value-type="float" office:value="0.337053" calcext:value-type="float">
            <text:p>0.337053</text:p>
          </table:table-cell>
          <table:table-cell office:value-type="float" office:value="0.279195" calcext:value-type="float">
            <text:p>0.279195</text:p>
          </table:table-cell>
          <table:table-cell office:value-type="float" office:value="0.710196" calcext:value-type="float">
            <text:p>0.7101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119" calcext:value-type="float">
            <text:p>-18.4119</text:p>
          </table:table-cell>
          <table:table-cell office:value-type="float" office:value="-9.49703" calcext:value-type="float">
            <text:p>-9.49703</text:p>
          </table:table-cell>
          <table:table-cell office:value-type="float" office:value="4.8446" calcext:value-type="float">
            <text:p>4.8446</text:p>
          </table:table-cell>
          <table:table-cell office:value-type="float" office:value="3.06587" calcext:value-type="float">
            <text:p>3.06587</text:p>
          </table:table-cell>
          <table:table-cell office:value-type="float" office:value="-0.445121" calcext:value-type="float">
            <text:p>-0.445121</text:p>
          </table:table-cell>
          <table:table-cell office:value-type="float" office:value="0.0757175" calcext:value-type="float">
            <text:p>0.0757175</text:p>
          </table:table-cell>
          <table:table-cell office:value-type="float" office:value="0.0838715" calcext:value-type="float">
            <text:p>0.0838715</text:p>
          </table:table-cell>
          <table:table-cell office:value-type="float" office:value="0.336562" calcext:value-type="float">
            <text:p>0.336562</text:p>
          </table:table-cell>
          <table:table-cell office:value-type="float" office:value="0.278797" calcext:value-type="float">
            <text:p>0.278797</text:p>
          </table:table-cell>
          <table:table-cell office:value-type="float" office:value="1.97598" calcext:value-type="float">
            <text:p>1.975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6486" calcext:value-type="float">
            <text:p>-18.6486</text:p>
          </table:table-cell>
          <table:table-cell office:value-type="float" office:value="-9.48391" calcext:value-type="float">
            <text:p>-9.48391</text:p>
          </table:table-cell>
          <table:table-cell office:value-type="float" office:value="4.87607" calcext:value-type="float">
            <text:p>4.87607</text:p>
          </table:table-cell>
          <table:table-cell office:value-type="float" office:value="3.05039" calcext:value-type="float">
            <text:p>3.05039</text:p>
          </table:table-cell>
          <table:table-cell office:value-type="float" office:value="-0.434713" calcext:value-type="float">
            <text:p>-0.434713</text:p>
          </table:table-cell>
          <table:table-cell office:value-type="float" office:value="0.0756074" calcext:value-type="float">
            <text:p>0.0756074</text:p>
          </table:table-cell>
          <table:table-cell office:value-type="float" office:value="0.0838773" calcext:value-type="float">
            <text:p>0.0838773</text:p>
          </table:table-cell>
          <table:table-cell office:value-type="float" office:value="0.336076" calcext:value-type="float">
            <text:p>0.336076</text:p>
          </table:table-cell>
          <table:table-cell office:value-type="float" office:value="0.278431" calcext:value-type="float">
            <text:p>0.278431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8988" calcext:value-type="float">
            <text:p>-18.8988</text:p>
          </table:table-cell>
          <table:table-cell office:value-type="float" office:value="-9.4712" calcext:value-type="float">
            <text:p>-9.4712</text:p>
          </table:table-cell>
          <table:table-cell office:value-type="float" office:value="4.88655" calcext:value-type="float">
            <text:p>4.88655</text:p>
          </table:table-cell>
          <table:table-cell office:value-type="float" office:value="3.0333" calcext:value-type="float">
            <text:p>3.0333</text:p>
          </table:table-cell>
          <table:table-cell office:value-type="float" office:value="-0.429837" calcext:value-type="float">
            <text:p>-0.429837</text:p>
          </table:table-cell>
          <table:table-cell office:value-type="float" office:value="0.0754991" calcext:value-type="float">
            <text:p>0.0754991</text:p>
          </table:table-cell>
          <table:table-cell office:value-type="float" office:value="0.083838" calcext:value-type="float">
            <text:p>0.083838</text:p>
          </table:table-cell>
          <table:table-cell office:value-type="float" office:value="0.335598" calcext:value-type="float">
            <text:p>0.335598</text:p>
          </table:table-cell>
          <table:table-cell office:value-type="float" office:value="0.278108" calcext:value-type="float">
            <text:p>0.278108</text:p>
          </table:table-cell>
          <table:table-cell office:value-type="float" office:value="0.268558" calcext:value-type="float">
            <text:p>0.26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1289" calcext:value-type="float">
            <text:p>-19.1289</text:p>
          </table:table-cell>
          <table:table-cell office:value-type="float" office:value="-9.43352" calcext:value-type="float">
            <text:p>-9.43352</text:p>
          </table:table-cell>
          <table:table-cell office:value-type="float" office:value="4.89693" calcext:value-type="float">
            <text:p>4.89693</text:p>
          </table:table-cell>
          <table:table-cell office:value-type="float" office:value="3.0112" calcext:value-type="float">
            <text:p>3.0112</text:p>
          </table:table-cell>
          <table:table-cell office:value-type="float" office:value="-0.427967" calcext:value-type="float">
            <text:p>-0.427967</text:p>
          </table:table-cell>
          <table:table-cell office:value-type="float" office:value="0.0753899" calcext:value-type="float">
            <text:p>0.0753899</text:p>
          </table:table-cell>
          <table:table-cell office:value-type="float" office:value="0.0838035" calcext:value-type="float">
            <text:p>0.0838035</text:p>
          </table:table-cell>
          <table:table-cell office:value-type="float" office:value="0.335132" calcext:value-type="float">
            <text:p>0.335132</text:p>
          </table:table-cell>
          <table:table-cell office:value-type="float" office:value="0.277805" calcext:value-type="float">
            <text:p>0.277805</text:p>
          </table:table-cell>
          <table:table-cell office:value-type="float" office:value="3.94272" calcext:value-type="float">
            <text:p>3.942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377" calcext:value-type="float">
            <text:p>-19.377</text:p>
          </table:table-cell>
          <table:table-cell office:value-type="float" office:value="-9.31575" calcext:value-type="float">
            <text:p>-9.31575</text:p>
          </table:table-cell>
          <table:table-cell office:value-type="float" office:value="4.92778" calcext:value-type="float">
            <text:p>4.92778</text:p>
          </table:table-cell>
          <table:table-cell office:value-type="float" office:value="2.95582" calcext:value-type="float">
            <text:p>2.95582</text:p>
          </table:table-cell>
          <table:table-cell office:value-type="float" office:value="-0.463445" calcext:value-type="float">
            <text:p>-0.463445</text:p>
          </table:table-cell>
          <table:table-cell office:value-type="float" office:value="0.0752823" calcext:value-type="float">
            <text:p>0.0752823</text:p>
          </table:table-cell>
          <table:table-cell office:value-type="float" office:value="0.0840534" calcext:value-type="float">
            <text:p>0.0840534</text:p>
          </table:table-cell>
          <table:table-cell office:value-type="float" office:value="0.334676" calcext:value-type="float">
            <text:p>0.334676</text:p>
          </table:table-cell>
          <table:table-cell office:value-type="float" office:value="0.277405" calcext:value-type="float">
            <text:p>0.277405</text:p>
          </table:table-cell>
          <table:table-cell office:value-type="float" office:value="3.15195" calcext:value-type="float">
            <text:p>3.151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6073" calcext:value-type="float">
            <text:p>-19.6073</text:p>
          </table:table-cell>
          <table:table-cell office:value-type="float" office:value="-9.24602" calcext:value-type="float">
            <text:p>-9.24602</text:p>
          </table:table-cell>
          <table:table-cell office:value-type="float" office:value="4.87434" calcext:value-type="float">
            <text:p>4.87434</text:p>
          </table:table-cell>
          <table:table-cell office:value-type="float" office:value="2.91982" calcext:value-type="float">
            <text:p>2.91982</text:p>
          </table:table-cell>
          <table:table-cell office:value-type="float" office:value="-0.481391" calcext:value-type="float">
            <text:p>-0.481391</text:p>
          </table:table-cell>
          <table:table-cell office:value-type="float" office:value="0.0751741" calcext:value-type="float">
            <text:p>0.0751741</text:p>
          </table:table-cell>
          <table:table-cell office:value-type="float" office:value="0.0844184" calcext:value-type="float">
            <text:p>0.0844184</text:p>
          </table:table-cell>
          <table:table-cell office:value-type="float" office:value="0.334196" calcext:value-type="float">
            <text:p>0.334196</text:p>
          </table:table-cell>
          <table:table-cell office:value-type="float" office:value="0.277021" calcext:value-type="float">
            <text:p>0.277021</text:p>
          </table:table-cell>
          <table:table-cell office:value-type="float" office:value="1.19177" calcext:value-type="float">
            <text:p>1.19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632" calcext:value-type="float">
            <text:p>-19.8632</text:p>
          </table:table-cell>
          <table:table-cell office:value-type="float" office:value="-9.12145" calcext:value-type="float">
            <text:p>-9.12145</text:p>
          </table:table-cell>
          <table:table-cell office:value-type="float" office:value="4.92893" calcext:value-type="float">
            <text:p>4.92893</text:p>
          </table:table-cell>
          <table:table-cell office:value-type="float" office:value="2.86808" calcext:value-type="float">
            <text:p>2.86808</text:p>
          </table:table-cell>
          <table:table-cell office:value-type="float" office:value="-0.510141" calcext:value-type="float">
            <text:p>-0.510141</text:p>
          </table:table-cell>
          <table:table-cell office:value-type="float" office:value="0.0750741" calcext:value-type="float">
            <text:p>0.0750741</text:p>
          </table:table-cell>
          <table:table-cell office:value-type="float" office:value="0.0852647" calcext:value-type="float">
            <text:p>0.0852647</text:p>
          </table:table-cell>
          <table:table-cell office:value-type="float" office:value="0.333724" calcext:value-type="float">
            <text:p>0.333724</text:p>
          </table:table-cell>
          <table:table-cell office:value-type="float" office:value="0.276812" calcext:value-type="float">
            <text:p>0.276812</text:p>
          </table:table-cell>
          <table:table-cell office:value-type="float" office:value="1.58751" calcext:value-type="float">
            <text:p>1.587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006" calcext:value-type="float">
            <text:p>-20.1006</text:p>
          </table:table-cell>
          <table:table-cell office:value-type="float" office:value="-9.02202" calcext:value-type="float">
            <text:p>-9.02202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2.83058" calcext:value-type="float">
            <text:p>2.83058</text:p>
          </table:table-cell>
          <table:table-cell office:value-type="float" office:value="-0.522578" calcext:value-type="float">
            <text:p>-0.522578</text:p>
          </table:table-cell>
          <table:table-cell office:value-type="float" office:value="0.0749769" calcext:value-type="float">
            <text:p>0.0749769</text:p>
          </table:table-cell>
          <table:table-cell office:value-type="float" office:value="0.0864352" calcext:value-type="float">
            <text:p>0.0864352</text:p>
          </table:table-cell>
          <table:table-cell office:value-type="float" office:value="0.333253" calcext:value-type="float">
            <text:p>0.333253</text:p>
          </table:table-cell>
          <table:table-cell office:value-type="float" office:value="0.276741" calcext:value-type="float">
            <text:p>0.276741</text:p>
          </table:table-cell>
          <table:table-cell office:value-type="float" office:value="5.06526" calcext:value-type="float">
            <text:p>5.065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655" calcext:value-type="float">
            <text:p>-20.2655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768" calcext:value-type="float">
            <text:p>4.73768</text:p>
          </table:table-cell>
          <table:table-cell office:value-type="float" office:value="2.88465" calcext:value-type="float">
            <text:p>2.88465</text:p>
          </table:table-cell>
          <table:table-cell office:value-type="float" office:value="-0.43986" calcext:value-type="float">
            <text:p>-0.43986</text:p>
          </table:table-cell>
          <table:table-cell office:value-type="float" office:value="0.0749081" calcext:value-type="float">
            <text:p>0.0749081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332789" calcext:value-type="float">
            <text:p>0.332789</text:p>
          </table:table-cell>
          <table:table-cell office:value-type="float" office:value="0.276512" calcext:value-type="float">
            <text:p>0.276512</text:p>
          </table:table-cell>
          <table:table-cell office:value-type="float" office:value="13.8855" calcext:value-type="float">
            <text:p>13.88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-9.10353" calcext:value-type="float">
            <text:p>-9.10353</text:p>
          </table:table-cell>
          <table:table-cell office:value-type="float" office:value="4.77033" calcext:value-type="float">
            <text:p>4.77033</text:p>
          </table:table-cell>
          <table:table-cell office:value-type="float" office:value="2.87345" calcext:value-type="float">
            <text:p>2.87345</text:p>
          </table:table-cell>
          <table:table-cell office:value-type="float" office:value="-0.426004" calcext:value-type="float">
            <text:p>-0.426004</text:p>
          </table:table-cell>
          <table:table-cell office:value-type="float" office:value="0.074826" calcext:value-type="float">
            <text:p>0.074826</text:p>
          </table:table-cell>
          <table:table-cell office:value-type="float" office:value="0.0863739" calcext:value-type="float">
            <text:p>0.0863739</text:p>
          </table:table-cell>
          <table:table-cell office:value-type="float" office:value="0.332316" calcext:value-type="float">
            <text:p>0.332316</text:p>
          </table:table-cell>
          <table:table-cell office:value-type="float" office:value="0.276414" calcext:value-type="float">
            <text:p>0.276414</text:p>
          </table:table-cell>
          <table:table-cell office:value-type="float" office:value="1.61995" calcext:value-type="float">
            <text:p>1.619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728" calcext:value-type="float">
            <text:p>-20.728</text:p>
          </table:table-cell>
          <table:table-cell office:value-type="float" office:value="-9.00583" calcext:value-type="float">
            <text:p>-9.00583</text:p>
          </table:table-cell>
          <table:table-cell office:value-type="float" office:value="4.77727" calcext:value-type="float">
            <text:p>4.77727</text:p>
          </table:table-cell>
          <table:table-cell office:value-type="float" office:value="2.83923" calcext:value-type="float">
            <text:p>2.83923</text:p>
          </table:table-cell>
          <table:table-cell office:value-type="float" office:value="-0.439368" calcext:value-type="float">
            <text:p>-0.439368</text:p>
          </table:table-cell>
          <table:table-cell office:value-type="float" office:value="0.0747527" calcext:value-type="float">
            <text:p>0.0747527</text:p>
          </table:table-cell>
          <table:table-cell office:value-type="float" office:value="0.0863519" calcext:value-type="float">
            <text:p>0.0863519</text:p>
          </table:table-cell>
          <table:table-cell office:value-type="float" office:value="0.331846" calcext:value-type="float">
            <text:p>0.331846</text:p>
          </table:table-cell>
          <table:table-cell office:value-type="float" office:value="0.276228" calcext:value-type="float">
            <text:p>0.276228</text:p>
          </table:table-cell>
          <table:table-cell office:value-type="float" office:value="0.719594" calcext:value-type="float">
            <text:p>0.7195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9707" calcext:value-type="float">
            <text:p>-20.9707</text:p>
          </table:table-cell>
          <table:table-cell office:value-type="float" office:value="-8.92603" calcext:value-type="float">
            <text:p>-8.92603</text:p>
          </table:table-cell>
          <table:table-cell office:value-type="float" office:value="4.79504" calcext:value-type="float">
            <text:p>4.79504</text:p>
          </table:table-cell>
          <table:table-cell office:value-type="float" office:value="2.81416" calcext:value-type="float">
            <text:p>2.81416</text:p>
          </table:table-cell>
          <table:table-cell office:value-type="float" office:value="-0.443923" calcext:value-type="float">
            <text:p>-0.443923</text:p>
          </table:table-cell>
          <table:table-cell office:value-type="float" office:value="0.0746591" calcext:value-type="float">
            <text:p>0.0746591</text:p>
          </table:table-cell>
          <table:table-cell office:value-type="float" office:value="0.0863193" calcext:value-type="float">
            <text:p>0.0863193</text:p>
          </table:table-cell>
          <table:table-cell office:value-type="float" office:value="0.331383" calcext:value-type="float">
            <text:p>0.331383</text:p>
          </table:table-cell>
          <table:table-cell office:value-type="float" office:value="0.276042" calcext:value-type="float">
            <text:p>0.276042</text:p>
          </table:table-cell>
          <table:table-cell office:value-type="float" office:value="2.51544" calcext:value-type="float">
            <text:p>2.51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1654" calcext:value-type="float">
            <text:p>-21.1654</text:p>
          </table:table-cell>
          <table:table-cell office:value-type="float" office:value="-8.85749" calcext:value-type="float">
            <text:p>-8.85749</text:p>
          </table:table-cell>
          <table:table-cell office:value-type="float" office:value="4.73955" calcext:value-type="float">
            <text:p>4.73955</text:p>
          </table:table-cell>
          <table:table-cell office:value-type="float" office:value="2.79507" calcext:value-type="float">
            <text:p>2.79507</text:p>
          </table:table-cell>
          <table:table-cell office:value-type="float" office:value="-0.440642" calcext:value-type="float">
            <text:p>-0.440642</text:p>
          </table:table-cell>
          <table:table-cell office:value-type="float" office:value="0.0746097" calcext:value-type="float">
            <text:p>0.0746097</text:p>
          </table:table-cell>
          <table:table-cell office:value-type="float" office:value="0.0862425" calcext:value-type="float">
            <text:p>0.0862425</text:p>
          </table:table-cell>
          <table:table-cell office:value-type="float" office:value="0.330916" calcext:value-type="float">
            <text:p>0.330916</text:p>
          </table:table-cell>
          <table:table-cell office:value-type="float" office:value="0.275972" calcext:value-type="float">
            <text:p>0.275972</text:p>
          </table:table-cell>
          <table:table-cell office:value-type="float" office:value="1.14669" calcext:value-type="float">
            <text:p>1.14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3985" calcext:value-type="float">
            <text:p>-21.3985</text:p>
          </table:table-cell>
          <table:table-cell office:value-type="float" office:value="-8.77227" calcext:value-type="float">
            <text:p>-8.77227</text:p>
          </table:table-cell>
          <table:table-cell office:value-type="float" office:value="4.74121" calcext:value-type="float">
            <text:p>4.74121</text:p>
          </table:table-cell>
          <table:table-cell office:value-type="float" office:value="2.77061" calcext:value-type="float">
            <text:p>2.77061</text:p>
          </table:table-cell>
          <table:table-cell office:value-type="float" office:value="-0.445469" calcext:value-type="float">
            <text:p>-0.445469</text:p>
          </table:table-cell>
          <table:table-cell office:value-type="float" office:value="0.0745391" calcext:value-type="float">
            <text:p>0.0745391</text:p>
          </table:table-cell>
          <table:table-cell office:value-type="float" office:value="0.0861496" calcext:value-type="float">
            <text:p>0.0861496</text:p>
          </table:table-cell>
          <table:table-cell office:value-type="float" office:value="0.330452" calcext:value-type="float">
            <text:p>0.330452</text:p>
          </table:table-cell>
          <table:table-cell office:value-type="float" office:value="0.275922" calcext:value-type="float">
            <text:p>0.275922</text:p>
          </table:table-cell>
          <table:table-cell office:value-type="float" office:value="1.95489" calcext:value-type="float">
            <text:p>1.954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881" calcext:value-type="float">
            <text:p>-21.5881</text:p>
          </table:table-cell>
          <table:table-cell office:value-type="float" office:value="-8.74599" calcext:value-type="float">
            <text:p>-8.74599</text:p>
          </table:table-cell>
          <table:table-cell office:value-type="float" office:value="4.65409" calcext:value-type="float">
            <text:p>4.65409</text:p>
          </table:table-cell>
          <table:table-cell office:value-type="float" office:value="2.77114" calcext:value-type="float">
            <text:p>2.77114</text:p>
          </table:table-cell>
          <table:table-cell office:value-type="float" office:value="-0.421863" calcext:value-type="float">
            <text:p>-0.421863</text:p>
          </table:table-cell>
          <table:table-cell office:value-type="float" office:value="0.0745312" calcext:value-type="float">
            <text:p>0.0745312</text:p>
          </table:table-cell>
          <table:table-cell office:value-type="float" office:value="0.0860474" calcext:value-type="float">
            <text:p>0.0860474</text:p>
          </table:table-cell>
          <table:table-cell office:value-type="float" office:value="0.329989" calcext:value-type="float">
            <text:p>0.329989</text:p>
          </table:table-cell>
          <table:table-cell office:value-type="float" office:value="0.276379" calcext:value-type="float">
            <text:p>0.276379</text:p>
          </table:table-cell>
          <table:table-cell office:value-type="float" office:value="1.4895" calcext:value-type="float">
            <text:p>1.48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7749" calcext:value-type="float">
            <text:p>-21.7749</text:p>
          </table:table-cell>
          <table:table-cell office:value-type="float" office:value="-8.61843" calcext:value-type="float">
            <text:p>-8.61843</text:p>
          </table:table-cell>
          <table:table-cell office:value-type="float" office:value="4.55513" calcext:value-type="float">
            <text:p>4.55513</text:p>
          </table:table-cell>
          <table:table-cell office:value-type="float" office:value="2.7221" calcext:value-type="float">
            <text:p>2.7221</text:p>
          </table:table-cell>
          <table:table-cell office:value-type="float" office:value="-0.461257" calcext:value-type="float">
            <text:p>-0.461257</text:p>
          </table:table-cell>
          <table:table-cell office:value-type="float" office:value="0.0746166" calcext:value-type="float">
            <text:p>0.0746166</text:p>
          </table:table-cell>
          <table:table-cell office:value-type="float" office:value="0.0859303" calcext:value-type="float">
            <text:p>0.0859303</text:p>
          </table:table-cell>
          <table:table-cell office:value-type="float" office:value="0.329592" calcext:value-type="float">
            <text:p>0.329592</text:p>
          </table:table-cell>
          <table:table-cell office:value-type="float" office:value="0.276618" calcext:value-type="float">
            <text:p>0.276618</text:p>
          </table:table-cell>
          <table:table-cell office:value-type="float" office:value="6.32085" calcext:value-type="float">
            <text:p>6.320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87" calcext:value-type="float">
            <text:p>-21.9787</text:p>
          </table:table-cell>
          <table:table-cell office:value-type="float" office:value="-8.5375" calcext:value-type="float">
            <text:p>-8.5375</text:p>
          </table:table-cell>
          <table:table-cell office:value-type="float" office:value="4.54064" calcext:value-type="float">
            <text:p>4.54064</text:p>
          </table:table-cell>
          <table:table-cell office:value-type="float" office:value="2.70445" calcext:value-type="float">
            <text:p>2.70445</text:p>
          </table:table-cell>
          <table:table-cell office:value-type="float" office:value="-0.455671" calcext:value-type="float">
            <text:p>-0.455671</text:p>
          </table:table-cell>
          <table:table-cell office:value-type="float" office:value="0.0747359" calcext:value-type="float">
            <text:p>0.0747359</text:p>
          </table:table-cell>
          <table:table-cell office:value-type="float" office:value="0.0858449" calcext:value-type="float">
            <text:p>0.0858449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0.0707084" calcext:value-type="float">
            <text:p>0.0707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1884" calcext:value-type="float">
            <text:p>-22.1884</text:p>
          </table:table-cell>
          <table:table-cell office:value-type="float" office:value="-8.43147" calcext:value-type="float">
            <text:p>-8.43147</text:p>
          </table:table-cell>
          <table:table-cell office:value-type="float" office:value="4.5875" calcext:value-type="float">
            <text:p>4.5875</text:p>
          </table:table-cell>
          <table:table-cell office:value-type="float" office:value="2.68358" calcext:value-type="float">
            <text:p>2.68358</text:p>
          </table:table-cell>
          <table:table-cell office:value-type="float" office:value="-0.448934" calcext:value-type="float">
            <text:p>-0.448934</text:p>
          </table:table-cell>
          <table:table-cell office:value-type="float" office:value="0.0748531" calcext:value-type="float">
            <text:p>0.0748531</text:p>
          </table:table-cell>
          <table:table-cell office:value-type="float" office:value="0.0857818" calcext:value-type="float">
            <text:p>0.0857818</text:p>
          </table:table-cell>
          <table:table-cell office:value-type="float" office:value="0.328729" calcext:value-type="float">
            <text:p>0.328729</text:p>
          </table:table-cell>
          <table:table-cell office:value-type="float" office:value="0.277463" calcext:value-type="float">
            <text:p>0.277463</text:p>
          </table:table-cell>
          <table:table-cell office:value-type="float" office:value="2.06857" calcext:value-type="float">
            <text:p>2.06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239" calcext:value-type="float">
            <text:p>-22.4239</text:p>
          </table:table-cell>
          <table:table-cell office:value-type="float" office:value="-8.3257" calcext:value-type="float">
            <text:p>-8.3257</text:p>
          </table:table-cell>
          <table:table-cell office:value-type="float" office:value="4.63645" calcext:value-type="float">
            <text:p>4.63645</text:p>
          </table:table-cell>
          <table:table-cell office:value-type="float" office:value="2.66315" calcext:value-type="float">
            <text:p>2.66315</text:p>
          </table:table-cell>
          <table:table-cell office:value-type="float" office:value="-0.447022" calcext:value-type="float">
            <text:p>-0.447022</text:p>
          </table:table-cell>
          <table:table-cell office:value-type="float" office:value="0.0748666" calcext:value-type="float">
            <text:p>0.0748666</text:p>
          </table:table-cell>
          <table:table-cell office:value-type="float" office:value="0.08576" calcext:value-type="float">
            <text:p>0.08576</text:p>
          </table:table-cell>
          <table:table-cell office:value-type="float" office:value="0.328278" calcext:value-type="float">
            <text:p>0.328278</text:p>
          </table:table-cell>
          <table:table-cell office:value-type="float" office:value="0.27791" calcext:value-type="float">
            <text:p>0.27791</text:p>
          </table:table-cell>
          <table:table-cell office:value-type="float" office:value="1.38863" calcext:value-type="float">
            <text:p>1.388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27" calcext:value-type="float">
            <text:p>-22.6127</text:p>
          </table:table-cell>
          <table:table-cell office:value-type="float" office:value="-8.21624" calcext:value-type="float">
            <text:p>-8.21624</text:p>
          </table:table-cell>
          <table:table-cell office:value-type="float" office:value="4.59291" calcext:value-type="float">
            <text:p>4.59291</text:p>
          </table:table-cell>
          <table:table-cell office:value-type="float" office:value="2.63613" calcext:value-type="float">
            <text:p>2.63613</text:p>
          </table:table-cell>
          <table:table-cell office:value-type="float" office:value="-0.454945" calcext:value-type="float">
            <text:p>-0.454945</text:p>
          </table:table-cell>
          <table:table-cell office:value-type="float" office:value="0.074924" calcext:value-type="float">
            <text:p>0.074924</text:p>
          </table:table-cell>
          <table:table-cell office:value-type="float" office:value="0.0857961" calcext:value-type="float">
            <text:p>0.0857961</text:p>
          </table:table-cell>
          <table:table-cell office:value-type="float" office:value="0.327824" calcext:value-type="float">
            <text:p>0.327824</text:p>
          </table:table-cell>
          <table:table-cell office:value-type="float" office:value="0.278434" calcext:value-type="float">
            <text:p>0.278434</text:p>
          </table:table-cell>
          <table:table-cell office:value-type="float" office:value="0.839476" calcext:value-type="float">
            <text:p>0.8394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619" calcext:value-type="float">
            <text:p>-22.8619</text:p>
          </table:table-cell>
          <table:table-cell office:value-type="float" office:value="-7.96594" calcext:value-type="float">
            <text:p>-7.96594</text:p>
          </table:table-cell>
          <table:table-cell office:value-type="float" office:value="4.78361" calcext:value-type="float">
            <text:p>4.78361</text:p>
          </table:table-cell>
          <table:table-cell office:value-type="float" office:value="2.56594" calcext:value-type="float">
            <text:p>2.56594</text:p>
          </table:table-cell>
          <table:table-cell office:value-type="float" office:value="-0.503581" calcext:value-type="float">
            <text:p>-0.503581</text:p>
          </table:table-cell>
          <table:table-cell office:value-type="float" office:value="0.0748547" calcext:value-type="float">
            <text:p>0.0748547</text:p>
          </table:table-cell>
          <table:table-cell office:value-type="float" office:value="0.0856825" calcext:value-type="float">
            <text:p>0.0856825</text:p>
          </table:table-cell>
          <table:table-cell office:value-type="float" office:value="0.327395" calcext:value-type="float">
            <text:p>0.327395</text:p>
          </table:table-cell>
          <table:table-cell office:value-type="float" office:value="0.278168" calcext:value-type="float">
            <text:p>0.278168</text:p>
          </table:table-cell>
          <table:table-cell office:value-type="float" office:value="6.57419" calcext:value-type="float">
            <text:p>6.574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501" calcext:value-type="float">
            <text:p>-23.0501</text:p>
          </table:table-cell>
          <table:table-cell office:value-type="float" office:value="-7.82417" calcext:value-type="float">
            <text:p>-7.82417</text:p>
          </table:table-cell>
          <table:table-cell office:value-type="float" office:value="4.71511" calcext:value-type="float">
            <text:p>4.71511</text:p>
          </table:table-cell>
          <table:table-cell office:value-type="float" office:value="2.52491" calcext:value-type="float">
            <text:p>2.52491</text:p>
          </table:table-cell>
          <table:table-cell office:value-type="float" office:value="-0.531917" calcext:value-type="float">
            <text:p>-0.531917</text:p>
          </table:table-cell>
          <table:table-cell office:value-type="float" office:value="0.0747975" calcext:value-type="float">
            <text:p>0.0747975</text:p>
          </table:table-cell>
          <table:table-cell office:value-type="float" office:value="0.0855701" calcext:value-type="float">
            <text:p>0.0855701</text:p>
          </table:table-cell>
          <table:table-cell office:value-type="float" office:value="0.326946" calcext:value-type="float">
            <text:p>0.326946</text:p>
          </table:table-cell>
          <table:table-cell office:value-type="float" office:value="0.277878" calcext:value-type="float">
            <text:p>0.277878</text:p>
          </table:table-cell>
          <table:table-cell office:value-type="float" office:value="3.83798" calcext:value-type="float">
            <text:p>3.837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852" calcext:value-type="float">
            <text:p>-23.2852</text:p>
          </table:table-cell>
          <table:table-cell office:value-type="float" office:value="-7.63885" calcext:value-type="float">
            <text:p>-7.63885</text:p>
          </table:table-cell>
          <table:table-cell office:value-type="float" office:value="4.82491" calcext:value-type="float">
            <text:p>4.82491</text:p>
          </table:table-cell>
          <table:table-cell office:value-type="float" office:value="2.48671" calcext:value-type="float">
            <text:p>2.48671</text:p>
          </table:table-cell>
          <table:table-cell office:value-type="float" office:value="-0.543688" calcext:value-type="float">
            <text:p>-0.543688</text:p>
          </table:table-cell>
          <table:table-cell office:value-type="float" office:value="0.0746956" calcext:value-type="float">
            <text:p>0.0746956</text:p>
          </table:table-cell>
          <table:table-cell office:value-type="float" office:value="0.0855063" calcext:value-type="float">
            <text:p>0.0855063</text:p>
          </table:table-cell>
          <table:table-cell office:value-type="float" office:value="0.326506" calcext:value-type="float">
            <text:p>0.326506</text:p>
          </table:table-cell>
          <table:table-cell office:value-type="float" office:value="0.277501" calcext:value-type="float">
            <text:p>0.277501</text:p>
          </table:table-cell>
          <table:table-cell office:value-type="float" office:value="2.41898" calcext:value-type="float">
            <text:p>2.418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855" calcext:value-type="float">
            <text:p>-23.4855</text:p>
          </table:table-cell>
          <table:table-cell office:value-type="float" office:value="-7.49418" calcext:value-type="float">
            <text:p>-7.49418</text:p>
          </table:table-cell>
          <table:table-cell office:value-type="float" office:value="4.87258" calcext:value-type="float">
            <text:p>4.87258</text:p>
          </table:table-cell>
          <table:table-cell office:value-type="float" office:value="2.47043" calcext:value-type="float">
            <text:p>2.47043</text:p>
          </table:table-cell>
          <table:table-cell office:value-type="float" office:value="-0.524331" calcext:value-type="float">
            <text:p>-0.524331</text:p>
          </table:table-cell>
          <table:table-cell office:value-type="float" office:value="0.0745945" calcext:value-type="float">
            <text:p>0.0745945</text:p>
          </table:table-cell>
          <table:table-cell office:value-type="float" office:value="0.0854319" calcext:value-type="float">
            <text:p>0.0854319</text:p>
          </table:table-cell>
          <table:table-cell office:value-type="float" office:value="0.326118" calcext:value-type="float">
            <text:p>0.326118</text:p>
          </table:table-cell>
          <table:table-cell office:value-type="float" office:value="0.277129" calcext:value-type="float">
            <text:p>0.277129</text:p>
          </table:table-cell>
          <table:table-cell office:value-type="float" office:value="1.48106" calcext:value-type="float">
            <text:p>1.48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511" calcext:value-type="float">
            <text:p>-23.6511</text:p>
          </table:table-cell>
          <table:table-cell office:value-type="float" office:value="-7.35189" calcext:value-type="float">
            <text:p>-7.35189</text:p>
          </table:table-cell>
          <table:table-cell office:value-type="float" office:value="4.8278" calcext:value-type="float">
            <text:p>4.8278</text:p>
          </table:table-cell>
          <table:table-cell office:value-type="float" office:value="2.445" calcext:value-type="float">
            <text:p>2.445</text:p>
          </table:table-cell>
          <table:table-cell office:value-type="float" office:value="-0.523573" calcext:value-type="float">
            <text:p>-0.523573</text:p>
          </table:table-cell>
          <table:table-cell office:value-type="float" office:value="0.0744946" calcext:value-type="float">
            <text:p>0.0744946</text:p>
          </table:table-cell>
          <table:table-cell office:value-type="float" office:value="0.0853384" calcext:value-type="float">
            <text:p>0.0853384</text:p>
          </table:table-cell>
          <table:table-cell office:value-type="float" office:value="0.325708" calcext:value-type="float">
            <text:p>0.325708</text:p>
          </table:table-cell>
          <table:table-cell office:value-type="float" office:value="0.276775" calcext:value-type="float">
            <text:p>0.276775</text:p>
          </table:table-cell>
          <table:table-cell office:value-type="float" office:value="0.661772" calcext:value-type="float">
            <text:p>0.6617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8428" calcext:value-type="float">
            <text:p>-23.8428</text:p>
          </table:table-cell>
          <table:table-cell office:value-type="float" office:value="-7.1891" calcext:value-type="float">
            <text:p>-7.1891</text:p>
          </table:table-cell>
          <table:table-cell office:value-type="float" office:value="4.85697" calcext:value-type="float">
            <text:p>4.85697</text:p>
          </table:table-cell>
          <table:table-cell office:value-type="float" office:value="2.42053" calcext:value-type="float">
            <text:p>2.42053</text:p>
          </table:table-cell>
          <table:table-cell office:value-type="float" office:value="-0.519305" calcext:value-type="float">
            <text:p>-0.519305</text:p>
          </table:table-cell>
          <table:table-cell office:value-type="float" office:value="0.0743935" calcext:value-type="float">
            <text:p>0.0743935</text:p>
          </table:table-cell>
          <table:table-cell office:value-type="float" office:value="0.0852477" calcext:value-type="float">
            <text:p>0.0852477</text:p>
          </table:table-cell>
          <table:table-cell office:value-type="float" office:value="0.325331" calcext:value-type="float">
            <text:p>0.325331</text:p>
          </table:table-cell>
          <table:table-cell office:value-type="float" office:value="0.276415" calcext:value-type="float">
            <text:p>0.276415</text:p>
          </table:table-cell>
          <table:table-cell office:value-type="float" office:value="0.862444" calcext:value-type="float">
            <text:p>0.8624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998" calcext:value-type="float">
            <text:p>-23.9998</text:p>
          </table:table-cell>
          <table:table-cell office:value-type="float" office:value="-7.101" calcext:value-type="float">
            <text:p>-7.101</text:p>
          </table:table-cell>
          <table:table-cell office:value-type="float" office:value="4.73935" calcext:value-type="float">
            <text:p>4.73935</text:p>
          </table:table-cell>
          <table:table-cell office:value-type="float" office:value="2.41619" calcext:value-type="float">
            <text:p>2.41619</text:p>
          </table:table-cell>
          <table:table-cell office:value-type="float" office:value="-0.497922" calcext:value-type="float">
            <text:p>-0.497922</text:p>
          </table:table-cell>
          <table:table-cell office:value-type="float" office:value="0.0742959" calcext:value-type="float">
            <text:p>0.0742959</text:p>
          </table:table-cell>
          <table:table-cell office:value-type="float" office:value="0.0851546" calcext:value-type="float">
            <text:p>0.0851546</text:p>
          </table:table-cell>
          <table:table-cell office:value-type="float" office:value="0.324944" calcext:value-type="float">
            <text:p>0.324944</text:p>
          </table:table-cell>
          <table:table-cell office:value-type="float" office:value="0.276267" calcext:value-type="float">
            <text:p>0.276267</text:p>
          </table:table-cell>
          <table:table-cell office:value-type="float" office:value="1.91094" calcext:value-type="float">
            <text:p>1.910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1676" calcext:value-type="float">
            <text:p>-24.1676</text:p>
          </table:table-cell>
          <table:table-cell office:value-type="float" office:value="-6.92109" calcext:value-type="float">
            <text:p>-6.92109</text:p>
          </table:table-cell>
          <table:table-cell office:value-type="float" office:value="4.7366" calcext:value-type="float">
            <text:p>4.7366</text:p>
          </table:table-cell>
          <table:table-cell office:value-type="float" office:value="2.37947" calcext:value-type="float">
            <text:p>2.37947</text:p>
          </table:table-cell>
          <table:table-cell office:value-type="float" office:value="-0.513867" calcext:value-type="float">
            <text:p>-0.513867</text:p>
          </table:table-cell>
          <table:table-cell office:value-type="float" office:value="0.0741995" calcext:value-type="float">
            <text:p>0.0741995</text:p>
          </table:table-cell>
          <table:table-cell office:value-type="float" office:value="0.085052" calcext:value-type="float">
            <text:p>0.085052</text:p>
          </table:table-cell>
          <table:table-cell office:value-type="float" office:value="0.324537" calcext:value-type="float">
            <text:p>0.324537</text:p>
          </table:table-cell>
          <table:table-cell office:value-type="float" office:value="0.276054" calcext:value-type="float">
            <text:p>0.276054</text:p>
          </table:table-cell>
          <table:table-cell office:value-type="float" office:value="2.06164" calcext:value-type="float">
            <text:p>2.06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354" calcext:value-type="float">
            <text:p>-24.3354</text:p>
          </table:table-cell>
          <table:table-cell office:value-type="float" office:value="-6.6609" calcext:value-type="float">
            <text:p>-6.6609</text:p>
          </table:table-cell>
          <table:table-cell office:value-type="float" office:value="4.85064" calcext:value-type="float">
            <text:p>4.85064</text:p>
          </table:table-cell>
          <table:table-cell office:value-type="float" office:value="2.32248" calcext:value-type="float">
            <text:p>2.32248</text:p>
          </table:table-cell>
          <table:table-cell office:value-type="float" office:value="-0.544881" calcext:value-type="float">
            <text:p>-0.544881</text:p>
          </table:table-cell>
          <table:table-cell office:value-type="float" office:value="0.0741018" calcext:value-type="float">
            <text:p>0.0741018</text:p>
          </table:table-cell>
          <table:table-cell office:value-type="float" office:value="0.0849894" calcext:value-type="float">
            <text:p>0.0849894</text:p>
          </table:table-cell>
          <table:table-cell office:value-type="float" office:value="0.32412" calcext:value-type="float">
            <text:p>0.32412</text:p>
          </table:table-cell>
          <table:table-cell office:value-type="float" office:value="0.275682" calcext:value-type="float">
            <text:p>0.275682</text:p>
          </table:table-cell>
          <table:table-cell office:value-type="float" office:value="3.48657" calcext:value-type="float">
            <text:p>3.48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-6.48604" calcext:value-type="float">
            <text:p>-6.48604</text:p>
          </table:table-cell>
          <table:table-cell office:value-type="float" office:value="4.82529" calcext:value-type="float">
            <text:p>4.82529</text:p>
          </table:table-cell>
          <table:table-cell office:value-type="float" office:value="2.29109" calcext:value-type="float">
            <text:p>2.29109</text:p>
          </table:table-cell>
          <table:table-cell office:value-type="float" office:value="-0.556381" calcext:value-type="float">
            <text:p>-0.556381</text:p>
          </table:table-cell>
          <table:table-cell office:value-type="float" office:value="0.0740025" calcext:value-type="float">
            <text:p>0.0740025</text:p>
          </table:table-cell>
          <table:table-cell office:value-type="float" office:value="0.0849194" calcext:value-type="float">
            <text:p>0.0849194</text:p>
          </table:table-cell>
          <table:table-cell office:value-type="float" office:value="0.323691" calcext:value-type="float">
            <text:p>0.323691</text:p>
          </table:table-cell>
          <table:table-cell office:value-type="float" office:value="0.275311" calcext:value-type="float">
            <text:p>0.275311</text:p>
          </table:table-cell>
          <table:table-cell office:value-type="float" office:value="3.56934" calcext:value-type="float">
            <text:p>3.56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959" calcext:value-type="float">
            <text:p>-24.5959</text:p>
          </table:table-cell>
          <table:table-cell office:value-type="float" office:value="-6.35587" calcext:value-type="float">
            <text:p>-6.35587</text:p>
          </table:table-cell>
          <table:table-cell office:value-type="float" office:value="4.67723" calcext:value-type="float">
            <text:p>4.67723</text:p>
          </table:table-cell>
          <table:table-cell office:value-type="float" office:value="2.26731" calcext:value-type="float">
            <text:p>2.26731</text:p>
          </table:table-cell>
          <table:table-cell office:value-type="float" office:value="-0.552533" calcext:value-type="float">
            <text:p>-0.552533</text:p>
          </table:table-cell>
          <table:table-cell office:value-type="float" office:value="0.0739806" calcext:value-type="float">
            <text:p>0.0739806</text:p>
          </table:table-cell>
          <table:table-cell office:value-type="float" office:value="0.0848055" calcext:value-type="float">
            <text:p>0.0848055</text:p>
          </table:table-cell>
          <table:table-cell office:value-type="float" office:value="0.323264" calcext:value-type="float">
            <text:p>0.323264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5.18496" calcext:value-type="float">
            <text:p>5.184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356" calcext:value-type="float">
            <text:p>-24.7356</text:p>
          </table:table-cell>
          <table:table-cell office:value-type="float" office:value="-6.16991" calcext:value-type="float">
            <text:p>-6.16991</text:p>
          </table:table-cell>
          <table:table-cell office:value-type="float" office:value="4.67175" calcext:value-type="float">
            <text:p>4.67175</text:p>
          </table:table-cell>
          <table:table-cell office:value-type="float" office:value="2.23606" calcext:value-type="float">
            <text:p>2.23606</text:p>
          </table:table-cell>
          <table:table-cell office:value-type="float" office:value="-0.556868" calcext:value-type="float">
            <text:p>-0.556868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0.0846921" calcext:value-type="float">
            <text:p>0.0846921</text:p>
          </table:table-cell>
          <table:table-cell office:value-type="float" office:value="0.322843" calcext:value-type="float">
            <text:p>0.322843</text:p>
          </table:table-cell>
          <table:table-cell office:value-type="float" office:value="0.274721" calcext:value-type="float">
            <text:p>0.274721</text:p>
          </table:table-cell>
          <table:table-cell office:value-type="float" office:value="0.333338" calcext:value-type="float">
            <text:p>0.3333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223" calcext:value-type="float">
            <text:p>-24.9223</text:p>
          </table:table-cell>
          <table:table-cell office:value-type="float" office:value="-5.95587" calcext:value-type="float">
            <text:p>-5.95587</text:p>
          </table:table-cell>
          <table:table-cell office:value-type="float" office:value="4.76495" calcext:value-type="float">
            <text:p>4.76495</text:p>
          </table:table-cell>
          <table:table-cell office:value-type="float" office:value="2.20978" calcext:value-type="float">
            <text:p>2.20978</text:p>
          </table:table-cell>
          <table:table-cell office:value-type="float" office:value="-0.555214" calcext:value-type="float">
            <text:p>-0.555214</text:p>
          </table:table-cell>
          <table:table-cell office:value-type="float" office:value="0.0739044" calcext:value-type="float">
            <text:p>0.0739044</text:p>
          </table:table-cell>
          <table:table-cell office:value-type="float" office:value="0.0845854" calcext:value-type="float">
            <text:p>0.0845854</text:p>
          </table:table-cell>
          <table:table-cell office:value-type="float" office:value="0.322413" calcext:value-type="float">
            <text:p>0.322413</text:p>
          </table:table-cell>
          <table:table-cell office:value-type="float" office:value="0.274367" calcext:value-type="float">
            <text:p>0.274367</text:p>
          </table:table-cell>
          <table:table-cell office:value-type="float" office:value="2.78033" calcext:value-type="float">
            <text:p>2.780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529" calcext:value-type="float">
            <text:p>-25.0529</text:p>
          </table:table-cell>
          <table:table-cell office:value-type="float" office:value="-5.75117" calcext:value-type="float">
            <text:p>-5.75117</text:p>
          </table:table-cell>
          <table:table-cell office:value-type="float" office:value="4.77472" calcext:value-type="float">
            <text:p>4.77472</text:p>
          </table:table-cell>
          <table:table-cell office:value-type="float" office:value="2.17773" calcext:value-type="float">
            <text:p>2.17773</text:p>
          </table:table-cell>
          <table:table-cell office:value-type="float" office:value="-0.558237" calcext:value-type="float">
            <text:p>-0.558237</text:p>
          </table:table-cell>
          <table:table-cell office:value-type="float" office:value="0.0738364" calcext:value-type="float">
            <text:p>0.0738364</text:p>
          </table:table-cell>
          <table:table-cell office:value-type="float" office:value="0.0844862" calcext:value-type="float">
            <text:p>0.0844862</text:p>
          </table:table-cell>
          <table:table-cell office:value-type="float" office:value="0.321984" calcext:value-type="float">
            <text:p>0.321984</text:p>
          </table:table-cell>
          <table:table-cell office:value-type="float" office:value="0.274006" calcext:value-type="float">
            <text:p>0.274006</text:p>
          </table:table-cell>
          <table:table-cell office:value-type="float" office:value="1.8835" calcext:value-type="float">
            <text:p>1.88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848" calcext:value-type="float">
            <text:p>-25.1848</text:p>
          </table:table-cell>
          <table:table-cell office:value-type="float" office:value="-5.58053" calcext:value-type="float">
            <text:p>-5.58053</text:p>
          </table:table-cell>
          <table:table-cell office:value-type="float" office:value="4.73348" calcext:value-type="float">
            <text:p>4.73348</text:p>
          </table:table-cell>
          <table:table-cell office:value-type="float" office:value="2.15705" calcext:value-type="float">
            <text:p>2.15705</text:p>
          </table:table-cell>
          <table:table-cell office:value-type="float" office:value="-0.551208" calcext:value-type="float">
            <text:p>-0.551208</text:p>
          </table:table-cell>
          <table:table-cell office:value-type="float" office:value="0.0737713" calcext:value-type="float">
            <text:p>0.0737713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321557" calcext:value-type="float">
            <text:p>0.321557</text:p>
          </table:table-cell>
          <table:table-cell office:value-type="float" office:value="0.273675" calcext:value-type="float">
            <text:p>0.273675</text:p>
          </table:table-cell>
          <table:table-cell office:value-type="float" office:value="0.257394" calcext:value-type="float">
            <text:p>0.2573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373" calcext:value-type="float">
            <text:p>-25.3373</text:p>
          </table:table-cell>
          <table:table-cell office:value-type="float" office:value="-5.39252" calcext:value-type="float">
            <text:p>-5.39252</text:p>
          </table:table-cell>
          <table:table-cell office:value-type="float" office:value="4.76583" calcext:value-type="float">
            <text:p>4.76583</text:p>
          </table:table-cell>
          <table:table-cell office:value-type="float" office:value="2.14579" calcext:value-type="float">
            <text:p>2.14579</text:p>
          </table:table-cell>
          <table:table-cell office:value-type="float" office:value="-0.526247" calcext:value-type="float">
            <text:p>-0.526247</text:p>
          </table:table-cell>
          <table:table-cell office:value-type="float" office:value="0.0736796" calcext:value-type="float">
            <text:p>0.0736796</text:p>
          </table:table-cell>
          <table:table-cell office:value-type="float" office:value="0.0842658" calcext:value-type="float">
            <text:p>0.0842658</text:p>
          </table:table-cell>
          <table:table-cell office:value-type="float" office:value="0.321163" calcext:value-type="float">
            <text:p>0.321163</text:p>
          </table:table-cell>
          <table:table-cell office:value-type="float" office:value="0.273357" calcext:value-type="float">
            <text:p>0.273357</text:p>
          </table:table-cell>
          <table:table-cell office:value-type="float" office:value="1.25698" calcext:value-type="float">
            <text:p>1.25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835" calcext:value-type="float">
            <text:p>-25.4835</text:p>
          </table:table-cell>
          <table:table-cell office:value-type="float" office:value="-5.16108" calcext:value-type="float">
            <text:p>-5.16108</text:p>
          </table:table-cell>
          <table:table-cell office:value-type="float" office:value="4.83171" calcext:value-type="float">
            <text:p>4.83171</text:p>
          </table:table-cell>
          <table:table-cell office:value-type="float" office:value="2.11658" calcext:value-type="float">
            <text:p>2.11658</text:p>
          </table:table-cell>
          <table:table-cell office:value-type="float" office:value="-0.528997" calcext:value-type="float">
            <text:p>-0.528997</text:p>
          </table:table-cell>
          <table:table-cell office:value-type="float" office:value="0.0735829" calcext:value-type="float">
            <text:p>0.0735829</text:p>
          </table:table-cell>
          <table:table-cell office:value-type="float" office:value="0.0841562" calcext:value-type="float">
            <text:p>0.0841562</text:p>
          </table:table-cell>
          <table:table-cell office:value-type="float" office:value="0.320795" calcext:value-type="float">
            <text:p>0.320795</text:p>
          </table:table-cell>
          <table:table-cell office:value-type="float" office:value="0.273002" calcext:value-type="float">
            <text:p>0.273002</text:p>
          </table:table-cell>
          <table:table-cell office:value-type="float" office:value="0.648879" calcext:value-type="float">
            <text:p>0.6488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6134" calcext:value-type="float">
            <text:p>-25.6134</text:p>
          </table:table-cell>
          <table:table-cell office:value-type="float" office:value="-4.98382" calcext:value-type="float">
            <text:p>-4.98382</text:p>
          </table:table-cell>
          <table:table-cell office:value-type="float" office:value="4.81744" calcext:value-type="float">
            <text:p>4.81744</text:p>
          </table:table-cell>
          <table:table-cell office:value-type="float" office:value="2.10933" calcext:value-type="float">
            <text:p>2.10933</text:p>
          </table:table-cell>
          <table:table-cell office:value-type="float" office:value="-0.498516" calcext:value-type="float">
            <text:p>-0.498516</text:p>
          </table:table-cell>
          <table:table-cell office:value-type="float" office:value="0.0734924" calcext:value-type="float">
            <text:p>0.0734924</text:p>
          </table:table-cell>
          <table:table-cell office:value-type="float" office:value="0.0840531" calcext:value-type="float">
            <text:p>0.0840531</text:p>
          </table:table-cell>
          <table:table-cell office:value-type="float" office:value="0.320528" calcext:value-type="float">
            <text:p>0.320528</text:p>
          </table:table-cell>
          <table:table-cell office:value-type="float" office:value="0.272683" calcext:value-type="float">
            <text:p>0.272683</text:p>
          </table:table-cell>
          <table:table-cell office:value-type="float" office:value="6.42992" calcext:value-type="float">
            <text:p>6.429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249" calcext:value-type="float">
            <text:p>-25.7249</text:p>
          </table:table-cell>
          <table:table-cell office:value-type="float" office:value="-4.81451" calcext:value-type="float">
            <text:p>-4.81451</text:p>
          </table:table-cell>
          <table:table-cell office:value-type="float" office:value="4.74727" calcext:value-type="float">
            <text:p>4.74727</text:p>
          </table:table-cell>
          <table:table-cell office:value-type="float" office:value="2.09146" calcext:value-type="float">
            <text:p>2.09146</text:p>
          </table:table-cell>
          <table:table-cell office:value-type="float" office:value="-0.491679" calcext:value-type="float">
            <text:p>-0.491679</text:p>
          </table:table-cell>
          <table:table-cell office:value-type="float" office:value="0.0734026" calcext:value-type="float">
            <text:p>0.0734026</text:p>
          </table:table-cell>
          <table:table-cell office:value-type="float" office:value="0.0840107" calcext:value-type="float">
            <text:p>0.0840107</text:p>
          </table:table-cell>
          <table:table-cell office:value-type="float" office:value="0.320274" calcext:value-type="float">
            <text:p>0.320274</text:p>
          </table:table-cell>
          <table:table-cell office:value-type="float" office:value="0.272466" calcext:value-type="float">
            <text:p>0.272466</text:p>
          </table:table-cell>
          <table:table-cell office:value-type="float" office:value="0.523769" calcext:value-type="float">
            <text:p>0.5237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8464" calcext:value-type="float">
            <text:p>-25.8464</text:p>
          </table:table-cell>
          <table:table-cell office:value-type="float" office:value="-4.6073" calcext:value-type="float">
            <text:p>-4.6073</text:p>
          </table:table-cell>
          <table:table-cell office:value-type="float" office:value="4.76315" calcext:value-type="float">
            <text:p>4.76315</text:p>
          </table:table-cell>
          <table:table-cell office:value-type="float" office:value="2.07214" calcext:value-type="float">
            <text:p>2.07214</text:p>
          </table:table-cell>
          <table:table-cell office:value-type="float" office:value="-0.48202" calcext:value-type="float">
            <text:p>-0.48202</text:p>
          </table:table-cell>
          <table:table-cell office:value-type="float" office:value="0.0733293" calcext:value-type="float">
            <text:p>0.0733293</text:p>
          </table:table-cell>
          <table:table-cell office:value-type="float" office:value="0.0839875" calcext:value-type="float">
            <text:p>0.0839875</text:p>
          </table:table-cell>
          <table:table-cell office:value-type="float" office:value="0.320106" calcext:value-type="float">
            <text:p>0.320106</text:p>
          </table:table-cell>
          <table:table-cell office:value-type="float" office:value="0.272249" calcext:value-type="float">
            <text:p>0.272249</text:p>
          </table:table-cell>
          <table:table-cell office:value-type="float" office:value="0.286684" calcext:value-type="float">
            <text:p>0.286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6" calcext:value-type="float">
            <text:p>-25.96</text:p>
          </table:table-cell>
          <table:table-cell office:value-type="float" office:value="-4.35733" calcext:value-type="float">
            <text:p>-4.35733</text:p>
          </table:table-cell>
          <table:table-cell office:value-type="float" office:value="4.82877" calcext:value-type="float">
            <text:p>4.82877</text:p>
          </table:table-cell>
          <table:table-cell office:value-type="float" office:value="2.03941" calcext:value-type="float">
            <text:p>2.03941</text:p>
          </table:table-cell>
          <table:table-cell office:value-type="float" office:value="-0.49047" calcext:value-type="float">
            <text:p>-0.49047</text:p>
          </table:table-cell>
          <table:table-cell office:value-type="float" office:value="0.0732787" calcext:value-type="float">
            <text:p>0.0732787</text:p>
          </table:table-cell>
          <table:table-cell office:value-type="float" office:value="0.0839071" calcext:value-type="float">
            <text:p>0.0839071</text:p>
          </table:table-cell>
          <table:table-cell office:value-type="float" office:value="0.319961" calcext:value-type="float">
            <text:p>0.319961</text:p>
          </table:table-cell>
          <table:table-cell office:value-type="float" office:value="0.271937" calcext:value-type="float">
            <text:p>0.271937</text:p>
          </table:table-cell>
          <table:table-cell office:value-type="float" office:value="0.529037" calcext:value-type="float">
            <text:p>0.5290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0707" calcext:value-type="float">
            <text:p>-26.0707</text:p>
          </table:table-cell>
          <table:table-cell office:value-type="float" office:value="-4.1372" calcext:value-type="float">
            <text:p>-4.1372</text:p>
          </table:table-cell>
          <table:table-cell office:value-type="float" office:value="4.80532" calcext:value-type="float">
            <text:p>4.80532</text:p>
          </table:table-cell>
          <table:table-cell office:value-type="float" office:value="2.00134" calcext:value-type="float">
            <text:p>2.00134</text:p>
          </table:table-cell>
          <table:table-cell office:value-type="float" office:value="-0.521313" calcext:value-type="float">
            <text:p>-0.521313</text:p>
          </table:table-cell>
          <table:table-cell office:value-type="float" office:value="0.0732654" calcext:value-type="float">
            <text:p>0.0732654</text:p>
          </table:table-cell>
          <table:table-cell office:value-type="float" office:value="0.0838288" calcext:value-type="float">
            <text:p>0.0838288</text:p>
          </table:table-cell>
          <table:table-cell office:value-type="float" office:value="0.319715" calcext:value-type="float">
            <text:p>0.319715</text:p>
          </table:table-cell>
          <table:table-cell office:value-type="float" office:value="0.271619" calcext:value-type="float">
            <text:p>0.271619</text:p>
          </table:table-cell>
          <table:table-cell office:value-type="float" office:value="10.9398" calcext:value-type="float">
            <text:p>10.93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65" calcext:value-type="float">
            <text:p>-26.165</text:p>
          </table:table-cell>
          <table:table-cell office:value-type="float" office:value="-3.84489" calcext:value-type="float">
            <text:p>-3.84489</text:p>
          </table:table-cell>
          <table:table-cell office:value-type="float" office:value="4.9227" calcext:value-type="float">
            <text:p>4.9227</text:p>
          </table:table-cell>
          <table:table-cell office:value-type="float" office:value="1.95895" calcext:value-type="float">
            <text:p>1.95895</text:p>
          </table:table-cell>
          <table:table-cell office:value-type="float" office:value="-0.537278" calcext:value-type="float">
            <text:p>-0.537278</text:p>
          </table:table-cell>
          <table:table-cell office:value-type="float" office:value="0.0732708" calcext:value-type="float">
            <text:p>0.0732708</text:p>
          </table:table-cell>
          <table:table-cell office:value-type="float" office:value="0.0837285" calcext:value-type="float">
            <text:p>0.0837285</text:p>
          </table:table-cell>
          <table:table-cell office:value-type="float" office:value="0.319437" calcext:value-type="float">
            <text:p>0.319437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1.88824" calcext:value-type="float">
            <text:p>1.888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4" calcext:value-type="float">
            <text:p>-26.24</text:p>
          </table:table-cell>
          <table:table-cell office:value-type="float" office:value="-3.60777" calcext:value-type="float">
            <text:p>-3.60777</text:p>
          </table:table-cell>
          <table:table-cell office:value-type="float" office:value="4.90065" calcext:value-type="float">
            <text:p>4.90065</text:p>
          </table:table-cell>
          <table:table-cell office:value-type="float" office:value="1.9128" calcext:value-type="float">
            <text:p>1.9128</text:p>
          </table:table-cell>
          <table:table-cell office:value-type="float" office:value="-0.573076" calcext:value-type="float">
            <text:p>-0.573076</text:p>
          </table:table-cell>
          <table:table-cell office:value-type="float" office:value="0.073261" calcext:value-type="float">
            <text:p>0.073261</text:p>
          </table:table-cell>
          <table:table-cell office:value-type="float" office:value="0.0836385" calcext:value-type="float">
            <text:p>0.0836385</text:p>
          </table:table-cell>
          <table:table-cell office:value-type="float" office:value="0.319053" calcext:value-type="float">
            <text:p>0.319053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3.64488" calcext:value-type="float">
            <text:p>3.644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704" calcext:value-type="float">
            <text:p>-26.2704</text:p>
          </table:table-cell>
          <table:table-cell office:value-type="float" office:value="-3.34171" calcext:value-type="float">
            <text:p>-3.34171</text:p>
          </table:table-cell>
          <table:table-cell office:value-type="float" office:value="4.92122" calcext:value-type="float">
            <text:p>4.92122</text:p>
          </table:table-cell>
          <table:table-cell office:value-type="float" office:value="1.86363" calcext:value-type="float">
            <text:p>1.86363</text:p>
          </table:table-cell>
          <table:table-cell office:value-type="float" office:value="-0.592861" calcext:value-type="float">
            <text:p>-0.592861</text:p>
          </table:table-cell>
          <table:table-cell office:value-type="float" office:value="0.0731774" calcext:value-type="float">
            <text:p>0.0731774</text:p>
          </table:table-cell>
          <table:table-cell office:value-type="float" office:value="0.0836107" calcext:value-type="float">
            <text:p>0.0836107</text:p>
          </table:table-cell>
          <table:table-cell office:value-type="float" office:value="0.318641" calcext:value-type="float">
            <text:p>0.318641</text:p>
          </table:table-cell>
          <table:table-cell office:value-type="float" office:value="0.27067" calcext:value-type="float">
            <text:p>0.27067</text:p>
          </table:table-cell>
          <table:table-cell office:value-type="float" office:value="4.43955" calcext:value-type="float">
            <text:p>4.43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202" calcext:value-type="float">
            <text:p>-26.3202</text:p>
          </table:table-cell>
          <table:table-cell office:value-type="float" office:value="-3.09596" calcext:value-type="float">
            <text:p>-3.09596</text:p>
          </table:table-cell>
          <table:table-cell office:value-type="float" office:value="4.91642" calcext:value-type="float">
            <text:p>4.91642</text:p>
          </table:table-cell>
          <table:table-cell office:value-type="float" office:value="1.81973" calcext:value-type="float">
            <text:p>1.81973</text:p>
          </table:table-cell>
          <table:table-cell office:value-type="float" office:value="-0.616225" calcext:value-type="float">
            <text:p>-0.616225</text:p>
          </table:table-cell>
          <table:table-cell office:value-type="float" office:value="0.0730838" calcext:value-type="float">
            <text:p>0.0730838</text:p>
          </table:table-cell>
          <table:table-cell office:value-type="float" office:value="0.0836206" calcext:value-type="float">
            <text:p>0.0836206</text:p>
          </table:table-cell>
          <table:table-cell office:value-type="float" office:value="0.318268" calcext:value-type="float">
            <text:p>0.318268</text:p>
          </table:table-cell>
          <table:table-cell office:value-type="float" office:value="0.270408" calcext:value-type="float">
            <text:p>0.270408</text:p>
          </table:table-cell>
          <table:table-cell office:value-type="float" office:value="0.702383" calcext:value-type="float">
            <text:p>0.7023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449" calcext:value-type="float">
            <text:p>-26.3449</text:p>
          </table:table-cell>
          <table:table-cell office:value-type="float" office:value="-2.86627" calcext:value-type="float">
            <text:p>-2.86627</text:p>
          </table:table-cell>
          <table:table-cell office:value-type="float" office:value="4.87844" calcext:value-type="float">
            <text:p>4.87844</text:p>
          </table:table-cell>
          <table:table-cell office:value-type="float" office:value="1.78087" calcext:value-type="float">
            <text:p>1.78087</text:p>
          </table:table-cell>
          <table:table-cell office:value-type="float" office:value="-0.624107" calcext:value-type="float">
            <text:p>-0.624107</text:p>
          </table:table-cell>
          <table:table-cell office:value-type="float" office:value="0.0730068" calcext:value-type="float">
            <text:p>0.0730068</text:p>
          </table:table-cell>
          <table:table-cell office:value-type="float" office:value="0.0836234" calcext:value-type="float">
            <text:p>0.0836234</text:p>
          </table:table-cell>
          <table:table-cell office:value-type="float" office:value="0.317968" calcext:value-type="float">
            <text:p>0.317968</text:p>
          </table:table-cell>
          <table:table-cell office:value-type="float" office:value="0.270114" calcext:value-type="float">
            <text:p>0.270114</text:p>
          </table:table-cell>
          <table:table-cell office:value-type="float" office:value="1.55226" calcext:value-type="float">
            <text:p>1.55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014" calcext:value-type="float">
            <text:p>-26.4014</text:p>
          </table:table-cell>
          <table:table-cell office:value-type="float" office:value="-2.63989" calcext:value-type="float">
            <text:p>-2.63989</text:p>
          </table:table-cell>
          <table:table-cell office:value-type="float" office:value="4.86224" calcext:value-type="float">
            <text:p>4.86224</text:p>
          </table:table-cell>
          <table:table-cell office:value-type="float" office:value="1.75603" calcext:value-type="float">
            <text:p>1.75603</text:p>
          </table:table-cell>
          <table:table-cell office:value-type="float" office:value="-0.616022" calcext:value-type="float">
            <text:p>-0.616022</text:p>
          </table:table-cell>
          <table:table-cell office:value-type="float" office:value="0.0729295" calcext:value-type="float">
            <text:p>0.0729295</text:p>
          </table:table-cell>
          <table:table-cell office:value-type="float" office:value="0.0836073" calcext:value-type="float">
            <text:p>0.0836073</text:p>
          </table:table-cell>
          <table:table-cell office:value-type="float" office:value="0.317663" calcext:value-type="float">
            <text:p>0.317663</text:p>
          </table:table-cell>
          <table:table-cell office:value-type="float" office:value="0.2698" calcext:value-type="float">
            <text:p>0.2698</text:p>
          </table:table-cell>
          <table:table-cell office:value-type="float" office:value="1.33948" calcext:value-type="float">
            <text:p>1.339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748" calcext:value-type="float">
            <text:p>-26.4748</text:p>
          </table:table-cell>
          <table:table-cell office:value-type="float" office:value="-2.50044" calcext:value-type="float">
            <text:p>-2.50044</text:p>
          </table:table-cell>
          <table:table-cell office:value-type="float" office:value="4.70065" calcext:value-type="float">
            <text:p>4.70065</text:p>
          </table:table-cell>
          <table:table-cell office:value-type="float" office:value="1.74897" calcext:value-type="float">
            <text:p>1.74897</text:p>
          </table:table-cell>
          <table:table-cell office:value-type="float" office:value="-0.59431" calcext:value-type="float">
            <text:p>-0.59431</text:p>
          </table:table-cell>
          <table:table-cell office:value-type="float" office:value="0.072837" calcext:value-type="float">
            <text:p>0.072837</text:p>
          </table:table-cell>
          <table:table-cell office:value-type="float" office:value="0.0835058" calcext:value-type="float">
            <text:p>0.0835058</text:p>
          </table:table-cell>
          <table:table-cell office:value-type="float" office:value="0.317293" calcext:value-type="float">
            <text:p>0.317293</text:p>
          </table:table-cell>
          <table:table-cell office:value-type="float" office:value="0.269501" calcext:value-type="float">
            <text:p>0.269501</text:p>
          </table:table-cell>
          <table:table-cell office:value-type="float" office:value="5.62907" calcext:value-type="float">
            <text:p>5.62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288" calcext:value-type="float">
            <text:p>-26.5288</text:p>
          </table:table-cell>
          <table:table-cell office:value-type="float" office:value="-2.26585" calcext:value-type="float">
            <text:p>-2.26585</text:p>
          </table:table-cell>
          <table:table-cell office:value-type="float" office:value="4.71718" calcext:value-type="float">
            <text:p>4.71718</text:p>
          </table:table-cell>
          <table:table-cell office:value-type="float" office:value="1.72899" calcext:value-type="float">
            <text:p>1.72899</text:p>
          </table:table-cell>
          <table:table-cell office:value-type="float" office:value="-0.57817" calcext:value-type="float">
            <text:p>-0.57817</text:p>
          </table:table-cell>
          <table:table-cell office:value-type="float" office:value="0.0727443" calcext:value-type="float">
            <text:p>0.0727443</text:p>
          </table:table-cell>
          <table:table-cell office:value-type="float" office:value="0.0834062" calcext:value-type="float">
            <text:p>0.0834062</text:p>
          </table:table-cell>
          <table:table-cell office:value-type="float" office:value="0.316902" calcext:value-type="float">
            <text:p>0.316902</text:p>
          </table:table-cell>
          <table:table-cell office:value-type="float" office:value="0.269198" calcext:value-type="float">
            <text:p>0.269198</text:p>
          </table:table-cell>
          <table:table-cell office:value-type="float" office:value="0.919168" calcext:value-type="float">
            <text:p>0.919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778" calcext:value-type="float">
            <text:p>-26.5778</text:p>
          </table:table-cell>
          <table:table-cell office:value-type="float" office:value="-2.07431" calcext:value-type="float">
            <text:p>-2.07431</text:p>
          </table:table-cell>
          <table:table-cell office:value-type="float" office:value="4.64818" calcext:value-type="float">
            <text:p>4.64818</text:p>
          </table:table-cell>
          <table:table-cell office:value-type="float" office:value="1.70973" calcext:value-type="float">
            <text:p>1.70973</text:p>
          </table:table-cell>
          <table:table-cell office:value-type="float" office:value="-0.569355" calcext:value-type="float">
            <text:p>-0.569355</text:p>
          </table:table-cell>
          <table:table-cell office:value-type="float" office:value="0.0726563" calcext:value-type="float">
            <text:p>0.0726563</text:p>
          </table:table-cell>
          <table:table-cell office:value-type="float" office:value="0.0833702" calcext:value-type="float">
            <text:p>0.0833702</text:p>
          </table:table-cell>
          <table:table-cell office:value-type="float" office:value="0.316502" calcext:value-type="float">
            <text:p>0.316502</text:p>
          </table:table-cell>
          <table:table-cell office:value-type="float" office:value="0.268991" calcext:value-type="float">
            <text:p>0.268991</text:p>
          </table:table-cell>
          <table:table-cell office:value-type="float" office:value="1.05263" calcext:value-type="float">
            <text:p>1.052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78" calcext:value-type="float">
            <text:p>-26.6078</text:p>
          </table:table-cell>
          <table:table-cell office:value-type="float" office:value="-1.8399" calcext:value-type="float">
            <text:p>-1.8399</text:p>
          </table:table-cell>
          <table:table-cell office:value-type="float" office:value="4.65858" calcext:value-type="float">
            <text:p>4.65858</text:p>
          </table:table-cell>
          <table:table-cell office:value-type="float" office:value="1.68751" calcext:value-type="float">
            <text:p>1.68751</text:p>
          </table:table-cell>
          <table:table-cell office:value-type="float" office:value="-0.555062" calcext:value-type="float">
            <text:p>-0.555062</text:p>
          </table:table-cell>
          <table:table-cell office:value-type="float" office:value="0.0725683" calcext:value-type="float">
            <text:p>0.0725683</text:p>
          </table:table-cell>
          <table:table-cell office:value-type="float" office:value="0.0833443" calcext:value-type="float">
            <text:p>0.0833443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268777" calcext:value-type="float">
            <text:p>0.268777</text:p>
          </table:table-cell>
          <table:table-cell office:value-type="float" office:value="2.00624" calcext:value-type="float">
            <text:p>2.006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58632" calcext:value-type="float">
            <text:p>-1.58632</text:p>
          </table:table-cell>
          <table:table-cell office:value-type="float" office:value="4.68899" calcext:value-type="float">
            <text:p>4.68899</text:p>
          </table:table-cell>
          <table:table-cell office:value-type="float" office:value="1.6495" calcext:value-type="float">
            <text:p>1.6495</text:p>
          </table:table-cell>
          <table:table-cell office:value-type="float" office:value="-0.564745" calcext:value-type="float">
            <text:p>-0.564745</text:p>
          </table:table-cell>
          <table:table-cell office:value-type="float" office:value="0.072478" calcext:value-type="float">
            <text:p>0.072478</text:p>
          </table:table-cell>
          <table:table-cell office:value-type="float" office:value="0.0832913" calcext:value-type="float">
            <text:p>0.0832913</text:p>
          </table:table-cell>
          <table:table-cell office:value-type="float" office:value="0.315709" calcext:value-type="float">
            <text:p>0.315709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1.20444" calcext:value-type="float">
            <text:p>1.204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45" calcext:value-type="float">
            <text:p>-26.6045</text:p>
          </table:table-cell>
          <table:table-cell office:value-type="float" office:value="-1.35967" calcext:value-type="float">
            <text:p>-1.35967</text:p>
          </table:table-cell>
          <table:table-cell office:value-type="float" office:value="4.66894" calcext:value-type="float">
            <text:p>4.66894</text:p>
          </table:table-cell>
          <table:table-cell office:value-type="float" office:value="1.60966" calcext:value-type="float">
            <text:p>1.60966</text:p>
          </table:table-cell>
          <table:table-cell office:value-type="float" office:value="-0.584517" calcext:value-type="float">
            <text:p>-0.584517</text:p>
          </table:table-cell>
          <table:table-cell office:value-type="float" office:value="0.0724015" calcext:value-type="float">
            <text:p>0.0724015</text:p>
          </table:table-cell>
          <table:table-cell office:value-type="float" office:value="0.0832663" calcext:value-type="float">
            <text:p>0.0832663</text:p>
          </table:table-cell>
          <table:table-cell office:value-type="float" office:value="0.315357" calcext:value-type="float">
            <text:p>0.315357</text:p>
          </table:table-cell>
          <table:table-cell office:value-type="float" office:value="0.26829" calcext:value-type="float">
            <text:p>0.26829</text:p>
          </table:table-cell>
          <table:table-cell office:value-type="float" office:value="1.68632" calcext:value-type="float">
            <text:p>1.686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84" calcext:value-type="float">
            <text:p>-26.6084</text:p>
          </table:table-cell>
          <table:table-cell office:value-type="float" office:value="-1.13144" calcext:value-type="float">
            <text:p>-1.13144</text:p>
          </table:table-cell>
          <table:table-cell office:value-type="float" office:value="4.65898" calcext:value-type="float">
            <text:p>4.65898</text:p>
          </table:table-cell>
          <table:table-cell office:value-type="float" office:value="1.58023" calcext:value-type="float">
            <text:p>1.58023</text:p>
          </table:table-cell>
          <table:table-cell office:value-type="float" office:value="-0.584774" calcext:value-type="float">
            <text:p>-0.584774</text:p>
          </table:table-cell>
          <table:table-cell office:value-type="float" office:value="0.0723337" calcext:value-type="float">
            <text:p>0.0723337</text:p>
          </table:table-cell>
          <table:table-cell office:value-type="float" office:value="0.0832722" calcext:value-type="float">
            <text:p>0.0832722</text:p>
          </table:table-cell>
          <table:table-cell office:value-type="float" office:value="0.315015" calcext:value-type="float">
            <text:p>0.315015</text:p>
          </table:table-cell>
          <table:table-cell office:value-type="float" office:value="0.268085" calcext:value-type="float">
            <text:p>0.268085</text:p>
          </table:table-cell>
          <table:table-cell office:value-type="float" office:value="0.0121997" calcext:value-type="float">
            <text:p>0.01219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66" calcext:value-type="float">
            <text:p>-26.6366</text:p>
          </table:table-cell>
          <table:table-cell office:value-type="float" office:value="-0.91012" calcext:value-type="float">
            <text:p>-0.91012</text:p>
          </table:table-cell>
          <table:table-cell office:value-type="float" office:value="4.64451" calcext:value-type="float">
            <text:p>4.64451</text:p>
          </table:table-cell>
          <table:table-cell office:value-type="float" office:value="1.56332" calcext:value-type="float">
            <text:p>1.56332</text:p>
          </table:table-cell>
          <table:table-cell office:value-type="float" office:value="-0.570799" calcext:value-type="float">
            <text:p>-0.570799</text:p>
          </table:table-cell>
          <table:table-cell office:value-type="float" office:value="0.0722458" calcext:value-type="float">
            <text:p>0.0722458</text:p>
          </table:table-cell>
          <table:table-cell office:value-type="float" office:value="0.0833361" calcext:value-type="float">
            <text:p>0.0833361</text:p>
          </table:table-cell>
          <table:table-cell office:value-type="float" office:value="0.314638" calcext:value-type="float">
            <text:p>0.314638</text:p>
          </table:table-cell>
          <table:table-cell office:value-type="float" office:value="0.267914" calcext:value-type="float">
            <text:p>0.267914</text:p>
          </table:table-cell>
          <table:table-cell office:value-type="float" office:value="5.07843" calcext:value-type="float">
            <text:p>5.07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479" calcext:value-type="float">
            <text:p>-26.6479</text:p>
          </table:table-cell>
          <table:table-cell office:value-type="float" office:value="-0.652602" calcext:value-type="float">
            <text:p>-0.652602</text:p>
          </table:table-cell>
          <table:table-cell office:value-type="float" office:value="4.69635" calcext:value-type="float">
            <text:p>4.69635</text:p>
          </table:table-cell>
          <table:table-cell office:value-type="float" office:value="1.53911" calcext:value-type="float">
            <text:p>1.53911</text:p>
          </table:table-cell>
          <table:table-cell office:value-type="float" office:value="-0.566283" calcext:value-type="float">
            <text:p>-0.566283</text:p>
          </table:table-cell>
          <table:table-cell office:value-type="float" office:value="0.0721553" calcext:value-type="float">
            <text:p>0.0721553</text:p>
          </table:table-cell>
          <table:table-cell office:value-type="float" office:value="0.0833529" calcext:value-type="float">
            <text:p>0.0833529</text:p>
          </table:table-cell>
          <table:table-cell office:value-type="float" office:value="0.314255" calcext:value-type="float">
            <text:p>0.314255</text:p>
          </table:table-cell>
          <table:table-cell office:value-type="float" office:value="0.267671" calcext:value-type="float">
            <text:p>0.267671</text:p>
          </table:table-cell>
          <table:table-cell office:value-type="float" office:value="0.614828" calcext:value-type="float">
            <text:p>0.614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6" calcext:value-type="float">
            <text:p>-26.636</text:p>
          </table:table-cell>
          <table:table-cell office:value-type="float" office:value="-0.409835" calcext:value-type="float">
            <text:p>-0.409835</text:p>
          </table:table-cell>
          <table:table-cell office:value-type="float" office:value="4.71632" calcext:value-type="float">
            <text:p>4.71632</text:p>
          </table:table-cell>
          <table:table-cell office:value-type="float" office:value="1.50306" calcext:value-type="float">
            <text:p>1.50306</text:p>
          </table:table-cell>
          <table:table-cell office:value-type="float" office:value="-0.582885" calcext:value-type="float">
            <text:p>-0.582885</text:p>
          </table:table-cell>
          <table:table-cell office:value-type="float" office:value="0.0720654" calcext:value-type="float">
            <text:p>0.0720654</text:p>
          </table:table-cell>
          <table:table-cell office:value-type="float" office:value="0.0833666" calcext:value-type="float">
            <text:p>0.0833666</text:p>
          </table:table-cell>
          <table:table-cell office:value-type="float" office:value="0.313901" calcext:value-type="float">
            <text:p>0.313901</text:p>
          </table:table-cell>
          <table:table-cell office:value-type="float" office:value="0.267412" calcext:value-type="float">
            <text:p>0.267412</text:p>
          </table:table-cell>
          <table:table-cell office:value-type="float" office:value="2.3003" calcext:value-type="float">
            <text:p>2.3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18" calcext:value-type="float">
            <text:p>-26.5918</text:p>
          </table:table-cell>
          <table:table-cell office:value-type="float" office:value="-0.103485" calcext:value-type="float">
            <text:p>-0.103485</text:p>
          </table:table-cell>
          <table:table-cell office:value-type="float" office:value="4.84828" calcext:value-type="float">
            <text:p>4.84828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-0.591855" calcext:value-type="float">
            <text:p>-0.591855</text:p>
          </table:table-cell>
          <table:table-cell office:value-type="float" office:value="0.0719963" calcext:value-type="float">
            <text:p>0.0719963</text:p>
          </table:table-cell>
          <table:table-cell office:value-type="float" office:value="0.083271" calcext:value-type="float">
            <text:p>0.083271</text:p>
          </table:table-cell>
          <table:table-cell office:value-type="float" office:value="0.313627" calcext:value-type="float">
            <text:p>0.313627</text:p>
          </table:table-cell>
          <table:table-cell office:value-type="float" office:value="0.267079" calcext:value-type="float">
            <text:p>0.267079</text:p>
          </table:table-cell>
          <table:table-cell office:value-type="float" office:value="2.68964" calcext:value-type="float">
            <text:p>2.689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72" calcext:value-type="float">
            <text:p>-26.572</text:p>
          </table:table-cell>
          <table:table-cell office:value-type="float" office:value="0.138012" calcext:value-type="float">
            <text:p>0.138012</text:p>
          </table:table-cell>
          <table:table-cell office:value-type="float" office:value="4.85423" calcext:value-type="float">
            <text:p>4.85423</text:p>
          </table:table-cell>
          <table:table-cell office:value-type="float" office:value="1.43442" calcext:value-type="float">
            <text:p>1.43442</text:p>
          </table:table-cell>
          <table:table-cell office:value-type="float" office:value="-0.595221" calcext:value-type="float">
            <text:p>-0.595221</text:p>
          </table:table-cell>
          <table:table-cell office:value-type="float" office:value="0.0719266" calcext:value-type="float">
            <text:p>0.0719266</text:p>
          </table:table-cell>
          <table:table-cell office:value-type="float" office:value="0.0831756" calcext:value-type="float">
            <text:p>0.0831756</text:p>
          </table:table-cell>
          <table:table-cell office:value-type="float" office:value="0.313375" calcext:value-type="float">
            <text:p>0.313375</text:p>
          </table:table-cell>
          <table:table-cell office:value-type="float" office:value="0.266747" calcext:value-type="float">
            <text:p>0.266747</text:p>
          </table:table-cell>
          <table:table-cell office:value-type="float" office:value="2.75962" calcext:value-type="float">
            <text:p>2.759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483" calcext:value-type="float">
            <text:p>-26.5483</text:p>
          </table:table-cell>
          <table:table-cell office:value-type="float" office:value="0.438416" calcext:value-type="float">
            <text:p>0.438416</text:p>
          </table:table-cell>
          <table:table-cell office:value-type="float" office:value="4.9695" calcext:value-type="float">
            <text:p>4.9695</text:p>
          </table:table-cell>
          <table:table-cell office:value-type="float" office:value="1.40897" calcext:value-type="float">
            <text:p>1.40897</text:p>
          </table:table-cell>
          <table:table-cell office:value-type="float" office:value="-0.590122" calcext:value-type="float">
            <text:p>-0.590122</text:p>
          </table:table-cell>
          <table:table-cell office:value-type="float" office:value="0.0718538" calcext:value-type="float">
            <text:p>0.0718538</text:p>
          </table:table-cell>
          <table:table-cell office:value-type="float" office:value="0.083092" calcext:value-type="float">
            <text:p>0.083092</text:p>
          </table:table-cell>
          <table:table-cell office:value-type="float" office:value="0.313149" calcext:value-type="float">
            <text:p>0.313149</text:p>
          </table:table-cell>
          <table:table-cell office:value-type="float" office:value="0.266457" calcext:value-type="float">
            <text:p>0.266457</text:p>
          </table:table-cell>
          <table:table-cell office:value-type="float" office:value="1.48036" calcext:value-type="float">
            <text:p>1.480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349" calcext:value-type="float">
            <text:p>-26.5349</text:p>
          </table:table-cell>
          <table:table-cell office:value-type="float" office:value="0.677301" calcext:value-type="float">
            <text:p>0.677301</text:p>
          </table:table-cell>
          <table:table-cell office:value-type="float" office:value="4.94883" calcext:value-type="float">
            <text:p>4.94883</text:p>
          </table:table-cell>
          <table:table-cell office:value-type="float" office:value="1.397" calcext:value-type="float">
            <text:p>1.397</text:p>
          </table:table-cell>
          <table:table-cell office:value-type="float" office:value="-0.563657" calcext:value-type="float">
            <text:p>-0.563657</text:p>
          </table:table-cell>
          <table:table-cell office:value-type="float" office:value="0.071767" calcext:value-type="float">
            <text:p>0.071767</text:p>
          </table:table-cell>
          <table:table-cell office:value-type="float" office:value="0.0830073" calcext:value-type="float">
            <text:p>0.0830073</text:p>
          </table:table-cell>
          <table:table-cell office:value-type="float" office:value="0.312831" calcext:value-type="float">
            <text:p>0.312831</text:p>
          </table:table-cell>
          <table:table-cell office:value-type="float" office:value="0.266155" calcext:value-type="float">
            <text:p>0.266155</text:p>
          </table:table-cell>
          <table:table-cell office:value-type="float" office:value="1.79389" calcext:value-type="float">
            <text:p>1.793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257" calcext:value-type="float">
            <text:p>-26.5257</text:p>
          </table:table-cell>
          <table:table-cell office:value-type="float" office:value="0.962325" calcext:value-type="float">
            <text:p>0.962325</text:p>
          </table:table-cell>
          <table:table-cell office:value-type="float" office:value="5.02644" calcext:value-type="float">
            <text:p>5.02644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-0.550261" calcext:value-type="float">
            <text:p>-0.550261</text:p>
          </table:table-cell>
          <table:table-cell office:value-type="float" office:value="0.0716844" calcext:value-type="float">
            <text:p>0.0716844</text:p>
          </table:table-cell>
          <table:table-cell office:value-type="float" office:value="0.0830016" calcext:value-type="float">
            <text:p>0.0830016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265941" calcext:value-type="float">
            <text:p>0.265941</text:p>
          </table:table-cell>
          <table:table-cell office:value-type="float" office:value="2.79246" calcext:value-type="float">
            <text:p>2.792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869" calcext:value-type="float">
            <text:p>-26.4869</text:p>
          </table:table-cell>
          <table:table-cell office:value-type="float" office:value="1.22557" calcext:value-type="float">
            <text:p>1.22557</text:p>
          </table:table-cell>
          <table:table-cell office:value-type="float" office:value="5.04141" calcext:value-type="float">
            <text:p>5.04141</text:p>
          </table:table-cell>
          <table:table-cell office:value-type="float" office:value="1.37172" calcext:value-type="float">
            <text:p>1.37172</text:p>
          </table:table-cell>
          <table:table-cell office:value-type="float" office:value="-0.516617" calcext:value-type="float">
            <text:p>-0.516617</text:p>
          </table:table-cell>
          <table:table-cell office:value-type="float" office:value="0.0716071" calcext:value-type="float">
            <text:p>0.0716071</text:p>
          </table:table-cell>
          <table:table-cell office:value-type="float" office:value="0.0830644" calcext:value-type="float">
            <text:p>0.0830644</text:p>
          </table:table-cell>
          <table:table-cell office:value-type="float" office:value="0.312099" calcext:value-type="float">
            <text:p>0.312099</text:p>
          </table:table-cell>
          <table:table-cell office:value-type="float" office:value="0.265767" calcext:value-type="float">
            <text:p>0.265767</text:p>
          </table:table-cell>
          <table:table-cell office:value-type="float" office:value="7.25784" calcext:value-type="float">
            <text:p>7.25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287" calcext:value-type="float">
            <text:p>-26.4287</text:p>
          </table:table-cell>
          <table:table-cell office:value-type="float" office:value="1.45691" calcext:value-type="float">
            <text:p>1.45691</text:p>
          </table:table-cell>
          <table:table-cell office:value-type="float" office:value="5.01385" calcext:value-type="float">
            <text:p>5.01385</text:p>
          </table:table-cell>
          <table:table-cell office:value-type="float" office:value="1.34356" calcext:value-type="float">
            <text:p>1.34356</text:p>
          </table:table-cell>
          <table:table-cell office:value-type="float" office:value="-0.519041" calcext:value-type="float">
            <text:p>-0.519041</text:p>
          </table:table-cell>
          <table:table-cell office:value-type="float" office:value="0.071525" calcext:value-type="float">
            <text:p>0.071525</text:p>
          </table:table-cell>
          <table:table-cell office:value-type="float" office:value="0.0831086" calcext:value-type="float">
            <text:p>0.0831086</text:p>
          </table:table-cell>
          <table:table-cell office:value-type="float" office:value="0.311721" calcext:value-type="float">
            <text:p>0.311721</text:p>
          </table:table-cell>
          <table:table-cell office:value-type="float" office:value="0.265541" calcext:value-type="float">
            <text:p>0.265541</text:p>
          </table:table-cell>
          <table:table-cell office:value-type="float" office:value="0.124098" calcext:value-type="float">
            <text:p>0.1240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03" calcext:value-type="float">
            <text:p>-26.3903</text:p>
          </table:table-cell>
          <table:table-cell office:value-type="float" office:value="1.67158" calcext:value-type="float">
            <text:p>1.67158</text:p>
          </table:table-cell>
          <table:table-cell office:value-type="float" office:value="4.94593" calcext:value-type="float">
            <text:p>4.94593</text:p>
          </table:table-cell>
          <table:table-cell office:value-type="float" office:value="1.3298" calcext:value-type="float">
            <text:p>1.3298</text:p>
          </table:table-cell>
          <table:table-cell office:value-type="float" office:value="-0.498846" calcext:value-type="float">
            <text:p>-0.498846</text:p>
          </table:table-cell>
          <table:table-cell office:value-type="float" office:value="0.0714616" calcext:value-type="float">
            <text:p>0.0714616</text:p>
          </table:table-cell>
          <table:table-cell office:value-type="float" office:value="0.0830964" calcext:value-type="float">
            <text:p>0.0830964</text:p>
          </table:table-cell>
          <table:table-cell office:value-type="float" office:value="0.311342" calcext:value-type="float">
            <text:p>0.311342</text:p>
          </table:table-cell>
          <table:table-cell office:value-type="float" office:value="0.265254" calcext:value-type="float">
            <text:p>0.265254</text:p>
          </table:table-cell>
          <table:table-cell office:value-type="float" office:value="8.69476" calcext:value-type="float">
            <text:p>8.694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342" calcext:value-type="float">
            <text:p>-26.3342</text:p>
          </table:table-cell>
          <table:table-cell office:value-type="float" office:value="1.87469" calcext:value-type="float">
            <text:p>1.87469</text:p>
          </table:table-cell>
          <table:table-cell office:value-type="float" office:value="4.87689" calcext:value-type="float">
            <text:p>4.87689</text:p>
          </table:table-cell>
          <table:table-cell office:value-type="float" office:value="1.30478" calcext:value-type="float">
            <text:p>1.30478</text:p>
          </table:table-cell>
          <table:table-cell office:value-type="float" office:value="-0.499463" calcext:value-type="float">
            <text:p>-0.499463</text:p>
          </table:table-cell>
          <table:table-cell office:value-type="float" office:value="0.0714091" calcext:value-type="float">
            <text:p>0.0714091</text:p>
          </table:table-cell>
          <table:table-cell office:value-type="float" office:value="0.0830263" calcext:value-type="float">
            <text:p>0.0830263</text:p>
          </table:table-cell>
          <table:table-cell office:value-type="float" office:value="0.310971" calcext:value-type="float">
            <text:p>0.310971</text:p>
          </table:table-cell>
          <table:table-cell office:value-type="float" office:value="0.264931" calcext:value-type="float">
            <text:p>0.264931</text:p>
          </table:table-cell>
          <table:table-cell office:value-type="float" office:value="0.461444" calcext:value-type="float">
            <text:p>0.4614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673" calcext:value-type="float">
            <text:p>-26.2673</text:p>
          </table:table-cell>
          <table:table-cell office:value-type="float" office:value="2.1054" calcext:value-type="float">
            <text:p>2.1054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1.27848" calcext:value-type="float">
            <text:p>1.27848</text:p>
          </table:table-cell>
          <table:table-cell office:value-type="float" office:value="-0.502344" calcext:value-type="float">
            <text:p>-0.502344</text:p>
          </table:table-cell>
          <table:table-cell office:value-type="float" office:value="0.0713608" calcext:value-type="float">
            <text:p>0.0713608</text:p>
          </table:table-cell>
          <table:table-cell office:value-type="float" office:value="0.0829531" calcext:value-type="float">
            <text:p>0.0829531</text:p>
          </table:table-cell>
          <table:table-cell office:value-type="float" office:value="0.310599" calcext:value-type="float">
            <text:p>0.310599</text:p>
          </table:table-cell>
          <table:table-cell office:value-type="float" office:value="0.264609" calcext:value-type="float">
            <text:p>0.264609</text:p>
          </table:table-cell>
          <table:table-cell office:value-type="float" office:value="0.185501" calcext:value-type="float">
            <text:p>0.1855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048" calcext:value-type="float">
            <text:p>-26.2048</text:p>
          </table:table-cell>
          <table:table-cell office:value-type="float" office:value="2.29046" calcext:value-type="float">
            <text:p>2.29046</text:p>
          </table:table-cell>
          <table:table-cell office:value-type="float" office:value="4.78115" calcext:value-type="float">
            <text:p>4.78115</text:p>
          </table:table-cell>
          <table:table-cell office:value-type="float" office:value="1.25339" calcext:value-type="float">
            <text:p>1.25339</text:p>
          </table:table-cell>
          <table:table-cell office:value-type="float" office:value="-0.503019" calcext:value-type="float">
            <text:p>-0.503019</text:p>
          </table:table-cell>
          <table:table-cell office:value-type="float" office:value="0.0713363" calcext:value-type="float">
            <text:p>0.0713363</text:p>
          </table:table-cell>
          <table:table-cell office:value-type="float" office:value="0.0828522" calcext:value-type="float">
            <text:p>0.0828522</text:p>
          </table:table-cell>
          <table:table-cell office:value-type="float" office:value="0.310241" calcext:value-type="float">
            <text:p>0.310241</text:p>
          </table:table-cell>
          <table:table-cell office:value-type="float" office:value="0.264314" calcext:value-type="float">
            <text:p>0.264314</text:p>
          </table:table-cell>
          <table:table-cell office:value-type="float" office:value="0.830488" calcext:value-type="float">
            <text:p>0.8304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1424" calcext:value-type="float">
            <text:p>-26.1424</text:p>
          </table:table-cell>
          <table:table-cell office:value-type="float" office:value="2.51366" calcext:value-type="float">
            <text:p>2.51366</text:p>
          </table:table-cell>
          <table:table-cell office:value-type="float" office:value="4.75467" calcext:value-type="float">
            <text:p>4.75467</text:p>
          </table:table-cell>
          <table:table-cell office:value-type="float" office:value="1.2404" calcext:value-type="float">
            <text:p>1.2404</text:p>
          </table:table-cell>
          <table:table-cell office:value-type="float" office:value="-0.480939" calcext:value-type="float">
            <text:p>-0.480939</text:p>
          </table:table-cell>
          <table:table-cell office:value-type="float" office:value="0.0713561" calcext:value-type="float">
            <text:p>0.0713561</text:p>
          </table:table-cell>
          <table:table-cell office:value-type="float" office:value="0.082753" calcext:value-type="float">
            <text:p>0.082753</text:p>
          </table:table-cell>
          <table:table-cell office:value-type="float" office:value="0.309939" calcext:value-type="float">
            <text:p>0.309939</text:p>
          </table:table-cell>
          <table:table-cell office:value-type="float" office:value="0.264026" calcext:value-type="float">
            <text:p>0.264026</text:p>
          </table:table-cell>
          <table:table-cell office:value-type="float" office:value="1.01557" calcext:value-type="float">
            <text:p>1.01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19" calcext:value-type="float">
            <text:p>-26.0619</text:p>
          </table:table-cell>
          <table:table-cell office:value-type="float" office:value="2.75862" calcext:value-type="float">
            <text:p>2.75862</text:p>
          </table:table-cell>
          <table:table-cell office:value-type="float" office:value="4.79395" calcext:value-type="float">
            <text:p>4.79395</text:p>
          </table:table-cell>
          <table:table-cell office:value-type="float" office:value="1.21799" calcext:value-type="float">
            <text:p>1.21799</text:p>
          </table:table-cell>
          <table:table-cell office:value-type="float" office:value="-0.479066" calcext:value-type="float">
            <text:p>-0.479066</text:p>
          </table:table-cell>
          <table:table-cell office:value-type="float" office:value="0.0713935" calcext:value-type="float">
            <text:p>0.0713935</text:p>
          </table:table-cell>
          <table:table-cell office:value-type="float" office:value="0.0826535" calcext:value-type="float">
            <text:p>0.0826535</text:p>
          </table:table-cell>
          <table:table-cell office:value-type="float" office:value="0.309636" calcext:value-type="float">
            <text:p>0.309636</text:p>
          </table:table-cell>
          <table:table-cell office:value-type="float" office:value="0.263715" calcext:value-type="float">
            <text:p>0.263715</text:p>
          </table:table-cell>
          <table:table-cell office:value-type="float" office:value="0.149632" calcext:value-type="float">
            <text:p>0.149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969" calcext:value-type="float">
            <text:p>-25.969</text:p>
          </table:table-cell>
          <table:table-cell office:value-type="float" office:value="2.98251" calcext:value-type="float">
            <text:p>2.98251</text:p>
          </table:table-cell>
          <table:table-cell office:value-type="float" office:value="4.81786" calcext:value-type="float">
            <text:p>4.81786</text:p>
          </table:table-cell>
          <table:table-cell office:value-type="float" office:value="1.18237" calcext:value-type="float">
            <text:p>1.18237</text:p>
          </table:table-cell>
          <table:table-cell office:value-type="float" office:value="-0.503129" calcext:value-type="float">
            <text:p>-0.503129</text:p>
          </table:table-cell>
          <table:table-cell office:value-type="float" office:value="0.0714294" calcext:value-type="float">
            <text:p>0.0714294</text:p>
          </table:table-cell>
          <table:table-cell office:value-type="float" office:value="0.082554" calcext:value-type="float">
            <text:p>0.082554</text:p>
          </table:table-cell>
          <table:table-cell office:value-type="float" office:value="0.309288" calcext:value-type="float">
            <text:p>0.309288</text:p>
          </table:table-cell>
          <table:table-cell office:value-type="float" office:value="0.263405" calcext:value-type="float">
            <text:p>0.263405</text:p>
          </table:table-cell>
          <table:table-cell office:value-type="float" office:value="2.63043" calcext:value-type="float">
            <text:p>2.630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651" calcext:value-type="float">
            <text:p>-25.8651</text:p>
          </table:table-cell>
          <table:table-cell office:value-type="float" office:value="3.27041" calcext:value-type="float">
            <text:p>3.27041</text:p>
          </table:table-cell>
          <table:table-cell office:value-type="float" office:value="4.94313" calcext:value-type="float">
            <text:p>4.94313</text:p>
          </table:table-cell>
          <table:table-cell office:value-type="float" office:value="1.16103" calcext:value-type="float">
            <text:p>1.16103</text:p>
          </table:table-cell>
          <table:table-cell office:value-type="float" office:value="-0.49843" calcext:value-type="float">
            <text:p>-0.49843</text:p>
          </table:table-cell>
          <table:table-cell office:value-type="float" office:value="0.0714488" calcext:value-type="float">
            <text:p>0.0714488</text:p>
          </table:table-cell>
          <table:table-cell office:value-type="float" office:value="0.082524" calcext:value-type="float">
            <text:p>0.082524</text:p>
          </table:table-cell>
          <table:table-cell office:value-type="float" office:value="0.308923" calcext:value-type="float">
            <text:p>0.308923</text:p>
          </table:table-cell>
          <table:table-cell office:value-type="float" office:value="0.263113" calcext:value-type="float">
            <text:p>0.263113</text:p>
          </table:table-cell>
          <table:table-cell office:value-type="float" office:value="1.49093" calcext:value-type="float">
            <text:p>1.490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7823" calcext:value-type="float">
            <text:p>-25.7823</text:p>
          </table:table-cell>
          <table:table-cell office:value-type="float" office:value="3.50095" calcext:value-type="float">
            <text:p>3.50095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1.14268" calcext:value-type="float">
            <text:p>1.14268</text:p>
          </table:table-cell>
          <table:table-cell office:value-type="float" office:value="-0.492" calcext:value-type="float">
            <text:p>-0.492</text:p>
          </table:table-cell>
          <table:table-cell office:value-type="float" office:value="0.0715303" calcext:value-type="float">
            <text:p>0.0715303</text:p>
          </table:table-cell>
          <table:table-cell office:value-type="float" office:value="0.0825132" calcext:value-type="float">
            <text:p>0.0825132</text:p>
          </table:table-cell>
          <table:table-cell office:value-type="float" office:value="0.308572" calcext:value-type="float">
            <text:p>0.308572</text:p>
          </table:table-cell>
          <table:table-cell office:value-type="float" office:value="0.26283" calcext:value-type="float">
            <text:p>0.26283</text:p>
          </table:table-cell>
          <table:table-cell office:value-type="float" office:value="2.17542" calcext:value-type="float">
            <text:p>2.175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771" calcext:value-type="float">
            <text:p>-25.6771</text:p>
          </table:table-cell>
          <table:table-cell office:value-type="float" office:value="3.69757" calcext:value-type="float">
            <text:p>3.69757</text:p>
          </table:table-cell>
          <table:table-cell office:value-type="float" office:value="4.89525" calcext:value-type="float">
            <text:p>4.89525</text:p>
          </table:table-cell>
          <table:table-cell office:value-type="float" office:value="1.11479" calcext:value-type="float">
            <text:p>1.11479</text:p>
          </table:table-cell>
          <table:table-cell office:value-type="float" office:value="-0.495594" calcext:value-type="float">
            <text:p>-0.495594</text:p>
          </table:table-cell>
          <table:table-cell office:value-type="float" office:value="0.0716237" calcext:value-type="float">
            <text:p>0.0716237</text:p>
          </table:table-cell>
          <table:table-cell office:value-type="float" office:value="0.0824585" calcext:value-type="float">
            <text:p>0.0824585</text:p>
          </table:table-cell>
          <table:table-cell office:value-type="float" office:value="0.308224" calcext:value-type="float">
            <text:p>0.308224</text:p>
          </table:table-cell>
          <table:table-cell office:value-type="float" office:value="0.262519" calcext:value-type="float">
            <text:p>0.262519</text:p>
          </table:table-cell>
          <table:table-cell office:value-type="float" office:value="0.253126" calcext:value-type="float">
            <text:p>0.253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5614" calcext:value-type="float">
            <text:p>-25.5614</text:p>
          </table:table-cell>
          <table:table-cell office:value-type="float" office:value="3.90436" calcext:value-type="float">
            <text:p>3.90436</text:p>
          </table:table-cell>
          <table:table-cell office:value-type="float" office:value="4.88072" calcext:value-type="float">
            <text:p>4.88072</text:p>
          </table:table-cell>
          <table:table-cell office:value-type="float" office:value="1.0856" calcext:value-type="float">
            <text:p>1.0856</text:p>
          </table:table-cell>
          <table:table-cell office:value-type="float" office:value="-0.50168" calcext:value-type="float">
            <text:p>-0.50168</text:p>
          </table:table-cell>
          <table:table-cell office:value-type="float" office:value="0.071711" calcext:value-type="float">
            <text:p>0.071711</text:p>
          </table:table-cell>
          <table:table-cell office:value-type="float" office:value="0.0823894" calcext:value-type="float">
            <text:p>0.0823894</text:p>
          </table:table-cell>
          <table:table-cell office:value-type="float" office:value="0.307869" calcext:value-type="float">
            <text:p>0.307869</text:p>
          </table:table-cell>
          <table:table-cell office:value-type="float" office:value="0.262205" calcext:value-type="float">
            <text:p>0.262205</text:p>
          </table:table-cell>
          <table:table-cell office:value-type="float" office:value="1.10991" calcext:value-type="float">
            <text:p>1.109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959" calcext:value-type="float">
            <text:p>-25.4959</text:p>
          </table:table-cell>
          <table:table-cell office:value-type="float" office:value="4.07616" calcext:value-type="float">
            <text:p>4.07616</text:p>
          </table:table-cell>
          <table:table-cell office:value-type="float" office:value="4.77608" calcext:value-type="float">
            <text:p>4.77608</text:p>
          </table:table-cell>
          <table:table-cell office:value-type="float" office:value="1.07021" calcext:value-type="float">
            <text:p>1.07021</text:p>
          </table:table-cell>
          <table:table-cell office:value-type="float" office:value="-0.493568" calcext:value-type="float">
            <text:p>-0.493568</text:p>
          </table:table-cell>
          <table:table-cell office:value-type="float" office:value="0.0720278" calcext:value-type="float">
            <text:p>0.0720278</text:p>
          </table:table-cell>
          <table:table-cell office:value-type="float" office:value="0.0822911" calcext:value-type="float">
            <text:p>0.0822911</text:p>
          </table:table-cell>
          <table:table-cell office:value-type="float" office:value="0.307586" calcext:value-type="float">
            <text:p>0.307586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3.83089" calcext:value-type="float">
            <text:p>3.83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737" calcext:value-type="float">
            <text:p>-25.3737</text:p>
          </table:table-cell>
          <table:table-cell office:value-type="float" office:value="4.27608" calcext:value-type="float">
            <text:p>4.27608</text:p>
          </table:table-cell>
          <table:table-cell office:value-type="float" office:value="4.76714" calcext:value-type="float">
            <text:p>4.76714</text:p>
          </table:table-cell>
          <table:table-cell office:value-type="float" office:value="1.04202" calcext:value-type="float">
            <text:p>1.04202</text:p>
          </table:table-cell>
          <table:table-cell office:value-type="float" office:value="-0.498066" calcext:value-type="float">
            <text:p>-0.498066</text:p>
          </table:table-cell>
          <table:table-cell office:value-type="float" office:value="0.0723536" calcext:value-type="float">
            <text:p>0.0723536</text:p>
          </table:table-cell>
          <table:table-cell office:value-type="float" office:value="0.0821943" calcext:value-type="float">
            <text:p>0.0821943</text:p>
          </table:table-cell>
          <table:table-cell office:value-type="float" office:value="0.307292" calcext:value-type="float">
            <text:p>0.307292</text:p>
          </table:table-cell>
          <table:table-cell office:value-type="float" office:value="0.261641" calcext:value-type="float">
            <text:p>0.261641</text:p>
          </table:table-cell>
          <table:table-cell office:value-type="float" office:value="0.576936" calcext:value-type="float">
            <text:p>0.5769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2133" calcext:value-type="float">
            <text:p>-25.2133</text:p>
          </table:table-cell>
          <table:table-cell office:value-type="float" office:value="4.50021" calcext:value-type="float">
            <text:p>4.50021</text:p>
          </table:table-cell>
          <table:table-cell office:value-type="float" office:value="4.8261" calcext:value-type="float">
            <text:p>4.8261</text:p>
          </table:table-cell>
          <table:table-cell office:value-type="float" office:value="1.00884" calcext:value-type="float">
            <text:p>1.00884</text:p>
          </table:table-cell>
          <table:table-cell office:value-type="float" office:value="-0.50529" calcext:value-type="float">
            <text:p>-0.50529</text:p>
          </table:table-cell>
          <table:table-cell office:value-type="float" office:value="0.0725325" calcext:value-type="float">
            <text:p>0.0725325</text:p>
          </table:table-cell>
          <table:table-cell office:value-type="float" office:value="0.0820972" calcext:value-type="float">
            <text:p>0.0820972</text:p>
          </table:table-cell>
          <table:table-cell office:value-type="float" office:value="0.306945" calcext:value-type="float">
            <text:p>0.306945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2.01727" calcext:value-type="float">
            <text:p>2.017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633" calcext:value-type="float">
            <text:p>-25.0633</text:p>
          </table:table-cell>
          <table:table-cell office:value-type="float" office:value="4.69411" calcext:value-type="float">
            <text:p>4.69411</text:p>
          </table:table-cell>
          <table:table-cell office:value-type="float" office:value="4.8013" calcext:value-type="float">
            <text:p>4.8013</text:p>
          </table:table-cell>
          <table:table-cell office:value-type="float" office:value="0.982776" calcext:value-type="float">
            <text:p>0.982776</text:p>
          </table:table-cell>
          <table:table-cell office:value-type="float" office:value="-0.497147" calcext:value-type="float">
            <text:p>-0.497147</text:p>
          </table:table-cell>
          <table:table-cell office:value-type="float" office:value="0.0726495" calcext:value-type="float">
            <text:p>0.0726495</text:p>
          </table:table-cell>
          <table:table-cell office:value-type="float" office:value="0.0820003" calcext:value-type="float">
            <text:p>0.0820003</text:p>
          </table:table-cell>
          <table:table-cell office:value-type="float" office:value="0.306603" calcext:value-type="float">
            <text:p>0.306603</text:p>
          </table:table-cell>
          <table:table-cell office:value-type="float" office:value="0.261083" calcext:value-type="float">
            <text:p>0.261083</text:p>
          </table:table-cell>
          <table:table-cell office:value-type="float" office:value="8.91786" calcext:value-type="float">
            <text:p>8.91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454" calcext:value-type="float">
            <text:p>-24.9454</text:p>
          </table:table-cell>
          <table:table-cell office:value-type="float" office:value="4.88714" calcext:value-type="float">
            <text:p>4.88714</text:p>
          </table:table-cell>
          <table:table-cell office:value-type="float" office:value="4.78023" calcext:value-type="float">
            <text:p>4.78023</text:p>
          </table:table-cell>
          <table:table-cell office:value-type="float" office:value="0.962219" calcext:value-type="float">
            <text:p>0.962219</text:p>
          </table:table-cell>
          <table:table-cell office:value-type="float" office:value="-0.493304" calcext:value-type="float">
            <text:p>-0.493304</text:p>
          </table:table-cell>
          <table:table-cell office:value-type="float" office:value="0.0728501" calcext:value-type="float">
            <text:p>0.0728501</text:p>
          </table:table-cell>
          <table:table-cell office:value-type="float" office:value="0.081907" calcext:value-type="float">
            <text:p>0.081907</text:p>
          </table:table-cell>
          <table:table-cell office:value-type="float" office:value="0.306279" calcext:value-type="float">
            <text:p>0.306279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0.439187" calcext:value-type="float">
            <text:p>0.4391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9" calcext:value-type="float">
            <text:p>-24.79</text:p>
          </table:table-cell>
          <table:table-cell office:value-type="float" office:value="5.0772" calcext:value-type="float">
            <text:p>5.0772</text:p>
          </table:table-cell>
          <table:table-cell office:value-type="float" office:value="4.78209" calcext:value-type="float">
            <text:p>4.78209</text:p>
          </table:table-cell>
          <table:table-cell office:value-type="float" office:value="0.932754" calcext:value-type="float">
            <text:p>0.932754</text:p>
          </table:table-cell>
          <table:table-cell office:value-type="float" office:value="-0.496658" calcext:value-type="float">
            <text:p>-0.496658</text:p>
          </table:table-cell>
          <table:table-cell office:value-type="float" office:value="0.0730023" calcext:value-type="float">
            <text:p>0.0730023</text:p>
          </table:table-cell>
          <table:table-cell office:value-type="float" office:value="0.08182" calcext:value-type="float">
            <text:p>0.08182</text:p>
          </table:table-cell>
          <table:table-cell office:value-type="float" office:value="0.305942" calcext:value-type="float">
            <text:p>0.305942</text:p>
          </table:table-cell>
          <table:table-cell office:value-type="float" office:value="0.260599" calcext:value-type="float">
            <text:p>0.260599</text:p>
          </table:table-cell>
          <table:table-cell office:value-type="float" office:value="2.28693" calcext:value-type="float">
            <text:p>2.286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6202" calcext:value-type="float">
            <text:p>-24.6202</text:p>
          </table:table-cell>
          <table:table-cell office:value-type="float" office:value="5.29712" calcext:value-type="float">
            <text:p>5.29712</text:p>
          </table:table-cell>
          <table:table-cell office:value-type="float" office:value="4.85136" calcext:value-type="float">
            <text:p>4.85136</text:p>
          </table:table-cell>
          <table:table-cell office:value-type="float" office:value="0.90651" calcext:value-type="float">
            <text:p>0.90651</text:p>
          </table:table-cell>
          <table:table-cell office:value-type="float" office:value="-0.497046" calcext:value-type="float">
            <text:p>-0.497046</text:p>
          </table:table-cell>
          <table:table-cell office:value-type="float" office:value="0.0730781" calcext:value-type="float">
            <text:p>0.0730781</text:p>
          </table:table-cell>
          <table:table-cell office:value-type="float" office:value="0.0817238" calcext:value-type="float">
            <text:p>0.0817238</text:p>
          </table:table-cell>
          <table:table-cell office:value-type="float" office:value="0.305585" calcext:value-type="float">
            <text:p>0.305585</text:p>
          </table:table-cell>
          <table:table-cell office:value-type="float" office:value="0.260328" calcext:value-type="float">
            <text:p>0.260328</text:p>
          </table:table-cell>
          <table:table-cell office:value-type="float" office:value="0.940746" calcext:value-type="float">
            <text:p>0.9407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4487" calcext:value-type="float">
            <text:p>-24.4487</text:p>
          </table:table-cell>
          <table:table-cell office:value-type="float" office:value="5.47876" calcext:value-type="float">
            <text:p>5.47876</text:p>
          </table:table-cell>
          <table:table-cell office:value-type="float" office:value="4.88414" calcext:value-type="float">
            <text:p>4.88414</text:p>
          </table:table-cell>
          <table:table-cell office:value-type="float" office:value="0.867633" calcext:value-type="float">
            <text:p>0.867633</text:p>
          </table:table-cell>
          <table:table-cell office:value-type="float" office:value="-0.520036" calcext:value-type="float">
            <text:p>-0.520036</text:p>
          </table:table-cell>
          <table:table-cell office:value-type="float" office:value="0.0730996" calcext:value-type="float">
            <text:p>0.0730996</text:p>
          </table:table-cell>
          <table:table-cell office:value-type="float" office:value="0.081631" calcext:value-type="float">
            <text:p>0.081631</text:p>
          </table:table-cell>
          <table:table-cell office:value-type="float" office:value="0.305236" calcext:value-type="float">
            <text:p>0.305236</text:p>
          </table:table-cell>
          <table:table-cell office:value-type="float" office:value="0.260085" calcext:value-type="float">
            <text:p>0.260085</text:p>
          </table:table-cell>
          <table:table-cell office:value-type="float" office:value="0.925753" calcext:value-type="float">
            <text:p>0.925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623" calcext:value-type="float">
            <text:p>-24.2623</text:p>
          </table:table-cell>
          <table:table-cell office:value-type="float" office:value="5.65283" calcext:value-type="float">
            <text:p>5.65283</text:p>
          </table:table-cell>
          <table:table-cell office:value-type="float" office:value="4.8905" calcext:value-type="float">
            <text:p>4.8905</text:p>
          </table:table-cell>
          <table:table-cell office:value-type="float" office:value="0.832129" calcext:value-type="float">
            <text:p>0.832129</text:p>
          </table:table-cell>
          <table:table-cell office:value-type="float" office:value="-0.529069" calcext:value-type="float">
            <text:p>-0.529069</text:p>
          </table:table-cell>
          <table:table-cell office:value-type="float" office:value="0.0730585" calcext:value-type="float">
            <text:p>0.0730585</text:p>
          </table:table-cell>
          <table:table-cell office:value-type="float" office:value="0.0815494" calcext:value-type="float">
            <text:p>0.0815494</text:p>
          </table:table-cell>
          <table:table-cell office:value-type="float" office:value="0.304915" calcext:value-type="float">
            <text:p>0.304915</text:p>
          </table:table-cell>
          <table:table-cell office:value-type="float" office:value="0.259899" calcext:value-type="float">
            <text:p>0.259899</text:p>
          </table:table-cell>
          <table:table-cell office:value-type="float" office:value="1.21788" calcext:value-type="float">
            <text:p>1.217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0969" calcext:value-type="float">
            <text:p>-24.0969</text:p>
          </table:table-cell>
          <table:table-cell office:value-type="float" office:value="5.81527" calcext:value-type="float">
            <text:p>5.81527</text:p>
          </table:table-cell>
          <table:table-cell office:value-type="float" office:value="4.88489" calcext:value-type="float">
            <text:p>4.88489</text:p>
          </table:table-cell>
          <table:table-cell office:value-type="float" office:value="0.798021" calcext:value-type="float">
            <text:p>0.798021</text:p>
          </table:table-cell>
          <table:table-cell office:value-type="float" office:value="-0.543099" calcext:value-type="float">
            <text:p>-0.543099</text:p>
          </table:table-cell>
          <table:table-cell office:value-type="float" office:value="0.0730118" calcext:value-type="float">
            <text:p>0.0730118</text:p>
          </table:table-cell>
          <table:table-cell office:value-type="float" office:value="0.0814991" calcext:value-type="float">
            <text:p>0.0814991</text:p>
          </table:table-cell>
          <table:table-cell office:value-type="float" office:value="0.304624" calcext:value-type="float">
            <text:p>0.304624</text:p>
          </table:table-cell>
          <table:table-cell office:value-type="float" office:value="0.259801" calcext:value-type="float">
            <text:p>0.259801</text:p>
          </table:table-cell>
          <table:table-cell office:value-type="float" office:value="3.26724" calcext:value-type="float">
            <text:p>3.267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242" calcext:value-type="float">
            <text:p>-23.9242</text:p>
          </table:table-cell>
          <table:table-cell office:value-type="float" office:value="5.97493" calcext:value-type="float">
            <text:p>5.97493</text:p>
          </table:table-cell>
          <table:table-cell office:value-type="float" office:value="4.86481" calcext:value-type="float">
            <text:p>4.86481</text:p>
          </table:table-cell>
          <table:table-cell office:value-type="float" office:value="0.767835" calcext:value-type="float">
            <text:p>0.767835</text:p>
          </table:table-cell>
          <table:table-cell office:value-type="float" office:value="-0.546357" calcext:value-type="float">
            <text:p>-0.546357</text:p>
          </table:table-cell>
          <table:table-cell office:value-type="float" office:value="0.0729554" calcext:value-type="float">
            <text:p>0.0729554</text:p>
          </table:table-cell>
          <table:table-cell office:value-type="float" office:value="0.081496" calcext:value-type="float">
            <text:p>0.081496</text:p>
          </table:table-cell>
          <table:table-cell office:value-type="float" office:value="0.304341" calcext:value-type="float">
            <text:p>0.304341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0.0645123" calcext:value-type="float">
            <text:p>0.0645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7808" calcext:value-type="float">
            <text:p>-23.7808</text:p>
          </table:table-cell>
          <table:table-cell office:value-type="float" office:value="6.15237" calcext:value-type="float">
            <text:p>6.15237</text:p>
          </table:table-cell>
          <table:table-cell office:value-type="float" office:value="4.76808" calcext:value-type="float">
            <text:p>4.76808</text:p>
          </table:table-cell>
          <table:table-cell office:value-type="float" office:value="0.766453" calcext:value-type="float">
            <text:p>0.766453</text:p>
          </table:table-cell>
          <table:table-cell office:value-type="float" office:value="-0.500943" calcext:value-type="float">
            <text:p>-0.500943</text:p>
          </table:table-cell>
          <table:table-cell office:value-type="float" office:value="0.0729466" calcext:value-type="float">
            <text:p>0.0729466</text:p>
          </table:table-cell>
          <table:table-cell office:value-type="float" office:value="0.0814996" calcext:value-type="float">
            <text:p>0.0814996</text:p>
          </table:table-cell>
          <table:table-cell office:value-type="float" office:value="0.303987" calcext:value-type="float">
            <text:p>0.303987</text:p>
          </table:table-cell>
          <table:table-cell office:value-type="float" office:value="0.259828" calcext:value-type="float">
            <text:p>0.259828</text:p>
          </table:table-cell>
          <table:table-cell office:value-type="float" office:value="4.55602" calcext:value-type="float">
            <text:p>4.556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145" calcext:value-type="float">
            <text:p>-23.6145</text:p>
          </table:table-cell>
          <table:table-cell office:value-type="float" office:value="6.30687" calcext:value-type="float">
            <text:p>6.30687</text:p>
          </table:table-cell>
          <table:table-cell office:value-type="float" office:value="4.74767" calcext:value-type="float">
            <text:p>4.74767</text:p>
          </table:table-cell>
          <table:table-cell office:value-type="float" office:value="0.741051" calcext:value-type="float">
            <text:p>0.741051</text:p>
          </table:table-cell>
          <table:table-cell office:value-type="float" office:value="-0.50166" calcext:value-type="float">
            <text:p>-0.50166</text:p>
          </table:table-cell>
          <table:table-cell office:value-type="float" office:value="0.072956" calcext:value-type="float">
            <text:p>0.072956</text:p>
          </table:table-cell>
          <table:table-cell office:value-type="float" office:value="0.0815632" calcext:value-type="float">
            <text:p>0.0815632</text:p>
          </table:table-cell>
          <table:table-cell office:value-type="float" office:value="0.303636" calcext:value-type="float">
            <text:p>0.303636</text:p>
          </table:table-cell>
          <table:table-cell office:value-type="float" office:value="0.259924" calcext:value-type="float">
            <text:p>0.259924</text:p>
          </table:table-cell>
          <table:table-cell office:value-type="float" office:value="0.0749787" calcext:value-type="float">
            <text:p>0.0749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67" calcext:value-type="float">
            <text:p>-23.467</text:p>
          </table:table-cell>
          <table:table-cell office:value-type="float" office:value="6.4729" calcext:value-type="float">
            <text:p>6.4729</text:p>
          </table:table-cell>
          <table:table-cell office:value-type="float" office:value="4.69389" calcext:value-type="float">
            <text:p>4.69389</text:p>
          </table:table-cell>
          <table:table-cell office:value-type="float" office:value="0.731572" calcext:value-type="float">
            <text:p>0.731572</text:p>
          </table:table-cell>
          <table:table-cell office:value-type="float" office:value="-0.478163" calcext:value-type="float">
            <text:p>-0.478163</text:p>
          </table:table-cell>
          <table:table-cell office:value-type="float" office:value="0.073054" calcext:value-type="float">
            <text:p>0.073054</text:p>
          </table:table-cell>
          <table:table-cell office:value-type="float" office:value="0.081649" calcext:value-type="float">
            <text:p>0.081649</text:p>
          </table:table-cell>
          <table:table-cell office:value-type="float" office:value="0.303326" calcext:value-type="float">
            <text:p>0.30332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1.83828" calcext:value-type="float">
            <text:p>1.83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362" calcext:value-type="float">
            <text:p>-23.2362</text:p>
          </table:table-cell>
          <table:table-cell office:value-type="float" office:value="6.70752" calcext:value-type="float">
            <text:p>6.70752</text:p>
          </table:table-cell>
          <table:table-cell office:value-type="float" office:value="4.86743" calcext:value-type="float">
            <text:p>4.86743</text:p>
          </table:table-cell>
          <table:table-cell office:value-type="float" office:value="0.716117" calcext:value-type="float">
            <text:p>0.716117</text:p>
          </table:table-cell>
          <table:table-cell office:value-type="float" office:value="-0.466828" calcext:value-type="float">
            <text:p>-0.466828</text:p>
          </table:table-cell>
          <table:table-cell office:value-type="float" office:value="0.0730229" calcext:value-type="float">
            <text:p>0.0730229</text:p>
          </table:table-cell>
          <table:table-cell office:value-type="float" office:value="0.081587" calcext:value-type="float">
            <text:p>0.081587</text:p>
          </table:table-cell>
          <table:table-cell office:value-type="float" office:value="0.302976" calcext:value-type="float">
            <text:p>0.302976</text:p>
          </table:table-cell>
          <table:table-cell office:value-type="float" office:value="0.259836" calcext:value-type="float">
            <text:p>0.259836</text:p>
          </table:table-cell>
          <table:table-cell office:value-type="float" office:value="4.43169" calcext:value-type="float">
            <text:p>4.431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429" calcext:value-type="float">
            <text:p>-23.0429</text:p>
          </table:table-cell>
          <table:table-cell office:value-type="float" office:value="6.84578" calcext:value-type="float">
            <text:p>6.84578</text:p>
          </table:table-cell>
          <table:table-cell office:value-type="float" office:value="4.82851" calcext:value-type="float">
            <text:p>4.82851</text:p>
          </table:table-cell>
          <table:table-cell office:value-type="float" office:value="0.68916" calcext:value-type="float">
            <text:p>0.68916</text:p>
          </table:table-cell>
          <table:table-cell office:value-type="float" office:value="-0.465554" calcext:value-type="float">
            <text:p>-0.465554</text:p>
          </table:table-cell>
          <table:table-cell office:value-type="float" office:value="0.0729784" calcext:value-type="float">
            <text:p>0.0729784</text:p>
          </table:table-cell>
          <table:table-cell office:value-type="float" office:value="0.0815739" calcext:value-type="float">
            <text:p>0.0815739</text:p>
          </table:table-cell>
          <table:table-cell office:value-type="float" office:value="0.302628" calcext:value-type="float">
            <text:p>0.302628</text:p>
          </table:table-cell>
          <table:table-cell office:value-type="float" office:value="0.259746" calcext:value-type="float">
            <text:p>0.259746</text:p>
          </table:table-cell>
          <table:table-cell office:value-type="float" office:value="5.56056" calcext:value-type="float">
            <text:p>5.56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268" calcext:value-type="float">
            <text:p>-22.8268</text:p>
          </table:table-cell>
          <table:table-cell office:value-type="float" office:value="7.02278" calcext:value-type="float">
            <text:p>7.02278</text:p>
          </table:table-cell>
          <table:table-cell office:value-type="float" office:value="4.89608" calcext:value-type="float">
            <text:p>4.89608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-0.463668" calcext:value-type="float">
            <text:p>-0.463668</text:p>
          </table:table-cell>
          <table:table-cell office:value-type="float" office:value="0.0729027" calcext:value-type="float">
            <text:p>0.0729027</text:p>
          </table:table-cell>
          <table:table-cell office:value-type="float" office:value="0.0815328" calcext:value-type="float">
            <text:p>0.0815328</text:p>
          </table:table-cell>
          <table:table-cell office:value-type="float" office:value="0.302284" calcext:value-type="float">
            <text:p>0.302284</text:p>
          </table:table-cell>
          <table:table-cell office:value-type="float" office:value="0.259602" calcext:value-type="float">
            <text:p>0.259602</text:p>
          </table:table-cell>
          <table:table-cell office:value-type="float" office:value="1.00256" calcext:value-type="float">
            <text:p>1.002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55" calcext:value-type="float">
            <text:p>-22.6155</text:p>
          </table:table-cell>
          <table:table-cell office:value-type="float" office:value="7.15963" calcext:value-type="float">
            <text:p>7.15963</text:p>
          </table:table-cell>
          <table:table-cell office:value-type="float" office:value="4.91293" calcext:value-type="float">
            <text:p>4.91293</text:p>
          </table:table-cell>
          <table:table-cell office:value-type="float" office:value="0.633589" calcext:value-type="float">
            <text:p>0.633589</text:p>
          </table:table-cell>
          <table:table-cell office:value-type="float" office:value="-0.476465" calcext:value-type="float">
            <text:p>-0.476465</text:p>
          </table:table-cell>
          <table:table-cell office:value-type="float" office:value="0.0728193" calcext:value-type="float">
            <text:p>0.0728193</text:p>
          </table:table-cell>
          <table:table-cell office:value-type="float" office:value="0.0815364" calcext:value-type="float">
            <text:p>0.0815364</text:p>
          </table:table-cell>
          <table:table-cell office:value-type="float" office:value="0.301961" calcext:value-type="float">
            <text:p>0.301961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1.4345" calcext:value-type="float">
            <text:p>1.43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309" calcext:value-type="float">
            <text:p>-22.4309</text:p>
          </table:table-cell>
          <table:table-cell office:value-type="float" office:value="7.30265" calcext:value-type="float">
            <text:p>7.30265</text:p>
          </table:table-cell>
          <table:table-cell office:value-type="float" office:value="4.89537" calcext:value-type="float">
            <text:p>4.89537</text:p>
          </table:table-cell>
          <table:table-cell office:value-type="float" office:value="0.612964" calcext:value-type="float">
            <text:p>0.612964</text:p>
          </table:table-cell>
          <table:table-cell office:value-type="float" office:value="-0.473683" calcext:value-type="float">
            <text:p>-0.473683</text:p>
          </table:table-cell>
          <table:table-cell office:value-type="float" office:value="0.0727393" calcext:value-type="float">
            <text:p>0.0727393</text:p>
          </table:table-cell>
          <table:table-cell office:value-type="float" office:value="0.0815702" calcext:value-type="float">
            <text:p>0.0815702</text:p>
          </table:table-cell>
          <table:table-cell office:value-type="float" office:value="0.301628" calcext:value-type="float">
            <text:p>0.301628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324601" calcext:value-type="float">
            <text:p>0.3246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2001" calcext:value-type="float">
            <text:p>-22.2001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4.98772" calcext:value-type="float">
            <text:p>4.98772</text:p>
          </table:table-cell>
          <table:table-cell office:value-type="float" office:value="0.572534" calcext:value-type="float">
            <text:p>0.572534</text:p>
          </table:table-cell>
          <table:table-cell office:value-type="float" office:value="-0.502842" calcext:value-type="float">
            <text:p>-0.502842</text:p>
          </table:table-cell>
          <table:table-cell office:value-type="float" office:value="0.0726609" calcext:value-type="float">
            <text:p>0.0726609</text:p>
          </table:table-cell>
          <table:table-cell office:value-type="float" office:value="0.081651" calcext:value-type="float">
            <text:p>0.081651</text:p>
          </table:table-cell>
          <table:table-cell office:value-type="float" office:value="0.301409" calcext:value-type="float">
            <text:p>0.301409</text:p>
          </table:table-cell>
          <table:table-cell office:value-type="float" office:value="0.259591" calcext:value-type="float">
            <text:p>0.259591</text:p>
          </table:table-cell>
          <table:table-cell office:value-type="float" office:value="2.38001" calcext:value-type="float">
            <text:p>2.380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0182" calcext:value-type="float">
            <text:p>-22.0182</text:p>
          </table:table-cell>
          <table:table-cell office:value-type="float" office:value="7.59825" calcext:value-type="float">
            <text:p>7.59825</text:p>
          </table:table-cell>
          <table:table-cell office:value-type="float" office:value="4.98783" calcext:value-type="float">
            <text:p>4.98783</text:p>
          </table:table-cell>
          <table:table-cell office:value-type="float" office:value="0.561896" calcext:value-type="float">
            <text:p>0.561896</text:p>
          </table:table-cell>
          <table:table-cell office:value-type="float" office:value="-0.48881" calcext:value-type="float">
            <text:p>-0.48881</text:p>
          </table:table-cell>
          <table:table-cell office:value-type="float" office:value="0.0725782" calcext:value-type="float">
            <text:p>0.0725782</text:p>
          </table:table-cell>
          <table:table-cell office:value-type="float" office:value="0.0816934" calcext:value-type="float">
            <text:p>0.0816934</text:p>
          </table:table-cell>
          <table:table-cell office:value-type="float" office:value="0.301151" calcext:value-type="float">
            <text:p>0.301151</text:p>
          </table:table-cell>
          <table:table-cell office:value-type="float" office:value="0.259589" calcext:value-type="float">
            <text:p>0.259589</text:p>
          </table:table-cell>
          <table:table-cell office:value-type="float" office:value="2.14816" calcext:value-type="float">
            <text:p>2.148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8344" calcext:value-type="float">
            <text:p>-21.8344</text:p>
          </table:table-cell>
          <table:table-cell office:value-type="float" office:value="7.76474" calcext:value-type="float">
            <text:p>7.76474</text:p>
          </table:table-cell>
          <table:table-cell office:value-type="float" office:value="4.93683" calcext:value-type="float">
            <text:p>4.93683</text:p>
          </table:table-cell>
          <table:table-cell office:value-type="float" office:value="0.563256" calcext:value-type="float">
            <text:p>0.563256</text:p>
          </table:table-cell>
          <table:table-cell office:value-type="float" office:value="-0.450989" calcext:value-type="float">
            <text:p>-0.450989</text:p>
          </table:table-cell>
          <table:table-cell office:value-type="float" office:value="0.0725047" calcext:value-type="float">
            <text:p>0.0725047</text:p>
          </table:table-cell>
          <table:table-cell office:value-type="float" office:value="0.0816807" calcext:value-type="float">
            <text:p>0.0816807</text:p>
          </table:table-cell>
          <table:table-cell office:value-type="float" office:value="0.300816" calcext:value-type="float">
            <text:p>0.300816</text:p>
          </table:table-cell>
          <table:table-cell office:value-type="float" office:value="0.259477" calcext:value-type="float">
            <text:p>0.259477</text:p>
          </table:table-cell>
          <table:table-cell office:value-type="float" office:value="5.93473" calcext:value-type="float">
            <text:p>5.934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263" calcext:value-type="float">
            <text:p>-21.6263</text:p>
          </table:table-cell>
          <table:table-cell office:value-type="float" office:value="7.90677" calcext:value-type="float">
            <text:p>7.90677</text:p>
          </table:table-cell>
          <table:table-cell office:value-type="float" office:value="4.94996" calcext:value-type="float">
            <text:p>4.94996</text:p>
          </table:table-cell>
          <table:table-cell office:value-type="float" office:value="0.545012" calcext:value-type="float">
            <text:p>0.545012</text:p>
          </table:table-cell>
          <table:table-cell office:value-type="float" office:value="-0.446583" calcext:value-type="float">
            <text:p>-0.446583</text:p>
          </table:table-cell>
          <table:table-cell office:value-type="float" office:value="0.0724312" calcext:value-type="float">
            <text:p>0.0724312</text:p>
          </table:table-cell>
          <table:table-cell office:value-type="float" office:value="0.081664" calcext:value-type="float">
            <text:p>0.081664</text:p>
          </table:table-cell>
          <table:table-cell office:value-type="float" office:value="0.300483" calcext:value-type="float">
            <text:p>0.300483</text:p>
          </table:table-cell>
          <table:table-cell office:value-type="float" office:value="0.259356" calcext:value-type="float">
            <text:p>0.259356</text:p>
          </table:table-cell>
          <table:table-cell office:value-type="float" office:value="0.088885" calcext:value-type="float">
            <text:p>0.088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368" calcext:value-type="float">
            <text:p>8.0368</text:p>
          </table:table-cell>
          <table:table-cell office:value-type="float" office:value="4.89982" calcext:value-type="float">
            <text:p>4.89982</text:p>
          </table:table-cell>
          <table:table-cell office:value-type="float" office:value="0.531936" calcext:value-type="float">
            <text:p>0.531936</text:p>
          </table:table-cell>
          <table:table-cell office:value-type="float" office:value="-0.433137" calcext:value-type="float">
            <text:p>-0.433137</text:p>
          </table:table-cell>
          <table:table-cell office:value-type="float" office:value="0.0723819" calcext:value-type="float">
            <text:p>0.0723819</text:p>
          </table:table-cell>
          <table:table-cell office:value-type="float" office:value="0.0816608" calcext:value-type="float">
            <text:p>0.0816608</text:p>
          </table:table-cell>
          <table:table-cell office:value-type="float" office:value="0.300144" calcext:value-type="float">
            <text:p>0.300144</text:p>
          </table:table-cell>
          <table:table-cell office:value-type="float" office:value="0.259245" calcext:value-type="float">
            <text:p>0.259245</text:p>
          </table:table-cell>
          <table:table-cell office:value-type="float" office:value="1.75835" calcext:value-type="float">
            <text:p>1.758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2171" calcext:value-type="float">
            <text:p>-21.2171</text:p>
          </table:table-cell>
          <table:table-cell office:value-type="float" office:value="8.06905" calcext:value-type="float">
            <text:p>8.06905</text:p>
          </table:table-cell>
          <table:table-cell office:value-type="float" office:value="4.80496" calcext:value-type="float">
            <text:p>4.80496</text:p>
          </table:table-cell>
          <table:table-cell office:value-type="float" office:value="0.479732" calcext:value-type="float">
            <text:p>0.479732</text:p>
          </table:table-cell>
          <table:table-cell office:value-type="float" office:value="-0.464368" calcext:value-type="float">
            <text:p>-0.464368</text:p>
          </table:table-cell>
          <table:table-cell office:value-type="float" office:value="0.0723232" calcext:value-type="float">
            <text:p>0.0723232</text:p>
          </table:table-cell>
          <table:table-cell office:value-type="float" office:value="0.0820183" calcext:value-type="float">
            <text:p>0.0820183</text:p>
          </table:table-cell>
          <table:table-cell office:value-type="float" office:value="0.299809" calcext:value-type="float">
            <text:p>0.299809</text:p>
          </table:table-cell>
          <table:table-cell office:value-type="float" office:value="0.259636" calcext:value-type="float">
            <text:p>0.259636</text:p>
          </table:table-cell>
          <table:table-cell office:value-type="float" office:value="4.25825" calcext:value-type="float">
            <text:p>4.258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0287" calcext:value-type="float">
            <text:p>-21.0287</text:p>
          </table:table-cell>
          <table:table-cell office:value-type="float" office:value="8.21137" calcext:value-type="float">
            <text:p>8.21137</text:p>
          </table:table-cell>
          <table:table-cell office:value-type="float" office:value="4.71937" calcext:value-type="float">
            <text:p>4.71937</text:p>
          </table:table-cell>
          <table:table-cell office:value-type="float" office:value="0.483391" calcext:value-type="float">
            <text:p>0.483391</text:p>
          </table:table-cell>
          <table:table-cell office:value-type="float" office:value="-0.421955" calcext:value-type="float">
            <text:p>-0.421955</text:p>
          </table:table-cell>
          <table:table-cell office:value-type="float" office:value="0.0723093" calcext:value-type="float">
            <text:p>0.0723093</text:p>
          </table:table-cell>
          <table:table-cell office:value-type="float" office:value="0.0823081" calcext:value-type="float">
            <text:p>0.0823081</text:p>
          </table:table-cell>
          <table:table-cell office:value-type="float" office:value="0.299575" calcext:value-type="float">
            <text:p>0.299575</text:p>
          </table:table-cell>
          <table:table-cell office:value-type="float" office:value="0.259861" calcext:value-type="float">
            <text:p>0.259861</text:p>
          </table:table-cell>
          <table:table-cell office:value-type="float" office:value="6.50802" calcext:value-type="float">
            <text:p>6.508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8495" calcext:value-type="float">
            <text:p>-20.8495</text:p>
          </table:table-cell>
          <table:table-cell office:value-type="float" office:value="8.36331" calcext:value-type="float">
            <text:p>8.36331</text:p>
          </table:table-cell>
          <table:table-cell office:value-type="float" office:value="4.72759" calcext:value-type="float">
            <text:p>4.72759</text:p>
          </table:table-cell>
          <table:table-cell office:value-type="float" office:value="0.482198" calcext:value-type="float">
            <text:p>0.482198</text:p>
          </table:table-cell>
          <table:table-cell office:value-type="float" office:value="-0.402415" calcext:value-type="float">
            <text:p>-0.402415</text:p>
          </table:table-cell>
          <table:table-cell office:value-type="float" office:value="0.0723996" calcext:value-type="float">
            <text:p>0.0723996</text:p>
          </table:table-cell>
          <table:table-cell office:value-type="float" office:value="0.0824831" calcext:value-type="float">
            <text:p>0.0824831</text:p>
          </table:table-cell>
          <table:table-cell office:value-type="float" office:value="0.299397" calcext:value-type="float">
            <text:p>0.299397</text:p>
          </table:table-cell>
          <table:table-cell office:value-type="float" office:value="0.259887" calcext:value-type="float">
            <text:p>0.259887</text:p>
          </table:table-cell>
          <table:table-cell office:value-type="float" office:value="3.33962" calcext:value-type="float">
            <text:p>3.33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6074" calcext:value-type="float">
            <text:p>-20.6074</text:p>
          </table:table-cell>
          <table:table-cell office:value-type="float" office:value="8.4784" calcext:value-type="float">
            <text:p>8.4784</text:p>
          </table:table-cell>
          <table:table-cell office:value-type="float" office:value="4.81785" calcext:value-type="float">
            <text:p>4.81785</text:p>
          </table:table-cell>
          <table:table-cell office:value-type="float" office:value="0.454336" calcext:value-type="float">
            <text:p>0.454336</text:p>
          </table:table-cell>
          <table:table-cell office:value-type="float" office:value="-0.416356" calcext:value-type="float">
            <text:p>-0.416356</text:p>
          </table:table-cell>
          <table:table-cell office:value-type="float" office:value="0.0724269" calcext:value-type="float">
            <text:p>0.0724269</text:p>
          </table:table-cell>
          <table:table-cell office:value-type="float" office:value="0.0826808" calcext:value-type="float">
            <text:p>0.0826808</text:p>
          </table:table-cell>
          <table:table-cell office:value-type="float" office:value="0.299108" calcext:value-type="float">
            <text:p>0.299108</text:p>
          </table:table-cell>
          <table:table-cell office:value-type="float" office:value="0.259919" calcext:value-type="float">
            <text:p>0.259919</text:p>
          </table:table-cell>
          <table:table-cell office:value-type="float" office:value="4.34296" calcext:value-type="float">
            <text:p>4.34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3533" calcext:value-type="float">
            <text:p>-20.3533</text:p>
          </table:table-cell>
          <table:table-cell office:value-type="float" office:value="8.62244" calcext:value-type="float">
            <text:p>8.62244</text:p>
          </table:table-cell>
          <table:table-cell office:value-type="float" office:value="4.91176" calcext:value-type="float">
            <text:p>4.91176</text:p>
          </table:table-cell>
          <table:table-cell office:value-type="float" office:value="0.441751" calcext:value-type="float">
            <text:p>0.441751</text:p>
          </table:table-cell>
          <table:table-cell office:value-type="float" office:value="-0.406726" calcext:value-type="float">
            <text:p>-0.406726</text:p>
          </table:table-cell>
          <table:table-cell office:value-type="float" office:value="0.0723887" calcext:value-type="float">
            <text:p>0.0723887</text:p>
          </table:table-cell>
          <table:table-cell office:value-type="float" office:value="0.0827818" calcext:value-type="float">
            <text:p>0.0827818</text:p>
          </table:table-cell>
          <table:table-cell office:value-type="float" office:value="0.298781" calcext:value-type="float">
            <text:p>0.298781</text:p>
          </table:table-cell>
          <table:table-cell office:value-type="float" office:value="0.259825" calcext:value-type="float">
            <text:p>0.259825</text:p>
          </table:table-cell>
          <table:table-cell office:value-type="float" office:value="1.46451" calcext:value-type="float">
            <text:p>1.464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588" calcext:value-type="float">
            <text:p>-20.1588</text:p>
          </table:table-cell>
          <table:table-cell office:value-type="float" office:value="8.74431" calcext:value-type="float">
            <text:p>8.74431</text:p>
          </table:table-cell>
          <table:table-cell office:value-type="float" office:value="4.82433" calcext:value-type="float">
            <text:p>4.82433</text:p>
          </table:table-cell>
          <table:table-cell office:value-type="float" office:value="0.441527" calcext:value-type="float">
            <text:p>0.441527</text:p>
          </table:table-cell>
          <table:table-cell office:value-type="float" office:value="-0.374599" calcext:value-type="float">
            <text:p>-0.374599</text:p>
          </table:table-cell>
          <table:table-cell office:value-type="float" office:value="0.0724152" calcext:value-type="float">
            <text:p>0.0724152</text:p>
          </table:table-cell>
          <table:table-cell office:value-type="float" office:value="0.0828571" calcext:value-type="float">
            <text:p>0.0828571</text:p>
          </table:table-cell>
          <table:table-cell office:value-type="float" office:value="0.298552" calcext:value-type="float">
            <text:p>0.298552</text:p>
          </table:table-cell>
          <table:table-cell office:value-type="float" office:value="0.25967" calcext:value-type="float">
            <text:p>0.25967</text:p>
          </table:table-cell>
          <table:table-cell office:value-type="float" office:value="2.18544" calcext:value-type="float">
            <text:p>2.18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9605" calcext:value-type="float">
            <text:p>-19.9605</text:p>
          </table:table-cell>
          <table:table-cell office:value-type="float" office:value="8.84511" calcext:value-type="float">
            <text:p>8.84511</text:p>
          </table:table-cell>
          <table:table-cell office:value-type="float" office:value="4.79523" calcext:value-type="float">
            <text:p>4.79523</text:p>
          </table:table-cell>
          <table:table-cell office:value-type="float" office:value="0.425621" calcext:value-type="float">
            <text:p>0.425621</text:p>
          </table:table-cell>
          <table:table-cell office:value-type="float" office:value="-0.372316" calcext:value-type="float">
            <text:p>-0.372316</text:p>
          </table:table-cell>
          <table:table-cell office:value-type="float" office:value="0.0725291" calcext:value-type="float">
            <text:p>0.0725291</text:p>
          </table:table-cell>
          <table:table-cell office:value-type="float" office:value="0.0829608" calcext:value-type="float">
            <text:p>0.0829608</text:p>
          </table:table-cell>
          <table:table-cell office:value-type="float" office:value="0.298373" calcext:value-type="float">
            <text:p>0.298373</text:p>
          </table:table-cell>
          <table:table-cell office:value-type="float" office:value="0.259528" calcext:value-type="float">
            <text:p>0.259528</text:p>
          </table:table-cell>
          <table:table-cell office:value-type="float" office:value="0.584533" calcext:value-type="float">
            <text:p>0.5845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7667" calcext:value-type="float">
            <text:p>-19.7667</text:p>
          </table:table-cell>
          <table:table-cell office:value-type="float" office:value="8.9532" calcext:value-type="float">
            <text:p>8.9532</text:p>
          </table:table-cell>
          <table:table-cell office:value-type="float" office:value="4.71258" calcext:value-type="float">
            <text:p>4.71258</text:p>
          </table:table-cell>
          <table:table-cell office:value-type="float" office:value="0.422202" calcext:value-type="float">
            <text:p>0.422202</text:p>
          </table:table-cell>
          <table:table-cell office:value-type="float" office:value="-0.34721" calcext:value-type="float">
            <text:p>-0.34721</text:p>
          </table:table-cell>
          <table:table-cell office:value-type="float" office:value="0.0727839" calcext:value-type="float">
            <text:p>0.0727839</text:p>
          </table:table-cell>
          <table:table-cell office:value-type="float" office:value="0.0830585" calcext:value-type="float">
            <text:p>0.083058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59351" calcext:value-type="float">
            <text:p>0.259351</text:p>
          </table:table-cell>
          <table:table-cell office:value-type="float" office:value="1.67034" calcext:value-type="float">
            <text:p>1.670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5442" calcext:value-type="float">
            <text:p>-19.5442</text:p>
          </table:table-cell>
          <table:table-cell office:value-type="float" office:value="9.02824" calcext:value-type="float">
            <text:p>9.02824</text:p>
          </table:table-cell>
          <table:table-cell office:value-type="float" office:value="4.70313" calcext:value-type="float">
            <text:p>4.70313</text:p>
          </table:table-cell>
          <table:table-cell office:value-type="float" office:value="0.396903" calcext:value-type="float">
            <text:p>0.396903</text:p>
          </table:table-cell>
          <table:table-cell office:value-type="float" office:value="-0.355113" calcext:value-type="float">
            <text:p>-0.355113</text:p>
          </table:table-cell>
          <table:table-cell office:value-type="float" office:value="0.0730773" calcext:value-type="float">
            <text:p>0.0730773</text:p>
          </table:table-cell>
          <table:table-cell office:value-type="float" office:value="0.0832536" calcext:value-type="float">
            <text:p>0.0832536</text:p>
          </table:table-cell>
          <table:table-cell office:value-type="float" office:value="0.298425" calcext:value-type="float">
            <text:p>0.298425</text:p>
          </table:table-cell>
          <table:table-cell office:value-type="float" office:value="0.259236" calcext:value-type="float">
            <text:p>0.259236</text:p>
          </table:table-cell>
          <table:table-cell office:value-type="float" office:value="0.390603" calcext:value-type="float">
            <text:p>0.3906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3046" calcext:value-type="float">
            <text:p>-19.3046</text:p>
          </table:table-cell>
          <table:table-cell office:value-type="float" office:value="9.13526" calcext:value-type="float">
            <text:p>9.13526</text:p>
          </table:table-cell>
          <table:table-cell office:value-type="float" office:value="4.76664" calcext:value-type="float">
            <text:p>4.76664</text:p>
          </table:table-cell>
          <table:table-cell office:value-type="float" office:value="0.380948" calcext:value-type="float">
            <text:p>0.380948</text:p>
          </table:table-cell>
          <table:table-cell office:value-type="float" office:value="-0.354998" calcext:value-type="float">
            <text:p>-0.354998</text:p>
          </table:table-cell>
          <table:table-cell office:value-type="float" office:value="0.0733387" calcext:value-type="float">
            <text:p>0.0733387</text:p>
          </table:table-cell>
          <table:table-cell office:value-type="float" office:value="0.0834175" calcext:value-type="float">
            <text:p>0.0834175</text:p>
          </table:table-cell>
          <table:table-cell office:value-type="float" office:value="0.298342" calcext:value-type="float">
            <text:p>0.298342</text:p>
          </table:table-cell>
          <table:table-cell office:value-type="float" office:value="0.259079" calcext:value-type="float">
            <text:p>0.259079</text:p>
          </table:table-cell>
          <table:table-cell office:value-type="float" office:value="4.56007" calcext:value-type="float">
            <text:p>4.56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012" calcext:value-type="float">
            <text:p>-19.012</text:p>
          </table:table-cell>
          <table:table-cell office:value-type="float" office:value="9.23673" calcext:value-type="float">
            <text:p>9.23673</text:p>
          </table:table-cell>
          <table:table-cell office:value-type="float" office:value="4.88372" calcext:value-type="float">
            <text:p>4.88372</text:p>
          </table:table-cell>
          <table:table-cell office:value-type="float" office:value="0.359661" calcext:value-type="float">
            <text:p>0.359661</text:p>
          </table:table-cell>
          <table:table-cell office:value-type="float" office:value="-0.35667" calcext:value-type="float">
            <text:p>-0.35667</text:p>
          </table:table-cell>
          <table:table-cell office:value-type="float" office:value="0.0733872" calcext:value-type="float">
            <text:p>0.0733872</text:p>
          </table:table-cell>
          <table:table-cell office:value-type="float" office:value="0.0835588" calcext:value-type="float">
            <text:p>0.0835588</text:p>
          </table:table-cell>
          <table:table-cell office:value-type="float" office:value="0.298091" calcext:value-type="float">
            <text:p>0.298091</text:p>
          </table:table-cell>
          <table:table-cell office:value-type="float" office:value="0.258897" calcext:value-type="float">
            <text:p>0.258897</text:p>
          </table:table-cell>
          <table:table-cell office:value-type="float" office:value="6.04962" calcext:value-type="float">
            <text:p>6.04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7983" calcext:value-type="float">
            <text:p>-18.7983</text:p>
          </table:table-cell>
          <table:table-cell office:value-type="float" office:value="9.31672" calcext:value-type="float">
            <text:p>9.31672</text:p>
          </table:table-cell>
          <table:table-cell office:value-type="float" office:value="4.85807" calcext:value-type="float">
            <text:p>4.85807</text:p>
          </table:table-cell>
          <table:table-cell office:value-type="float" office:value="0.342117" calcext:value-type="float">
            <text:p>0.342117</text:p>
          </table:table-cell>
          <table:table-cell office:value-type="float" office:value="-0.356938" calcext:value-type="float">
            <text:p>-0.356938</text:p>
          </table:table-cell>
          <table:table-cell office:value-type="float" office:value="0.0735069" calcext:value-type="float">
            <text:p>0.0735069</text:p>
          </table:table-cell>
          <table:table-cell office:value-type="float" office:value="0.083743" calcext:value-type="float">
            <text:p>0.083743</text:p>
          </table:table-cell>
          <table:table-cell office:value-type="float" office:value="0.297873" calcext:value-type="float">
            <text:p>0.297873</text:p>
          </table:table-cell>
          <table:table-cell office:value-type="float" office:value="0.258741" calcext:value-type="float">
            <text:p>0.258741</text:p>
          </table:table-cell>
          <table:table-cell office:value-type="float" office:value="1.64481" calcext:value-type="float">
            <text:p>1.644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5384" calcext:value-type="float">
            <text:p>-18.5384</text:p>
          </table:table-cell>
          <table:table-cell office:value-type="float" office:value="9.42544" calcext:value-type="float">
            <text:p>9.42544</text:p>
          </table:table-cell>
          <table:table-cell office:value-type="float" office:value="4.92965" calcext:value-type="float">
            <text:p>4.92965</text:p>
          </table:table-cell>
          <table:table-cell office:value-type="float" office:value="0.331445" calcext:value-type="float">
            <text:p>0.331445</text:p>
          </table:table-cell>
          <table:table-cell office:value-type="float" office:value="-0.348792" calcext:value-type="float">
            <text:p>-0.348792</text:p>
          </table:table-cell>
          <table:table-cell office:value-type="float" office:value="0.0735576" calcext:value-type="float">
            <text:p>0.0735576</text:p>
          </table:table-cell>
          <table:table-cell office:value-type="float" office:value="0.0838544" calcext:value-type="float">
            <text:p>0.0838544</text:p>
          </table:table-cell>
          <table:table-cell office:value-type="float" office:value="0.297597" calcext:value-type="float">
            <text:p>0.297597</text:p>
          </table:table-cell>
          <table:table-cell office:value-type="float" office:value="0.258528" calcext:value-type="float">
            <text:p>0.258528</text:p>
          </table:table-cell>
          <table:table-cell office:value-type="float" office:value="0.873757" calcext:value-type="float">
            <text:p>0.8737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716" calcext:value-type="float">
            <text:p>-18.2716</text:p>
          </table:table-cell>
          <table:table-cell office:value-type="float" office:value="9.46334" calcext:value-type="float">
            <text:p>9.46334</text:p>
          </table:table-cell>
          <table:table-cell office:value-type="float" office:value="5.01499" calcext:value-type="float">
            <text:p>5.01499</text:p>
          </table:table-cell>
          <table:table-cell office:value-type="float" office:value="0.286371" calcext:value-type="float">
            <text:p>0.286371</text:p>
          </table:table-cell>
          <table:table-cell office:value-type="float" office:value="-0.388049" calcext:value-type="float">
            <text:p>-0.388049</text:p>
          </table:table-cell>
          <table:table-cell office:value-type="float" office:value="0.0735432" calcext:value-type="float">
            <text:p>0.0735432</text:p>
          </table:table-cell>
          <table:table-cell office:value-type="float" office:value="0.0841469" calcext:value-type="float">
            <text:p>0.0841469</text:p>
          </table:table-cell>
          <table:table-cell office:value-type="float" office:value="0.297271" calcext:value-type="float">
            <text:p>0.297271</text:p>
          </table:table-cell>
          <table:table-cell office:value-type="float" office:value="0.258507" calcext:value-type="float">
            <text:p>0.258507</text:p>
          </table:table-cell>
          <table:table-cell office:value-type="float" office:value="5.34854" calcext:value-type="float">
            <text:p>5.34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13" calcext:value-type="float">
            <text:p>-17.9713</text:p>
          </table:table-cell>
          <table:table-cell office:value-type="float" office:value="9.60241" calcext:value-type="float">
            <text:p>9.60241</text:p>
          </table:table-cell>
          <table:table-cell office:value-type="float" office:value="5.16418" calcext:value-type="float">
            <text:p>5.16418</text:p>
          </table:table-cell>
          <table:table-cell office:value-type="float" office:value="0.286951" calcext:value-type="float">
            <text:p>0.286951</text:p>
          </table:table-cell>
          <table:table-cell office:value-type="float" office:value="-0.366065" calcext:value-type="float">
            <text:p>-0.366065</text:p>
          </table:table-cell>
          <table:table-cell office:value-type="float" office:value="0.0734635" calcext:value-type="float">
            <text:p>0.0734635</text:p>
          </table:table-cell>
          <table:table-cell office:value-type="float" office:value="0.0842238" calcext:value-type="float">
            <text:p>0.0842238</text:p>
          </table:table-cell>
          <table:table-cell office:value-type="float" office:value="0.296995" calcext:value-type="float">
            <text:p>0.296995</text:p>
          </table:table-cell>
          <table:table-cell office:value-type="float" office:value="0.258301" calcext:value-type="float">
            <text:p>0.258301</text:p>
          </table:table-cell>
          <table:table-cell office:value-type="float" office:value="3.30616" calcext:value-type="float">
            <text:p>3.306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264" calcext:value-type="float">
            <text:p>-17.7264</text:p>
          </table:table-cell>
          <table:table-cell office:value-type="float" office:value="9.69409" calcext:value-type="float">
            <text:p>9.69409</text:p>
          </table:table-cell>
          <table:table-cell office:value-type="float" office:value="5.11582" calcext:value-type="float">
            <text:p>5.11582</text:p>
          </table:table-cell>
          <table:table-cell office:value-type="float" office:value="0.284335" calcext:value-type="float">
            <text:p>0.284335</text:p>
          </table:table-cell>
          <table:table-cell office:value-type="float" office:value="-0.339946" calcext:value-type="float">
            <text:p>-0.339946</text:p>
          </table:table-cell>
          <table:table-cell office:value-type="float" office:value="0.0733836" calcext:value-type="float">
            <text:p>0.0733836</text:p>
          </table:table-cell>
          <table:table-cell office:value-type="float" office:value="0.0842627" calcext:value-type="float">
            <text:p>0.0842627</text:p>
          </table:table-cell>
          <table:table-cell office:value-type="float" office:value="0.296678" calcext:value-type="float">
            <text:p>0.296678</text:p>
          </table:table-cell>
          <table:table-cell office:value-type="float" office:value="0.258057" calcext:value-type="float">
            <text:p>0.258057</text:p>
          </table:table-cell>
          <table:table-cell office:value-type="float" office:value="3.06381" calcext:value-type="float">
            <text:p>3.063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475" calcext:value-type="float">
            <text:p>-17.4475</text:p>
          </table:table-cell>
          <table:table-cell office:value-type="float" office:value="9.80579" calcext:value-type="float">
            <text:p>9.80579</text:p>
          </table:table-cell>
          <table:table-cell office:value-type="float" office:value="5.20004" calcext:value-type="float">
            <text:p>5.20004</text:p>
          </table:table-cell>
          <table:table-cell office:value-type="float" office:value="0.279866" calcext:value-type="float">
            <text:p>0.279866</text:p>
          </table:table-cell>
          <table:table-cell office:value-type="float" office:value="-0.326297" calcext:value-type="float">
            <text:p>-0.326297</text:p>
          </table:table-cell>
          <table:table-cell office:value-type="float" office:value="0.0733172" calcext:value-type="float">
            <text:p>0.0733172</text:p>
          </table:table-cell>
          <table:table-cell office:value-type="float" office:value="0.0842232" calcext:value-type="float">
            <text:p>0.0842232</text:p>
          </table:table-cell>
          <table:table-cell office:value-type="float" office:value="0.296399" calcext:value-type="float">
            <text:p>0.296399</text:p>
          </table:table-cell>
          <table:table-cell office:value-type="float" office:value="0.257779" calcext:value-type="float">
            <text:p>0.257779</text:p>
          </table:table-cell>
          <table:table-cell office:value-type="float" office:value="1.02505" calcext:value-type="float">
            <text:p>1.025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85" calcext:value-type="float">
            <text:p>-17.1985</text:p>
          </table:table-cell>
          <table:table-cell office:value-type="float" office:value="9.88536" calcext:value-type="float">
            <text:p>9.88536</text:p>
          </table:table-cell>
          <table:table-cell office:value-type="float" office:value="5.20549" calcext:value-type="float">
            <text:p>5.20549</text:p>
          </table:table-cell>
          <table:table-cell office:value-type="float" office:value="0.267291" calcext:value-type="float">
            <text:p>0.267291</text:p>
          </table:table-cell>
          <table:table-cell office:value-type="float" office:value="-0.322462" calcext:value-type="float">
            <text:p>-0.322462</text:p>
          </table:table-cell>
          <table:table-cell office:value-type="float" office:value="0.0732549" calcext:value-type="float">
            <text:p>0.0732549</text:p>
          </table:table-cell>
          <table:table-cell office:value-type="float" office:value="0.0841714" calcext:value-type="float">
            <text:p>0.0841714</text:p>
          </table:table-cell>
          <table:table-cell office:value-type="float" office:value="0.29612" calcext:value-type="float">
            <text:p>0.29612</text:p>
          </table:table-cell>
          <table:table-cell office:value-type="float" office:value="0.257501" calcext:value-type="float">
            <text:p>0.257501</text:p>
          </table:table-cell>
          <table:table-cell office:value-type="float" office:value="0.454354" calcext:value-type="float">
            <text:p>0.4543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232" calcext:value-type="float">
            <text:p>-16.9232</text:p>
          </table:table-cell>
          <table:table-cell office:value-type="float" office:value="10.0104" calcext:value-type="float">
            <text:p>10.0104</text:p>
          </table:table-cell>
          <table:table-cell office:value-type="float" office:value="5.28759" calcext:value-type="float">
            <text:p>5.28759</text:p>
          </table:table-cell>
          <table:table-cell office:value-type="float" office:value="0.270605" calcext:value-type="float">
            <text:p>0.270605</text:p>
          </table:table-cell>
          <table:table-cell office:value-type="float" office:value="-0.302169" calcext:value-type="float">
            <text:p>-0.302169</text:p>
          </table:table-cell>
          <table:table-cell office:value-type="float" office:value="0.0732353" calcext:value-type="float">
            <text:p>0.0732353</text:p>
          </table:table-cell>
          <table:table-cell office:value-type="float" office:value="0.0840801" calcext:value-type="float">
            <text:p>0.0840801</text:p>
          </table:table-cell>
          <table:table-cell office:value-type="float" office:value="0.295894" calcext:value-type="float">
            <text:p>0.295894</text:p>
          </table:table-cell>
          <table:table-cell office:value-type="float" office:value="0.257248" calcext:value-type="float">
            <text:p>0.257248</text:p>
          </table:table-cell>
          <table:table-cell office:value-type="float" office:value="1.24798" calcext:value-type="float">
            <text:p>1.247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69" calcext:value-type="float">
            <text:p>-16.6669</text:p>
          </table:table-cell>
          <table:table-cell office:value-type="float" office:value="10.0808" calcext:value-type="float">
            <text:p>10.0808</text:p>
          </table:table-cell>
          <table:table-cell office:value-type="float" office:value="5.28658" calcext:value-type="float">
            <text:p>5.28658</text:p>
          </table:table-cell>
          <table:table-cell office:value-type="float" office:value="0.256584" calcext:value-type="float">
            <text:p>0.256584</text:p>
          </table:table-cell>
          <table:table-cell office:value-type="float" office:value="-0.30027" calcext:value-type="float">
            <text:p>-0.30027</text:p>
          </table:table-cell>
          <table:table-cell office:value-type="float" office:value="0.0732342" calcext:value-type="float">
            <text:p>0.0732342</text:p>
          </table:table-cell>
          <table:table-cell office:value-type="float" office:value="0.0839896" calcext:value-type="float">
            <text:p>0.0839896</text:p>
          </table:table-cell>
          <table:table-cell office:value-type="float" office:value="0.295665" calcext:value-type="float">
            <text:p>0.295665</text:p>
          </table:table-cell>
          <table:table-cell office:value-type="float" office:value="0.25699" calcext:value-type="float">
            <text:p>0.25699</text:p>
          </table:table-cell>
          <table:table-cell office:value-type="float" office:value="0.0431199" calcext:value-type="float">
            <text:p>0.04311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" calcext:value-type="float">
            <text:p>-16.42</text:p>
          </table:table-cell>
          <table:table-cell office:value-type="float" office:value="10.1845" calcext:value-type="float">
            <text:p>10.1845</text:p>
          </table:table-cell>
          <table:table-cell office:value-type="float" office:value="5.30127" calcext:value-type="float">
            <text:p>5.30127</text:p>
          </table:table-cell>
          <table:table-cell office:value-type="float" office:value="0.25609" calcext:value-type="float">
            <text:p>0.25609</text:p>
          </table:table-cell>
          <table:table-cell office:value-type="float" office:value="-0.28589" calcext:value-type="float">
            <text:p>-0.28589</text:p>
          </table:table-cell>
          <table:table-cell office:value-type="float" office:value="0.0732304" calcext:value-type="float">
            <text:p>0.0732304</text:p>
          </table:table-cell>
          <table:table-cell office:value-type="float" office:value="0.0839288" calcext:value-type="float">
            <text:p>0.0839288</text:p>
          </table:table-cell>
          <table:table-cell office:value-type="float" office:value="0.295432" calcext:value-type="float">
            <text:p>0.295432</text:p>
          </table:table-cell>
          <table:table-cell office:value-type="float" office:value="0.256788" calcext:value-type="float">
            <text:p>0.256788</text:p>
          </table:table-cell>
          <table:table-cell office:value-type="float" office:value="1.3448" calcext:value-type="float">
            <text:p>1.34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609" calcext:value-type="float">
            <text:p>-16.1609</text:p>
          </table:table-cell>
          <table:table-cell office:value-type="float" office:value="10.2569" calcext:value-type="float">
            <text:p>10.2569</text:p>
          </table:table-cell>
          <table:table-cell office:value-type="float" office:value="5.31885" calcext:value-type="float">
            <text:p>5.31885</text:p>
          </table:table-cell>
          <table:table-cell office:value-type="float" office:value="0.243011" calcext:value-type="float">
            <text:p>0.243011</text:p>
          </table:table-cell>
          <table:table-cell office:value-type="float" office:value="-0.286171" calcext:value-type="float">
            <text:p>-0.286171</text:p>
          </table:table-cell>
          <table:table-cell office:value-type="float" office:value="0.0732493" calcext:value-type="float">
            <text:p>0.0732493</text:p>
          </table:table-cell>
          <table:table-cell office:value-type="float" office:value="0.0838872" calcext:value-type="float">
            <text:p>0.0838872</text:p>
          </table:table-cell>
          <table:table-cell office:value-type="float" office:value="0.295218" calcext:value-type="float">
            <text:p>0.295218</text:p>
          </table:table-cell>
          <table:table-cell office:value-type="float" office:value="0.256583" calcext:value-type="float">
            <text:p>0.256583</text:p>
          </table:table-cell>
          <table:table-cell office:value-type="float" office:value="0.484774" calcext:value-type="float">
            <text:p>0.4847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322" calcext:value-type="float">
            <text:p>-15.9322</text:p>
          </table:table-cell>
          <table:table-cell office:value-type="float" office:value="10.2748" calcext:value-type="float">
            <text:p>10.2748</text:p>
          </table:table-cell>
          <table:table-cell office:value-type="float" office:value="5.23977" calcext:value-type="float">
            <text:p>5.23977</text:p>
          </table:table-cell>
          <table:table-cell office:value-type="float" office:value="0.214616" calcext:value-type="float">
            <text:p>0.214616</text:p>
          </table:table-cell>
          <table:table-cell office:value-type="float" office:value="-0.300999" calcext:value-type="float">
            <text:p>-0.300999</text:p>
          </table:table-cell>
          <table:table-cell office:value-type="float" office:value="0.0732238" calcext:value-type="float">
            <text:p>0.0732238</text:p>
          </table:table-cell>
          <table:table-cell office:value-type="float" office:value="0.0838041" calcext:value-type="float">
            <text:p>0.0838041</text:p>
          </table:table-cell>
          <table:table-cell office:value-type="float" office:value="0.294944" calcext:value-type="float">
            <text:p>0.294944</text:p>
          </table:table-cell>
          <table:table-cell office:value-type="float" office:value="0.25631" calcext:value-type="float">
            <text:p>0.25631</text:p>
          </table:table-cell>
          <table:table-cell office:value-type="float" office:value="0.881388" calcext:value-type="float">
            <text:p>0.881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51" calcext:value-type="float">
            <text:p>-15.6851</text:p>
          </table:table-cell>
          <table:table-cell office:value-type="float" office:value="10.3394" calcext:value-type="float">
            <text:p>10.3394</text:p>
          </table:table-cell>
          <table:table-cell office:value-type="float" office:value="5.20763" calcext:value-type="float">
            <text:p>5.20763</text:p>
          </table:table-cell>
          <table:table-cell office:value-type="float" office:value="0.207082" calcext:value-type="float">
            <text:p>0.207082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0.0731919" calcext:value-type="float">
            <text:p>0.0731919</text:p>
          </table:table-cell>
          <table:table-cell office:value-type="float" office:value="0.0837301" calcext:value-type="float">
            <text:p>0.0837301</text:p>
          </table:table-cell>
          <table:table-cell office:value-type="float" office:value="0.294645" calcext:value-type="float">
            <text:p>0.294645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326694" calcext:value-type="float">
            <text:p>0.3266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722" calcext:value-type="float">
            <text:p>-15.4722</text:p>
          </table:table-cell>
          <table:table-cell office:value-type="float" office:value="10.3267" calcext:value-type="float">
            <text:p>10.3267</text:p>
          </table:table-cell>
          <table:table-cell office:value-type="float" office:value="5.09643" calcext:value-type="float">
            <text:p>5.09643</text:p>
          </table:table-cell>
          <table:table-cell office:value-type="float" office:value="0.171681" calcext:value-type="float">
            <text:p>0.171681</text:p>
          </table:table-cell>
          <table:table-cell office:value-type="float" office:value="-0.311404" calcext:value-type="float">
            <text:p>-0.311404</text:p>
          </table:table-cell>
          <table:table-cell office:value-type="float" office:value="0.0731181" calcext:value-type="float">
            <text:p>0.0731181</text:p>
          </table:table-cell>
          <table:table-cell office:value-type="float" office:value="0.0836501" calcext:value-type="float">
            <text:p>0.0836501</text:p>
          </table:table-cell>
          <table:table-cell office:value-type="float" office:value="0.294331" calcext:value-type="float">
            <text:p>0.294331</text:p>
          </table:table-cell>
          <table:table-cell office:value-type="float" office:value="0.255812" calcext:value-type="float">
            <text:p>0.255812</text:p>
          </table:table-cell>
          <table:table-cell office:value-type="float" office:value="1.82357" calcext:value-type="float">
            <text:p>1.823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693" calcext:value-type="float">
            <text:p>-15.1693</text:p>
          </table:table-cell>
          <table:table-cell office:value-type="float" office:value="10.3609" calcext:value-type="float">
            <text:p>10.3609</text:p>
          </table:table-cell>
          <table:table-cell office:value-type="float" office:value="5.24872" calcext:value-type="float">
            <text:p>5.24872</text:p>
          </table:table-cell>
          <table:table-cell office:value-type="float" office:value="0.142571" calcext:value-type="float">
            <text:p>0.142571</text:p>
          </table:table-cell>
          <table:table-cell office:value-type="float" office:value="-0.33546" calcext:value-type="float">
            <text:p>-0.33546</text:p>
          </table:table-cell>
          <table:table-cell office:value-type="float" office:value="0.0731081" calcext:value-type="float">
            <text:p>0.0731081</text:p>
          </table:table-cell>
          <table:table-cell office:value-type="float" office:value="0.0835819" calcext:value-type="float">
            <text:p>0.0835819</text:p>
          </table:table-cell>
          <table:table-cell office:value-type="float" office:value="0.294087" calcext:value-type="float">
            <text:p>0.294087</text:p>
          </table:table-cell>
          <table:table-cell office:value-type="float" office:value="0.255665" calcext:value-type="float">
            <text:p>0.255665</text:p>
          </table:table-cell>
          <table:table-cell office:value-type="float" office:value="7.74537" calcext:value-type="float">
            <text:p>7.74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094" calcext:value-type="float">
            <text:p>-14.9094</text:p>
          </table:table-cell>
          <table:table-cell office:value-type="float" office:value="10.4146" calcext:value-type="float">
            <text:p>10.4146</text:p>
          </table:table-cell>
          <table:table-cell office:value-type="float" office:value="5.26022" calcext:value-type="float">
            <text:p>5.26022</text:p>
          </table:table-cell>
          <table:table-cell office:value-type="float" office:value="0.132473" calcext:value-type="float">
            <text:p>0.132473</text:p>
          </table:table-cell>
          <table:table-cell office:value-type="float" office:value="-0.328668" calcext:value-type="float">
            <text:p>-0.328668</text:p>
          </table:table-cell>
          <table:table-cell office:value-type="float" office:value="0.0731125" calcext:value-type="float">
            <text:p>0.0731125</text:p>
          </table:table-cell>
          <table:table-cell office:value-type="float" office:value="0.0835056" calcext:value-type="float">
            <text:p>0.0835056</text:p>
          </table:table-cell>
          <table:table-cell office:value-type="float" office:value="0.29385" calcext:value-type="float">
            <text:p>0.29385</text:p>
          </table:table-cell>
          <table:table-cell office:value-type="float" office:value="0.255515" calcext:value-type="float">
            <text:p>0.255515</text:p>
          </table:table-cell>
          <table:table-cell office:value-type="float" office:value="0.227125" calcext:value-type="float">
            <text:p>0.2271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10.4448" calcext:value-type="float">
            <text:p>10.4448</text:p>
          </table:table-cell>
          <table:table-cell office:value-type="float" office:value="5.13491" calcext:value-type="float">
            <text:p>5.13491</text:p>
          </table:table-cell>
          <table:table-cell office:value-type="float" office:value="0.125975" calcext:value-type="float">
            <text:p>0.125975</text:p>
          </table:table-cell>
          <table:table-cell office:value-type="float" office:value="-0.305128" calcext:value-type="float">
            <text:p>-0.305128</text:p>
          </table:table-cell>
          <table:table-cell office:value-type="float" office:value="0.0730878" calcext:value-type="float">
            <text:p>0.0730878</text:p>
          </table:table-cell>
          <table:table-cell office:value-type="float" office:value="0.0834408" calcext:value-type="float">
            <text:p>0.0834408</text:p>
          </table:table-cell>
          <table:table-cell office:value-type="float" office:value="0.293538" calcext:value-type="float">
            <text:p>0.293538</text:p>
          </table:table-cell>
          <table:table-cell office:value-type="float" office:value="0.255361" calcext:value-type="float">
            <text:p>0.255361</text:p>
          </table:table-cell>
          <table:table-cell office:value-type="float" office:value="6.4533" calcext:value-type="float">
            <text:p>6.45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33" calcext:value-type="float">
            <text:p>-14.433</text:p>
          </table:table-cell>
          <table:table-cell office:value-type="float" office:value="10.4088" calcext:value-type="float">
            <text:p>10.4088</text:p>
          </table:table-cell>
          <table:table-cell office:value-type="float" office:value="5.06943" calcext:value-type="float">
            <text:p>5.06943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-0.329808" calcext:value-type="float">
            <text:p>-0.329808</text:p>
          </table:table-cell>
          <table:table-cell office:value-type="float" office:value="0.0730379" calcext:value-type="float">
            <text:p>0.0730379</text:p>
          </table:table-cell>
          <table:table-cell office:value-type="float" office:value="0.0835316" calcext:value-type="float">
            <text:p>0.0835316</text:p>
          </table:table-cell>
          <table:table-cell office:value-type="float" office:value="0.293233" calcext:value-type="float">
            <text:p>0.293233</text:p>
          </table:table-cell>
          <table:table-cell office:value-type="float" office:value="0.25552" calcext:value-type="float">
            <text:p>0.25552</text:p>
          </table:table-cell>
          <table:table-cell office:value-type="float" office:value="2.11003" calcext:value-type="float">
            <text:p>2.110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32" calcext:value-type="float">
            <text:p>-14.1732</text:p>
          </table:table-cell>
          <table:table-cell office:value-type="float" office:value="10.4327" calcext:value-type="float">
            <text:p>10.4327</text:p>
          </table:table-cell>
          <table:table-cell office:value-type="float" office:value="5.07426" calcext:value-type="float">
            <text:p>5.07426</text:p>
          </table:table-cell>
          <table:table-cell office:value-type="float" office:value="0.0726987" calcext:value-type="float">
            <text:p>0.0726987</text:p>
          </table:table-cell>
          <table:table-cell office:value-type="float" office:value="-0.326059" calcext:value-type="float">
            <text:p>-0.326059</text:p>
          </table:table-cell>
          <table:table-cell office:value-type="float" office:value="0.0729948" calcext:value-type="float">
            <text:p>0.0729948</text:p>
          </table:table-cell>
          <table:table-cell office:value-type="float" office:value="0.0836631" calcext:value-type="float">
            <text:p>0.0836631</text:p>
          </table:table-cell>
          <table:table-cell office:value-type="float" office:value="0.292928" calcext:value-type="float">
            <text:p>0.292928</text:p>
          </table:table-cell>
          <table:table-cell office:value-type="float" office:value="0.255741" calcext:value-type="float">
            <text:p>0.255741</text:p>
          </table:table-cell>
          <table:table-cell office:value-type="float" office:value="0.543497" calcext:value-type="float">
            <text:p>0.5434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603" calcext:value-type="float">
            <text:p>-13.8603</text:p>
          </table:table-cell>
          <table:table-cell office:value-type="float" office:value="10.5851" calcext:value-type="float">
            <text:p>10.5851</text:p>
          </table:table-cell>
          <table:table-cell office:value-type="float" office:value="5.23946" calcext:value-type="float">
            <text:p>5.23946</text:p>
          </table:table-cell>
          <table:table-cell office:value-type="float" office:value="0.105689" calcext:value-type="float">
            <text:p>0.105689</text:p>
          </table:table-cell>
          <table:table-cell office:value-type="float" office:value="-0.273691" calcext:value-type="float">
            <text:p>-0.273691</text:p>
          </table:table-cell>
          <table:table-cell office:value-type="float" office:value="0.0730812" calcext:value-type="float">
            <text:p>0.0730812</text:p>
          </table:table-cell>
          <table:table-cell office:value-type="float" office:value="0.083577" calcext:value-type="float">
            <text:p>0.083577</text:p>
          </table:table-cell>
          <table:table-cell office:value-type="float" office:value="0.292653" calcext:value-type="float">
            <text:p>0.292653</text:p>
          </table:table-cell>
          <table:table-cell office:value-type="float" office:value="0.255523" calcext:value-type="float">
            <text:p>0.255523</text:p>
          </table:table-cell>
          <table:table-cell office:value-type="float" office:value="7.96161" calcext:value-type="float">
            <text:p>7.961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095" calcext:value-type="float">
            <text:p>-13.6095</text:p>
          </table:table-cell>
          <table:table-cell office:value-type="float" office:value="10.641" calcext:value-type="float">
            <text:p>10.641</text:p>
          </table:table-cell>
          <table:table-cell office:value-type="float" office:value="5.16652" calcext:value-type="float">
            <text:p>5.16652</text:p>
          </table:table-cell>
          <table:table-cell office:value-type="float" office:value="0.112243" calcext:value-type="float">
            <text:p>0.112243</text:p>
          </table:table-cell>
          <table:table-cell office:value-type="float" office:value="-0.241047" calcext:value-type="float">
            <text:p>-0.241047</text:p>
          </table:table-cell>
          <table:table-cell office:value-type="float" office:value="0.0731519" calcext:value-type="float">
            <text:p>0.0731519</text:p>
          </table:table-cell>
          <table:table-cell office:value-type="float" office:value="0.0834901" calcext:value-type="float">
            <text:p>0.0834901</text:p>
          </table:table-cell>
          <table:table-cell office:value-type="float" office:value="0.292345" calcext:value-type="float">
            <text:p>0.292345</text:p>
          </table:table-cell>
          <table:table-cell office:value-type="float" office:value="0.25526" calcext:value-type="float">
            <text:p>0.25526</text:p>
          </table:table-cell>
          <table:table-cell office:value-type="float" office:value="2.31832" calcext:value-type="float">
            <text:p>2.318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622" calcext:value-type="float">
            <text:p>-13.3622</text:p>
          </table:table-cell>
          <table:table-cell office:value-type="float" office:value="10.6384" calcext:value-type="float">
            <text:p>10.6384</text:p>
          </table:table-cell>
          <table:table-cell office:value-type="float" office:value="5.13664" calcext:value-type="float">
            <text:p>5.13664</text:p>
          </table:table-cell>
          <table:table-cell office:value-type="float" office:value="0.089104" calcext:value-type="float">
            <text:p>0.089104</text:p>
          </table:table-cell>
          <table:table-cell office:value-type="float" office:value="-0.252641" calcext:value-type="float">
            <text:p>-0.252641</text:p>
          </table:table-cell>
          <table:table-cell office:value-type="float" office:value="0.0731977" calcext:value-type="float">
            <text:p>0.0731977</text:p>
          </table:table-cell>
          <table:table-cell office:value-type="float" office:value="0.0834085" calcext:value-type="float">
            <text:p>0.0834085</text:p>
          </table:table-cell>
          <table:table-cell office:value-type="float" office:value="0.292037" calcext:value-type="float">
            <text:p>0.292037</text:p>
          </table:table-cell>
          <table:table-cell office:value-type="float" office:value="0.255047" calcext:value-type="float">
            <text:p>0.255047</text:p>
          </table:table-cell>
          <table:table-cell office:value-type="float" office:value="0.449335" calcext:value-type="float">
            <text:p>0.4493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1002" calcext:value-type="float">
            <text:p>-13.1002</text:p>
          </table:table-cell>
          <table:table-cell office:value-type="float" office:value="10.6634" calcext:value-type="float">
            <text:p>10.6634</text:p>
          </table:table-cell>
          <table:table-cell office:value-type="float" office:value="5.15226" calcext:value-type="float">
            <text:p>5.15226</text:p>
          </table:table-cell>
          <table:table-cell office:value-type="float" office:value="0.0773872" calcext:value-type="float">
            <text:p>0.0773872</text:p>
          </table:table-cell>
          <table:table-cell office:value-type="float" office:value="-0.252109" calcext:value-type="float">
            <text:p>-0.252109</text:p>
          </table:table-cell>
          <table:table-cell office:value-type="float" office:value="0.0732578" calcext:value-type="float">
            <text:p>0.0732578</text:p>
          </table:table-cell>
          <table:table-cell office:value-type="float" office:value="0.0833287" calcext:value-type="float">
            <text:p>0.0833287</text:p>
          </table:table-cell>
          <table:table-cell office:value-type="float" office:value="0.29173" calcext:value-type="float">
            <text:p>0.29173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09521" calcext:value-type="float">
            <text:p>0.2095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8432" calcext:value-type="float">
            <text:p>-12.8432</text:p>
          </table:table-cell>
          <table:table-cell office:value-type="float" office:value="10.7561" calcext:value-type="float">
            <text:p>10.7561</text:p>
          </table:table-cell>
          <table:table-cell office:value-type="float" office:value="5.18637" calcext:value-type="float">
            <text:p>5.18637</text:p>
          </table:table-cell>
          <table:table-cell office:value-type="float" office:value="0.0922912" calcext:value-type="float">
            <text:p>0.0922912</text:p>
          </table:table-cell>
          <table:table-cell office:value-type="float" office:value="-0.223978" calcext:value-type="float">
            <text:p>-0.223978</text:p>
          </table:table-cell>
          <table:table-cell office:value-type="float" office:value="0.0733176" calcext:value-type="float">
            <text:p>0.0733176</text:p>
          </table:table-cell>
          <table:table-cell office:value-type="float" office:value="0.0832639" calcext:value-type="float">
            <text:p>0.0832639</text:p>
          </table:table-cell>
          <table:table-cell office:value-type="float" office:value="0.291426" calcext:value-type="float">
            <text:p>0.291426</text:p>
          </table:table-cell>
          <table:table-cell office:value-type="float" office:value="0.254584" calcext:value-type="float">
            <text:p>0.254584</text:p>
          </table:table-cell>
          <table:table-cell office:value-type="float" office:value="4.29432" calcext:value-type="float">
            <text:p>4.294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802" calcext:value-type="float">
            <text:p>-12.5802</text:p>
          </table:table-cell>
          <table:table-cell office:value-type="float" office:value="10.8052" calcext:value-type="float">
            <text:p>10.8052</text:p>
          </table:table-cell>
          <table:table-cell office:value-type="float" office:value="5.18069" calcext:value-type="float">
            <text:p>5.18069</text:p>
          </table:table-cell>
          <table:table-cell office:value-type="float" office:value="0.0943994" calcext:value-type="float">
            <text:p>0.0943994</text:p>
          </table:table-cell>
          <table:table-cell office:value-type="float" office:value="-0.205698" calcext:value-type="float">
            <text:p>-0.205698</text:p>
          </table:table-cell>
          <table:table-cell office:value-type="float" office:value="0.0733933" calcext:value-type="float">
            <text:p>0.0733933</text:p>
          </table:table-cell>
          <table:table-cell office:value-type="float" office:value="0.0832348" calcext:value-type="float">
            <text:p>0.0832348</text:p>
          </table:table-cell>
          <table:table-cell office:value-type="float" office:value="0.291121" calcext:value-type="float">
            <text:p>0.291121</text:p>
          </table:table-cell>
          <table:table-cell office:value-type="float" office:value="0.254324" calcext:value-type="float">
            <text:p>0.254324</text:p>
          </table:table-cell>
          <table:table-cell office:value-type="float" office:value="1.58923" calcext:value-type="float">
            <text:p>1.589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496" calcext:value-type="float">
            <text:p>-12.3496</text:p>
          </table:table-cell>
          <table:table-cell office:value-type="float" office:value="10.7702" calcext:value-type="float">
            <text:p>10.7702</text:p>
          </table:table-cell>
          <table:table-cell office:value-type="float" office:value="5.10922" calcext:value-type="float">
            <text:p>5.10922</text:p>
          </table:table-cell>
          <table:table-cell office:value-type="float" office:value="0.0625981" calcext:value-type="float">
            <text:p>0.0625981</text:p>
          </table:table-cell>
          <table:table-cell office:value-type="float" office:value="-0.228145" calcext:value-type="float">
            <text:p>-0.228145</text:p>
          </table:table-cell>
          <table:table-cell office:value-type="float" office:value="0.0733998" calcext:value-type="float">
            <text:p>0.0733998</text:p>
          </table:table-cell>
          <table:table-cell office:value-type="float" office:value="0.0831495" calcext:value-type="float">
            <text:p>0.0831495</text:p>
          </table:table-cell>
          <table:table-cell office:value-type="float" office:value="0.290829" calcext:value-type="float">
            <text:p>0.290829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1.61698" calcext:value-type="float">
            <text:p>1.616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973" calcext:value-type="float">
            <text:p>-12.0973</text:p>
          </table:table-cell>
          <table:table-cell office:value-type="float" office:value="10.8027" calcext:value-type="float">
            <text:p>10.8027</text:p>
          </table:table-cell>
          <table:table-cell office:value-type="float" office:value="5.07462" calcext:value-type="float">
            <text:p>5.07462</text:p>
          </table:table-cell>
          <table:table-cell office:value-type="float" office:value="0.0626352" calcext:value-type="float">
            <text:p>0.0626352</text:p>
          </table:table-cell>
          <table:table-cell office:value-type="float" office:value="-0.210185" calcext:value-type="float">
            <text:p>-0.210185</text:p>
          </table:table-cell>
          <table:table-cell office:value-type="float" office:value="0.0733946" calcext:value-type="float">
            <text:p>0.0733946</text:p>
          </table:table-cell>
          <table:table-cell office:value-type="float" office:value="0.0830703" calcext:value-type="float">
            <text:p>0.0830703</text:p>
          </table:table-cell>
          <table:table-cell office:value-type="float" office:value="0.290559" calcext:value-type="float">
            <text:p>0.290559</text:p>
          </table:table-cell>
          <table:table-cell office:value-type="float" office:value="0.25384" calcext:value-type="float">
            <text:p>0.25384</text:p>
          </table:table-cell>
          <table:table-cell office:value-type="float" office:value="0.77125" calcext:value-type="float">
            <text:p>0.771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8485" calcext:value-type="float">
            <text:p>-11.8485</text:p>
          </table:table-cell>
          <table:table-cell office:value-type="float" office:value="10.867" calcext:value-type="float">
            <text:p>10.867</text:p>
          </table:table-cell>
          <table:table-cell office:value-type="float" office:value="5.08832" calcext:value-type="float">
            <text:p>5.08832</text:p>
          </table:table-cell>
          <table:table-cell office:value-type="float" office:value="0.070407" calcext:value-type="float">
            <text:p>0.070407</text:p>
          </table:table-cell>
          <table:table-cell office:value-type="float" office:value="-0.191711" calcext:value-type="float">
            <text:p>-0.191711</text:p>
          </table:table-cell>
          <table:table-cell office:value-type="float" office:value="0.0733719" calcext:value-type="float">
            <text:p>0.0733719</text:p>
          </table:table-cell>
          <table:table-cell office:value-type="float" office:value="0.083047" calcext:value-type="float">
            <text:p>0.083047</text:p>
          </table:table-cell>
          <table:table-cell office:value-type="float" office:value="0.290287" calcext:value-type="float">
            <text:p>0.290287</text:p>
          </table:table-cell>
          <table:table-cell office:value-type="float" office:value="0.253577" calcext:value-type="float">
            <text:p>0.253577</text:p>
          </table:table-cell>
          <table:table-cell office:value-type="float" office:value="2.35229" calcext:value-type="float">
            <text:p>2.35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726" calcext:value-type="float">
            <text:p>-11.5726</text:p>
          </table:table-cell>
          <table:table-cell office:value-type="float" office:value="10.8877" calcext:value-type="float">
            <text:p>10.8877</text:p>
          </table:table-cell>
          <table:table-cell office:value-type="float" office:value="5.12239" calcext:value-type="float">
            <text:p>5.12239</text:p>
          </table:table-cell>
          <table:table-cell office:value-type="float" office:value="0.0631875" calcext:value-type="float">
            <text:p>0.0631875</text:p>
          </table:table-cell>
          <table:table-cell office:value-type="float" office:value="-0.18788" calcext:value-type="float">
            <text:p>-0.18788</text:p>
          </table:table-cell>
          <table:table-cell office:value-type="float" office:value="0.0733841" calcext:value-type="float">
            <text:p>0.0733841</text:p>
          </table:table-cell>
          <table:table-cell office:value-type="float" office:value="0.0830322" calcext:value-type="float">
            <text:p>0.0830322</text:p>
          </table:table-cell>
          <table:table-cell office:value-type="float" office:value="0.289998" calcext:value-type="float">
            <text:p>0.289998</text:p>
          </table:table-cell>
          <table:table-cell office:value-type="float" office:value="0.253315" calcext:value-type="float">
            <text:p>0.253315</text:p>
          </table:table-cell>
          <table:table-cell office:value-type="float" office:value="2.71064" calcext:value-type="float">
            <text:p>2.710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448" calcext:value-type="float">
            <text:p>-11.3448</text:p>
          </table:table-cell>
          <table:table-cell office:value-type="float" office:value="10.9015" calcext:value-type="float">
            <text:p>10.9015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0.0530309" calcext:value-type="float">
            <text:p>0.0530309</text:p>
          </table:table-cell>
          <table:table-cell office:value-type="float" office:value="-0.189167" calcext:value-type="float">
            <text:p>-0.189167</text:p>
          </table:table-cell>
          <table:table-cell office:value-type="float" office:value="0.0733409" calcext:value-type="float">
            <text:p>0.0733409</text:p>
          </table:table-cell>
          <table:table-cell office:value-type="float" office:value="0.0830163" calcext:value-type="float">
            <text:p>0.0830163</text:p>
          </table:table-cell>
          <table:table-cell office:value-type="float" office:value="0.289739" calcext:value-type="float">
            <text:p>0.289739</text:p>
          </table:table-cell>
          <table:table-cell office:value-type="float" office:value="0.253053" calcext:value-type="float">
            <text:p>0.253053</text:p>
          </table:table-cell>
          <table:table-cell office:value-type="float" office:value="0.739579" calcext:value-type="float">
            <text:p>0.739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75" calcext:value-type="float">
            <text:p>-11.075</text:p>
          </table:table-cell>
          <table:table-cell office:value-type="float" office:value="10.8452" calcext:value-type="float">
            <text:p>10.8452</text:p>
          </table:table-cell>
          <table:table-cell office:value-type="float" office:value="5.21046" calcext:value-type="float">
            <text:p>5.21046</text:p>
          </table:table-cell>
          <table:table-cell office:value-type="float" office:value="-0.000406783" calcext:value-type="float">
            <text:p>-0.000406783</text:p>
          </table:table-cell>
          <table:table-cell office:value-type="float" office:value="-0.257876" calcext:value-type="float">
            <text:p>-0.257876</text:p>
          </table:table-cell>
          <table:table-cell office:value-type="float" office:value="0.0733144" calcext:value-type="float">
            <text:p>0.0733144</text:p>
          </table:table-cell>
          <table:table-cell office:value-type="float" office:value="0.0829309" calcext:value-type="float">
            <text:p>0.0829309</text:p>
          </table:table-cell>
          <table:table-cell office:value-type="float" office:value="0.289443" calcext:value-type="float">
            <text:p>0.289443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9.07849" calcext:value-type="float">
            <text:p>9.078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786" calcext:value-type="float">
            <text:p>-10.7786</text:p>
          </table:table-cell>
          <table:table-cell office:value-type="float" office:value="10.8218" calcext:value-type="float">
            <text:p>10.8218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-0.0206972" calcext:value-type="float">
            <text:p>-0.0206972</text:p>
          </table:table-cell>
          <table:table-cell office:value-type="float" office:value="-0.264631" calcext:value-type="float">
            <text:p>-0.264631</text:p>
          </table:table-cell>
          <table:table-cell office:value-type="float" office:value="0.0733703" calcext:value-type="float">
            <text:p>0.0733703</text:p>
          </table:table-cell>
          <table:table-cell office:value-type="float" office:value="0.0828559" calcext:value-type="float">
            <text:p>0.0828559</text:p>
          </table:table-cell>
          <table:table-cell office:value-type="float" office:value="0.289168" calcext:value-type="float">
            <text:p>0.289168</text:p>
          </table:table-cell>
          <table:table-cell office:value-type="float" office:value="0.253201" calcext:value-type="float">
            <text:p>0.253201</text:p>
          </table:table-cell>
          <table:table-cell office:value-type="float" office:value="2.6896" calcext:value-type="float">
            <text:p>2.68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29" calcext:value-type="float">
            <text:p>-10.5229</text:p>
          </table:table-cell>
          <table:table-cell office:value-type="float" office:value="10.8188" calcext:value-type="float">
            <text:p>10.8188</text:p>
          </table:table-cell>
          <table:table-cell office:value-type="float" office:value="5.24504" calcext:value-type="float">
            <text:p>5.24504</text:p>
          </table:table-cell>
          <table:table-cell office:value-type="float" office:value="-0.0315561" calcext:value-type="float">
            <text:p>-0.0315561</text:p>
          </table:table-cell>
          <table:table-cell office:value-type="float" office:value="-0.261003" calcext:value-type="float">
            <text:p>-0.261003</text:p>
          </table:table-cell>
          <table:table-cell office:value-type="float" office:value="0.0734168" calcext:value-type="float">
            <text:p>0.0734168</text:p>
          </table:table-cell>
          <table:table-cell office:value-type="float" office:value="0.0827926" calcext:value-type="float">
            <text:p>0.0827926</text:p>
          </table:table-cell>
          <table:table-cell office:value-type="float" office:value="0.288882" calcext:value-type="float">
            <text:p>0.288882</text:p>
          </table:table-cell>
          <table:table-cell office:value-type="float" office:value="0.253447" calcext:value-type="float">
            <text:p>0.253447</text:p>
          </table:table-cell>
          <table:table-cell office:value-type="float" office:value="0.194955" calcext:value-type="float">
            <text:p>0.1949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10.8126" calcext:value-type="float">
            <text:p>10.8126</text:p>
          </table:table-cell>
          <table:table-cell office:value-type="float" office:value="5.1943" calcext:value-type="float">
            <text:p>5.1943</text:p>
          </table:table-cell>
          <table:table-cell office:value-type="float" office:value="-0.0441084" calcext:value-type="float">
            <text:p>-0.0441084</text:p>
          </table:table-cell>
          <table:table-cell office:value-type="float" office:value="-0.261169" calcext:value-type="float">
            <text:p>-0.261169</text:p>
          </table:table-cell>
          <table:table-cell office:value-type="float" office:value="0.0734018" calcext:value-type="float">
            <text:p>0.0734018</text:p>
          </table:table-cell>
          <table:table-cell office:value-type="float" office:value="0.082748" calcext:value-type="float">
            <text:p>0.082748</text:p>
          </table:table-cell>
          <table:table-cell office:value-type="float" office:value="0.288586" calcext:value-type="float">
            <text:p>0.288586</text:p>
          </table:table-cell>
          <table:table-cell office:value-type="float" office:value="0.253809" calcext:value-type="float">
            <text:p>0.253809</text:p>
          </table:table-cell>
          <table:table-cell office:value-type="float" office:value="1.01877" calcext:value-type="float">
            <text:p>1.01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0496" calcext:value-type="float">
            <text:p>-10.0496</text:p>
          </table:table-cell>
          <table:table-cell office:value-type="float" office:value="10.8598" calcext:value-type="float">
            <text:p>10.8598</text:p>
          </table:table-cell>
          <table:table-cell office:value-type="float" office:value="5.06378" calcext:value-type="float">
            <text:p>5.06378</text:p>
          </table:table-cell>
          <table:table-cell office:value-type="float" office:value="-0.021143" calcext:value-type="float">
            <text:p>-0.021143</text:p>
          </table:table-cell>
          <table:table-cell office:value-type="float" office:value="-0.205526" calcext:value-type="float">
            <text:p>-0.205526</text:p>
          </table:table-cell>
          <table:table-cell office:value-type="float" office:value="0.0733587" calcext:value-type="float">
            <text:p>0.0733587</text:p>
          </table:table-cell>
          <table:table-cell office:value-type="float" office:value="0.0826669" calcext:value-type="float">
            <text:p>0.0826669</text:p>
          </table:table-cell>
          <table:table-cell office:value-type="float" office:value="0.288347" calcext:value-type="float">
            <text:p>0.288347</text:p>
          </table:table-cell>
          <table:table-cell office:value-type="float" office:value="0.253794" calcext:value-type="float">
            <text:p>0.253794</text:p>
          </table:table-cell>
          <table:table-cell office:value-type="float" office:value="6.66823" calcext:value-type="float">
            <text:p>6.668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8658" calcext:value-type="float">
            <text:p>-9.78658</text:p>
          </table:table-cell>
          <table:table-cell office:value-type="float" office:value="10.9075" calcext:value-type="float">
            <text:p>10.9075</text:p>
          </table:table-cell>
          <table:table-cell office:value-type="float" office:value="5.0968" calcext:value-type="float">
            <text:p>5.0968</text:p>
          </table:table-cell>
          <table:table-cell office:value-type="float" office:value="-0.0112064" calcext:value-type="float">
            <text:p>-0.0112064</text:p>
          </table:table-cell>
          <table:table-cell office:value-type="float" office:value="-0.184848" calcext:value-type="float">
            <text:p>-0.184848</text:p>
          </table:table-cell>
          <table:table-cell office:value-type="float" office:value="0.0733206" calcext:value-type="float">
            <text:p>0.0733206</text:p>
          </table:table-cell>
          <table:table-cell office:value-type="float" office:value="0.0825894" calcext:value-type="float">
            <text:p>0.0825894</text:p>
          </table:table-cell>
          <table:table-cell office:value-type="float" office:value="0.288083" calcext:value-type="float">
            <text:p>0.288083</text:p>
          </table:table-cell>
          <table:table-cell office:value-type="float" office:value="0.253659" calcext:value-type="float">
            <text:p>0.253659</text:p>
          </table:table-cell>
          <table:table-cell office:value-type="float" office:value="2.25431" calcext:value-type="float">
            <text:p>2.254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6185" calcext:value-type="float">
            <text:p>-9.56185</text:p>
          </table:table-cell>
          <table:table-cell office:value-type="float" office:value="10.8851" calcext:value-type="float">
            <text:p>10.8851</text:p>
          </table:table-cell>
          <table:table-cell office:value-type="float" office:value="5.02856" calcext:value-type="float">
            <text:p>5.02856</text:p>
          </table:table-cell>
          <table:table-cell office:value-type="float" office:value="-0.0267776" calcext:value-type="float">
            <text:p>-0.0267776</text:p>
          </table:table-cell>
          <table:table-cell office:value-type="float" office:value="-0.189804" calcext:value-type="float">
            <text:p>-0.189804</text:p>
          </table:table-cell>
          <table:table-cell office:value-type="float" office:value="0.0732497" calcext:value-type="float">
            <text:p>0.0732497</text:p>
          </table:table-cell>
          <table:table-cell office:value-type="float" office:value="0.0825052" calcext:value-type="float">
            <text:p>0.0825052</text:p>
          </table:table-cell>
          <table:table-cell office:value-type="float" office:value="0.287887" calcext:value-type="float">
            <text:p>0.287887</text:p>
          </table:table-cell>
          <table:table-cell office:value-type="float" office:value="0.253619" calcext:value-type="float">
            <text:p>0.253619</text:p>
          </table:table-cell>
          <table:table-cell office:value-type="float" office:value="3.84865" calcext:value-type="float">
            <text:p>3.848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9811" calcext:value-type="float">
            <text:p>-9.29811</text:p>
          </table:table-cell>
          <table:table-cell office:value-type="float" office:value="10.9126" calcext:value-type="float">
            <text:p>10.9126</text:p>
          </table:table-cell>
          <table:table-cell office:value-type="float" office:value="5.06011" calcext:value-type="float">
            <text:p>5.06011</text:p>
          </table:table-cell>
          <table:table-cell office:value-type="float" office:value="-0.0228934" calcext:value-type="float">
            <text:p>-0.0228934</text:p>
          </table:table-cell>
          <table:table-cell office:value-type="float" office:value="-0.176112" calcext:value-type="float">
            <text:p>-0.176112</text:p>
          </table:table-cell>
          <table:table-cell office:value-type="float" office:value="0.073181" calcext:value-type="float">
            <text:p>0.073181</text:p>
          </table:table-cell>
          <table:table-cell office:value-type="float" office:value="0.0824257" calcext:value-type="float">
            <text:p>0.0824257</text:p>
          </table:table-cell>
          <table:table-cell office:value-type="float" office:value="0.287659" calcext:value-type="float">
            <text:p>0.287659</text:p>
          </table:table-cell>
          <table:table-cell office:value-type="float" office:value="0.253515" calcext:value-type="float">
            <text:p>0.253515</text:p>
          </table:table-cell>
          <table:table-cell office:value-type="float" office:value="0.852928" calcext:value-type="float">
            <text:p>0.8529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5738" calcext:value-type="float">
            <text:p>-9.05738</text:p>
          </table:table-cell>
          <table:table-cell office:value-type="float" office:value="10.8905" calcext:value-type="float">
            <text:p>10.8905</text:p>
          </table:table-cell>
          <table:table-cell office:value-type="float" office:value="5.01412" calcext:value-type="float">
            <text:p>5.01412</text:p>
          </table:table-cell>
          <table:table-cell office:value-type="float" office:value="-0.0347482" calcext:value-type="float">
            <text:p>-0.0347482</text:p>
          </table:table-cell>
          <table:table-cell office:value-type="float" office:value="-0.17538" calcext:value-type="float">
            <text:p>-0.17538</text:p>
          </table:table-cell>
          <table:table-cell office:value-type="float" office:value="0.0731067" calcext:value-type="float">
            <text:p>0.0731067</text:p>
          </table:table-cell>
          <table:table-cell office:value-type="float" office:value="0.0823424" calcext:value-type="float">
            <text:p>0.0823424</text:p>
          </table:table-cell>
          <table:table-cell office:value-type="float" office:value="0.287487" calcext:value-type="float">
            <text:p>0.287487</text:p>
          </table:table-cell>
          <table:table-cell office:value-type="float" office:value="0.253486" calcext:value-type="float">
            <text:p>0.253486</text:p>
          </table:table-cell>
          <table:table-cell office:value-type="float" office:value="2.55238" calcext:value-type="float">
            <text:p>2.552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" calcext:value-type="float">
            <text:p>-8.78898</text:p>
          </table:table-cell>
          <table:table-cell office:value-type="float" office:value="10.9233" calcext:value-type="float">
            <text:p>10.9233</text:p>
          </table:table-cell>
          <table:table-cell office:value-type="float" office:value="5.05666" calcext:value-type="float">
            <text:p>5.05666</text:p>
          </table:table-cell>
          <table:table-cell office:value-type="float" office:value="-0.0272914" calcext:value-type="float">
            <text:p>-0.0272914</text:p>
          </table:table-cell>
          <table:table-cell office:value-type="float" office:value="-0.158808" calcext:value-type="float">
            <text:p>-0.158808</text:p>
          </table:table-cell>
          <table:table-cell office:value-type="float" office:value="0.073034" calcext:value-type="float">
            <text:p>0.073034</text:p>
          </table:table-cell>
          <table:table-cell office:value-type="float" office:value="0.0822655" calcext:value-type="float">
            <text:p>0.0822655</text:p>
          </table:table-cell>
          <table:table-cell office:value-type="float" office:value="0.287266" calcext:value-type="float">
            <text:p>0.287266</text:p>
          </table:table-cell>
          <table:table-cell office:value-type="float" office:value="0.253371" calcext:value-type="float">
            <text:p>0.253371</text:p>
          </table:table-cell>
          <table:table-cell office:value-type="float" office:value="1.24237" calcext:value-type="float">
            <text:p>1.242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426" calcext:value-type="float">
            <text:p>-8.55426</text:p>
          </table:table-cell>
          <table:table-cell office:value-type="float" office:value="10.8793" calcext:value-type="float">
            <text:p>10.8793</text:p>
          </table:table-cell>
          <table:table-cell office:value-type="float" office:value="5.00862" calcext:value-type="float">
            <text:p>5.00862</text:p>
          </table:table-cell>
          <table:table-cell office:value-type="float" office:value="-0.0481292" calcext:value-type="float">
            <text:p>-0.0481292</text:p>
          </table:table-cell>
          <table:table-cell office:value-type="float" office:value="-0.17056" calcext:value-type="float">
            <text:p>-0.17056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0.0821887" calcext:value-type="float">
            <text:p>0.0821887</text:p>
          </table:table-cell>
          <table:table-cell office:value-type="float" office:value="0.287109" calcext:value-type="float">
            <text:p>0.287109</text:p>
          </table:table-cell>
          <table:table-cell office:value-type="float" office:value="0.253425" calcext:value-type="float">
            <text:p>0.253425</text:p>
          </table:table-cell>
          <table:table-cell office:value-type="float" office:value="6.20368" calcext:value-type="float">
            <text:p>6.203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57" calcext:value-type="float">
            <text:p>-8.3957</text:p>
          </table:table-cell>
          <table:table-cell office:value-type="float" office:value="10.7999" calcext:value-type="float">
            <text:p>10.7999</text:p>
          </table:table-cell>
          <table:table-cell office:value-type="float" office:value="4.83121" calcext:value-type="float">
            <text:p>4.83121</text:p>
          </table:table-cell>
          <table:table-cell office:value-type="float" office:value="-0.0849449" calcext:value-type="float">
            <text:p>-0.0849449</text:p>
          </table:table-cell>
          <table:table-cell office:value-type="float" office:value="-0.200327" calcext:value-type="float">
            <text:p>-0.200327</text:p>
          </table:table-cell>
          <table:table-cell office:value-type="float" office:value="0.0730757" calcext:value-type="float">
            <text:p>0.0730757</text:p>
          </table:table-cell>
          <table:table-cell office:value-type="float" office:value="0.0822385" calcext:value-type="float">
            <text:p>0.0822385</text:p>
          </table:table-cell>
          <table:table-cell office:value-type="float" office:value="0.287339" calcext:value-type="float">
            <text:p>0.287339</text:p>
          </table:table-cell>
          <table:table-cell office:value-type="float" office:value="0.253929" calcext:value-type="float">
            <text:p>0.253929</text:p>
          </table:table-cell>
          <table:table-cell office:value-type="float" office:value="4.47708" calcext:value-type="float">
            <text:p>4.477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15011" calcext:value-type="float">
            <text:p>-8.15011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4.80973" calcext:value-type="float">
            <text:p>4.80973</text:p>
          </table:table-cell>
          <table:table-cell office:value-type="float" office:value="-0.0791292" calcext:value-type="float">
            <text:p>-0.0791292</text:p>
          </table:table-cell>
          <table:table-cell office:value-type="float" office:value="-0.177926" calcext:value-type="float">
            <text:p>-0.177926</text:p>
          </table:table-cell>
          <table:table-cell office:value-type="float" office:value="0.0732363" calcext:value-type="float">
            <text:p>0.0732363</text:p>
          </table:table-cell>
          <table:table-cell office:value-type="float" office:value="0.0822718" calcext:value-type="float">
            <text:p>0.0822718</text:p>
          </table:table-cell>
          <table:table-cell office:value-type="float" office:value="0.287623" calcext:value-type="float">
            <text:p>0.287623</text:p>
          </table:table-cell>
          <table:table-cell office:value-type="float" office:value="0.254302" calcext:value-type="float">
            <text:p>0.254302</text:p>
          </table:table-cell>
          <table:table-cell office:value-type="float" office:value="1.63779" calcext:value-type="float">
            <text:p>1.637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0024" calcext:value-type="float">
            <text:p>-7.80024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5.01863" calcext:value-type="float">
            <text:p>5.01863</text:p>
          </table:table-cell>
          <table:table-cell office:value-type="float" office:value="-0.0560422" calcext:value-type="float">
            <text:p>-0.0560422</text:p>
          </table:table-cell>
          <table:table-cell office:value-type="float" office:value="-0.143805" calcext:value-type="float">
            <text:p>-0.143805</text:p>
          </table:table-cell>
          <table:table-cell office:value-type="float" office:value="0.0731851" calcext:value-type="float">
            <text:p>0.0731851</text:p>
          </table:table-cell>
          <table:table-cell office:value-type="float" office:value="0.0822161" calcext:value-type="float">
            <text:p>0.0822161</text:p>
          </table:table-cell>
          <table:table-cell office:value-type="float" office:value="0.287458" calcext:value-type="float">
            <text:p>0.287458</text:p>
          </table:table-cell>
          <table:table-cell office:value-type="float" office:value="0.254383" calcext:value-type="float">
            <text:p>0.254383</text:p>
          </table:table-cell>
          <table:table-cell office:value-type="float" office:value="6.21393" calcext:value-type="float">
            <text:p>6.213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54159" calcext:value-type="float">
            <text:p>-7.54159</text:p>
          </table:table-cell>
          <table:table-cell office:value-type="float" office:value="10.8573" calcext:value-type="float">
            <text:p>10.8573</text:p>
          </table:table-cell>
          <table:table-cell office:value-type="float" office:value="4.99356" calcext:value-type="float">
            <text:p>4.99356</text:p>
          </table:table-cell>
          <table:table-cell office:value-type="float" office:value="-0.050589" calcext:value-type="float">
            <text:p>-0.050589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0.0731356" calcext:value-type="float">
            <text:p>0.0731356</text:p>
          </table:table-cell>
          <table:table-cell office:value-type="float" office:value="0.0821626" calcext:value-type="float">
            <text:p>0.0821626</text:p>
          </table:table-cell>
          <table:table-cell office:value-type="float" office:value="0.287327" calcext:value-type="float">
            <text:p>0.287327</text:p>
          </table:table-cell>
          <table:table-cell office:value-type="float" office:value="0.25439" calcext:value-type="float">
            <text:p>0.25439</text:p>
          </table:table-cell>
          <table:table-cell office:value-type="float" office:value="2.31045" calcext:value-type="float">
            <text:p>2.310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6067" calcext:value-type="float">
            <text:p>-7.26067</text:p>
          </table:table-cell>
          <table:table-cell office:value-type="float" office:value="10.8473" calcext:value-type="float">
            <text:p>10.8473</text:p>
          </table:table-cell>
          <table:table-cell office:value-type="float" office:value="5.05078" calcext:value-type="float">
            <text:p>5.05078</text:p>
          </table:table-cell>
          <table:table-cell office:value-type="float" office:value="-0.0537563" calcext:value-type="float">
            <text:p>-0.0537563</text:p>
          </table:table-cell>
          <table:table-cell office:value-type="float" office:value="-0.118202" calcext:value-type="float">
            <text:p>-0.118202</text:p>
          </table:table-cell>
          <table:table-cell office:value-type="float" office:value="0.0730682" calcext:value-type="float">
            <text:p>0.0730682</text:p>
          </table:table-cell>
          <table:table-cell office:value-type="float" office:value="0.0821227" calcext:value-type="float">
            <text:p>0.0821227</text:p>
          </table:table-cell>
          <table:table-cell office:value-type="float" office:value="0.287124" calcext:value-type="float">
            <text:p>0.287124</text:p>
          </table:table-cell>
          <table:table-cell office:value-type="float" office:value="0.254429" calcext:value-type="float">
            <text:p>0.254429</text:p>
          </table:table-cell>
          <table:table-cell office:value-type="float" office:value="0.673136" calcext:value-type="float">
            <text:p>0.67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89" meta:object-count="0"/>
    <meta:generator>LibreOffice/5.1.6.2$Linux_X86_64 LibreOffice_project/10m0$Build-2</meta:generator>
  </office:meta>
</office:document-meta>
</file>